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2"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3" style:family="paragraph" style:parent-style-name="Text_20_body" style:list-style-name="Numbering_20_123">
      <style:paragraph-properties fo:margin-top="0mm" fo:margin-bottom="0mm" style:contextual-spacing="true"/>
    </style:style>
    <style:style style:name="P4" style:family="paragraph" style:parent-style-name="Text_20_body">
      <style:paragraph-properties fo:text-align="center" style:justify-single-word="false" fo:text-indent="0mm" style:auto-text-indent="false"/>
    </style:style>
    <style:style style:name="P5" style:family="paragraph" style:parent-style-name="First_20_line_20_indent">
      <style:text-properties fo:font-style="italic" fo:font-weight="bold"/>
    </style:style>
    <style:style style:name="P6" style:family="paragraph" style:parent-style-name="First_20_line_20_indent">
      <style:text-properties fo:font-weight="bold"/>
    </style:style>
    <style:style style:name="T1" style:family="text">
      <style:text-properties fo:color="#c9211e" loext:opacity="100%"/>
    </style:style>
    <style:style style:name="T2" style:family="text">
      <style:text-properties fo:font-style="italic"/>
    </style:style>
    <style:style style:name="T3"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салтирь. Псалом 118</text:p>
      <text:p text:style-name="P2">Исходный текст: <text:a xlink:type="simple" xlink:href="https://bible.optina.ru/old:ps:118:start" text:style-name="Internet_20_link" text:visited-style-name="Visited_20_Internet_20_Link">https://bible.optina.ru/old:ps:118:start</text:a></text:p>
      <text:p text:style-name="P2">(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 [</text:span><text:span text:style-name="T1"><text:bookmark-ref text:reference-format="page" text:ref-name="old_ps_118_000">7</text:bookmark-ref></text:span><text:span text:style-name="T1">]</text:span><text:bookmark-end text:name="old_ps_118_start_0"/></text:p>
      <text:list text:style-name="Numbering_20_123">
        <text:list-item>
          <text:p text:style-name="P3"><text:bookmark-start text:name="old_ps_118_start_1"/>Блажени непорочнии в путь, ходящии в законе Господни.<text:span text:style-name="T1"> [</text:span><text:span text:style-name="T1"><text:bookmark-ref text:reference-format="page" text:ref-name="old_ps_118_001">14</text:bookmark-ref></text:span><text:span text:style-name="T1">]</text:span><text:bookmark-end text:name="old_ps_118_start_1"/></text:p>
        </text:list-item>
        <text:list-item>
          <text:p text:style-name="P3"><text:bookmark-start text:name="old_ps_118_start_2"/>Блажени испытающии свидения Его, всем сердцем взыщут Его.<text:span text:style-name="T1"> [</text:span><text:span text:style-name="T1"><text:bookmark-ref text:reference-format="page" text:ref-name="old_ps_118_002">20</text:bookmark-ref></text:span><text:span text:style-name="T1">]</text:span><text:bookmark-end text:name="old_ps_118_start_2"/></text:p>
        </text:list-item>
        <text:list-item>
          <text:p text:style-name="P3"><text:bookmark-start text:name="old_ps_118_start_3"/>Не делающии бо беззакония в путех Его ходиша.<text:span text:style-name="T1"> [</text:span><text:span text:style-name="T1"><text:bookmark-ref text:reference-format="page" text:ref-name="old_ps_118_003">26</text:bookmark-ref></text:span><text:span text:style-name="T1">]</text:span><text:bookmark-end text:name="old_ps_118_start_3"/></text:p>
        </text:list-item>
        <text:list-item>
          <text:p text:style-name="P3"><text:bookmark-start text:name="old_ps_118_start_4"/>Ты заповедал еси заповеди Твоя сохранити зело:<text:span text:style-name="T1"> [</text:span><text:span text:style-name="T1"><text:bookmark-ref text:reference-format="page" text:ref-name="old_ps_118_004">29</text:bookmark-ref></text:span><text:span text:style-name="T1">]</text:span><text:bookmark-end text:name="old_ps_118_start_4"/></text:p>
        </text:list-item>
        <text:list-item>
          <text:p text:style-name="P3"><text:bookmark-start text:name="old_ps_118_start_5"/>дабы исправилися путие мои, сохранити оправдания Твоя.<text:span text:style-name="T1"> [</text:span><text:span text:style-name="T1"><text:bookmark-ref text:reference-format="page" text:ref-name="old_ps_118_005">32</text:bookmark-ref></text:span><text:span text:style-name="T1">]</text:span><text:bookmark-end text:name="old_ps_118_start_5"/></text:p>
        </text:list-item>
        <text:list-item>
          <text:p text:style-name="P3"><text:bookmark-start text:name="old_ps_118_start_6"/>Тогда не постыжуся, внегда призрети ми на вся заповеди Твоя.<text:span text:style-name="T1"> [</text:span><text:span text:style-name="T1"><text:bookmark-ref text:reference-format="page" text:ref-name="old_ps_118_006">35</text:bookmark-ref></text:span><text:span text:style-name="T1">]</text:span><text:bookmark-end text:name="old_ps_118_start_6"/></text:p>
        </text:list-item>
        <text:list-item>
          <text:p text:style-name="P3"><text:bookmark-start text:name="old_ps_118_start_7"/>Исповемся Тебе в правости сердца, внегда научитимися судьбам правды Твоея.<text:span text:style-name="T1"> [</text:span><text:span text:style-name="T1"><text:bookmark-ref text:reference-format="page" text:ref-name="old_ps_118_007">38</text:bookmark-ref></text:span><text:span text:style-name="T1">]</text:span><text:bookmark-end text:name="old_ps_118_start_7"/></text:p>
        </text:list-item>
        <text:list-item>
          <text:p text:style-name="P3"><text:bookmark-start text:name="old_ps_118_start_8"/>Оправдания Твоя сохраню: не остави мене до зела.<text:span text:style-name="T1"> [</text:span><text:span text:style-name="T1"><text:bookmark-ref text:reference-format="page" text:ref-name="old_ps_118_008">41</text:bookmark-ref></text:span><text:span text:style-name="T1">]</text:span><text:bookmark-end text:name="old_ps_118_start_8"/></text:p>
        </text:list-item>
        <text:list-item>
          <text:p text:style-name="P3"><text:bookmark-start text:name="old_ps_118_start_9"/>В чесом исправит юнейший путь свой? внегда сохранити словеса Твоя.<text:span text:style-name="T1"> [</text:span><text:span text:style-name="T1"><text:bookmark-ref text:reference-format="page" text:ref-name="old_ps_118_009">44</text:bookmark-ref></text:span><text:span text:style-name="T1">]</text:span><text:bookmark-end text:name="old_ps_118_start_9"/></text:p>
        </text:list-item>
        <text:list-item>
          <text:p text:style-name="P3"><text:bookmark-start text:name="old_ps_118_start_10"/>Всем сердцем моим взысках Тебе: не отрини мене от заповедий Твоих.<text:span text:style-name="T1"> [</text:span><text:span text:style-name="T1"><text:bookmark-ref text:reference-format="page" text:ref-name="old_ps_118_010">51</text:bookmark-ref></text:span><text:span text:style-name="T1">]</text:span><text:bookmark-end text:name="old_ps_118_start_10"/></text:p>
        </text:list-item>
        <text:list-item>
          <text:p text:style-name="P3"><text:bookmark-start text:name="old_ps_118_start_11"/>В сердцы моем скрых словеса Твоя, яко да не согрешу Тебе.<text:span text:style-name="T1"> [</text:span><text:span text:style-name="T1"><text:bookmark-ref text:reference-format="page" text:ref-name="old_ps_118_011">54</text:bookmark-ref></text:span><text:span text:style-name="T1">]</text:span><text:bookmark-end text:name="old_ps_118_start_11"/></text:p>
        </text:list-item>
        <text:list-item>
          <text:p text:style-name="P3"><text:bookmark-start text:name="old_ps_118_start_12"/>Благословен еси, Господи: научи мя оправданием Твоим.<text:span text:style-name="T1"> [</text:span><text:span text:style-name="T1"><text:bookmark-ref text:reference-format="page" text:ref-name="old_ps_118_012">58</text:bookmark-ref></text:span><text:span text:style-name="T1">]</text:span><text:bookmark-end text:name="old_ps_118_start_12"/></text:p>
        </text:list-item>
        <text:list-item>
          <text:p text:style-name="P3"><text:bookmark-start text:name="old_ps_118_start_13"/>Устнама моима возвестих вся судьбы уст Твоих.<text:span text:style-name="T1"> [</text:span><text:span text:style-name="T1"><text:bookmark-ref text:reference-format="page" text:ref-name="old_ps_118_013">61</text:bookmark-ref></text:span><text:span text:style-name="T1">]</text:span><text:bookmark-end text:name="old_ps_118_start_13"/></text:p>
        </text:list-item>
        <text:list-item>
          <text:p text:style-name="P3"><text:bookmark-start text:name="old_ps_118_start_14"/>На пути свидений Твоих насладихся, яко о всяком богатстве.<text:span text:style-name="T1"> [</text:span><text:span text:style-name="T1"><text:bookmark-ref text:reference-format="page" text:ref-name="old_ps_118_014">63</text:bookmark-ref></text:span><text:span text:style-name="T1">]</text:span><text:bookmark-end text:name="old_ps_118_start_14"/></text:p>
        </text:list-item>
        <text:list-item>
          <text:p text:style-name="P3"><text:bookmark-start text:name="old_ps_118_start_15"/>В заповедех Твоих поглумлюся, и уразумею пути Твоя.<text:span text:style-name="T1"> [</text:span><text:span text:style-name="T1"><text:bookmark-ref text:reference-format="page" text:ref-name="old_ps_118_015">66</text:bookmark-ref></text:span><text:span text:style-name="T1">]</text:span><text:bookmark-end text:name="old_ps_118_start_15"/></text:p>
        </text:list-item>
        <text:list-item>
          <text:p text:style-name="P3"><text:bookmark-start text:name="old_ps_118_start_16"/>Во оправданиих Твоих поучуся: не забуду словес Твоих.<text:span text:style-name="T1"> [</text:span><text:span text:style-name="T1"><text:bookmark-ref text:reference-format="page" text:ref-name="old_ps_118_016">68</text:bookmark-ref></text:span><text:span text:style-name="T1">]</text:span><text:bookmark-end text:name="old_ps_118_start_16"/></text:p>
        </text:list-item>
        <text:list-item>
          <text:p text:style-name="P3"><text:bookmark-start text:name="old_ps_118_start_17"/>Воздаждь рабу Твоему: живи мя, и сохраню словеса Твоя.<text:span text:style-name="T1"> [</text:span><text:span text:style-name="T1"><text:bookmark-ref text:reference-format="page" text:ref-name="old_ps_118_017">71</text:bookmark-ref></text:span><text:span text:style-name="T1">]</text:span><text:bookmark-end text:name="old_ps_118_start_17"/></text:p>
        </text:list-item>
        <text:list-item>
          <text:p text:style-name="P3"><text:bookmark-start text:name="old_ps_118_start_18"/>Открый очи мои, и уразумею чудеса от закона Твоего.<text:span text:style-name="T1"> [</text:span><text:span text:style-name="T1"><text:bookmark-ref text:reference-format="page" text:ref-name="old_ps_118_018">76</text:bookmark-ref></text:span><text:span text:style-name="T1">]</text:span><text:bookmark-end text:name="old_ps_118_start_18"/></text:p>
        </text:list-item>
        <text:list-item>
          <text:p text:style-name="P3"><text:bookmark-start text:name="old_ps_118_start_19"/>Пришлец аз есмь на земли: не скрый от мене заповеди Твоя.<text:span text:style-name="T1"> [</text:span><text:span text:style-name="T1"><text:bookmark-ref text:reference-format="page" text:ref-name="old_ps_118_019">80</text:bookmark-ref></text:span><text:span text:style-name="T1">]</text:span><text:bookmark-end text:name="old_ps_118_start_19"/></text:p>
        </text:list-item>
        <text:list-item>
          <text:p text:style-name="P3"><text:bookmark-start text:name="old_ps_118_start_20"/>Возлюби душа моя возжелати судьбы Твоя на всякое время.<text:span text:style-name="T1"> [</text:span><text:span text:style-name="T1"><text:bookmark-ref text:reference-format="page" text:ref-name="old_ps_118_020">83</text:bookmark-ref></text:span><text:span text:style-name="T1">]</text:span><text:bookmark-end text:name="old_ps_118_start_20"/></text:p>
        </text:list-item>
        <text:list-item>
          <text:p text:style-name="P3"><text:bookmark-start text:name="old_ps_118_start_21"/>Запретил еси гордым: прокляти уклоняющиися от заповедий Твоих.<text:span text:style-name="T1"> [</text:span><text:span text:style-name="T1"><text:bookmark-ref text:reference-format="page" text:ref-name="old_ps_118_021">87</text:bookmark-ref></text:span><text:span text:style-name="T1">]</text:span><text:bookmark-end text:name="old_ps_118_start_21"/></text:p>
        </text:list-item>
        <text:list-item>
          <text:p text:style-name="P3"><text:bookmark-start text:name="old_ps_118_start_22"/>Отими от мене понос и уничижение, яко свидений Твоих взысках.<text:span text:style-name="T1"> [</text:span><text:span text:style-name="T1"><text:bookmark-ref text:reference-format="page" text:ref-name="old_ps_118_022">90</text:bookmark-ref></text:span><text:span text:style-name="T1">]</text:span><text:bookmark-end text:name="old_ps_118_start_22"/></text:p>
        </text:list-item>
        <text:list-item>
          <text:p text:style-name="P3"><text:bookmark-start text:name="old_ps_118_start_23"/>Ибо седоша князи и на мя клеветаху, раб же Твой глумляшеся во оправданиих Твоих:<text:span text:style-name="T1"> [</text:span><text:span text:style-name="T1"><text:bookmark-ref text:reference-format="page" text:ref-name="old_ps_118_023">93</text:bookmark-ref></text:span><text:span text:style-name="T1">]</text:span><text:bookmark-end text:name="old_ps_118_start_23"/></text:p>
        </text:list-item>
        <text:list-item>
          <text:p text:style-name="P3"><text:bookmark-start text:name="old_ps_118_start_24"/>ибо свидения Твоя поучение мое есть, и совети мои оправдания Твоя.<text:span text:style-name="T1"> [</text:span><text:span text:style-name="T1"><text:bookmark-ref text:reference-format="page" text:ref-name="old_ps_118_024">96</text:bookmark-ref></text:span><text:span text:style-name="T1">]</text:span><text:bookmark-end text:name="old_ps_118_start_24"/></text:p>
        </text:list-item>
        <text:list-item>
          <text:p text:style-name="P3"><text:bookmark-start text:name="old_ps_118_start_25"/>Прильпе земли душа моя: живи мя по словеси Твоему.<text:span text:style-name="T1"> [</text:span><text:span text:style-name="T1"><text:bookmark-ref text:reference-format="page" text:ref-name="old_ps_118_025">98</text:bookmark-ref></text:span><text:span text:style-name="T1">]</text:span><text:bookmark-end text:name="old_ps_118_start_25"/></text:p>
        </text:list-item>
        <text:list-item>
          <text:p text:style-name="P3"><text:bookmark-start text:name="old_ps_118_start_26"/>Пути моя возвестих, и услышал мя еси: научи мя оправданием Твоим.<text:span text:style-name="T1"> [</text:span><text:span text:style-name="T1"><text:bookmark-ref text:reference-format="page" text:ref-name="old_ps_118_026">106</text:bookmark-ref></text:span><text:span text:style-name="T1">]</text:span><text:bookmark-end text:name="old_ps_118_start_26"/></text:p>
        </text:list-item>
        <text:list-item>
          <text:p text:style-name="P3"><text:bookmark-start text:name="old_ps_118_start_27"/>Путь оправданий Твоих вразуми ми, и поглумлюся в чудесех Твоих.<text:span text:style-name="T1"> [</text:span><text:span text:style-name="T1"><text:bookmark-ref text:reference-format="page" text:ref-name="old_ps_118_027">110</text:bookmark-ref></text:span><text:span text:style-name="T1">]</text:span><text:bookmark-end text:name="old_ps_118_start_27"/></text:p>
        </text:list-item>
        <text:list-item>
          <text:p text:style-name="P3"><text:bookmark-start text:name="old_ps_118_start_28"/>Воздрема душа моя от уныния: утверди мя в словесех Твоих.<text:span text:style-name="T1"> [</text:span><text:span text:style-name="T1"><text:bookmark-ref text:reference-format="page" text:ref-name="old_ps_118_028">114</text:bookmark-ref></text:span><text:span text:style-name="T1">]</text:span><text:bookmark-end text:name="old_ps_118_start_28"/></text:p>
        </text:list-item>
        <text:list-item>
          <text:p text:style-name="P3"><text:bookmark-start text:name="old_ps_118_start_29"/>Путь неправды отстави от мене и законом твоим помилуй мя.<text:span text:style-name="T1"> [</text:span><text:span text:style-name="T1"><text:bookmark-ref text:reference-format="page" text:ref-name="old_ps_118_029">118</text:bookmark-ref></text:span><text:span text:style-name="T1">]</text:span><text:bookmark-end text:name="old_ps_118_start_29"/></text:p>
        </text:list-item>
        <text:list-item>
          <text:p text:style-name="P3"><text:bookmark-start text:name="old_ps_118_start_30"/>Путь истины изволих и судьбы Твоя не забых.<text:span text:style-name="T1"> [</text:span><text:span text:style-name="T1"><text:bookmark-ref text:reference-format="page" text:ref-name="old_ps_118_030">121</text:bookmark-ref></text:span><text:span text:style-name="T1">]</text:span><text:bookmark-end text:name="old_ps_118_start_30"/></text:p>
        </text:list-item>
        <text:list-item>
          <text:p text:style-name="P3"><text:bookmark-start text:name="old_ps_118_start_31"/>Прилепихся свидением Твоим, Господи, не посрами мене.<text:span text:style-name="T1"> [</text:span><text:span text:style-name="T1"><text:bookmark-ref text:reference-format="page" text:ref-name="old_ps_118_031">124</text:bookmark-ref></text:span><text:span text:style-name="T1">]</text:span><text:bookmark-end text:name="old_ps_118_start_31"/></text:p>
        </text:list-item>
        <text:list-item>
          <text:p text:style-name="P3"><text:bookmark-start text:name="old_ps_118_start_32"/>Путь заповедий Твоих текох, егда разширил еси сердце мое.<text:span text:style-name="T1"> [</text:span><text:span text:style-name="T1"><text:bookmark-ref text:reference-format="page" text:ref-name="old_ps_118_032">127</text:bookmark-ref></text:span><text:span text:style-name="T1">]</text:span><text:bookmark-end text:name="old_ps_118_start_32"/></text:p>
        </text:list-item>
        <text:list-item>
          <text:p text:style-name="P3"><text:bookmark-start text:name="old_ps_118_start_33"/>Законоположи мне, Господи, путь оправданий Твоих, и взыщу и выну:<text:span text:style-name="T1"> [</text:span><text:span text:style-name="T1"><text:bookmark-ref text:reference-format="page" text:ref-name="old_ps_118_033">131</text:bookmark-ref></text:span><text:span text:style-name="T1">]</text:span><text:bookmark-end text:name="old_ps_118_start_33"/></text:p>
        </text:list-item>
        <text:list-item>
          <text:p text:style-name="P3"><text:bookmark-start text:name="old_ps_118_start_34"/>вразуми мя, и испытаю закон Твой и сохраню и всем сердцем моим.<text:span text:style-name="T1"> [</text:span><text:span text:style-name="T1"><text:bookmark-ref text:reference-format="page" text:ref-name="old_ps_118_034">139</text:bookmark-ref></text:span><text:span text:style-name="T1">]</text:span><text:bookmark-end text:name="old_ps_118_start_34"/></text:p>
        </text:list-item>
        <text:list-item>
          <text:p text:style-name="P3"><text:bookmark-start text:name="old_ps_118_start_35"/>Настави мя на стезю заповедий Твоих, яко тую восхотех.<text:span text:style-name="T1"> [</text:span><text:span text:style-name="T1"><text:bookmark-ref text:reference-format="page" text:ref-name="old_ps_118_035">142</text:bookmark-ref></text:span><text:span text:style-name="T1">]</text:span><text:bookmark-end text:name="old_ps_118_start_35"/></text:p>
        </text:list-item>
        <text:list-item>
          <text:p text:style-name="P3"><text:bookmark-start text:name="old_ps_118_start_36"/>Приклони сердце мое во свидения Твоя, а не в лихоимство.<text:span text:style-name="T1"> [</text:span><text:span text:style-name="T1"><text:bookmark-ref text:reference-format="page" text:ref-name="old_ps_118_036">145</text:bookmark-ref></text:span><text:span text:style-name="T1">]</text:span><text:bookmark-end text:name="old_ps_118_start_36"/></text:p>
        </text:list-item>
        <text:list-item>
          <text:p text:style-name="P3"><text:bookmark-start text:name="old_ps_118_start_37"/>Отврати очи мои еже не видети суеты: в пути Твоем живи мя.<text:span text:style-name="T1"> [</text:span><text:span text:style-name="T1"><text:bookmark-ref text:reference-format="page" text:ref-name="old_ps_118_037">150</text:bookmark-ref></text:span><text:span text:style-name="T1">]</text:span><text:bookmark-end text:name="old_ps_118_start_37"/></text:p>
        </text:list-item>
        <text:list-item>
          <text:p text:style-name="P3"><text:bookmark-start text:name="old_ps_118_start_38"/>Постави рабу Твоему слово Твое в страх Твой.<text:span text:style-name="T1"> [</text:span><text:span text:style-name="T1"><text:bookmark-ref text:reference-format="page" text:ref-name="old_ps_118_038">155</text:bookmark-ref></text:span><text:span text:style-name="T1">]</text:span><text:bookmark-end text:name="old_ps_118_start_38"/></text:p>
        </text:list-item>
        <text:list-item>
          <text:p text:style-name="P3"><text:bookmark-start text:name="old_ps_118_start_39"/>Отими поношение мое, еже непщевах: яко судьбы Твоя благи.<text:span text:style-name="T1"> [</text:span><text:span text:style-name="T1"><text:bookmark-ref text:reference-format="page" text:ref-name="old_ps_118_039">159</text:bookmark-ref></text:span><text:span text:style-name="T1">]</text:span><text:bookmark-end text:name="old_ps_118_start_39"/></text:p>
        </text:list-item>
        <text:list-item>
          <text:p text:style-name="P3"><text:bookmark-start text:name="old_ps_118_start_40"/>Се, возжелах заповеди Твоя: в правде Твоей живи мя.<text:span text:style-name="T1"> [</text:span><text:span text:style-name="T1"><text:bookmark-ref text:reference-format="page" text:ref-name="old_ps_118_040">163</text:bookmark-ref></text:span><text:span text:style-name="T1">]</text:span><text:bookmark-end text:name="old_ps_118_start_40"/></text:p>
        </text:list-item>
        <text:list-item>
          <text:p text:style-name="P3"><text:bookmark-start text:name="old_ps_118_start_41"/>И да приидет на мя милость Твоя, Господи, спасение Твое по словеси Твоему:<text:span text:style-name="T1"> [</text:span><text:span text:style-name="T1"><text:bookmark-ref text:reference-format="page" text:ref-name="old_ps_118_041">166</text:bookmark-ref></text:span><text:span text:style-name="T1">]</text:span><text:bookmark-end text:name="old_ps_118_start_41"/></text:p>
        </text:list-item>
        <text:list-item>
          <text:p text:style-name="P3"><text:bookmark-start text:name="old_ps_118_start_42"/><text:soft-page-break/>и отвещаю поношающым ми слово, яко уповах на словеса Твоя.<text:span text:style-name="T1"> [</text:span><text:span text:style-name="T1"><text:bookmark-ref text:reference-format="page" text:ref-name="old_ps_118_042">171</text:bookmark-ref></text:span><text:span text:style-name="T1">]</text:span><text:bookmark-end text:name="old_ps_118_start_42"/></text:p>
        </text:list-item>
        <text:list-item>
          <text:p text:style-name="P3"><text:bookmark-start text:name="old_ps_118_start_43"/>И не отъими от уст моих словесе истинна до зела, яко на судьбы Твоя уповах:<text:span text:style-name="T1"> [</text:span><text:span text:style-name="T1"><text:bookmark-ref text:reference-format="page" text:ref-name="old_ps_118_043">175</text:bookmark-ref></text:span><text:span text:style-name="T1">]</text:span><text:bookmark-end text:name="old_ps_118_start_43"/></text:p>
        </text:list-item>
        <text:list-item>
          <text:p text:style-name="P3"><text:bookmark-start text:name="old_ps_118_start_44"/>и сохраню закон Твой выну, в век и в век века.<text:span text:style-name="T1"> [</text:span><text:span text:style-name="T1"><text:bookmark-ref text:reference-format="page" text:ref-name="old_ps_118_044">179</text:bookmark-ref></text:span><text:span text:style-name="T1">]</text:span><text:bookmark-end text:name="old_ps_118_start_44"/></text:p>
        </text:list-item>
        <text:list-item>
          <text:p text:style-name="P3"><text:bookmark-start text:name="old_ps_118_start_45"/>И хождах в широте, яко заповеди Твоя взысках:<text:span text:style-name="T1"> [</text:span><text:span text:style-name="T1"><text:bookmark-ref text:reference-format="page" text:ref-name="old_ps_118_045">182</text:bookmark-ref></text:span><text:span text:style-name="T1">]</text:span><text:bookmark-end text:name="old_ps_118_start_45"/></text:p>
        </text:list-item>
        <text:list-item>
          <text:p text:style-name="P3"><text:bookmark-start text:name="old_ps_118_start_46"/>и глаголах о свидениих Твоих пред цари и не стыдяхся:<text:span text:style-name="T1"> [</text:span><text:span text:style-name="T1"><text:bookmark-ref text:reference-format="page" text:ref-name="old_ps_118_046">186</text:bookmark-ref></text:span><text:span text:style-name="T1">]</text:span><text:bookmark-end text:name="old_ps_118_start_46"/></text:p>
        </text:list-item>
        <text:list-item>
          <text:p text:style-name="P3"><text:bookmark-start text:name="old_ps_118_start_47"/>и поучахся в заповедех Твоих, яже возлюбих зело:<text:span text:style-name="T1"> [</text:span><text:span text:style-name="T1"><text:bookmark-ref text:reference-format="page" text:ref-name="old_ps_118_047">189</text:bookmark-ref></text:span><text:span text:style-name="T1">]</text:span><text:bookmark-end text:name="old_ps_118_start_47"/></text:p>
        </text:list-item>
        <text:list-item>
          <text:p text:style-name="P3"><text:bookmark-start text:name="old_ps_118_start_48"/>и воздвигох руце мои к заповедем Твоим, яже возлюбих, и глумляхся во оправданиих Твоих.<text:span text:style-name="T1"> [</text:span><text:span text:style-name="T1"><text:bookmark-ref text:reference-format="page" text:ref-name="old_ps_118_048">193</text:bookmark-ref></text:span><text:span text:style-name="T1">]</text:span><text:bookmark-end text:name="old_ps_118_start_48"/></text:p>
        </text:list-item>
        <text:list-item>
          <text:p text:style-name="P3"><text:bookmark-start text:name="old_ps_118_start_49"/>Помяни словеса Твоя рабу Твоему, ихже упование дал ми еси.<text:span text:style-name="T1"> [</text:span><text:span text:style-name="T1"><text:bookmark-ref text:reference-format="page" text:ref-name="old_ps_118_049">197</text:bookmark-ref></text:span><text:span text:style-name="T1">]</text:span><text:bookmark-end text:name="old_ps_118_start_49"/></text:p>
        </text:list-item>
        <text:list-item>
          <text:p text:style-name="P3"><text:bookmark-start text:name="old_ps_118_start_50"/>То мя утеши во смирении моем, яко слово Твое живи мя.<text:span text:style-name="T1"> [</text:span><text:span text:style-name="T1"><text:bookmark-ref text:reference-format="page" text:ref-name="old_ps_118_050">202</text:bookmark-ref></text:span><text:span text:style-name="T1">]</text:span><text:bookmark-end text:name="old_ps_118_start_50"/></text:p>
        </text:list-item>
        <text:list-item>
          <text:p text:style-name="P3"><text:bookmark-start text:name="old_ps_118_start_51"/>Гордии законопреступоваху до зела: от закона же Твоего не уклонихся.<text:span text:style-name="T1"> [</text:span><text:span text:style-name="T1"><text:bookmark-ref text:reference-format="page" text:ref-name="old_ps_118_051">205</text:bookmark-ref></text:span><text:span text:style-name="T1">]</text:span><text:bookmark-end text:name="old_ps_118_start_51"/></text:p>
        </text:list-item>
        <text:list-item>
          <text:p text:style-name="P3"><text:bookmark-start text:name="old_ps_118_start_52"/>Помянух судьбы Твоя от века, Господи, и утешихся.<text:span text:style-name="T1"> [</text:span><text:span text:style-name="T1"><text:bookmark-ref text:reference-format="page" text:ref-name="old_ps_118_052">209</text:bookmark-ref></text:span><text:span text:style-name="T1">]</text:span><text:bookmark-end text:name="old_ps_118_start_52"/></text:p>
        </text:list-item>
        <text:list-item>
          <text:p text:style-name="P3"><text:bookmark-start text:name="old_ps_118_start_53"/>Печаль прият мя от грешник, оставляющих закон Твой.<text:span text:style-name="T1"> [</text:span><text:span text:style-name="T1"><text:bookmark-ref text:reference-format="page" text:ref-name="old_ps_118_053">212</text:bookmark-ref></text:span><text:span text:style-name="T1">]</text:span><text:bookmark-end text:name="old_ps_118_start_53"/></text:p>
        </text:list-item>
        <text:list-item>
          <text:p text:style-name="P3"><text:bookmark-start text:name="old_ps_118_start_54"/>Пета бяху мне оправдания Твоя на месте пришельствия моего.<text:span text:style-name="T1"> [</text:span><text:span text:style-name="T1"><text:bookmark-ref text:reference-format="page" text:ref-name="old_ps_118_054">216</text:bookmark-ref></text:span><text:span text:style-name="T1">]</text:span><text:bookmark-end text:name="old_ps_118_start_54"/></text:p>
        </text:list-item>
        <text:list-item>
          <text:p text:style-name="P3"><text:bookmark-start text:name="old_ps_118_start_55"/>Помянух в нощи имя Твое, Господи, и сохраних закон Твой.<text:span text:style-name="T1"> [</text:span><text:span text:style-name="T1"><text:bookmark-ref text:reference-format="page" text:ref-name="old_ps_118_055">219</text:bookmark-ref></text:span><text:span text:style-name="T1">]</text:span><text:bookmark-end text:name="old_ps_118_start_55"/></text:p>
        </text:list-item>
        <text:list-item>
          <text:p text:style-name="P3"><text:bookmark-start text:name="old_ps_118_start_56"/>Сей бысть мне, яко оправданий Твоих взысках.<text:span text:style-name="T1"> [</text:span><text:span text:style-name="T1"><text:bookmark-ref text:reference-format="page" text:ref-name="old_ps_118_056">223</text:bookmark-ref></text:span><text:span text:style-name="T1">]</text:span><text:bookmark-end text:name="old_ps_118_start_56"/></text:p>
        </text:list-item>
        <text:list-item>
          <text:p text:style-name="P3"><text:bookmark-start text:name="old_ps_118_start_57"/>Часть моя еси, Господи: рех сохранити закон Твой.<text:span text:style-name="T1"> [</text:span><text:span text:style-name="T1"><text:bookmark-ref text:reference-format="page" text:ref-name="old_ps_118_057">225</text:bookmark-ref></text:span><text:span text:style-name="T1">]</text:span><text:bookmark-end text:name="old_ps_118_start_57"/></text:p>
        </text:list-item>
        <text:list-item>
          <text:p text:style-name="P3"><text:bookmark-start text:name="old_ps_118_start_58"/>Помолихся лицу Твоему всем сердцем моим: помилуй мя по словеси Твоему.<text:span text:style-name="T1"> [</text:span><text:span text:style-name="T1"><text:bookmark-ref text:reference-format="page" text:ref-name="old_ps_118_058">229</text:bookmark-ref></text:span><text:span text:style-name="T1">]</text:span><text:bookmark-end text:name="old_ps_118_start_58"/></text:p>
        </text:list-item>
        <text:list-item>
          <text:p text:style-name="P3"><text:bookmark-start text:name="old_ps_118_start_59"/>Помыслих пути Твоя и возвратих нозе мои во свидения Твоя.<text:span text:style-name="T1"> [</text:span><text:span text:style-name="T1"><text:bookmark-ref text:reference-format="page" text:ref-name="old_ps_118_059">233</text:bookmark-ref></text:span><text:span text:style-name="T1">]</text:span><text:bookmark-end text:name="old_ps_118_start_59"/></text:p>
        </text:list-item>
        <text:list-item>
          <text:p text:style-name="P3"><text:bookmark-start text:name="old_ps_118_start_60"/>Уготовихся и не смутихся сохранити заповеди Твоя.<text:span text:style-name="T1"> [</text:span><text:span text:style-name="T1"><text:bookmark-ref text:reference-format="page" text:ref-name="old_ps_118_060">237</text:bookmark-ref></text:span><text:span text:style-name="T1">]</text:span><text:bookmark-end text:name="old_ps_118_start_60"/></text:p>
        </text:list-item>
        <text:list-item>
          <text:p text:style-name="P3"><text:bookmark-start text:name="old_ps_118_start_61"/>Ужя грешник обязашася мне, и закона Твоего не забых.<text:span text:style-name="T1"> [</text:span><text:span text:style-name="T1"><text:bookmark-ref text:reference-format="page" text:ref-name="old_ps_118_061">240</text:bookmark-ref></text:span><text:span text:style-name="T1">]</text:span><text:bookmark-end text:name="old_ps_118_start_61"/></text:p>
        </text:list-item>
        <text:list-item>
          <text:p text:style-name="P3"><text:bookmark-start text:name="old_ps_118_start_62"/>Полунощи востах исповедатися Тебе о судьбах правды Твоея.<text:span text:style-name="T1"> [</text:span><text:span text:style-name="T1"><text:bookmark-ref text:reference-format="page" text:ref-name="old_ps_118_062">243</text:bookmark-ref></text:span><text:span text:style-name="T1">]</text:span><text:bookmark-end text:name="old_ps_118_start_62"/></text:p>
        </text:list-item>
        <text:list-item>
          <text:p text:style-name="P3"><text:bookmark-start text:name="old_ps_118_start_63"/>Причастник аз есмь всем боящымся тебе и хранящым заповеди Твоя.<text:span text:style-name="T1"> [</text:span><text:span text:style-name="T1"><text:bookmark-ref text:reference-format="page" text:ref-name="old_ps_118_063">247</text:bookmark-ref></text:span><text:span text:style-name="T1">]</text:span><text:bookmark-end text:name="old_ps_118_start_63"/></text:p>
        </text:list-item>
        <text:list-item>
          <text:p text:style-name="P3"><text:bookmark-start text:name="old_ps_118_start_64"/>Милости Твоея, Господи, исполнь земля: оправданием Твоим научи мя.<text:span text:style-name="T1"> [</text:span><text:span text:style-name="T1"><text:bookmark-ref text:reference-format="page" text:ref-name="old_ps_118_064">250</text:bookmark-ref></text:span><text:span text:style-name="T1">]</text:span><text:bookmark-end text:name="old_ps_118_start_64"/></text:p>
        </text:list-item>
        <text:list-item>
          <text:p text:style-name="P3"><text:bookmark-start text:name="old_ps_118_start_65"/>Благость сотворил еси с рабом Твоим, Господи, по словеси Твоему:<text:span text:style-name="T1"> [</text:span><text:span text:style-name="T1"><text:bookmark-ref text:reference-format="page" text:ref-name="old_ps_118_065">253</text:bookmark-ref></text:span><text:span text:style-name="T1">]</text:span><text:bookmark-end text:name="old_ps_118_start_65"/></text:p>
        </text:list-item>
        <text:list-item>
          <text:p text:style-name="P3"><text:bookmark-start text:name="old_ps_118_start_66"/>благости и наказанию и разуму научи мя, яко заповедем Твоим веровах.<text:span text:style-name="T1"> [</text:span><text:span text:style-name="T1"><text:bookmark-ref text:reference-format="page" text:ref-name="old_ps_118_066">257</text:bookmark-ref></text:span><text:span text:style-name="T1">]</text:span><text:bookmark-end text:name="old_ps_118_start_66"/></text:p>
        </text:list-item>
        <text:list-item>
          <text:p text:style-name="P3"><text:bookmark-start text:name="old_ps_118_start_67"/>Прежде даже не смирити ми ся, аз прегреших: сего ради слово Твое сохраних.<text:span text:style-name="T1"> [</text:span><text:span text:style-name="T1"><text:bookmark-ref text:reference-format="page" text:ref-name="old_ps_118_067">261</text:bookmark-ref></text:span><text:span text:style-name="T1">]</text:span><text:bookmark-end text:name="old_ps_118_start_67"/></text:p>
        </text:list-item>
        <text:list-item>
          <text:p text:style-name="P3"><text:bookmark-start text:name="old_ps_118_start_68"/>Благ еси Ты, Господи: и благостию Твоею научи мя оправданием Твоим.<text:span text:style-name="T1"> [</text:span><text:span text:style-name="T1"><text:bookmark-ref text:reference-format="page" text:ref-name="old_ps_118_068">265</text:bookmark-ref></text:span><text:span text:style-name="T1">]</text:span><text:bookmark-end text:name="old_ps_118_start_68"/></text:p>
        </text:list-item>
        <text:list-item>
          <text:p text:style-name="P3"><text:bookmark-start text:name="old_ps_118_start_69"/>Умножися на мя неправда гордых: аз же всем сердцем моим испытаю заповеди Твоя.<text:span text:style-name="T1"> [</text:span><text:span text:style-name="T1"><text:bookmark-ref text:reference-format="page" text:ref-name="old_ps_118_069">268</text:bookmark-ref></text:span><text:span text:style-name="T1">]</text:span><text:bookmark-end text:name="old_ps_118_start_69"/></text:p>
        </text:list-item>
        <text:list-item>
          <text:p text:style-name="P3"><text:bookmark-start text:name="old_ps_118_start_70"/>Усырися яко млеко сердце их: аз же закону Твоему поучихся.<text:span text:style-name="T1"> [</text:span><text:span text:style-name="T1"><text:bookmark-ref text:reference-format="page" text:ref-name="old_ps_118_070">272</text:bookmark-ref></text:span><text:span text:style-name="T1">]</text:span><text:bookmark-end text:name="old_ps_118_start_70"/></text:p>
        </text:list-item>
        <text:list-item>
          <text:p text:style-name="P3"><text:bookmark-start text:name="old_ps_118_start_71"/>Благо мне, яко смирил мя еси, яко да научуся оправданием Твоим.<text:span text:style-name="T1"> [</text:span><text:span text:style-name="T1"><text:bookmark-ref text:reference-format="page" text:ref-name="old_ps_118_071">275</text:bookmark-ref></text:span><text:span text:style-name="T1">]</text:span><text:bookmark-end text:name="old_ps_118_start_71"/></text:p>
        </text:list-item>
        <text:list-item>
          <text:p text:style-name="P3"><text:bookmark-start text:name="old_ps_118_start_72"/>Благ мне закон уст Твоих паче тысящ злата и сребра.<text:span text:style-name="T1"> [</text:span><text:span text:style-name="T1"><text:bookmark-ref text:reference-format="page" text:ref-name="old_ps_118_072">279</text:bookmark-ref></text:span><text:span text:style-name="T1">]</text:span><text:bookmark-end text:name="old_ps_118_start_72"/></text:p>
        </text:list-item>
        <text:list-item>
          <text:p text:style-name="P3"><text:bookmark-start text:name="old_ps_118_start_73"/>Руце Твои сотвористе мя и создасте мя: вразуми мя, и научуся заповедем Твоим.<text:span text:style-name="T1"> [</text:span><text:span text:style-name="T1"><text:bookmark-ref text:reference-format="page" text:ref-name="old_ps_118_073">282</text:bookmark-ref></text:span><text:span text:style-name="T1">]</text:span><text:bookmark-end text:name="old_ps_118_start_73"/></text:p>
        </text:list-item>
        <text:list-item>
          <text:p text:style-name="P3"><text:bookmark-start text:name="old_ps_118_start_74"/>Боящиися Тебе узрят мя и возвеселятся, яко на словеса Твоя уповах.<text:span text:style-name="T1"> [</text:span><text:span text:style-name="T1"><text:bookmark-ref text:reference-format="page" text:ref-name="old_ps_118_074">287</text:bookmark-ref></text:span><text:span text:style-name="T1">]</text:span><text:bookmark-end text:name="old_ps_118_start_74"/></text:p>
        </text:list-item>
        <text:list-item>
          <text:p text:style-name="P3"><text:bookmark-start text:name="old_ps_118_start_75"/>Разумех, Господи, яко правда судьбы Твоя, и воистинну смирил мя еси.<text:span text:style-name="T1"> [</text:span><text:span text:style-name="T1"><text:bookmark-ref text:reference-format="page" text:ref-name="old_ps_118_075">290</text:bookmark-ref></text:span><text:span text:style-name="T1">]</text:span><text:bookmark-end text:name="old_ps_118_start_75"/></text:p>
        </text:list-item>
        <text:list-item>
          <text:p text:style-name="P3"><text:bookmark-start text:name="old_ps_118_start_76"/>Буди же милость Твоя, да утешит мя, по словеси Твоему рабу Твоему:<text:span text:style-name="T1"> [</text:span><text:span text:style-name="T1"><text:bookmark-ref text:reference-format="page" text:ref-name="old_ps_118_076">294</text:bookmark-ref></text:span><text:span text:style-name="T1">]</text:span><text:bookmark-end text:name="old_ps_118_start_76"/></text:p>
        </text:list-item>
        <text:list-item>
          <text:p text:style-name="P3"><text:bookmark-start text:name="old_ps_118_start_77"/>да приидут мне щедроты Твоя, и жив буду, яко закон Твой поучение мое есть:<text:span text:style-name="T1"> [</text:span><text:span text:style-name="T1"><text:bookmark-ref text:reference-format="page" text:ref-name="old_ps_118_077">297</text:bookmark-ref></text:span><text:span text:style-name="T1">]</text:span><text:bookmark-end text:name="old_ps_118_start_77"/></text:p>
        </text:list-item>
        <text:list-item>
          <text:p text:style-name="P3"><text:bookmark-start text:name="old_ps_118_start_78"/>Да постыдятся гордии, яко неправедно беззаконноваша на мя: аз же поглумлюся в заповедех Твоих.<text:span text:style-name="T1"> [</text:span><text:span text:style-name="T1"><text:bookmark-ref text:reference-format="page" text:ref-name="old_ps_118_078">299</text:bookmark-ref></text:span><text:span text:style-name="T1">]</text:span><text:bookmark-end text:name="old_ps_118_start_78"/></text:p>
        </text:list-item>
        <text:list-item>
          <text:p text:style-name="P3"><text:bookmark-start text:name="old_ps_118_start_79"/>Да обратят мя боящиися Тебе и ведящии свидения Твоя.<text:span text:style-name="T1"> [</text:span><text:span text:style-name="T1"><text:bookmark-ref text:reference-format="page" text:ref-name="old_ps_118_079">302</text:bookmark-ref></text:span><text:span text:style-name="T1">]</text:span><text:bookmark-end text:name="old_ps_118_start_79"/></text:p>
        </text:list-item>
        <text:list-item>
          <text:p text:style-name="P3"><text:bookmark-start text:name="old_ps_118_start_80"/>Буди сердце мое непорочно во оправданиих Твоих, яко да не постыжуся.<text:span text:style-name="T1"> [</text:span><text:span text:style-name="T1"><text:bookmark-ref text:reference-format="page" text:ref-name="old_ps_118_080">305</text:bookmark-ref></text:span><text:span text:style-name="T1">]</text:span><text:bookmark-end text:name="old_ps_118_start_80"/></text:p>
        </text:list-item>
        <text:list-item>
          <text:p text:style-name="P3"><text:bookmark-start text:name="old_ps_118_start_81"/>Изчезает во спасение Твое душа моя, на словеса Твоя уповах:<text:span text:style-name="T1"> [</text:span><text:span text:style-name="T1"><text:bookmark-ref text:reference-format="page" text:ref-name="old_ps_118_081">308</text:bookmark-ref></text:span><text:span text:style-name="T1">]</text:span><text:bookmark-end text:name="old_ps_118_start_81"/></text:p>
        </text:list-item>
        <text:list-item>
          <text:p text:style-name="P3"><text:bookmark-start text:name="old_ps_118_start_82"/>изчезоша очи мои в слово Твое, глаголюще: когда утешиши мя?<text:span text:style-name="T1"> [</text:span><text:span text:style-name="T1"><text:bookmark-ref text:reference-format="page" text:ref-name="old_ps_118_082">312</text:bookmark-ref></text:span><text:span text:style-name="T1">]</text:span><text:bookmark-end text:name="old_ps_118_start_82"/></text:p>
        </text:list-item>
        <text:list-item>
          <text:p text:style-name="P3"><text:bookmark-start text:name="old_ps_118_start_83"/>зане бых яко мех на слане: оправданий Твоих не забых.<text:span text:style-name="T1"> [</text:span><text:span text:style-name="T1"><text:bookmark-ref text:reference-format="page" text:ref-name="old_ps_118_083">315</text:bookmark-ref></text:span><text:span text:style-name="T1">]</text:span><text:bookmark-end text:name="old_ps_118_start_83"/></text:p>
        </text:list-item>
        <text:list-item>
          <text:p text:style-name="P3"><text:bookmark-start text:name="old_ps_118_start_84"/>Колико есть дний раба Твоего? когда сотвориши ми от гонящих мя суд?<text:span text:style-name="T1"> [</text:span><text:span text:style-name="T1"><text:bookmark-ref text:reference-format="page" text:ref-name="old_ps_118_084">319</text:bookmark-ref></text:span><text:span text:style-name="T1">]</text:span><text:bookmark-end text:name="old_ps_118_start_84"/></text:p>
        </text:list-item>
        <text:list-item>
          <text:p text:style-name="P3"><text:bookmark-start text:name="old_ps_118_start_85"/><text:soft-page-break/>Поведаша мне законопреступницы глумления, но не яко закон Твой, Господи.<text:span text:style-name="T1"> [</text:span><text:span text:style-name="T1"><text:bookmark-ref text:reference-format="page" text:ref-name="old_ps_118_085">321</text:bookmark-ref></text:span><text:span text:style-name="T1">]</text:span><text:bookmark-end text:name="old_ps_118_start_85"/></text:p>
        </text:list-item>
        <text:list-item>
          <text:p text:style-name="P3"><text:bookmark-start text:name="old_ps_118_start_86"/>Вся заповеди Твоя истина: неправедно погнаша мя, помози ми.<text:span text:style-name="T1"> [</text:span><text:span text:style-name="T1"><text:bookmark-ref text:reference-format="page" text:ref-name="old_ps_118_086">324</text:bookmark-ref></text:span><text:span text:style-name="T1">]</text:span><text:bookmark-end text:name="old_ps_118_start_86"/></text:p>
        </text:list-item>
        <text:list-item>
          <text:p text:style-name="P3"><text:bookmark-start text:name="old_ps_118_start_87"/>Вмале не скончаша мене на земли: аз же не оставих заповедий Твоих.<text:span text:style-name="T1"> [</text:span><text:span text:style-name="T1"><text:bookmark-ref text:reference-format="page" text:ref-name="old_ps_118_087">326</text:bookmark-ref></text:span><text:span text:style-name="T1">]</text:span><text:bookmark-end text:name="old_ps_118_start_87"/></text:p>
        </text:list-item>
        <text:list-item>
          <text:p text:style-name="P3"><text:bookmark-start text:name="old_ps_118_start_88"/>По милости Твоей живи мя, и сохраню свидения уст Твоих.<text:span text:style-name="T1"> [</text:span><text:span text:style-name="T1"><text:bookmark-ref text:reference-format="page" text:ref-name="old_ps_118_088">329</text:bookmark-ref></text:span><text:span text:style-name="T1">]</text:span><text:bookmark-end text:name="old_ps_118_start_88"/></text:p>
        </text:list-item>
        <text:list-item>
          <text:p text:style-name="P3"><text:bookmark-start text:name="old_ps_118_start_89"/>Во век, Господи, слово Твое пребывает на небеси.<text:span text:style-name="T1"> [</text:span><text:span text:style-name="T1"><text:bookmark-ref text:reference-format="page" text:ref-name="old_ps_118_089">331</text:bookmark-ref></text:span><text:span text:style-name="T1">]</text:span><text:bookmark-end text:name="old_ps_118_start_89"/></text:p>
        </text:list-item>
        <text:list-item>
          <text:p text:style-name="P3"><text:bookmark-start text:name="old_ps_118_start_90"/>В род и род истина Твоя: основал еси землю, и пребывает.<text:span text:style-name="T1"> [</text:span><text:span text:style-name="T1"><text:bookmark-ref text:reference-format="page" text:ref-name="old_ps_118_090">336</text:bookmark-ref></text:span><text:span text:style-name="T1">]</text:span><text:bookmark-end text:name="old_ps_118_start_90"/></text:p>
        </text:list-item>
        <text:list-item>
          <text:p text:style-name="P3"><text:bookmark-start text:name="old_ps_118_start_91"/>Учинением Твоим пребывает день: яко всяческая работна Тебе.<text:span text:style-name="T1"> [</text:span><text:span text:style-name="T1"><text:bookmark-ref text:reference-format="page" text:ref-name="old_ps_118_091">339</text:bookmark-ref></text:span><text:span text:style-name="T1">]</text:span><text:bookmark-end text:name="old_ps_118_start_91"/></text:p>
        </text:list-item>
        <text:list-item>
          <text:p text:style-name="P3"><text:bookmark-start text:name="old_ps_118_start_92"/>Яко аще бы не закон Твой поучение мое был, тогда убо погибл бых во смирении моем:<text:span text:style-name="T1"> [</text:span><text:span text:style-name="T1"><text:bookmark-ref text:reference-format="page" text:ref-name="old_ps_118_092">342</text:bookmark-ref></text:span><text:span text:style-name="T1">]</text:span><text:bookmark-end text:name="old_ps_118_start_92"/></text:p>
        </text:list-item>
        <text:list-item>
          <text:p text:style-name="P3"><text:bookmark-start text:name="old_ps_118_start_93"/>во век не забуду оправданий Твоих, яко в них оживил мя еси.<text:span text:style-name="T1"> [</text:span><text:span text:style-name="T1"><text:bookmark-ref text:reference-format="page" text:ref-name="old_ps_118_093">346</text:bookmark-ref></text:span><text:span text:style-name="T1">]</text:span><text:bookmark-end text:name="old_ps_118_start_93"/></text:p>
        </text:list-item>
        <text:list-item>
          <text:p text:style-name="P3"><text:bookmark-start text:name="old_ps_118_start_94"/>Твой есмь аз, спаси мя: яко оправданий Твоих взысках.<text:span text:style-name="T1"> [</text:span><text:span text:style-name="T1"><text:bookmark-ref text:reference-format="page" text:ref-name="old_ps_118_094">348</text:bookmark-ref></text:span><text:span text:style-name="T1">]</text:span><text:bookmark-end text:name="old_ps_118_start_94"/></text:p>
        </text:list-item>
        <text:list-item>
          <text:p text:style-name="P3"><text:bookmark-start text:name="old_ps_118_start_95"/>Мене ждаша грешницы погубити мя: свидения Твоя разумех.<text:span text:style-name="T1"> [</text:span><text:span text:style-name="T1"><text:bookmark-ref text:reference-format="page" text:ref-name="old_ps_118_095">353</text:bookmark-ref></text:span><text:span text:style-name="T1">]</text:span><text:bookmark-end text:name="old_ps_118_start_95"/></text:p>
        </text:list-item>
        <text:list-item>
          <text:p text:style-name="P3"><text:bookmark-start text:name="old_ps_118_start_96"/>Всякия кончины видех конец: широка заповедь Твоя зело.<text:span text:style-name="T1"> [</text:span><text:span text:style-name="T1"><text:bookmark-ref text:reference-format="page" text:ref-name="old_ps_118_096">356</text:bookmark-ref></text:span><text:span text:style-name="T1">]</text:span><text:bookmark-end text:name="old_ps_118_start_96"/></text:p>
        </text:list-item>
        <text:list-item>
          <text:p text:style-name="P3"><text:bookmark-start text:name="old_ps_118_start_97"/>Коль возлюбих закон Твой, Господи: весь день поучение мое есть.<text:span text:style-name="T1"> [</text:span><text:span text:style-name="T1"><text:bookmark-ref text:reference-format="page" text:ref-name="old_ps_118_097">360</text:bookmark-ref></text:span><text:span text:style-name="T1">]</text:span><text:bookmark-end text:name="old_ps_118_start_97"/></text:p>
        </text:list-item>
        <text:list-item>
          <text:p text:style-name="P3"><text:bookmark-start text:name="old_ps_118_start_98"/>Паче враг моих умудрил мя еси заповедию Твоею, яко в век моя есть.<text:span text:style-name="T1"> [</text:span><text:span text:style-name="T1"><text:bookmark-ref text:reference-format="page" text:ref-name="old_ps_118_098">364</text:bookmark-ref></text:span><text:span text:style-name="T1">]</text:span><text:bookmark-end text:name="old_ps_118_start_98"/></text:p>
        </text:list-item>
        <text:list-item>
          <text:p text:style-name="P3"><text:bookmark-start text:name="old_ps_118_start_99"/>Паче всех учащих мя разумех, яко свидения Твоя поучение мое есть.<text:span text:style-name="T1"> [</text:span><text:span text:style-name="T1"><text:bookmark-ref text:reference-format="page" text:ref-name="old_ps_118_099">367</text:bookmark-ref></text:span><text:span text:style-name="T1">]</text:span><text:bookmark-end text:name="old_ps_118_start_99"/></text:p>
        </text:list-item>
        <text:list-item>
          <text:p text:style-name="P3"><text:bookmark-start text:name="old_ps_118_start_100"/>Паче старец разумех, яко заповеди Твоя взысках.<text:span text:style-name="T1"> [</text:span><text:span text:style-name="T1"><text:bookmark-ref text:reference-format="page" text:ref-name="old_ps_118_100">370</text:bookmark-ref></text:span><text:span text:style-name="T1">]</text:span><text:bookmark-end text:name="old_ps_118_start_100"/></text:p>
        </text:list-item>
        <text:list-item>
          <text:p text:style-name="P3"><text:bookmark-start text:name="old_ps_118_start_101"/>От всякаго пути лукава возбраних ногам моим, яко да сохраню словеса Твоя:<text:span text:style-name="T1"> [</text:span><text:span text:style-name="T1"><text:bookmark-ref text:reference-format="page" text:ref-name="old_ps_118_101">374</text:bookmark-ref></text:span><text:span text:style-name="T1">]</text:span><text:bookmark-end text:name="old_ps_118_start_101"/></text:p>
        </text:list-item>
        <text:list-item>
          <text:p text:style-name="P3"><text:bookmark-start text:name="old_ps_118_start_102"/>от судеб Твоих не уклонихся, яко Ты законоположил ми еси.<text:span text:style-name="T1"> [</text:span><text:span text:style-name="T1"><text:bookmark-ref text:reference-format="page" text:ref-name="old_ps_118_102">377</text:bookmark-ref></text:span><text:span text:style-name="T1">]</text:span><text:bookmark-end text:name="old_ps_118_start_102"/></text:p>
        </text:list-item>
        <text:list-item>
          <text:p text:style-name="P3"><text:bookmark-start text:name="old_ps_118_start_103"/>Коль сладка гортани моему словеса Твоя: паче меда устом моим.<text:span text:style-name="T1"> [</text:span><text:span text:style-name="T1"><text:bookmark-ref text:reference-format="page" text:ref-name="old_ps_118_103">379</text:bookmark-ref></text:span><text:span text:style-name="T1">]</text:span><text:bookmark-end text:name="old_ps_118_start_103"/></text:p>
        </text:list-item>
        <text:list-item>
          <text:p text:style-name="P3"><text:bookmark-start text:name="old_ps_118_start_104"/>От заповедий Твоих разумех: сего ради возненавидех всяк путь неправды.<text:span text:style-name="T1"> [</text:span><text:span text:style-name="T1"><text:bookmark-ref text:reference-format="page" text:ref-name="old_ps_118_104">382</text:bookmark-ref></text:span><text:span text:style-name="T1">]</text:span><text:bookmark-end text:name="old_ps_118_start_104"/></text:p>
        </text:list-item>
        <text:list-item>
          <text:p text:style-name="P3"><text:bookmark-start text:name="old_ps_118_start_105"/>Светильник ногама моима закон Твой, и свет стезям моим.<text:span text:style-name="T1"> [</text:span><text:span text:style-name="T1"><text:bookmark-ref text:reference-format="page" text:ref-name="old_ps_118_105">385</text:bookmark-ref></text:span><text:span text:style-name="T1">]</text:span><text:bookmark-end text:name="old_ps_118_start_105"/></text:p>
        </text:list-item>
        <text:list-item>
          <text:p text:style-name="P3"><text:bookmark-start text:name="old_ps_118_start_106"/>Кляхся и поставих сохранити судьбы правды Твоея.<text:span text:style-name="T1"> [</text:span><text:span text:style-name="T1"><text:bookmark-ref text:reference-format="page" text:ref-name="old_ps_118_106">391</text:bookmark-ref></text:span><text:span text:style-name="T1">]</text:span><text:bookmark-end text:name="old_ps_118_start_106"/></text:p>
        </text:list-item>
        <text:list-item>
          <text:p text:style-name="P3"><text:bookmark-start text:name="old_ps_118_start_107"/>Смирихся до зела: Господи, живи мя по словеси Твоему.<text:span text:style-name="T1"> [</text:span><text:span text:style-name="T1"><text:bookmark-ref text:reference-format="page" text:ref-name="old_ps_118_107">393</text:bookmark-ref></text:span><text:span text:style-name="T1">]</text:span><text:bookmark-end text:name="old_ps_118_start_107"/></text:p>
        </text:list-item>
        <text:list-item>
          <text:p text:style-name="P3"><text:bookmark-start text:name="old_ps_118_start_108"/>Вольная уст моих благоволи же, Господи, и судьбам Твоим научи мя.<text:span text:style-name="T1"> [</text:span><text:span text:style-name="T1"><text:bookmark-ref text:reference-format="page" text:ref-name="old_ps_118_108">396</text:bookmark-ref></text:span><text:span text:style-name="T1">]</text:span><text:bookmark-end text:name="old_ps_118_start_108"/></text:p>
        </text:list-item>
        <text:list-item>
          <text:p text:style-name="P3"><text:bookmark-start text:name="old_ps_118_start_109"/>Душа моя в руку Твоею выну, и закона Твоего не забых.<text:span text:style-name="T1"> [</text:span><text:span text:style-name="T1"><text:bookmark-ref text:reference-format="page" text:ref-name="old_ps_118_109">399</text:bookmark-ref></text:span><text:span text:style-name="T1">]</text:span><text:bookmark-end text:name="old_ps_118_start_109"/></text:p>
        </text:list-item>
        <text:list-item>
          <text:p text:style-name="P3"><text:bookmark-start text:name="old_ps_118_start_110"/>Положиша грешницы сеть мне: и от заповедий Твоих не заблудих.<text:span text:style-name="T1"> [</text:span><text:span text:style-name="T1"><text:bookmark-ref text:reference-format="page" text:ref-name="old_ps_118_110">403</text:bookmark-ref></text:span><text:span text:style-name="T1">]</text:span><text:bookmark-end text:name="old_ps_118_start_110"/></text:p>
        </text:list-item>
        <text:list-item>
          <text:p text:style-name="P3"><text:bookmark-start text:name="old_ps_118_start_111"/>Наследовах свидения Твоя во век, яко радование сердца моего суть:<text:span text:style-name="T1"> [</text:span><text:span text:style-name="T1"><text:bookmark-ref text:reference-format="page" text:ref-name="old_ps_118_111">405</text:bookmark-ref></text:span><text:span text:style-name="T1">]</text:span><text:bookmark-end text:name="old_ps_118_start_111"/></text:p>
        </text:list-item>
        <text:list-item>
          <text:p text:style-name="P3"><text:bookmark-start text:name="old_ps_118_start_112"/>приклоних сердце мое сотворити оправдания Твоя в век за воздаяние.<text:span text:style-name="T1"> [</text:span><text:span text:style-name="T1"><text:bookmark-ref text:reference-format="page" text:ref-name="old_ps_118_112">407</text:bookmark-ref></text:span><text:span text:style-name="T1">]</text:span><text:bookmark-end text:name="old_ps_118_start_112"/></text:p>
        </text:list-item>
        <text:list-item>
          <text:p text:style-name="P3"><text:bookmark-start text:name="old_ps_118_start_113"/>Законопреступныя возненавидех, закон же Твой возлюбих.<text:span text:style-name="T1"> [</text:span><text:span text:style-name="T1"><text:bookmark-ref text:reference-format="page" text:ref-name="old_ps_118_113">410</text:bookmark-ref></text:span><text:span text:style-name="T1">]</text:span><text:bookmark-end text:name="old_ps_118_start_113"/></text:p>
        </text:list-item>
        <text:list-item>
          <text:p text:style-name="P3"><text:bookmark-start text:name="old_ps_118_start_114"/>Помощник мой и заступник мой еси Ты: на словеса Твоя уповах.<text:span text:style-name="T1"> [</text:span><text:span text:style-name="T1"><text:bookmark-ref text:reference-format="page" text:ref-name="old_ps_118_114">413</text:bookmark-ref></text:span><text:span text:style-name="T1">]</text:span><text:bookmark-end text:name="old_ps_118_start_114"/></text:p>
        </text:list-item>
        <text:list-item>
          <text:p text:style-name="P3"><text:bookmark-start text:name="old_ps_118_start_115"/>Уклонитеся от мене, лукавнующии, и испытаю заповеди Бога моего.<text:span text:style-name="T1"> [</text:span><text:span text:style-name="T1"><text:bookmark-ref text:reference-format="page" text:ref-name="old_ps_118_115">415</text:bookmark-ref></text:span><text:span text:style-name="T1">]</text:span><text:bookmark-end text:name="old_ps_118_start_115"/></text:p>
        </text:list-item>
        <text:list-item>
          <text:p text:style-name="P3"><text:bookmark-start text:name="old_ps_118_start_116"/>Заступи мя по словеси Твоему, и жив буду: и не посрами мене от чаяния моего:<text:span text:style-name="T1"> [</text:span><text:span text:style-name="T1"><text:bookmark-ref text:reference-format="page" text:ref-name="old_ps_118_116">418</text:bookmark-ref></text:span><text:span text:style-name="T1">]</text:span><text:bookmark-end text:name="old_ps_118_start_116"/></text:p>
        </text:list-item>
        <text:list-item>
          <text:p text:style-name="P3"><text:bookmark-start text:name="old_ps_118_start_117"/>помози ми, и спасуся, и поучуся во оправданиих Твоих выну.<text:span text:style-name="T1"> [</text:span><text:span text:style-name="T1"><text:bookmark-ref text:reference-format="page" text:ref-name="old_ps_118_117">420</text:bookmark-ref></text:span><text:span text:style-name="T1">]</text:span><text:bookmark-end text:name="old_ps_118_start_117"/></text:p>
        </text:list-item>
        <text:list-item>
          <text:p text:style-name="P3"><text:bookmark-start text:name="old_ps_118_start_118"/>Уничижил еси вся отступающыя от оправданий Твоих: яко неправедно помышление их.<text:span text:style-name="T1"> [</text:span><text:span text:style-name="T1"><text:bookmark-ref text:reference-format="page" text:ref-name="old_ps_118_118">423</text:bookmark-ref></text:span><text:span text:style-name="T1">]</text:span><text:bookmark-end text:name="old_ps_118_start_118"/></text:p>
        </text:list-item>
        <text:list-item>
          <text:p text:style-name="P3"><text:bookmark-start text:name="old_ps_118_start_119"/>Преступающыя непщевах вся грешныя земли: сего ради возлюбих свидения Твоя.<text:span text:style-name="T1"> [</text:span><text:span text:style-name="T1"><text:bookmark-ref text:reference-format="page" text:ref-name="old_ps_118_119">426</text:bookmark-ref></text:span><text:span text:style-name="T1">]</text:span><text:bookmark-end text:name="old_ps_118_start_119"/></text:p>
        </text:list-item>
        <text:list-item>
          <text:p text:style-name="P3"><text:bookmark-start text:name="old_ps_118_start_120"/>Пригвозди страху Твоему плоти моя: от судеб бо Твоих убояхся.<text:span text:style-name="T1"> [</text:span><text:span text:style-name="T1"><text:bookmark-ref text:reference-format="page" text:ref-name="old_ps_118_120">430</text:bookmark-ref></text:span><text:span text:style-name="T1">]</text:span><text:bookmark-end text:name="old_ps_118_start_120"/></text:p>
        </text:list-item>
        <text:list-item>
          <text:p text:style-name="P3"><text:bookmark-start text:name="old_ps_118_start_121"/>Сотворих суд и правду: не предаждь мене обидящым мя.<text:span text:style-name="T1"> [</text:span><text:span text:style-name="T1"><text:bookmark-ref text:reference-format="page" text:ref-name="old_ps_118_121">434</text:bookmark-ref></text:span><text:span text:style-name="T1">]</text:span><text:bookmark-end text:name="old_ps_118_start_121"/></text:p>
        </text:list-item>
        <text:list-item>
          <text:p text:style-name="P3"><text:bookmark-start text:name="old_ps_118_start_122"/>Восприими раба Твоего во благо, да не оклеветают мене гордии.<text:span text:style-name="T1"> [</text:span><text:span text:style-name="T1"><text:bookmark-ref text:reference-format="page" text:ref-name="old_ps_118_122">437</text:bookmark-ref></text:span><text:span text:style-name="T1">]</text:span><text:bookmark-end text:name="old_ps_118_start_122"/></text:p>
        </text:list-item>
        <text:list-item>
          <text:p text:style-name="P3"><text:bookmark-start text:name="old_ps_118_start_123"/>Очи мои изчезосте во спасение Твое и в слово правды Твоея:<text:span text:style-name="T1"> [</text:span><text:span text:style-name="T1"><text:bookmark-ref text:reference-format="page" text:ref-name="old_ps_118_123">440</text:bookmark-ref></text:span><text:span text:style-name="T1">]</text:span><text:bookmark-end text:name="old_ps_118_start_123"/></text:p>
        </text:list-item>
        <text:list-item>
          <text:p text:style-name="P3"><text:bookmark-start text:name="old_ps_118_start_124"/>сотвори с рабом Твоим по милости Твоей, и оправданием Твоим научи мя.<text:span text:style-name="T1"> [</text:span><text:span text:style-name="T1"><text:bookmark-ref text:reference-format="page" text:ref-name="old_ps_118_124">443</text:bookmark-ref></text:span><text:span text:style-name="T1">]</text:span><text:bookmark-end text:name="old_ps_118_start_124"/></text:p>
        </text:list-item>
        <text:list-item>
          <text:p text:style-name="P3"><text:bookmark-start text:name="old_ps_118_start_125"/>Раб Твой есмь аз: вразуми мя, и увем свидения Твоя.<text:span text:style-name="T1"> [</text:span><text:span text:style-name="T1"><text:bookmark-ref text:reference-format="page" text:ref-name="old_ps_118_125">446</text:bookmark-ref></text:span><text:span text:style-name="T1">]</text:span><text:bookmark-end text:name="old_ps_118_start_125"/></text:p>
        </text:list-item>
        <text:list-item>
          <text:p text:style-name="P3"><text:bookmark-start text:name="old_ps_118_start_126"/>Время сотворити Господеви: разориша закон Твой.<text:span text:style-name="T1"> [</text:span><text:span text:style-name="T1"><text:bookmark-ref text:reference-format="page" text:ref-name="old_ps_118_126">449</text:bookmark-ref></text:span><text:span text:style-name="T1">]</text:span><text:bookmark-end text:name="old_ps_118_start_126"/></text:p>
        </text:list-item>
        <text:list-item>
          <text:p text:style-name="P3"><text:bookmark-start text:name="old_ps_118_start_127"/>Сего ради возлюбих заповеди Твоя паче злата и топазиа.<text:span text:style-name="T1"> [</text:span><text:span text:style-name="T1"><text:bookmark-ref text:reference-format="page" text:ref-name="old_ps_118_127">453</text:bookmark-ref></text:span><text:span text:style-name="T1">]</text:span><text:bookmark-end text:name="old_ps_118_start_127"/></text:p>
        </text:list-item>
        <text:list-item>
          <text:p text:style-name="P3"><text:bookmark-start text:name="old_ps_118_start_128"/><text:soft-page-break/>Сего ради ко всем заповедем Твоим направляхся, всяк путь неправды возненавидех.<text:span text:style-name="T1"> [</text:span><text:span text:style-name="T1"><text:bookmark-ref text:reference-format="page" text:ref-name="old_ps_118_128">456</text:bookmark-ref></text:span><text:span text:style-name="T1">]</text:span><text:bookmark-end text:name="old_ps_118_start_128"/></text:p>
        </text:list-item>
        <text:list-item>
          <text:p text:style-name="P3"><text:bookmark-start text:name="old_ps_118_start_129"/>Дивна свидения Твоя: сего ради испыта я душа моя.<text:span text:style-name="T1"> [</text:span><text:span text:style-name="T1"><text:bookmark-ref text:reference-format="page" text:ref-name="old_ps_118_129">459</text:bookmark-ref></text:span><text:span text:style-name="T1">]</text:span><text:bookmark-end text:name="old_ps_118_start_129"/></text:p>
        </text:list-item>
        <text:list-item>
          <text:p text:style-name="P3"><text:bookmark-start text:name="old_ps_118_start_130"/>Явление словес Твоих просвещает и вразумляет младенцы.<text:span text:style-name="T1"> [</text:span><text:span text:style-name="T1"><text:bookmark-ref text:reference-format="page" text:ref-name="old_ps_118_130">463</text:bookmark-ref></text:span><text:span text:style-name="T1">]</text:span><text:bookmark-end text:name="old_ps_118_start_130"/></text:p>
        </text:list-item>
        <text:list-item>
          <text:p text:style-name="P3"><text:bookmark-start text:name="old_ps_118_start_131"/>Уста моя отверзох и привлекох дух, яко заповедий Твоих желах.<text:span text:style-name="T1"> [</text:span><text:span text:style-name="T1"><text:bookmark-ref text:reference-format="page" text:ref-name="old_ps_118_131">466</text:bookmark-ref></text:span><text:span text:style-name="T1">]</text:span><text:bookmark-end text:name="old_ps_118_start_131"/></text:p>
        </text:list-item>
        <text:list-item>
          <text:p text:style-name="P3"><text:bookmark-start text:name="old_ps_118_start_132"/>Призри на мя и помилуй мя, по суду любящих имя Твое.<text:span text:style-name="T1"> [</text:span><text:span text:style-name="T1"><text:bookmark-ref text:reference-format="page" text:ref-name="old_ps_118_132">469</text:bookmark-ref></text:span><text:span text:style-name="T1">]</text:span><text:bookmark-end text:name="old_ps_118_start_132"/></text:p>
        </text:list-item>
        <text:list-item>
          <text:p text:style-name="P3"><text:bookmark-start text:name="old_ps_118_start_133"/>Стопы моя направи по словеси Твоему, и да не обладает мною всякое беззаконие:<text:span text:style-name="T1"> [</text:span><text:span text:style-name="T1"><text:bookmark-ref text:reference-format="page" text:ref-name="old_ps_118_133">472</text:bookmark-ref></text:span><text:span text:style-name="T1">]</text:span><text:bookmark-end text:name="old_ps_118_start_133"/></text:p>
        </text:list-item>
        <text:list-item>
          <text:p text:style-name="P3"><text:bookmark-start text:name="old_ps_118_start_134"/>избави мя от клеветы человеческия, и сохраню заповеди Твоя.<text:span text:style-name="T1"> [</text:span><text:span text:style-name="T1"><text:bookmark-ref text:reference-format="page" text:ref-name="old_ps_118_134">475</text:bookmark-ref></text:span><text:span text:style-name="T1">]</text:span><text:bookmark-end text:name="old_ps_118_start_134"/></text:p>
        </text:list-item>
        <text:list-item>
          <text:p text:style-name="P3"><text:bookmark-start text:name="old_ps_118_start_135"/>Лице Твое просвети на раба Твоего и научи мя оправданием Твоим.<text:span text:style-name="T1"> [</text:span><text:span text:style-name="T1"><text:bookmark-ref text:reference-format="page" text:ref-name="old_ps_118_135">481</text:bookmark-ref></text:span><text:span text:style-name="T1">]</text:span><text:bookmark-end text:name="old_ps_118_start_135"/></text:p>
        </text:list-item>
        <text:list-item>
          <text:p text:style-name="P3"><text:bookmark-start text:name="old_ps_118_start_136"/>Исходища водная изведосте очи мои, понеже не сохраних закона Твоего.<text:span text:style-name="T1"> [</text:span><text:span text:style-name="T1"><text:bookmark-ref text:reference-format="page" text:ref-name="old_ps_118_136">484</text:bookmark-ref></text:span><text:span text:style-name="T1">]</text:span><text:bookmark-end text:name="old_ps_118_start_136"/></text:p>
        </text:list-item>
        <text:list-item>
          <text:p text:style-name="P3"><text:bookmark-start text:name="old_ps_118_start_137"/>Праведен еси, Господи, и прави суди Твои:<text:span text:style-name="T1"> [</text:span><text:span text:style-name="T1"><text:bookmark-ref text:reference-format="page" text:ref-name="old_ps_118_137">487</text:bookmark-ref></text:span><text:span text:style-name="T1">]</text:span><text:bookmark-end text:name="old_ps_118_start_137"/></text:p>
        </text:list-item>
        <text:list-item>
          <text:p text:style-name="P3"><text:bookmark-start text:name="old_ps_118_start_138"/>заповедал еси правду свидения Твоя, и истину зело.<text:span text:style-name="T1"> [</text:span><text:span text:style-name="T1"><text:bookmark-ref text:reference-format="page" text:ref-name="old_ps_118_138">490</text:bookmark-ref></text:span><text:span text:style-name="T1">]</text:span><text:bookmark-end text:name="old_ps_118_start_138"/></text:p>
        </text:list-item>
        <text:list-item>
          <text:p text:style-name="P3"><text:bookmark-start text:name="old_ps_118_start_139"/>Истаяла мя есть ревность Твоя: яко забыша словеса Твоя врази мои.<text:span text:style-name="T1"> [</text:span><text:span text:style-name="T1"><text:bookmark-ref text:reference-format="page" text:ref-name="old_ps_118_139">492</text:bookmark-ref></text:span><text:span text:style-name="T1">]</text:span><text:bookmark-end text:name="old_ps_118_start_139"/></text:p>
        </text:list-item>
        <text:list-item>
          <text:p text:style-name="P3"><text:bookmark-start text:name="old_ps_118_start_140"/>Разжжено слово Твое зело, и раб Твой возлюби е.<text:span text:style-name="T1"> [</text:span><text:span text:style-name="T1"><text:bookmark-ref text:reference-format="page" text:ref-name="old_ps_118_140">496</text:bookmark-ref></text:span><text:span text:style-name="T1">]</text:span><text:bookmark-end text:name="old_ps_118_start_140"/></text:p>
        </text:list-item>
        <text:list-item>
          <text:p text:style-name="P3"><text:bookmark-start text:name="old_ps_118_start_141"/>Юнейший аз есмь и уничижен: оправданий Твоих не забых.<text:span text:style-name="T1"> [</text:span><text:span text:style-name="T1"><text:bookmark-ref text:reference-format="page" text:ref-name="old_ps_118_141">498</text:bookmark-ref></text:span><text:span text:style-name="T1">]</text:span><text:bookmark-end text:name="old_ps_118_start_141"/></text:p>
        </text:list-item>
        <text:list-item>
          <text:p text:style-name="P3"><text:bookmark-start text:name="old_ps_118_start_142"/>Правда Твоя правда во век, и закон Твой истина.<text:span text:style-name="T1"> [</text:span><text:span text:style-name="T1"><text:bookmark-ref text:reference-format="page" text:ref-name="old_ps_118_142">501</text:bookmark-ref></text:span><text:span text:style-name="T1">]</text:span><text:bookmark-end text:name="old_ps_118_start_142"/></text:p>
        </text:list-item>
        <text:list-item>
          <text:p text:style-name="P3"><text:bookmark-start text:name="old_ps_118_start_143"/>Скорби и нужди обретоша мя: заповеди Твоя поучение мое.<text:span text:style-name="T1"> [</text:span><text:span text:style-name="T1"><text:bookmark-ref text:reference-format="page" text:ref-name="old_ps_118_143">503</text:bookmark-ref></text:span><text:span text:style-name="T1">]</text:span><text:bookmark-end text:name="old_ps_118_start_143"/></text:p>
        </text:list-item>
        <text:list-item>
          <text:p text:style-name="P3"><text:bookmark-start text:name="old_ps_118_start_144"/>Правда свидения Твоя в век: вразуми мя, и жив буду.<text:span text:style-name="T1"> [</text:span><text:span text:style-name="T1"><text:bookmark-ref text:reference-format="page" text:ref-name="old_ps_118_144">506</text:bookmark-ref></text:span><text:span text:style-name="T1">]</text:span><text:bookmark-end text:name="old_ps_118_start_144"/></text:p>
        </text:list-item>
        <text:list-item>
          <text:p text:style-name="P3"><text:bookmark-start text:name="old_ps_118_start_145"/>Воззвах всем сердцем моим, услыши мя, Господи: оправдания Твоя взыщу.<text:span text:style-name="T1"> [</text:span><text:span text:style-name="T1"><text:bookmark-ref text:reference-format="page" text:ref-name="old_ps_118_145">509</text:bookmark-ref></text:span><text:span text:style-name="T1">]</text:span><text:bookmark-end text:name="old_ps_118_start_145"/></text:p>
        </text:list-item>
        <text:list-item>
          <text:p text:style-name="P3"><text:bookmark-start text:name="old_ps_118_start_146"/>Воззвах Ти, спаси мя, и сохраню свидения Твоя.<text:span text:style-name="T1"> [</text:span><text:span text:style-name="T1"><text:bookmark-ref text:reference-format="page" text:ref-name="old_ps_118_146">512</text:bookmark-ref></text:span><text:span text:style-name="T1">]</text:span><text:bookmark-end text:name="old_ps_118_start_146"/></text:p>
        </text:list-item>
        <text:list-item>
          <text:p text:style-name="P3"><text:bookmark-start text:name="old_ps_118_start_147"/>Предварих в безгодии и воззвах: на словеса Твоя уповах.<text:span text:style-name="T1"> [</text:span><text:span text:style-name="T1"><text:bookmark-ref text:reference-format="page" text:ref-name="old_ps_118_147">514</text:bookmark-ref></text:span><text:span text:style-name="T1">]</text:span><text:bookmark-end text:name="old_ps_118_start_147"/></text:p>
        </text:list-item>
        <text:list-item>
          <text:p text:style-name="P3"><text:bookmark-start text:name="old_ps_118_start_148"/>Предваристе очи мои ко утру, поучитися словесем Твоим.<text:span text:style-name="T1"> [</text:span><text:span text:style-name="T1"><text:bookmark-ref text:reference-format="page" text:ref-name="old_ps_118_148">518</text:bookmark-ref></text:span><text:span text:style-name="T1">]</text:span><text:bookmark-end text:name="old_ps_118_start_148"/></text:p>
        </text:list-item>
        <text:list-item>
          <text:p text:style-name="P3"><text:bookmark-start text:name="old_ps_118_start_149"/>Глас мой услыши, Господи, по милости Твоей: по судьбе Твоей живи мя.<text:span text:style-name="T1"> [</text:span><text:span text:style-name="T1"><text:bookmark-ref text:reference-format="page" text:ref-name="old_ps_118_149">520</text:bookmark-ref></text:span><text:span text:style-name="T1">]</text:span><text:bookmark-end text:name="old_ps_118_start_149"/></text:p>
        </text:list-item>
        <text:list-item>
          <text:p text:style-name="P3"><text:bookmark-start text:name="old_ps_118_start_150"/>Приближишася гонящии мя беззаконием: от закона же Твоего удалишася.<text:span text:style-name="T1"> [</text:span><text:span text:style-name="T1"><text:bookmark-ref text:reference-format="page" text:ref-name="old_ps_118_150">522</text:bookmark-ref></text:span><text:span text:style-name="T1">]</text:span><text:bookmark-end text:name="old_ps_118_start_150"/></text:p>
        </text:list-item>
        <text:list-item>
          <text:p text:style-name="P3"><text:bookmark-start text:name="old_ps_118_start_151"/>Близ еси Ты, Господи, и вси путие Твои истина.<text:span text:style-name="T1"> [</text:span><text:span text:style-name="T1"><text:bookmark-ref text:reference-format="page" text:ref-name="old_ps_118_151">524</text:bookmark-ref></text:span><text:span text:style-name="T1">]</text:span><text:bookmark-end text:name="old_ps_118_start_151"/></text:p>
        </text:list-item>
        <text:list-item>
          <text:p text:style-name="P3"><text:bookmark-start text:name="old_ps_118_start_152"/>Исперва познах от свидений Твоих, яко в век основал я еси.<text:span text:style-name="T1"> [</text:span><text:span text:style-name="T1"><text:bookmark-ref text:reference-format="page" text:ref-name="old_ps_118_152">527</text:bookmark-ref></text:span><text:span text:style-name="T1">]</text:span><text:bookmark-end text:name="old_ps_118_start_152"/></text:p>
        </text:list-item>
        <text:list-item>
          <text:p text:style-name="P3"><text:bookmark-start text:name="old_ps_118_start_153"/>Виждь смирение мое и изми мя: яко закона Твоего не забых.<text:span text:style-name="T1"> [</text:span><text:span text:style-name="T1"><text:bookmark-ref text:reference-format="page" text:ref-name="old_ps_118_153">530</text:bookmark-ref></text:span><text:span text:style-name="T1">]</text:span><text:bookmark-end text:name="old_ps_118_start_153"/></text:p>
        </text:list-item>
        <text:list-item>
          <text:p text:style-name="P3"><text:bookmark-start text:name="old_ps_118_start_154"/>Суди суд мой и избави мя: словесе ради Твоего живи мя.<text:span text:style-name="T1"> [</text:span><text:span text:style-name="T1"><text:bookmark-ref text:reference-format="page" text:ref-name="old_ps_118_154">533</text:bookmark-ref></text:span><text:span text:style-name="T1">]</text:span><text:bookmark-end text:name="old_ps_118_start_154"/></text:p>
        </text:list-item>
        <text:list-item>
          <text:p text:style-name="P3"><text:bookmark-start text:name="old_ps_118_start_155"/>Далече от грешник спасение, яко оправданий Твоих не взыскаша.<text:span text:style-name="T1"> [</text:span><text:span text:style-name="T1"><text:bookmark-ref text:reference-format="page" text:ref-name="old_ps_118_155">536</text:bookmark-ref></text:span><text:span text:style-name="T1">]</text:span><text:bookmark-end text:name="old_ps_118_start_155"/></text:p>
        </text:list-item>
        <text:list-item>
          <text:p text:style-name="P3"><text:bookmark-start text:name="old_ps_118_start_156"/>Щедроты Твоя многи, Господи: по судьбе Твоей живи мя.<text:span text:style-name="T1"> [</text:span><text:span text:style-name="T1"><text:bookmark-ref text:reference-format="page" text:ref-name="old_ps_118_156">539</text:bookmark-ref></text:span><text:span text:style-name="T1">]</text:span><text:bookmark-end text:name="old_ps_118_start_156"/></text:p>
        </text:list-item>
        <text:list-item>
          <text:p text:style-name="P3"><text:bookmark-start text:name="old_ps_118_start_157"/>Мнози изгонящии мя и стужающии ми: от свидений Твоих не уклонихся.<text:span text:style-name="T1"> [</text:span><text:span text:style-name="T1"><text:bookmark-ref text:reference-format="page" text:ref-name="old_ps_118_157">542</text:bookmark-ref></text:span><text:span text:style-name="T1">]</text:span><text:bookmark-end text:name="old_ps_118_start_157"/></text:p>
        </text:list-item>
        <text:list-item>
          <text:p text:style-name="P3"><text:bookmark-start text:name="old_ps_118_start_158"/>Видех неразумевающыя и истаях: яко словес Твоих не сохраниша.<text:span text:style-name="T1"> [</text:span><text:span text:style-name="T1"><text:bookmark-ref text:reference-format="page" text:ref-name="old_ps_118_158">545</text:bookmark-ref></text:span><text:span text:style-name="T1">]</text:span><text:bookmark-end text:name="old_ps_118_start_158"/></text:p>
        </text:list-item>
        <text:list-item>
          <text:p text:style-name="P3"><text:bookmark-start text:name="old_ps_118_start_159"/>Виждь, яко заповеди Твоя возлюбих: Господи, по милости Твоей живи мя.<text:span text:style-name="T1"> [</text:span><text:span text:style-name="T1"><text:bookmark-ref text:reference-format="page" text:ref-name="old_ps_118_159">548</text:bookmark-ref></text:span><text:span text:style-name="T1">]</text:span><text:bookmark-end text:name="old_ps_118_start_159"/></text:p>
        </text:list-item>
        <text:list-item>
          <text:p text:style-name="P3"><text:bookmark-start text:name="old_ps_118_start_160"/>Начало словес Твоих истина, и во век вся судьбы правды Твоея.<text:span text:style-name="T1"> [</text:span><text:span text:style-name="T1"><text:bookmark-ref text:reference-format="page" text:ref-name="old_ps_118_160">551</text:bookmark-ref></text:span><text:span text:style-name="T1">]</text:span><text:bookmark-end text:name="old_ps_118_start_160"/></text:p>
        </text:list-item>
        <text:list-item>
          <text:p text:style-name="P3"><text:bookmark-start text:name="old_ps_118_start_161"/>Князи погнаша мя туне: и от словес Твоих убояся сердце мое.<text:span text:style-name="T1"> [</text:span><text:span text:style-name="T1"><text:bookmark-ref text:reference-format="page" text:ref-name="old_ps_118_161">554</text:bookmark-ref></text:span><text:span text:style-name="T1">]</text:span><text:bookmark-end text:name="old_ps_118_start_161"/></text:p>
        </text:list-item>
        <text:list-item>
          <text:p text:style-name="P3"><text:bookmark-start text:name="old_ps_118_start_162"/>Возрадуюся аз о словесех Твоих, яко обретаяй корысть многу.<text:span text:style-name="T1"> [</text:span><text:span text:style-name="T1"><text:bookmark-ref text:reference-format="page" text:ref-name="old_ps_118_162">558</text:bookmark-ref></text:span><text:span text:style-name="T1">]</text:span><text:bookmark-end text:name="old_ps_118_start_162"/></text:p>
        </text:list-item>
        <text:list-item>
          <text:p text:style-name="P3"><text:bookmark-start text:name="old_ps_118_start_163"/>Неправду возненавидех и омерзих: закон же Твой возлюбих.<text:span text:style-name="T1"> [</text:span><text:span text:style-name="T1"><text:bookmark-ref text:reference-format="page" text:ref-name="old_ps_118_163">561</text:bookmark-ref></text:span><text:span text:style-name="T1">]</text:span><text:bookmark-end text:name="old_ps_118_start_163"/></text:p>
        </text:list-item>
        <text:list-item>
          <text:p text:style-name="P3"><text:bookmark-start text:name="old_ps_118_start_164"/>Седмерицею днем хвалих Тя о судьбах правды Твоея.<text:span text:style-name="T1"> [</text:span><text:span text:style-name="T1"><text:bookmark-ref text:reference-format="page" text:ref-name="old_ps_118_164">564</text:bookmark-ref></text:span><text:span text:style-name="T1">]</text:span><text:bookmark-end text:name="old_ps_118_start_164"/></text:p>
        </text:list-item>
        <text:list-item>
          <text:p text:style-name="P3"><text:bookmark-start text:name="old_ps_118_start_165"/>Мир мног любящым закон Твой, и несть им соблазна.<text:span text:style-name="T1"> [</text:span><text:span text:style-name="T1"><text:bookmark-ref text:reference-format="page" text:ref-name="old_ps_118_165">568</text:bookmark-ref></text:span><text:span text:style-name="T1">]</text:span><text:bookmark-end text:name="old_ps_118_start_165"/></text:p>
        </text:list-item>
        <text:list-item>
          <text:p text:style-name="P3"><text:bookmark-start text:name="old_ps_118_start_166"/>Чаях спасения Твоего, Господи, и заповеди Твоя возлюбих.<text:span text:style-name="T1"> [</text:span><text:span text:style-name="T1"><text:bookmark-ref text:reference-format="page" text:ref-name="old_ps_118_166">572</text:bookmark-ref></text:span><text:span text:style-name="T1">]</text:span><text:bookmark-end text:name="old_ps_118_start_166"/></text:p>
        </text:list-item>
        <text:list-item>
          <text:p text:style-name="P3"><text:bookmark-start text:name="old_ps_118_start_167"/>Сохрани душа моя свидения Твоя и возлюби я зело.<text:span text:style-name="T1"> [</text:span><text:span text:style-name="T1"><text:bookmark-ref text:reference-format="page" text:ref-name="old_ps_118_167">574</text:bookmark-ref></text:span><text:span text:style-name="T1">]</text:span><text:bookmark-end text:name="old_ps_118_start_167"/></text:p>
        </text:list-item>
        <text:list-item>
          <text:p text:style-name="P3"><text:bookmark-start text:name="old_ps_118_start_168"/>Сохраних заповеди Твоя и свидения Твоя, яко вси путие мои пред Тобою, Господи.<text:span text:style-name="T1"> [</text:span><text:span text:style-name="T1"><text:bookmark-ref text:reference-format="page" text:ref-name="old_ps_118_168">576</text:bookmark-ref></text:span><text:span text:style-name="T1">]</text:span><text:bookmark-end text:name="old_ps_118_start_168"/></text:p>
        </text:list-item>
        <text:list-item>
          <text:p text:style-name="P3"><text:bookmark-start text:name="old_ps_118_start_169"/>Да приближится моление мое пред Тя, Господи: по словеси Твоему вразуми мя.<text:span text:style-name="T1"> [</text:span><text:span text:style-name="T1"><text:bookmark-ref text:reference-format="page" text:ref-name="old_ps_118_169">579</text:bookmark-ref></text:span><text:span text:style-name="T1">]</text:span><text:bookmark-end text:name="old_ps_118_start_169"/></text:p>
        </text:list-item>
        <text:list-item>
          <text:p text:style-name="P3"><text:bookmark-start text:name="old_ps_118_start_170"/>Да внидет прошение мое пред Тя: Господи, по словеси Твоему избави мя.<text:span text:style-name="T1"> [</text:span><text:span text:style-name="T1"><text:bookmark-ref text:reference-format="page" text:ref-name="old_ps_118_170">582</text:bookmark-ref></text:span><text:span text:style-name="T1">]</text:span><text:bookmark-end text:name="old_ps_118_start_170"/></text:p>
        </text:list-item>
        <text:list-item>
          <text:p text:style-name="P3"><text:bookmark-start text:name="old_ps_118_start_171"/>Отрыгнут устне мои пение, егда научиши мя оправданием Твоим.<text:span text:style-name="T1"> [</text:span><text:span text:style-name="T1"><text:bookmark-ref text:reference-format="page" text:ref-name="old_ps_118_171">585</text:bookmark-ref></text:span><text:span text:style-name="T1">]</text:span><text:bookmark-end text:name="old_ps_118_start_171"/></text:p>
        </text:list-item>
        <text:list-item>
          <text:p text:style-name="P3"><text:bookmark-start text:name="old_ps_118_start_172"/>Провещает язык мой словеса Твоя, яко вся заповеди Твоя правда.<text:span text:style-name="T1"> [</text:span><text:span text:style-name="T1"><text:bookmark-ref text:reference-format="page" text:ref-name="old_ps_118_172">588</text:bookmark-ref></text:span><text:span text:style-name="T1">]</text:span><text:bookmark-end text:name="old_ps_118_start_172"/></text:p>
        </text:list-item>
        <text:list-item>
          <text:p text:style-name="P3"><text:bookmark-start text:name="old_ps_118_start_173"/><text:soft-page-break/>Да будет рука Твоя еже спасти мя, яко заповеди Твоя изволих.<text:span text:style-name="T1"> [</text:span><text:span text:style-name="T1"><text:bookmark-ref text:reference-format="page" text:ref-name="old_ps_118_173">591</text:bookmark-ref></text:span><text:span text:style-name="T1">]</text:span><text:bookmark-end text:name="old_ps_118_start_173"/></text:p>
        </text:list-item>
        <text:list-item>
          <text:p text:style-name="P3"><text:bookmark-start text:name="old_ps_118_start_174"/>Возжелах спасение Твое, Господи, и закон Твой поучение мое есть.<text:span text:style-name="T1"> [</text:span><text:span text:style-name="T1"><text:bookmark-ref text:reference-format="page" text:ref-name="old_ps_118_174">594</text:bookmark-ref></text:span><text:span text:style-name="T1">]</text:span><text:bookmark-end text:name="old_ps_118_start_174"/></text:p>
        </text:list-item>
        <text:list-item>
          <text:p text:style-name="P3"><text:bookmark-start text:name="old_ps_118_start_175"/>Жива будет душа моя и восхвалит Тя: и судьбы Твоя помогут мне.<text:span text:style-name="T1"> [</text:span><text:span text:style-name="T1"><text:bookmark-ref text:reference-format="page" text:ref-name="old_ps_118_175">597</text:bookmark-ref></text:span><text:span text:style-name="T1">]</text:span><text:bookmark-end text:name="old_ps_118_start_175"/></text:p>
        </text:list-item>
        <text:list-item>
          <text:p text:style-name="P3"><text:bookmark-start text:name="old_ps_118_start_176"/>Заблудих яко овча погибшее: взыщи раба Твоего, яко заповедий Твоих не забых.<text:span text:style-name="T1"> [</text:span><text:span text:style-name="T1"><text:bookmark-ref text:reference-format="page" text:ref-name="old_ps_118_176">600</text:bookmark-ref></text:span><text:span text:style-name="T1">]</text:span><text:bookmark-end text:name="old_ps_118_start_176"/></text:p>
        </text:list-item>
      </text:list>
      <text:h text:style-name="Heading_20_1" text:outline-level="1"><text:bookmark-start text:name="old_ps_118_000"/>Предисловие к псалму 118<text:bookmark-end text:name="old_ps_118_000"/></text:h>
      <text:p text:style-name="P4">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2">«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5">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2">а</text:span>, второй с б, третий с <text:span text:style-name="T2">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2">а</text:span>, восемь следующих с <text:span text:style-name="T2">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2">Зигабен</text:span> делает выписку из <text:span text:style-name="T2">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2">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2">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2">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2">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2">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2">Святой Амвросий</text:span> посвятил ему целую книгу; <text:span text:style-name="T2">блаженный Августин</text:span> в церкви всенародно предлагал о нем беседы; святой Афанасий Великий, блаженный Феодорит, <text:span text:style-name="T2">святой Иларий</text:span> вели толкование его наряду с толкованием всех псалмов. Кроме них, советниками нашими будут: <text:span text:style-name="T2">Зигабен Евфимий</text:span> и <text:span text:style-name="T2">Анфим</text:span>, блаженнейший патриарх Иерусалимский. </text:p>
      <text:p text:style-name="First_20_line_20_indent">В изложении удержим разделение на восьмистишия, подражая <text:span text:style-name="T2">святому Амвросию</text:span> и <text:span text:style-name="T2">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2">Златоуста</text:span> и <text:span text:style-name="T2">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2">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2">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2">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2">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2">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2">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 [</text:span><text:span text:style-name="T1"><text:bookmark-ref text:reference-format="page" text:ref-name="old_ps_118_122">437</text:bookmark-ref></text:span><text:span text:style-name="T1">]</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2">закон</text:span> (тора), авторитетное наставление, указание к образу действия; <text:span text:style-name="T2">путь</text:span>, так как человек должен поступать по закону, то этот закон является ему как указанный Богом путь к назначенной ему цели, <text:span text:style-name="T2">оправдание</text:span> – собственно постановления, уставы, как излияния Божественной правды, закон, как справедливый; <text:span text:style-name="T2">заповедь</text:span>, закон, нечто поведенное, порученное человеку; <text:span text:style-name="T2">судьбы</text:span> – законы, как проявление святой, праведной воли Судьи – Бога, наказывающего нарушителей закона; <text:span text:style-name="T2">свидение</text:span>, так как Бог в Синайском законодательстве блистательнейшим образом засвидетельствовал Себя пред народом; <text:span text:style-name="T2">правда</text:span>, как выражение Божественной истины, как выражение Божественной истинности; – а также – <text:span text:style-name="T2">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 [</text:span><text:span text:style-name="T1"><text:bookmark-ref text:reference-format="page" text:ref-name="old_ps_118_176">600</text:bookmark-ref></text:span><text:span text:style-name="T1">]</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5">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2">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3">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5">Объяснение священной книги псалмов.</text:p>
      <text:h text:style-name="Heading_20_1" text:outline-level="1"><text:bookmark-start text:name="old_ps_118_001"/>Толкования на Пс. 118:1<text:bookmark-end text:name="old_ps_118_001"/></text:h>
      <text:p text:style-name="P4">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6">Аллилуия</text:p>
      <text:p text:style-name="First_20_line_20_indent"><text:span text:style-name="T2">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3">Блажени непорочнии в пути.</text:span> Кто никогда ни в чем не грешит, тот непорочен и блажен. </text:p>
      <text:p text:style-name="P5">Толкование на псалмы.</text:p>
      <text:h text:style-name="Heading_20_2" text:outline-level="2"><text:bookmark-start text:name="old_ps_118_001_svt_ioann_zlatoust"/>Свт. Иоанн Златоуст<text:bookmark-end text:name="old_ps_118_001_svt_ioann_zlatoust"/></text:h>
      <text:p text:style-name="P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3">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2">«Что такое жизнь ваша?»</text:span>, так говорит апостол Иаков: <text:span text:style-name="T2">«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2">«Мы ничего, братие, не принесли в мир</text:span>, – как говорит божественный апостол, –<text:span text:style-name="T2">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3">«ходящие в законе Господнем»</text:span>. Живущие со­гласно закону, конечно, непорочны. <text:span text:style-name="T3">Путем</text:span> же, как я сказал выше, он называет жизнь. Этот путь – от рождения до смерти – мы все проходим. </text:p>
      <text:p text:style-name="P5">Беседа на псалом 118.</text:p>
      <text:h text:style-name="Heading_20_2" text:outline-level="2"><text:bookmark-start text:name="old_ps_118_001_svt_feofan_zatvornik"/>Свт. Феофан Затворник<text:bookmark-end text:name="old_ps_118_001_svt_feofan_zatvornik"/></text:h>
      <text:p text:style-name="P6">Блажени непорочнии в пути, ходящии в законе Господни</text:p>
      <text:p text:style-name="First_20_line_20_indent">“Путем, пишет <text:span text:style-name="T2">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2">Афанасий Великий</text:span>, тот непорочен”. Ходят в законе Господни те, которые, по выражению <text:span text:style-name="T2">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2">уклонися от зла и сотвори благо</text:span>, отвечая на вопрос: <text:span text:style-name="T2">кто есть человек, хотяй </text:span><text:soft-page-break/><text:span text:style-name="T2">живот, любяй дни видети благи</text:span>? или кто в первом псалме сначала: <text:span text:style-name="T2">не иде на совет нечестивых,</text:span> а потом: <text:span text:style-name="T2">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2">не будут блаженны</text:span>, а <text:span text:style-name="T2">суть</text:span>. </text:p>
      <text:p text:style-name="First_20_line_20_indent">Что же будет – <text:span text:style-name="T2">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2">тако тещи</text:span>, чтобы <text:span text:style-name="T2">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2">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2">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2">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2">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2">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2">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2">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2">задняя забывая, в предняя же простираяся</text:span>, держа путь к известной цели, к <text:span text:style-name="T2">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2">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5">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6">Блажени непорочнии в путь, ходящии в законе Господни</text:p>
      <text:p text:style-name="First_20_line_20_indent"><text:span text:style-name="T3">«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3">«Ходящии в законе Господни».</text:span> Ибо жительствующим сообразно с законами Божиими принадлежит непорочность. А <text:span text:style-name="T2">«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2">«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2">«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2">«Повеления»</text:span> -частные предписания, дающие указания направлению деятельности в разных видах жизни - семейной, общественной, религиозной и др. <text:span text:style-name="T2">«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2">«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2">«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3">Непорочнии</text:span> – те, которые живут без порока, не делают греха. <text:span text:style-name="T3">Путем</text:span>, по толкованию блж. Феодорита, пророк именует здесь жизнь, которую мы все проходим от рождения до гроба. <text:span text:style-name="T3">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3">блаженными</text:span>, счастливыми. Откровения Его (по-славянски <text:span text:style-name="T3">свидения</text:span>) значит: «все то, что засвидетельствовано, открыто нам Самим Богом о Его законе»; <text:span text:style-name="T3">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3">блаженны</text:span> последние, т.е. те, которые <text:span text:style-name="T3">всем сердцем взыщут</text:span> его, которые относятся к нему и <text:span text:style-name="T3">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3">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2">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2">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2">Да приидет Царствие Твое</text:span>», молится и так: <text:span text:style-name="T3">Ты заповедал еси заповеди Твоя сохранити зело</text:span>(ст. 4)<text:span text:style-name="T1"> [</text:span><text:span text:style-name="T1"><text:bookmark-ref text:reference-format="page" text:ref-name="old_ps_118_004">29</text:bookmark-ref></text:span><text:span text:style-name="T1">]</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3">О, дабы исправилися путие мои, сохранити оправдания Твоя</text:span>(ст. 5)<text:span text:style-name="T1"> [</text:span><text:span text:style-name="T1"><text:bookmark-ref text:reference-format="page" text:ref-name="old_ps_118_005">32</text:bookmark-ref></text:span><text:span text:style-name="T1">]</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3">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2">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3">Призрети</text:span> – значит: «устремить все внимание свое». В изречении сего стиха (6)<text:span text:style-name="T1"> [</text:span><text:span text:style-name="T1"><text:bookmark-ref text:reference-format="page" text:ref-name="old_ps_118_006">35</text:bookmark-ref></text:span><text:span text:style-name="T1">]</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 [</text:span><text:span text:style-name="T1"><text:bookmark-ref text:reference-format="page" text:ref-name="old_ps_118_007">38</text:bookmark-ref></text:span><text:span text:style-name="T1">]</text:span>, – научась праведным законам Твоим» (<text:span text:style-name="T3">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 [</text:span><text:span text:style-name="T1"><text:bookmark-ref text:reference-format="page" text:ref-name="old_ps_118_008">41</text:bookmark-ref></text:span><text:span text:style-name="T1">]</text:span>: <text:span text:style-name="T3">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3">сохраню оправдания Твоя</text:span>. Так заканчивается первое осмистишие, которое начинается первою буквою еврейского алфавита – <text:span text:style-name="T2">алеф</text:span>, что значит «<text:span text:style-name="T2">наука</text:span>», так как эти стихи совмещают в себе полную науку о нравственных началах. </text:p>
      <text:p text:style-name="P5">Объяснение священной книги псалмов.</text:p>
      <text:h text:style-name="Heading_20_1" text:outline-level="1"><text:bookmark-start text:name="old_ps_118_002"/>Толкования на Пс. 118:2<text:bookmark-end text:name="old_ps_118_002"/></text:h>
      <text:p text:style-name="P4">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5">Толкование на псалмы.</text:p>
      <text:h text:style-name="Heading_20_2" text:outline-level="2"><text:bookmark-start text:name="old_ps_118_002_svt_ioann_zlatoust"/>Свт. Иоанн Златоуст<text:bookmark-end text:name="old_ps_118_002_svt_ioann_zlatoust"/></text:h>
      <text:p text:style-name="P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3">«изучающие откровения Его»</text:span>. Это и Господь говорил: <text:span text:style-name="T2">«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2">«закона»</text:span> (νόμος) произошло от слова (νέμειν) разде­лять, назначать. От всех людей требуется законом: <text:span text:style-name="T2">«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5">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6">Блажени испытающии свидения Его, всем сердцем взыщут Его</text:p>
      <text:p text:style-name="First_20_line_20_indent"><text:span text:style-name="T2">Свидения</text:span> – свидетельства. Так называет святой пророк закон, потому что закон свидетельствует о воле Божией, о том, как говорит <text:span text:style-name="T2">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2">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2">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2">блаженный Августин</text:span>, надеждою блаженны, подобно тому, как <text:span text:style-name="T2">блажени изгнаны правды ради</text:span>, – не тем, что есть, ибо испытывают зло, а тем, что прибудет им: <text:span text:style-name="T2">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2">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2">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2">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2">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2">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2">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2">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2">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5">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2">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2">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2">Златоуста</text:span> и <text:span text:style-name="T2">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2_prot_grigorij_razumovskij"/>Прот. Григорий Разумовский<text:bookmark-end text:name="old_ps_118_002_prot_grigorij_razumovskij"/></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3"/>Толкования на Пс. 118:3<text:bookmark-end text:name="old_ps_118_003"/></text:h>
      <text:p text:style-name="P4">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5">Толкование на псалмы.</text:p>
      <text:h text:style-name="Heading_20_2" text:outline-level="2"><text:bookmark-start text:name="old_ps_118_003_svt_ioann_zlatoust"/>Свт. Иоанн Златоуст<text:bookmark-end text:name="old_ps_118_003_svt_ioann_zlatoust"/></text:h>
      <text:p text:style-name="P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2">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5">Беседа на псалом 118.</text:p>
      <text:h text:style-name="Heading_20_2" text:outline-level="2"><text:bookmark-start text:name="old_ps_118_003_svt_feofan_zatvornik"/>Свт. Феофан Затворник<text:bookmark-end text:name="old_ps_118_003_svt_feofan_zatvornik"/></text:h>
      <text:p text:style-name="P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2">делающии</text:span> поставим <text:span text:style-name="T2">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2">апостола Иоанна</text:span>: <text:span text:style-name="T2">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2">апостол Павел</text:span> определяет характер таких людей неподательною любовию: <text:span text:style-name="T2">кто ны</text:span>, говорит он, <text:span text:style-name="T2">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2">водятся уже Духом Божиим</text:span> , как это явственно оправдалось на святом апостоле Павле, который о всех своих начинаниях и делах говорит: <text:span text:style-name="T2">не доволни есмы от себе помыслити что, яко от себе, но доволство наше от </text:span><text:soft-page-break/><text:span text:style-name="T2">Бога</text:span>; потому что Он есть <text:span text:style-name="T2">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2">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2">Блаженный Августин</text:span> решает вопрос: «Каким образом святые, не делая беззакония, в делах Божиих ходят, между тем как истинно то, что <text:span text:style-name="T2">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2">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2">и не еже хощу, сие творю</text:span>, и <text:span text:style-name="T2">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2">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2">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2">да приидет Царствие Твое</text:span>. Но поелику <text:span text:style-name="T2">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2">остави нам долги наша</text:span>». </text:p>
      <text:p text:style-name="P5">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6">Не делающии бо беззакония, в путех Его ходиша</text:p>
      <text:p text:style-name="First_20_line_20_indent">Сие разделение сделал Пророк и в первом псалме. Ибо там, ублажив <text:span text:style-name="T2">«поучающагося в законе Господни»</text:span> дни и ночи, и показав плод сего изучения, присовокупил: <text:span text:style-name="T2">«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2">Оригена:</text:span> Кто делает беззаконие, тот не ходит по пути Господню; почему он и не беспорочен в пути. <text:span text:style-name="T2">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3_prot_grigorij_razumovskij"/>Прот. Григорий Разумовский<text:bookmark-end text:name="old_ps_118_003_prot_grigorij_razumovskij"/></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4"/>Толкования на Пс. 118:4<text:bookmark-end text:name="old_ps_118_004"/></text:h>
      <text:p text:style-name="P4">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3">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2">дабы</text:span> употреблено вместо: <text:span text:style-name="T2">о если бы!</text:span></text:p>
      <text:p text:style-name="P5">Толкование на псалмы.</text:p>
      <text:h text:style-name="Heading_20_2" text:outline-level="2"><text:bookmark-start text:name="old_ps_118_004_svt_ioann_zlatoust"/>Свт. Иоанн Златоуст<text:bookmark-end text:name="old_ps_118_004_svt_ioann_zlatoust"/></text:h>
      <text:p text:style-name="P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3">«сохранять»</text:span>, но <text:span text:style-name="T3">«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3">«твердо».</text:span> Об этом и другой пророк говорил: от заповедей Твоих не отступлю, да не умру. </text:p>
      <text:p text:style-name="P5">Беседа на псалом 118.</text:p>
      <text:h text:style-name="Heading_20_2" text:outline-level="2"><text:bookmark-start text:name="old_ps_118_004_svt_feofan_zatvornik"/>Свт. Феофан Затворник<text:bookmark-end text:name="old_ps_118_004_svt_feofan_zatvornik"/></text:h>
      <text:p text:style-name="P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2">зельной </text:span>ревности о хранении заповедей, <text:span text:style-name="T2">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2">зельная</text:span> ревность потому обязательна, что сами заповеди <text:span text:style-name="T2">зело </text:span>заповеданы, <text:span text:style-name="T2">зельное</text:span> заповедание заповедей естественно вызывает и <text:span text:style-name="T2">зельное</text:span> хранение их. Слово зело <text:span text:style-name="T2">блаженный Августин</text:span> относит и к <text:span text:style-name="T2">заповедал</text:span>, и к слову <text:span text:style-name="T2">сохранити</text:span>, хотя очевидно более и прямее идет оно к последнему. </text:p>
      <text:p text:style-name="First_20_line_20_indent">Таким образом, Бог <text:span text:style-name="T2">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2">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2">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2">зело</text:span>. </text:p>
      <text:p text:style-name="First_20_line_20_indent">Если не станешь холодно относиться к таким событиям, то не можешь и сам не сделаться <text:span text:style-name="T2">зельным</text:span> ревнителем хранения заповедей. <text:span text:style-name="T2">Зело</text:span> заповедавший заповеди Господь требует, чтоб и мы <text:span text:style-name="T2">зело</text:span> хранили их. </text:p>
      <text:p text:style-name="First_20_line_20_indent">«Такое <text:span text:style-name="T2">зельное</text:span> хранение, говорит патриарх <text:span text:style-name="T2">Анфим</text:span>, требует, чтобы мы со всяким тщанием и постоянным усердием, без ропота и рассеяния, хранили заповеди; не кое-как, прибавляет <text:span text:style-name="T2">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2">Иларий</text:span>. </text:p>
      <text:p text:style-name="First_20_line_20_indent">Таким образом, указание на <text:span text:style-name="T2">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2">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5">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2">Феодорита</text:span>, с великою осторожностью и со всею точностью, не преступая их совершенно ни в чем. </text:p>
      <text:p text:style-name="First_20_line_20_indent"><text:span text:style-name="T2">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4_prot_grigorij_razumovskij"/>Прот. Григорий Разумовский<text:bookmark-end text:name="old_ps_118_004_prot_grigorij_razumovskij"/></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5"/>Толкования на Пс. 118:5<text:bookmark-end text:name="old_ps_118_005"/></text:h>
      <text:p text:style-name="P4">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6">дабы исправилися путие мои, сохранити оправдания твоя</text:p>
      <text:p text:style-name="First_20_line_20_indent">См. Толкование на Пс. 118:4<text:span text:style-name="T1"> [</text:span><text:span text:style-name="T1"><text:bookmark-ref text:reference-format="page" text:ref-name="old_ps_118_004_svt_afanasij_velikij">29</text:bookmark-ref></text:span><text:span text:style-name="T1">]</text:span></text:p>
      <text:h text:style-name="Heading_20_2" text:outline-level="2"><text:bookmark-start text:name="old_ps_118_005_svt_ioann_zlatoust"/>Свт. Иоанн Златоуст<text:bookmark-end text:name="old_ps_118_005_svt_ioann_zlatoust"/></text:h>
      <text:p text:style-name="P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2">«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2">«приблизьтесь к Богу</text:span>, – го­ворит апостол, –<text:span text:style-name="T2"> и приблизится к вам»</text:span><text:a xlink:type="simple" xlink:href="https://bible.optina.ru/new:iak:04:08" text:style-name="Internet_20_link" text:visited-style-name="Visited_20_Internet_20_Link">(Иак.4:8)</text:a>. </text:p>
      <text:p text:style-name="P5">Беседа на псалом 118.</text:p>
      <text:h text:style-name="Heading_20_2" text:outline-level="2"><text:bookmark-start text:name="old_ps_118_005_svt_feofan_zatvornik"/>Свт. Феофан Затворник<text:bookmark-end text:name="old_ps_118_005_svt_feofan_zatvornik"/></text:h>
      <text:p text:style-name="P6">Дабы исправилися путие мои, сохранити оправдания Твоя</text:p>
      <text:p text:style-name="First_20_line_20_indent"><text:span text:style-name="T2">Исправилися</text:span> – стали прямыми, приняли правое направление. <text:span text:style-name="T2">Путие</text:span> – все шаги мои, все начинания и предприятия, все, что ни замышляю делать, и внутренний строй, и внешние деяния. <text:span text:style-name="T2">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2">Оправдания Твоя</text:span>, то есть то, что Бог почитает правым, <text:span text:style-name="T2">елика истинна, елика честна… елика доброхвална, аще кая добродетель и кая похвала</text:span> , или еще: <text:span text:style-name="T2">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2">дабы</text:span>, которое, по святому <text:span text:style-name="T2">Афанасию</text:span>, употреблено вместо: о, если бы; <text:span text:style-name="T2">о, если бы исправились пути мои!</text:span> Не говорит: о, если бы <text:span text:style-name="T2">исправил я</text:span> пути свои, но исправились, какими – Господь весть судьбами. Этим выражается то, что хотя желание-то и есть, да сил нет. <text:span text:style-name="T2">О, если бы!</text:span> – это то же, что «помоги Господи, дай силу, ниспосли благодать Свою».<text:span text:style-name="T2">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2">зело</text:span>; я знаю их; но <text:span text:style-name="T2">заповедь</text:span> Твоя <text:span text:style-name="T2">свята и праведна и блага</text:span>; я же продан под грех, который и <text:span text:style-name="T2">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2">зельному</text:span> хранению заповедей, <text:span text:style-name="T2">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2">о, когда бы исправились пути мои!</text:span></text:p>
      <text:p text:style-name="First_20_line_20_indent">Припоминаются при этом сравнения, которые так пригодно подбирает святой <text:span text:style-name="T2">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2">имиже веси судьбами, спаси мя!</text:span> – доходит то есть до того, в чем стоял святой пророк Давид, когда взывал: <text:span text:style-name="T2">о, когда бы исправились пути мои!</text:span></text:p>
      <text:p text:style-name="P5">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5">Дневник. Том II. 1857-1858.</text:p>
      <text:h text:style-name="Heading_20_2" text:outline-level="2"><text:bookmark-start text:name="old_ps_118_005_blzh_feodorit_kirskij"/>Блж. Феодорит Кирский<text:bookmark-end text:name="old_ps_118_005_blzh_feodorit_kirskij"/></text:h>
      <text:p text:style-name="P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3">Дабы</text:span> (о если бы) <text:span text:style-name="T3">исправилися пyтиe мои,</text:span> (чтобы) <text:span text:style-name="T3">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2">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5_prot_grigorij_razumovskij"/>Прот. Григорий Разумовский<text:bookmark-end text:name="old_ps_118_005_prot_grigorij_razumovskij"/></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6"/>Толкования на Пс. 118:6<text:bookmark-end text:name="old_ps_118_006"/></text:h>
      <text:p text:style-name="P4">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2">«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3">«тогда»</text:span>? Когда, согласно пророку Даниилу, пра­ведники <text:span text:style-name="T2">«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2">«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5">Беседа на псалом 118.</text:p>
      <text:h text:style-name="Heading_20_2" text:outline-level="2"><text:bookmark-start text:name="old_ps_118_006_svt_grigorij_nisskij"/>Свт. Григорий Нисский<text:bookmark-end text:name="old_ps_118_006_svt_grigorij_nisskij"/></text:h>
      <text:p text:style-name="P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5">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6">Тогда не постыжуся, внегда призрети ми на вся заповеди Твоя</text:p>
      <text:p text:style-name="First_20_line_20_indent"><text:span text:style-name="T2">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2">Блаженный Феодорит</text:span> пишет: «Плод законопреступления есть стыд. Так сказал и божественный апостол: <text:span text:style-name="T2">кий убо тогда иместе плод, о нихже ныне стыдитеся?</text:span> А исполняющие все Божии заповеди имеют дерзновение в совести». Святой <text:span text:style-name="T2">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2">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2">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2">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2">Апостол Павел</text:span> говорит: <text:span text:style-name="T2">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2">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5">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3">«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5">Заметки.</text:p>
      <text:h text:style-name="Heading_20_2" text:outline-level="2"><text:bookmark-start text:name="old_ps_118_006_blzh_feodorit_kirskij"/>Блж. Феодорит Кирский<text:bookmark-end text:name="old_ps_118_006_blzh_feodorit_kirskij"/></text:h>
      <text:p text:style-name="P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2">«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3">Тогда не постыжуся, внегда призрети ми</text:span> (взирая) <text:span text:style-name="T3">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2">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2">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6_prot_grigorij_razumovskij"/>Прот. Григорий Разумовский<text:bookmark-end text:name="old_ps_118_006_prot_grigorij_razumovskij"/></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7"/>Толкования на Пс. 118:7<text:bookmark-end text:name="old_ps_118_007"/></text:h>
      <text:p text:style-name="P4">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6">Исповемся Тебе в правости сердца, внегда научитимися судьбам правды Твоея</text:p>
      <text:p text:style-name="First_20_line_20_indent"><text:span text:style-name="T3">Исповемся Тебе в правости сердца.</text:span> После молитвы указывает и на то, что в его произволении. Начало же спасения — <text:span text:style-name="T2">исповедание.</text:span></text:p>
      <text:p text:style-name="P5">Толкование на псалмы.</text:p>
      <text:h text:style-name="Heading_20_2" text:outline-level="2"><text:bookmark-start text:name="old_ps_118_007_svt_ioann_zlatoust"/>Свт. Иоанн Златоуст<text:bookmark-end text:name="old_ps_118_007_svt_ioann_zlatoust"/></text:h>
      <text:p text:style-name="P6">Исповемся Тебе в правости сердца, внегда научитимися судьбам правды Твоея</text:p>
      <text:p text:style-name="First_20_line_20_indent"><text:span text:style-name="T3">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3">«в правоте сердца»</text:span>, принося покаяние от всего сердца, как Давид после прелюбодеяния и как мытарь, взывая: <text:span text:style-name="T2">«согрешил»,</text:span> и: <text:span text:style-name="T2">«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2">«согрешил я, предав кровь невинную»</text:span><text:a xlink:type="simple" xlink:href="https://bible.optina.ru/new:mf:27:04" text:style-name="Internet_20_link" text:visited-style-name="Visited_20_Internet_20_Link">(Мф.27:4)</text:a>, но не <text:span text:style-name="T3">«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2">«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5">Беседа на псалом 118.</text:p>
      <text:h text:style-name="Heading_20_2" text:outline-level="2"><text:bookmark-start text:name="old_ps_118_007_svt_feofan_zatvornik"/>Свт. Феофан Затворник<text:bookmark-end text:name="old_ps_118_007_svt_feofan_zatvornik"/></text:h>
      <text:p text:style-name="P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2">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2">Варсонофия</text:span> и <text:span text:style-name="T2">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2">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2">исповемся Тебе</text:span> значит, как говорит <text:span text:style-name="T2">Феодорит</text:span>, – буду благодарить, или, как изъясняет <text:span text:style-name="T2">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2">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2">имиже веси судьбами, спаси нас, недостойных!</text:span></text:p>
      <text:p text:style-name="P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2">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2">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7_prot_grigorij_razumovskij"/>Прот. Григорий Разумовский<text:bookmark-end text:name="old_ps_118_007_prot_grigorij_razumovskij"/></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8"/>Толкования на Пс. 118:8<text:bookmark-end text:name="old_ps_118_008"/></text:h>
      <text:p text:style-name="P4">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6">Оправдания Твоя сохраню: не остави мене до зела</text:p>
      <text:p text:style-name="First_20_line_20_indent"><text:span text:style-name="T3">Не остави мене до зела.</text:span> Снова взывает о помощи свыше. </text:p>
      <text:p text:style-name="P5">Толкование на псалмы.</text:p>
      <text:h text:style-name="Heading_20_2" text:outline-level="2"><text:bookmark-start text:name="old_ps_118_008_svt_ioann_zlatoust"/>Свт. Иоанн Златоуст<text:bookmark-end text:name="old_ps_118_008_svt_ioann_zlatoust"/></text:h>
      <text:p text:style-name="P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3">«совершенно»</text:span>, то есть, не быть лишенным совершенно содействия благодати. И опять те же самые соображе­ния покажут нам, почему пророк сказал:<text:span text:style-name="T3">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2">«не истощится</text:span>, – говорит он, –<text:span text:style-name="T2">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2">«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3">«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5">Беседа на псалом 118.</text:p>
      <text:h text:style-name="Heading_20_2" text:outline-level="2"><text:bookmark-start text:name="old_ps_118_008_svt_feofan_zatvornik"/>Свт. Феофан Затворник<text:bookmark-end text:name="old_ps_118_008_svt_feofan_zatvornik"/></text:h>
      <text:p text:style-name="P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2">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2">оправдания Твоя сохраню</text:span>, только Ты не оставь меня <text:span text:style-name="T2">до зела</text:span>. Это же внушает пророк и всем: <text:span text:style-name="T2">мужайтеся</text:span>, говорит он, и да крепится сердце ваше, <text:span text:style-name="T2">вси уповающии на Господа</text:span>. </text:p>
      <text:p text:style-name="First_20_line_20_indent">Не оставь <text:span text:style-name="T2">до зела</text:span>, то есть, <text:span text:style-name="T2">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2">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2">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 [</text:span><text:span text:style-name="T1"><text:bookmark-ref text:reference-format="page" text:ref-name="old_ps_118_004">29</text:bookmark-ref></text:span><text:span text:style-name="T1">]</text:span>) обозначают производительные силы этой жизни, как-то: <text:span text:style-name="T2">зельную</text:span> ревность и Божественную благодать; последние три (6 – 8<text:span text:style-name="T1"> [</text:span><text:span text:style-name="T1"><text:bookmark-ref text:reference-format="page" text:ref-name="old_ps_118_006">35</text:bookmark-ref></text:span><text:span text:style-name="T1">]</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2">Амвросий</text:span>, приступая к толкованию сего восьмистишия, справедливо говорит: «первая литера <text:span text:style-name="T2">алеф</text:span>, что значит <text:span text:style-name="T2">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5">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2">«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3">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2">Златоуста</text:span> и <text:span text:style-name="T2">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8_prot_grigorij_razumovskij"/>Прот. Григорий Разумовский<text:bookmark-end text:name="old_ps_118_008_prot_grigorij_razumovskij"/></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9"/>Толкования на Пс. 118:9<text:bookmark-end text:name="old_ps_118_009"/></text:h>
      <text:p text:style-name="P4">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6">В чесом исправит юнейший путь свой? внегда сохранити словеса Твоя</text:p>
      <text:p text:style-name="First_20_line_20_indent"><text:span text:style-name="T3">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5">Толкование на псалмы.</text:p>
      <text:h text:style-name="Heading_20_2" text:outline-level="2"><text:bookmark-start text:name="old_ps_118_009_svt_ioann_zlatoust"/>Свт. Иоанн Златоуст<text:bookmark-end text:name="old_ps_118_009_svt_ioann_zlatoust"/></text:h>
      <text:p text:style-name="P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2">«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5">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2">бет</text:span> значит <text:span text:style-name="T2">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2">ты же напиши я</text:span> (заповеди) <text:span text:style-name="T2">себе трижды, на совет, и смысл, и разум</text:span> (то есть на этих трех силах и действиях души, и вообще), <text:span text:style-name="T2">на широте сердца твоего</text:span>. Написание это означает напечатление, приятие внутрь, как в дом. </text:p>
      <text:p text:style-name="P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2">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2">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2">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2">А яже в юности не собрал еси, како можеши обрести в старости?</text:span> Так то благо есть, если человек <text:span text:style-name="T2">от юности возьмет на себя ярем заповедей</text:span>. Будем же молиться Подателю всякого добра, <text:span text:style-name="T2">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2">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2">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2">Бог, Иже питает мя измлада даже до сего дне</text:span>, а не оплакивать с болезнию сердца прошедшие падения, вопия: <text:span text:style-name="T2">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2">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2">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5">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2">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2">Великого Василия</text:span> вместе с словами <text:span text:style-name="T2">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2">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2">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5">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6">В чесом исправит юнейший путь свой? внегда сохранити словеса твоя</text:p>
      <text:p text:style-name="First_20_line_20_indent">По сопоставлению с 8 ст.<text:span text:style-name="T1"> [</text:span><text:span text:style-name="T1"><text:bookmark-ref text:reference-format="page" text:ref-name="old_ps_118_008">41</text:bookmark-ref></text:span><text:span text:style-name="T1">]</text:span> под юношей здесь нужна разуметь писателя псалма, на что указывает и 100 ст.<text:span text:style-name="T1"> [</text:span><text:span text:style-name="T1"><text:bookmark-ref text:reference-format="page" text:ref-name="old_ps_118_100">370</text:bookmark-ref></text:span><text:span text:style-name="T1">]</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3">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2">бет</text:span>, что значит: «<text:span text:style-name="T2">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2">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2">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3">словеса</text:span>, или заповеди, Божии, о которых напоминает вторая половина стиха: <text:span text:style-name="T3">внегда сохранити словеса Твоя</text:span>. </text:p>
      <text:p text:style-name="First_20_line_20_indent"><text:span text:style-name="T3">Сохранить</text:span> – не то значит, говорит блж. Августин, чтобы заучить и содержать в памяти, а то, чтобы исполнять их делом [7, с. 46]. <text:span text:style-name="T3">Сердце</text:span>(ст. 10)<text:span text:style-name="T1"> [</text:span><text:span text:style-name="T1"><text:bookmark-ref text:reference-format="page" text:ref-name="old_ps_118_010">51</text:bookmark-ref></text:span><text:span text:style-name="T1">]</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3">всем сердцем</text:span> решился <text:span text:style-name="T3">взыскать Господа</text:span>, стремиться к Нему единому, в то же время просит: <text:span text:style-name="T3">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3">взыскать Господа</text:span>, он говорит, что в<text:span text:style-name="T3"> сердце своем скрыл слова Его</text:span>, для того, чтобы избегнуть опасности грехопадения, <text:span text:style-name="T3">яко да не согрешу Тебе</text:span>. Это, можно сказать, второй дом в нашем существе для заповедей, когда человек запасется <text:span text:style-name="T3">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3">Благословен еси, Господи</text:span>, – пророк славит Господа и тут же просит о том, чтобы Господь Сам <text:span text:style-name="T3">научил его оправданиям</text:span>, т.е. уставам и заповедям, изложенным в законе, или Слове Божием. <text:span text:style-name="T3">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3">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2">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3"> возвестих</text:span>(в ст. 13)<text:span text:style-name="T1"> [</text:span><text:span text:style-name="T1"><text:bookmark-ref text:reference-format="page" text:ref-name="old_ps_118_013">61</text:bookmark-ref></text:span><text:span text:style-name="T1">]</text:span> пророк означает всякое время: возвещал, возвещаю и буду возвещать <text:span text:style-name="T3">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3">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3">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3">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3">когда уразумею пути</text:span> Твоя, тогда <text:span text:style-name="T3">поучуся во оправданиих Твоих</text:span>. Словом <text:span text:style-name="T3">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3"> не забуду словес Твоих</text:span>. </text:p>
      <text:p text:style-name="P5">Объяснение священной книги псалмов.</text:p>
      <text:h text:style-name="Heading_20_1" text:outline-level="1"><text:bookmark-start text:name="old_ps_118_010"/>Толкования на Пс. 118:10<text:bookmark-end text:name="old_ps_118_010"/></text:h>
      <text:p text:style-name="P4">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6">Всем сердцем моим взысках Тебе: не отрини мене от заповедей Твоих</text:p>
      <text:p text:style-name="First_20_line_20_indent"><text:span text:style-name="T3">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2">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5">Толкование на псалмы.</text:p>
      <text:h text:style-name="Heading_20_2" text:outline-level="2"><text:bookmark-start text:name="old_ps_118_010_svt_ioann_zlatoust"/>Свт. Иоанн Златоуст<text:bookmark-end text:name="old_ps_118_010_svt_ioann_zlatoust"/></text:h>
      <text:p text:style-name="P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5">Беседа на псалом 118.</text:p>
      <text:h text:style-name="Heading_20_2" text:outline-level="2"><text:bookmark-start text:name="old_ps_118_010_svt_feofan_zatvornik"/>Свт. Феофан Затворник<text:bookmark-end text:name="old_ps_118_010_svt_feofan_zatvornik"/></text:h>
      <text:p text:style-name="P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2">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2">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2">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2">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2">имущему дано будет и преизбудет; от неимущаго же, и еже мнится имея, взято будет от него</text:span>. Святые <text:span text:style-name="T2">Амвросий</text:span> и <text:span text:style-name="T2">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5">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2">Златоуста</text:span> вместе с <text:span text:style-name="T2">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2">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2">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6">Всем сердцем моим взысках Тебе; не отрини мне от заповедей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1"/>Толкования на Пс. 118:11<text:bookmark-end text:name="old_ps_118_011"/></text:h>
      <text:p text:style-name="P4">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6">В сердце моем скрых словеса Твоя, яко да не согрешу Тебе</text:p>
      <text:p text:style-name="First_20_line_20_indent"><text:span text:style-name="T3">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2">бисер пред свиниями,</text:span> ни давать <text:span text:style-name="T2">святая псом</text:span> (<text:a xlink:type="simple" xlink:href="https://bible.optina.ru/new:mf:07:06" text:style-name="Internet_20_link" text:visited-style-name="Visited_20_Internet_20_Link">Мф. 7,6</text:a>). </text:p>
      <text:p text:style-name="P5">Толкование на псалмы.</text:p>
      <text:h text:style-name="Heading_20_2" text:outline-level="2"><text:bookmark-start text:name="old_ps_118_011_svt_ioann_zlatoust"/>Свт. Иоанн Златоуст<text:bookmark-end text:name="old_ps_118_011_svt_ioann_zlatoust"/></text:h>
      <text:p text:style-name="P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2">«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5">Беседа на псалом 118.</text:p>
      <text:h text:style-name="Heading_20_2" text:outline-level="2"><text:bookmark-start text:name="old_ps_118_011_svt_feofan_zatvornik"/>Свт. Феофан Затворник<text:bookmark-end text:name="old_ps_118_011_svt_feofan_zatvornik"/></text:h>
      <text:p text:style-name="P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2">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2">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2">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5">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5">Заметки.</text:p>
      <text:h text:style-name="Heading_20_2" text:outline-level="2"><text:bookmark-start text:name="old_ps_118_011_prav_ioann_kronshtadtskij"/>Прав. Иоанн Кронштадтский<text:bookmark-end text:name="old_ps_118_011_prav_ioann_kronshtadtskij"/></text:h>
      <text:p text:style-name="P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5">Дневник. Том II. 1857-1858.</text:p>
      <text:h text:style-name="Heading_20_2" text:outline-level="2"><text:bookmark-start text:name="old_ps_118_011_blzh_feodorit_kirskij"/>Блж. Феодорит Кирский<text:bookmark-end text:name="old_ps_118_011_blzh_feodorit_kirskij"/></text:h>
      <text:p text:style-name="P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2">«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2">Феодорита</text:span> вместе с <text:span text:style-name="T2">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2">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2">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2">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2">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6">В сердцы моем скрых словеса твоя, яко да не согрешу тебе</text:p>
      <text:p text:style-name="First_20_line_20_indent"><text:span text:style-name="T2">«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6">В сердцы моем скрых словеса твоя, яко да не согрешу теб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2"/>Толкования на Пс. 118:12<text:bookmark-end text:name="old_ps_118_012"/></text:h>
      <text:p text:style-name="P4">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5">Толкование на псалмы.</text:p>
      <text:h text:style-name="Heading_20_2" text:outline-level="2"><text:bookmark-start text:name="old_ps_118_012_svt_ioann_zlatoust"/>Свт. Иоанн Златоуст<text:bookmark-end text:name="old_ps_118_012_svt_ioann_zlatoust"/></text:h>
      <text:p text:style-name="P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5">Беседа на псалом 118.</text:p>
      <text:h text:style-name="Heading_20_2" text:outline-level="2"><text:bookmark-start text:name="old_ps_118_012_svt_feofan_zatvornik"/>Свт. Феофан Затворник<text:bookmark-end text:name="old_ps_118_012_svt_feofan_zatvornik"/></text:h>
      <text:p text:style-name="P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2">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2">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2">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2">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2">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2">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2">к нему приидем и обитель у него сотворим</text:span>. </text:p>
      <text:p text:style-name="P5">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2">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2">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6">Благословен ecи, Господи, научи мя оправданием Твоим</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3"/>Толкования на Пс. 118:13<text:bookmark-end text:name="old_ps_118_013"/></text:h>
      <text:p text:style-name="P4">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5">Толкование на псалмы.</text:p>
      <text:h text:style-name="Heading_20_2" text:outline-level="2"><text:bookmark-start text:name="old_ps_118_013_svt_ioann_zlatoust"/>Свт. Иоанн Златоуст<text:bookmark-end text:name="old_ps_118_013_svt_ioann_zlatoust"/></text:h>
      <text:p text:style-name="P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5">Беседа на псалом 118.</text:p>
      <text:h text:style-name="Heading_20_2" text:outline-level="2"><text:bookmark-start text:name="old_ps_118_013_svt_feofan_zatvornik"/>Свт. Феофан Затворник<text:bookmark-end text:name="old_ps_118_013_svt_feofan_zatvornik"/></text:h>
      <text:p text:style-name="P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2">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5">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2">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6">Устнама моима возвестих вся судбы уст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4"/>Толкования на Пс. 118:14<text:bookmark-end text:name="old_ps_118_014"/></text:h>
      <text:p text:style-name="P4">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6">На пути свидений Твоих насладихся, яко о всяком богатстве</text:p>
      <text:p text:style-name="First_20_line_20_indent">Вразумляется, что такое есть <text:span text:style-name="T2">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5">Толкование на псалмы.</text:p>
      <text:h text:style-name="Heading_20_2" text:outline-level="2"><text:bookmark-start text:name="old_ps_118_014_svt_ioann_zlatoust"/>Свт. Иоанн Златоуст<text:bookmark-end text:name="old_ps_118_014_svt_ioann_zlatoust"/></text:h>
      <text:p text:style-name="P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2">«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3">«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5">Беседа на псалом 118.</text:p>
      <text:h text:style-name="Heading_20_2" text:outline-level="2"><text:bookmark-start text:name="old_ps_118_014_svt_feofan_zatvornik"/>Свт. Феофан Затворник<text:bookmark-end text:name="old_ps_118_014_svt_feofan_zatvornik"/></text:h>
      <text:p text:style-name="P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2">блаженный Феодорит</text:span>, путь добродетели, но весьма вожделенен для усердно идущих по нему. Потому-то и Владыка наш Христос сказал: <text:span text:style-name="T2">возмите иго Мое на себе… Иго 6о Мое благо и бремя Мое легко есть</text:span>». Можно так думать, <text:soft-page-break/>что в словах: <text:span text:style-name="T2">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2">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5">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5">Дневник. Том II. 1857-1858.</text:p>
      <text:h text:style-name="Heading_20_2" text:outline-level="2"><text:bookmark-start text:name="old_ps_118_014_blzh_feodorit_kirskij"/>Блж. Феодорит Кирский<text:bookmark-end text:name="old_ps_118_014_blzh_feodorit_kirskij"/></text:h>
      <text:p text:style-name="P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2">«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2">«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2">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2">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6">На пути свидений твоих насладихся, яко о всяком богатстве</text:p>
      <text:p text:style-name="First_20_line_20_indent"><text:span text:style-name="T2">«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6">На пути свидений твоих насладихся, яко о всяком богатств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5"/>Толкования на Пс. 118:15<text:bookmark-end text:name="old_ps_118_015"/></text:h>
      <text:p text:style-name="P4">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3">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3">«оправданиям Твоим поучусь, не забуду слов… Твоих»</text:span>, то есть, слова Твои я твердо сохраню в своей памяти. </text:p>
      <text:p text:style-name="P5">Беседа на псалом 118.</text:p>
      <text:h text:style-name="Heading_20_2" text:outline-level="2"><text:bookmark-start text:name="old_ps_118_015_svt_feofan_zatvornik"/>Свт. Феофан Затворник<text:bookmark-end text:name="old_ps_118_015_svt_feofan_zatvornik"/></text:h>
      <text:p text:style-name="P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2">в заповедех Твоих поглумлюся</text:span>. </text:p>
      <text:p text:style-name="First_20_line_20_indent"><text:span text:style-name="T2">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2">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5">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6">В заповедех Твоих поглумлюся, и уразумею пути Твоя</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6"/>Толкования на Пс. 118:16<text:bookmark-end text:name="old_ps_118_016"/></text:h>
      <text:p text:style-name="P4">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5">Толкование на псалмы.</text:p>
      <text:h text:style-name="Heading_20_2" text:outline-level="2"><text:bookmark-start text:name="old_ps_118_016_svt_ioann_zlatoust"/>Свт. Иоанн Златоуст<text:bookmark-end text:name="old_ps_118_016_svt_ioann_zlatoust"/></text:h>
      <text:p text:style-name="P6">Во оправданных Твоих поучуся, не забуду словес Твоих</text:p>
      <text:p text:style-name="First_20_line_20_indent">См. Толкование на Пс. 118:15<text:span text:style-name="T1"> [</text:span><text:span text:style-name="T1"><text:bookmark-ref text:reference-format="page" text:ref-name="old_ps_118_015_svt_ioann_zlatoust">66</text:bookmark-ref></text:span><text:span text:style-name="T1">]</text:span></text:p>
      <text:h text:style-name="Heading_20_2" text:outline-level="2"><text:bookmark-start text:name="old_ps_118_016_svt_feofan_zatvornik"/>Свт. Феофан Затворник<text:bookmark-end text:name="old_ps_118_016_svt_feofan_zatvornik"/></text:h>
      <text:p text:style-name="P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2">поглумлюся</text:span> (стану исследовать усидчиво), а здесь – <text:span text:style-name="T2">поучуся</text:span>, там плодом занятия ставится – <text:span text:style-name="T2">уразумею</text:span>, а здесь – <text:span text:style-name="T2">не забуду. Не забуду</text:span> – дело памяти, – отсюда рождается наведение: <text:span text:style-name="T2">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2">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2">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2">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2">и будет Бог всяческая во всех</text:span>. </text:p>
      <text:p text:style-name="P5">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3">В оправданиих Твоих поучуся, не забуду словес Твоих. Воздаждь рабу Твоему; живи мя</text:span> (буду жить) <text:span text:style-name="T3">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2">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2">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2">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2">Оригена</text:span>: Воздает дающему, как например Аврааму Исаака, и Владыка подарил десять мин принесшему их к нему. <text:span text:style-name="T2">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6">Во оправданиих Твоих поучуся: не забуду словес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7"/>Толкования на Пс. 118:17<text:bookmark-end text:name="old_ps_118_017"/></text:h>
      <text:p text:style-name="P4">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6">Воздаждь рабу Твоему: живи мя, и сохраню словеса Твоя</text:p>
      <text:p text:style-name="First_20_line_20_indent"><text:span text:style-name="T3">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5">Толкование на псалмы.</text:p>
      <text:h text:style-name="Heading_20_2" text:outline-level="2"><text:bookmark-start text:name="old_ps_118_017_svt_ioann_zlatoust"/>Свт. Иоанн Златоуст<text:bookmark-end text:name="old_ps_118_017_svt_ioann_zlatoust"/></text:h>
      <text:p text:style-name="P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3">«воздай рабу Твоему»</text:span>; а работающие греху, удовольствиям и постыдным страстям, не решатся говорить: <text:span text:style-name="T3">«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3">«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5">Беседа на псалом 118.</text:p>
      <text:h text:style-name="Heading_20_2" text:outline-level="2"><text:bookmark-start text:name="old_ps_118_017_svt_feofan_zatvornik"/>Свт. Феофан Затворник<text:bookmark-end text:name="old_ps_118_017_svt_feofan_zatvornik"/></text:h>
      <text:p text:style-name="P6">Воздаждь рабу Твоему: живи мя, и сохраню словеса Твоя</text:p>
      <text:p text:style-name="First_20_line_20_indent">Третья буква <text:span text:style-name="T2">гúмель</text:span> значит <text:span text:style-name="T2">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2">Антоний Великий</text:span> рассуждая о таких лицах, прилагает к ним слова другого псалма: <text:span text:style-name="T2">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2">притрудностях</text:span>,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text:p>
      <text:p text:style-name="First_20_line_20_indent"><text:span text:style-name="T2">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2">не забывай всех воздаяний Его</text:span>, всех обильных благ Его, или <text:span text:style-name="T2">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2">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2">отыми понос и уничижение.</text:span></text:p>
      <text:p text:style-name="First_20_line_20_indent"><text:span text:style-name="T2">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2">Воздаждь рабу</text:span>… и <text:span text:style-name="T2">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2">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2">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5">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6">Воздаждь рабу Твоему: живи мя, и сохраню словеса Твоя</text:p>
      <text:p text:style-name="First_20_line_20_indent"><text:soft-page-break/><text:span text:style-name="T3">«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3">«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6">Воздаждь рабу твоему: живи мя, и сохраню словеса твоя</text:p>
      <text:p text:style-name="First_20_line_20_indent">См. Толкование на Пс. 118:16<text:span text:style-name="T1"> [</text:span><text:span text:style-name="T1"><text:bookmark-ref text:reference-format="page" text:ref-name="old_ps_118_016_evfimij_zigaben">69</text:bookmark-ref></text:span><text:span text:style-name="T1">]</text:span></text:p>
      <text:h text:style-name="Heading_20_2" text:outline-level="2"><text:bookmark-start text:name="old_ps_118_017_ep_irinej_orda"/>Еп. Ириней (Орда)<text:bookmark-end text:name="old_ps_118_017_ep_irinej_orda"/></text:h>
      <text:p text:style-name="P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3">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5">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3">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2">гимел</text:span> значит: «<text:span text:style-name="T2">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3">рабами</text:span> Господа. И эта внутренняя верность Господу и дает им дерзновение вопиять к Богу: <text:span text:style-name="T3">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3">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3">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3">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3">пришельцем</text:span>(ст. 19-20)<text:span text:style-name="T1"> [</text:span><text:span text:style-name="T1"><text:bookmark-ref text:reference-format="page" text:ref-name="old_ps_118_019">80</text:bookmark-ref></text:span><text:span text:style-name="T1">]</text:span><text:span text:style-name="T3">на земле</text:span>: <text:span text:style-name="T3">Пришлец аз есмь на земли</text:span>, – говорит он. Эту мысль и каждый из нас должен носить в сердце своем. «Не имею здесь <text:span text:style-name="T3">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3">не скрый от Мене заповеди Твоя</text:span>. <text:span text:style-name="T3">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3">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 [</text:span><text:span text:style-name="T1"><text:bookmark-ref text:reference-format="page" text:ref-name="old_ps_118_021">87</text:bookmark-ref></text:span><text:span text:style-name="T1">]</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3">запретил еси</text:span>, – в соответствие со следующим словом: <text:span text:style-name="T3">отыми</text:span>, – нужно читать: «запрети гордым», – всем тем, которые подпадают проклятию за уклонение от заповедей (<text:span text:style-name="T3">прокляты уклоняющийся от заповедей</text:span>) Твоих, – как самомнящиеся, так и те, которые вредят труженикам в деле Божием. </text:p>
      <text:p text:style-name="First_20_line_20_indent"><text:span text:style-name="T3">Гордым запрети, а от меня отыми поношение и уничижение</text:span>, которым они подвергают меня за то, что я храню откровения Твои (<text:span text:style-name="T3">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3">понос и уничижение</text:span>, которым меня подвергают <text:span text:style-name="T3">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2">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3">Отыми от Мене понос и уничижение</text:span>. И если бы только эти тяжелые поношения и уничижения, <text:span text:style-name="T2">«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3">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3">раб же Твой</text:span>, говорит пророк, <text:span text:style-name="T3">глумляшеся во оправданиих Твоих</text:span>. Вот уже он и не молится: <text:span text:style-name="T3">отыми</text:span>, или <text:span text:style-name="T3">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2">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 [</text:span><text:span text:style-name="T1"><text:bookmark-ref text:reference-format="page" text:ref-name="old_ps_118_024">96</text:bookmark-ref></text:span><text:span text:style-name="T1">]</text:span> пророк выставляет и причину, почему он, когда видит, что враги его сплетают клеветы во зло ему, углубляется в оправдания Божии: <text:span text:style-name="T3">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5">Объяснение священной книги псалмов.</text:p>
      <text:h text:style-name="Heading_20_1" text:outline-level="1"><text:bookmark-start text:name="old_ps_118_018"/>Толкования на Пс. 118:18<text:bookmark-end text:name="old_ps_118_018"/></text:h>
      <text:p text:style-name="P4">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2">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5">Толкование на псалмы.</text:p>
      <text:h text:style-name="Heading_20_2" text:outline-level="2"><text:bookmark-start text:name="old_ps_118_018_svt_ioann_zlatoust"/>Свт. Иоанн Златоуст<text:bookmark-end text:name="old_ps_118_018_svt_ioann_zlatoust"/></text:h>
      <text:p text:style-name="P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2">«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2">«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2">«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5">Беседа на псалом 118.</text:p>
      <text:h text:style-name="Heading_20_2" text:outline-level="2"><text:bookmark-start text:name="old_ps_118_018_svt_feofan_zatvornik"/>Свт. Феофан Затворник<text:bookmark-end text:name="old_ps_118_018_svt_feofan_zatvornik"/></text:h>
      <text:p text:style-name="P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2">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2">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2">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2">забвение</text:span>. Святой <text:span text:style-name="T2">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2">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2">и уразумею чудеса от закона Твоего</text:span>. </text:p>
      <text:p text:style-name="P5">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5">Заметки.</text:p>
      <text:h text:style-name="Heading_20_2" text:outline-level="2"><text:bookmark-start text:name="old_ps_118_018_blzh_feodorit_kirskij"/>Блж. Феодорит Кирский<text:bookmark-end text:name="old_ps_118_018_blzh_feodorit_kirskij"/></text:h>
      <text:p text:style-name="P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2">«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2">«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2">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2">Златословесного</text:span> вместе с словами <text:span text:style-name="T2">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2">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2">Безименного</text:span>: На глазах размышляющих о законе, как бы покров, лежат письмена: ибо когда кто обратится ко Господу, тогда по словам <text:span text:style-name="T2">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6">Открый очи мои, и уразумею чудеса от закона твоего</text:p>
      <text:p text:style-name="First_20_line_20_indent"><text:span text:style-name="T2">«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6">Открый очи мои, и уразумею чудеса от закона твоего</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19"/>Толкования на Пс. 118:19<text:bookmark-end text:name="old_ps_118_019"/></text:h>
      <text:p text:style-name="P4">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5">Беседа на псалом 118.</text:p>
      <text:h text:style-name="Heading_20_2" text:outline-level="2"><text:bookmark-start text:name="old_ps_118_019_svt_feofan_zatvornik"/>Свт. Феофан Затворник<text:bookmark-end text:name="old_ps_118_019_svt_feofan_zatvornik"/></text:h>
      <text:p text:style-name="P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2">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2">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5">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3">«Пришлец аз есмь на земли, не скрый от Мене заповеди Твоя!»</text:span>(Пс. 118:19)<text:span text:style-name="T1"> [</text:span><text:span text:style-name="T1"><text:bookmark-ref text:reference-format="page" text:ref-name="old_ps_118_019">80</text:bookmark-ref></text:span><text:span text:style-name="T1">]</text:span>. Точно: закон Христов – нить, по которой мы выбираемся из мрачнаго лабиринта земной жизни в блаженную вечность. </text:p>
      <text:p text:style-name="P5">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2">Златословесного</text:span> вместе со словами <text:span text:style-name="T2">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2">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6">Пришлец аз есмь на земли: не скрый от мене заповеди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0"/>Толкования на Пс. 118:20<text:bookmark-end text:name="old_ps_118_020"/></text:h>
      <text:p text:style-name="P4">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3">«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5">Беседа на псалом 118.</text:p>
      <text:h text:style-name="Heading_20_2" text:outline-level="2"><text:bookmark-start text:name="old_ps_118_020_svt_feofan_zatvornik"/>Свт. Феофан Затворник<text:bookmark-end text:name="old_ps_118_020_svt_feofan_zatvornik"/></text:h>
      <text:p text:style-name="P6">Возлюби душа моя возжелати судьбы Твоя на всякое время</text:p>
      <text:p text:style-name="First_20_line_20_indent"><text:span text:style-name="T2">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2">возлюбих</text:span> возжелати принять в значении «сильно возжелал». Но <text:span text:style-name="T2">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2">блаженным Августином</text:span> в настоящем стихе видеть указание на поражение воли нехотением. </text:p>
      <text:p text:style-name="First_20_line_20_indent">Святой <text:span text:style-name="T2">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5">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6">Возлюби душа моя возжелати судбы твоя на всякое время</text:p>
      <text:p text:style-name="First_20_line_20_indent">На слова: <text:span text:style-name="T3">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3">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3">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2">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2">Оригена</text:span>: Не только пожелал (επεθυμησε), но и возлюбил желать, притом желать во всякое время. <text:span text:style-name="T2">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6">Возлюби душа моя возжелати судьбы, Твоя на всякое время</text:p>
      <text:p text:style-name="First_20_line_20_indent"><text:soft-page-break/>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1"/>Толкования на Пс. 118:21<text:bookmark-end text:name="old_ps_118_021"/></text:h>
      <text:p text:style-name="P4">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6">Запретил еси гордым: прокляти уклоняющиися от заповедей Твоих</text:p>
      <text:p text:style-name="First_20_line_20_indent"><text:span text:style-name="T3">Запретил еси гордым.</text:span> Кто противится гордым, тот и запрещает им: <text:span text:style-name="T2">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5">Толкование на псалмы.</text:p>
      <text:h text:style-name="Heading_20_2" text:outline-level="2"><text:bookmark-start text:name="old_ps_118_021_svt_ioann_zlatoust"/>Свт. Иоанн Златоуст<text:bookmark-end text:name="old_ps_118_021_svt_ioann_zlatoust"/></text:h>
      <text:p text:style-name="P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2">«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3">«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3">«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2">«Проклят</text:span>, – говорит, – [всякий человек]<text:span text:style-name="T2">,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5">Беседа на псалом 118.</text:p>
      <text:h text:style-name="Heading_20_2" text:outline-level="2"><text:bookmark-start text:name="old_ps_118_021_svt_feofan_zatvornik"/>Свт. Феофан Затворник<text:bookmark-end text:name="old_ps_118_021_svt_feofan_zatvornik"/></text:h>
      <text:p text:style-name="P6">Запретил еси гордым: прокляти уклоняющиися от заповедей Твоих</text:p>
      <text:p text:style-name="First_20_line_20_indent"><text:span text:style-name="T2">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2">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2">запретил еси</text:span> – надо будет читать – <text:span text:style-name="T2">запрети</text:span>, в соответствие следующему – <text:span text:style-name="T2">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2">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2">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2">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5">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6">Запретил еси гордым: прокляти уклоняющиися от заповедей Твоих</text:p>
      <text:p text:style-name="First_20_line_20_indent"><text:span text:style-name="T3">«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3">«Прокляти уклоняющиися от заповедей Твоих».</text:span> Сию клятву и закон налагает на преступников. Ибо говорит: <text:span text:style-name="T2">«проклят всяк, иже не пребудет»</text:span> в том, что положено в книге <text:span text:style-name="T2">«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3">Запретил ecи гордым</text:span> (сказав): <text:span text:style-name="T3">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2">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2">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2">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3">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6">Запретил еси гордым: прокляти уклоняющиися от заповедий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2"/>Толкования на Пс. 118:22<text:bookmark-end text:name="old_ps_118_022"/></text:h>
      <text:p text:style-name="P4">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6">Отъими от мене понос и уничижение, яко свидений Твоих взысках</text:p>
      <text:p text:style-name="First_20_line_20_indent"><text:span text:style-name="T3">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5">Толкование на псалмы.</text:p>
      <text:h text:style-name="Heading_20_2" text:outline-level="2"><text:bookmark-start text:name="old_ps_118_022_svt_ioann_zlatoust"/>Свт. Иоанн Златоуст<text:bookmark-end text:name="old_ps_118_022_svt_ioann_zlatoust"/></text:h>
      <text:p text:style-name="P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2">«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2">«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5">Беседа на псалом 118.</text:p>
      <text:h text:style-name="Heading_20_2" text:outline-level="2"><text:bookmark-start text:name="old_ps_118_022_svt_feofan_zatvornik"/>Свт. Феофан Затворник<text:bookmark-end text:name="old_ps_118_022_svt_feofan_zatvornik"/></text:h>
      <text:p text:style-name="P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2">яко свидений Твоих взысках</text:span> можно относить и к <text:span text:style-name="T2">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5">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2">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2">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2">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2">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6">Отими от мене понос и уничижение, яко свидений твоих взыска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2_prot_grigorij_razumovskij"/>Прот. Григорий Разумовский<text:bookmark-end text:name="old_ps_118_022_prot_grigorij_razumovskij"/></text:h>
      <text:p text:style-name="P6">Отими от мене понос и уничижение, яко свидений твоих взыска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3"/>Толкования на Пс. 118:23<text:bookmark-end text:name="old_ps_118_023"/></text:h>
      <text:p text:style-name="P4">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2">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5">Толкование на псалмы.</text:p>
      <text:h text:style-name="Heading_20_2" text:outline-level="2"><text:bookmark-start text:name="old_ps_118_023_svt_ioann_zlatoust"/>Свт. Иоанн Златоуст<text:bookmark-end text:name="old_ps_118_023_svt_ioann_zlatoust"/></text:h>
      <text:p text:style-name="P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2">«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3">«раб же Твой размышлял об оправданиях Твоих»</text:span>. Я, исповедуя Твое владычество, поучался оправданиям Твоим. </text:p>
      <text:p text:style-name="P5">Беседа на псалом 118.</text:p>
      <text:h text:style-name="Heading_20_2" text:outline-level="2"><text:bookmark-start text:name="old_ps_118_023_svt_feofan_zatvornik"/>Свт. Феофан Затворник<text:bookmark-end text:name="old_ps_118_023_svt_feofan_zatvornik"/></text:h>
      <text:p text:style-name="P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2">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2">раб же Твой</text:span>, говорит пророк, <text:span text:style-name="T2">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2">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2">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2">блажени изгнани правды ради, блажени</text:span> те, кого <text:span text:style-name="T2">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5">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И Саул, и Авенир, и Ахитофел, и Авессалом злословили Давида. </text:p>
      <text:p text:style-name="First_20_line_20_indent"><text:span text:style-name="T3">«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3">Ибо снедоша князи</text:span> (начальствующие) <text:span text:style-name="T3">и на мя клеветаху; раб же Твой глумляшеся</text:span> (углублялся умом) <text:span text:style-name="T3">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2">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6">Ибо седоша князи и на мя клеветаху, раб же твой глумляшеся во оправданиих твои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3_prot_grigorij_razumovskij"/>Прот. Григорий Разумовский<text:bookmark-end text:name="old_ps_118_023_prot_grigorij_razumovskij"/></text:h>
      <text:p text:style-name="P6">Ибо седоша князи и на мя клеветаху, раб же твой глумляшеся во оправданиих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4"/>Толкования на Пс. 118:24<text:bookmark-end text:name="old_ps_118_024"/></text:h>
      <text:p text:style-name="P4">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5">Беседа на псалом 118.</text:p>
      <text:h text:style-name="Heading_20_2" text:outline-level="2"><text:bookmark-start text:name="old_ps_118_024_svt_feofan_zatvornik"/>Свт. Феофан Затворник<text:bookmark-end text:name="old_ps_118_024_svt_feofan_zatvornik"/></text:h>
      <text:p text:style-name="P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2">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2">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2">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5">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2">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6">Ибо свидения Твоя—поучение мое есть, и совети мои— оправдания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5"/>Толкования на Пс. 118:25<text:bookmark-end text:name="old_ps_118_025"/></text:h>
      <text:p text:style-name="P4">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6">Прильпе земли душа моя: живи мя по словеси Твоему</text:p>
      <text:p text:style-name="First_20_line_20_indent"><text:span text:style-name="T3">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2">и потоки не покрыют тебе</text:span> (<text:a xlink:type="simple" xlink:href="https://bible.optina.ru/old:ps:043:02" text:style-name="Internet_20_link" text:visited-style-name="Visited_20_Internet_20_Link">Пс. 43,2</text:a>). </text:p>
      <text:p text:style-name="P5">Толкование на псалмы.</text:p>
      <text:h text:style-name="Heading_20_2" text:outline-level="2"><text:bookmark-start text:name="old_ps_118_025_svt_ioann_zlatoust"/>Свт. Иоанн Златоуст<text:bookmark-end text:name="old_ps_118_025_svt_ioann_zlatoust"/></text:h>
      <text:p text:style-name="P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2">«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3">«прилипла к земле душа моя»</text:span>. Поэтому я и прошу: <text:span text:style-name="T3">«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3">«Оживи меня по слову Твоему»</text:span>. Просит не жизни самой по себе, но жизни по закону. </text:p>
      <text:p text:style-name="P5">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2">дάлет</text:span> – <text:span text:style-name="T2">дверь</text:span>. </text:p>
      <text:p text:style-name="First_20_line_20_indent">С этим словом приходят на ум умилительные песни Церкви: <text:span text:style-name="T2">Покаяния отверзи ми двери, Жизнодавче</text:span>, или: <text:span text:style-name="T2">Милосердия двери отверзи нам, благословенная Богородице</text:span>. Покаяние и есть содержание предлежащего восьмистишия. <text:span text:style-name="T2">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 [</text:span><text:span text:style-name="T1"><text:bookmark-ref text:reference-format="page" text:ref-name="old_ps_118_025">98</text:bookmark-ref></text:span><text:span text:style-name="T1">]</text:span>; переход – стихи 28 – 29<text:span text:style-name="T1"> [</text:span><text:span text:style-name="T1"><text:bookmark-ref text:reference-format="page" text:ref-name="old_ps_118_028">114</text:bookmark-ref></text:span><text:span text:style-name="T1">]</text:span>; дверь в правую жизнь – стихи 30 – 32<text:span text:style-name="T1"> [</text:span><text:span text:style-name="T1"><text:bookmark-ref text:reference-format="page" text:ref-name="old_ps_118_030">121</text:bookmark-ref></text:span><text:span text:style-name="T1">]</text:span>. </text:p>
      <text:p text:style-name="P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2">увы! прильпе земли душа моя!</text:span>» Это очень похоже на жалобу пришедшего в себя блудного сына: <text:span text:style-name="T2">аз же гладом гиблю</text:span>. </text:p>
      <text:p text:style-name="First_20_line_20_indent">Прекрасно изображает это состояние святой <text:span text:style-name="T2">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2">прильпе земли душа моя</text:span>. В другом месте то же выражает пророк так: <text:span text:style-name="T2">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2">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2">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2">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2">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2">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2">раб же Твой глумляшеся во оправданиих Твоих, – свидения Твоя поучение мое есть</text:span>; а здесь говорит: <text:span text:style-name="T2">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2">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2">внутренний</text:span> наш <text:span text:style-name="T2">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2">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2">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2">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2">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2">Живи мя</text:span>; я готов; жажду тебя, как сухая земля жаждет дождя». </text:p>
      <text:p text:style-name="First_20_line_20_indent">«<text:span text:style-name="T2">По словеси Твоему</text:span> значит то же, что по обетованию Твоему», говорит <text:span text:style-name="T2">блаженный Августин</text:span>. «Когда, поясняет <text:span text:style-name="T2">Анфим</text:span>, преступив заповедь, согрешил я, – <text:span text:style-name="T2">прильпе земли душа </text:span><text:soft-page-break/><text:span text:style-name="T2">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5">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6">Прильпе земли душа моя: живи мя по словеси твоему</text:p>
      <text:p text:style-name="First_20_line_20_indent">Псалмопевец, говоря: <text:span text:style-name="T3">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5">Письма. Книга I.</text:p>
      <text:h text:style-name="Heading_20_2" text:outline-level="2"><text:bookmark-start text:name="old_ps_118_025_blzh_feodorit_kirskij"/>Блж. Феодорит Кирский<text:bookmark-end text:name="old_ps_118_025_blzh_feodorit_kirskij"/></text:h>
      <text:p text:style-name="P6">Прильпе земли душа моя: живи мя по словеси Твоему</text:p>
      <text:p text:style-name="First_20_line_20_indent"><text:span text:style-name="T3">«Прилпе земли душа моя».</text:span> Пророк выразил сим избыток смирения. Ибо так сказал и в псалме сорок третьем: <text:span text:style-name="T2">«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3">«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3">Прильпе земли душа моя; живи мя</text:span> (дай мне жизнь) <text:span text:style-name="T3">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2">Другой</text:span> говорит: Говоря сие, Давид показывает единение души с телом, взятым из персти земной. А за сим, по <text:span text:style-name="T2">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2">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2">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2">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6">Прильпе земли душа моя: живи мя по словеси твоему</text:p>
      <text:p text:style-name="First_20_line_20_indent"><text:span text:style-name="T2">«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5">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3">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2">далет</text:span>, что значит <text:span text:style-name="T2">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 [</text:span><text:span text:style-name="T1"><text:bookmark-ref text:reference-format="page" text:ref-name="old_ps_118_025">98</text:bookmark-ref></text:span><text:span text:style-name="T1">]</text:span>; промежуточный переход – стихи 28-29<text:span text:style-name="T1"> [</text:span><text:span text:style-name="T1"><text:bookmark-ref text:reference-format="page" text:ref-name="old_ps_118_028">114</text:bookmark-ref></text:span><text:span text:style-name="T1">]</text:span>, и дверь в правую жизнь – стихи 30–32<text:span text:style-name="T1"> [</text:span><text:span text:style-name="T1"><text:bookmark-ref text:reference-format="page" text:ref-name="old_ps_118_030">121</text:bookmark-ref></text:span><text:span text:style-name="T1">]</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3">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3">живи мя</text:span>. Если удалишься от меня, то мне не спастись: я близок к погибели и смерти. Но Ты Сам изрек чрез пророка: «<text:span text:style-name="T2">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3">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2">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 [</text:span><text:span text:style-name="T1"><text:bookmark-ref text:reference-format="page" text:ref-name="old_ps_118_026">106</text:bookmark-ref></text:span><text:span text:style-name="T1">]</text:span> стихе. <text:span text:style-name="T3">Пути моя возвестих</text:span>, значит – «я исповедал грехи мои»; <text:span text:style-name="T3">и Ты, Господи, услышал мя еси</text:span>, т.е. принял мою исповедь и простил мне все грехи мои, – научи же меня теперь <text:span text:style-name="T3">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 [</text:span><text:span text:style-name="T1"><text:bookmark-ref text:reference-format="page" text:ref-name="old_ps_118_027">110</text:bookmark-ref></text:span><text:span text:style-name="T1">]</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3">оправданий</text:span> достигает цели; благодатию Божией он <text:span text:style-name="T3">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 [</text:span><text:span text:style-name="T1"><text:bookmark-ref text:reference-format="page" text:ref-name="old_ps_118_028">114</text:bookmark-ref></text:span><text:span text:style-name="T1">]</text:span>, под именем<text:span text:style-name="T3">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3">воздрема душа моя от уныния</text:span>. <text:span text:style-name="T3">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3">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3">Путь неправды отстави от Мене</text:span>. Что это за <text:span text:style-name="T3">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3">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3">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3">путь истины</text:span>(ст. 30)<text:span text:style-name="T1"> [</text:span><text:span text:style-name="T1"><text:bookmark-ref text:reference-format="page" text:ref-name="old_ps_118_030">121</text:bookmark-ref></text:span><text:span text:style-name="T1">]</text:span>. Всякий живущий и действующий уже имеет свой путь, но не у всякого есть <text:span text:style-name="T3">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3">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2">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3">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3">И судбы Твоя не забых</text:span>. «Изволил, – говорит блж. Августин, – путь истины, по коему тещи, и судьбы Твоя не забыл, чтобы тещи» [7, с. 116]. Но что такое эти <text:span text:style-name="T3">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3">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3">изволих</text:span>, с этим: <text:span text:style-name="T3">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3">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3">Прилепихся свидением Твоим, Господи, не посрами мене</text:span>, – взывает пророк и тем выражает непоколебимое упование на милость Божию в день Суда. <text:span text:style-name="T3">Я прилепился свидениям</text:span> (откровениям) <text:span text:style-name="T3">Твоим, Господи</text:span>, возлюбил их и уверен, что <text:span text:style-name="T3">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3">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3">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2">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3">путь неправды отставь</text:span>, потом: <text:span text:style-name="T3">путь истины изволих</text:span>; далее: <text:span text:style-name="T3">прилепихся свидением Твоим</text:span>; теперь заканчивает: <text:span text:style-name="T3">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3"> тесен</text:span>, и <text:span text:style-name="T3">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3">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5">Объяснение священной книги псалмов.</text:p>
      <text:h text:style-name="Heading_20_1" text:outline-level="1"><text:bookmark-start text:name="old_ps_118_026"/>Толкования на Пс. 118:26<text:bookmark-end text:name="old_ps_118_026"/></text:h>
      <text:p text:style-name="P4">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2">«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2">«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2">«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5">Беседа на псалом 118.</text:p>
      <text:h text:style-name="Heading_20_2" text:outline-level="2"><text:bookmark-start text:name="old_ps_118_026_svt_feofan_zatvornik"/>Свт. Феофан Затворник<text:bookmark-end text:name="old_ps_118_026_svt_feofan_zatvornik"/></text:h>
      <text:p text:style-name="P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3">Пути моя возвестих</text:span> – значит исповедал грехи мои; <text:span text:style-name="T3">услышал мя еси</text:span> – Ты, Господи, принял мою исповедь и простил мне все грехи мои, <text:span text:style-name="T3">научи</text:span> же теперь <text:span text:style-name="T3">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3">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3">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3">услышал мя еси</text:span>. В другом месте изображает пророк эту неизреченную милость Божию полнее: <text:span text:style-name="T2">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2">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3">услышал мя еси</text:span>. </text:p>
      <text:p text:style-name="First_20_line_20_indent"><text:span text:style-name="T3">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3">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3">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2">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5">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6">Пути моя возвестих, и услышал мя ecи: научи мя оправданием Твоим</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7"/>Толкования на Пс. 118:27<text:bookmark-end text:name="old_ps_118_027"/></text:h>
      <text:p text:style-name="P4">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6">Путь оправданий Твоих вразуми ми, и поглумлюся в чудесех Твоих</text:p>
      <text:p text:style-name="First_20_line_20_indent"><text:span text:style-name="T3">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5">Толкование на псалмы.</text:p>
      <text:h text:style-name="Heading_20_2" text:outline-level="2"><text:bookmark-start text:name="old_ps_118_027_svt_ioann_zlatoust"/>Свт. Иоанн Златоуст<text:bookmark-end text:name="old_ps_118_027_svt_ioann_zlatoust"/></text:h>
      <text:p text:style-name="P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3">«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5">Беседа на псалом 118.</text:p>
      <text:h text:style-name="Heading_20_2" text:outline-level="2"><text:bookmark-start text:name="old_ps_118_027_svt_feofan_zatvornik"/>Свт. Феофан Затворник<text:bookmark-end text:name="old_ps_118_027_svt_feofan_zatvornik"/></text:h>
      <text:p text:style-name="P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2">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2">Златоуст</text:span>, <text:span text:style-name="T2">Феодорит</text:span> и святой <text:span text:style-name="T2">Амвросий</text:span>. Мысль святого <text:span text:style-name="T2">Златоуста</text:span> приводит <text:span text:style-name="T2">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2">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2">Амвросий</text:span> говорит: «Не считает довольным, чтобы Господь Бог наш <text:soft-page-break/>научил его оправданиям Своим, но прибавляет: <text:span text:style-name="T2">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2">Во-вторых</text:span>, под путем оправданий можно разуметь здесь, как полагает блаженный <text:span text:style-name="T2">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2">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2">В-третьих</text:span>, можно разуметь здесь, со святым <text:span text:style-name="T2">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2">Иларий</text:span> пишет: «речь эта (то есть <text:span text:style-name="T2">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2">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2">глумиться</text:span>, <text:span text:style-name="T2">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2">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2">Амвросий</text:span>, кто познал тайны Божии, тот углубляется созерцанием в чудеса Божии, в них открывающиеся». По словам <text:span text:style-name="T2">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2">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2">поглумлюся</text:span> разумеют: буду вести пространные беседы о чудесах милости и правды Твоей:<text:span text:style-name="T2"> возрадуется язык мой правде Твоей</text:span>, буду всюду восхвалять и дивные пути оправданий Твоих, и Тебя, устрояющего их. <text:span text:style-name="T2">Дидим</text:span> говорит: «Всем буду рассказывать о чудесах Твоих». Святой <text:span text:style-name="T2">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5">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3">Путь</text:span> (в пути) <text:span text:style-name="T3">оправданий Твоих, вразуми ми и поглумлюся</text:span> (углублюсь умом) <text:span text:style-name="T3">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2">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2">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6">Путь оправданий Твоих, вразуми ми и поглумлюся в чуд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8"/>Толкования на Пс. 118:28<text:bookmark-end text:name="old_ps_118_028"/></text:h>
      <text:p text:style-name="P4">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6">Воздрема душа моя от уныния, утверди мя в словесех Твоих</text:p>
      <text:p text:style-name="First_20_line_20_indent"><text:span text:style-name="T3">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2">бдите и молитеся</text:span> (<text:a xlink:type="simple" xlink:href="https://bible.optina.ru/new:mf:26:41" text:style-name="Internet_20_link" text:visited-style-name="Visited_20_Internet_20_Link">Мф. 26,41</text:a>). </text:p>
      <text:p text:style-name="P5">Толкование на псалмы.</text:p>
      <text:h text:style-name="Heading_20_2" text:outline-level="2"><text:bookmark-start text:name="old_ps_118_028_svt_ioann_zlatoust"/>Свт. Иоанн Златоуст<text:bookmark-end text:name="old_ps_118_028_svt_ioann_zlatoust"/></text:h>
      <text:p text:style-name="P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2">«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5">Беседа на псалом 118.</text:p>
      <text:h text:style-name="Heading_20_2" text:outline-level="2"><text:bookmark-start text:name="old_ps_118_028_svt_feofan_zatvornik"/>Свт. Феофан Затворник<text:bookmark-end text:name="old_ps_118_028_svt_feofan_zatvornik"/></text:h>
      <text:p text:style-name="P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2">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2">Блаженный Августин</text:span> пишет: «Проходя труды в стяжании добродетелей и некоторым образом будучи утомлен ими, он сказал: <text:span text:style-name="T2">воздрема душа моя от уныния</text:span>. Что значит <text:span text:style-name="T2">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2">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2">Зигабен</text:span> приводит мнение <text:span text:style-name="T2">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2">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2">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2">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2">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2">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2">Амвросию</text:span>: «Пророк просит здесь быть утвержденным в словесах Божиих, <text:span text:style-name="T2">да не подвижутся ноги его</text:span> и <text:span text:style-name="T2">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2">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2">бдите и молитеся</text:span>. </text:p>
      <text:p text:style-name="First_20_line_20_indent">Святой <text:span text:style-name="T2">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2">Зигабена</text:span>: «<text:span text:style-name="T2">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2">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2">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2">Блаженный Анфим</text:span> замечает, что «в пятом и шестом издании (перевода Библии) и у <text:span text:style-name="T2">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2">Амвросий</text:span>, упоминая о таковом переводе, находит две мысли в слове пророка; первая: <text:span text:style-name="T2">душа</text:span> стала капать, стала в себя принимать чуждое, не дающее ей покоя и изгоняющее во вне; вторая: <text:span text:style-name="T2">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2">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5">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2">«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2">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2">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2">Златоуста</text:span> и <text:span text:style-name="T2">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2">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6">Воздрема душа моя от уныния; утверди мя в слов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9"/>Толкования на Пс. 118:29<text:bookmark-end text:name="old_ps_118_029"/></text:h>
      <text:p text:style-name="P4">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5">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3">«неправда»</text:span>) и чтобы путь закона и заповедей привел его к помилованию. Он говорит: <text:span text:style-name="T3">«путь истины избрал я»</text:span>, то есть, возлюбил, избрал, и поэтому я не забыл судов Твоих и не утратил из памяти Твоих откровений. </text:p>
      <text:p text:style-name="P5">Беседа на псалом 118.</text:p>
      <text:h text:style-name="Heading_20_2" text:outline-level="2"><text:bookmark-start text:name="old_ps_118_029_svt_feofan_zatvornik"/>Свт. Феофан Затворник<text:bookmark-end text:name="old_ps_118_029_svt_feofan_zatvornik"/></text:h>
      <text:p text:style-name="P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2">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2">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2">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2">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2">Законом Твоим помилуй мя.</text:span> Каким же это законом? – «Законом человеколюбия Твоего, говорит <text:span text:style-name="T2">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2">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2">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2">Законом Твоим помилуй мя</text:span> – значит, опять, то же, что <text:span text:style-name="T2">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2">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2">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5">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2">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2">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6">Путь неправды отстави от мене и законом твоим помилуй мя</text:p>
      <text:p text:style-name="First_20_line_20_indent"><text:span text:style-name="T2">«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 [</text:span><text:span text:style-name="T1"><text:bookmark-ref text:reference-format="page" text:ref-name="old_ps_118_030">121</text:bookmark-ref></text:span><text:span text:style-name="T1">]</text:span>). </text:p>
      <text:h text:style-name="Heading_20_2" text:outline-level="2"><text:bookmark-start text:name="old_ps_118_029_prot_grigorij_razumovskij"/>Прот. Григорий Разумовский<text:bookmark-end text:name="old_ps_118_029_prot_grigorij_razumovskij"/></text:h>
      <text:p text:style-name="P6">Путь неправды отстави от мене и законом твоим помилуй мя</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0"/>Толкования на Пс. 118:30<text:bookmark-end text:name="old_ps_118_030"/></text:h>
      <text:p text:style-name="P4">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afanasij_velikij">121</text:bookmark-ref></text:span><text:span text:style-name="T1">]</text:span></text:p>
      <text:h text:style-name="Heading_20_2" text:outline-level="2"><text:bookmark-start text:name="old_ps_118_030_svt_ioann_zlatoust"/>Свт. Иоанн Златоуст<text:bookmark-end text:name="old_ps_118_030_svt_ioann_zlatoust"/></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ioann_zlatoust">121</text:bookmark-ref></text:span><text:span text:style-name="T1">]</text:span></text:p>
      <text:h text:style-name="Heading_20_2" text:outline-level="2"><text:bookmark-start text:name="old_ps_118_030_svt_feofan_zatvornik"/>Свт. Феофан Затворник<text:bookmark-end text:name="old_ps_118_030_svt_feofan_zatvornik"/></text:h>
      <text:p text:style-name="P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2">изволих</text:span> – избрал, <text:span text:style-name="T2">прилепихся</text:span> – сердцем возлюбил, <text:span text:style-name="T2">текох</text:span> – живо действую в исполнении; во втором – <text:span text:style-name="T2">судьбы Твоя не забых</text:span> – принял в убеждение всю сущность домостроительства Твоего в устроении спасения; далее – <text:span text:style-name="T2">не посрами</text:span> – полагаюсь на Тебя всем упованием моим, <text:span text:style-name="T2">разширил еси сердце мое</text:span> – я почувствовал приток благодатных животворных воздействий Твоих. Само собою явствует, что цель всего – в <text:span text:style-name="T2">текох</text:span> и в <text:span text:style-name="T2">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2">Иларий</text:span>. </text:p>
      <text:p text:style-name="First_20_line_20_indent"><text:span text:style-name="T2">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2">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2">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2">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2">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2">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2">И судьбы Твоя не забых.</text:span> «Изволил, говорит <text:span text:style-name="T2">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2">Анфим</text:span>, из мысли у него не выходят, всегда вращаются пред очами ума его». </text:p>
      <text:p text:style-name="First_20_line_20_indent">Предыдущее – <text:span text:style-name="T2">изволих</text:span> с этим – <text:span text:style-name="T2">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5">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6">Путь истины изволих и судбы твоя не забых</text:p>
      <text:p text:style-name="First_20_line_20_indent">См. Толкование на Пс. 118:29<text:span text:style-name="T1"> [</text:span><text:span text:style-name="T1"><text:bookmark-ref text:reference-format="page" text:ref-name="old_ps_118_029_blzh_feodorit_kirskij">120</text:bookmark-ref></text:span><text:span text:style-name="T1">]</text:span></text:p>
      <text:h text:style-name="Heading_20_2" text:outline-level="2"><text:bookmark-start text:name="old_ps_118_030_evfimij_zigaben"/>Евфимий Зигабен<text:bookmark-end text:name="old_ps_118_030_evfimij_zigaben"/></text:h>
      <text:p text:style-name="First_20_line_20_indent"><text:span text:style-name="T3">Путь истины изволих</text:span> (возлюбил ) <text:span text:style-name="T3">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2">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3">судов Твоих я не забыл</text:span>. <text:span text:style-name="T2">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6">Путь истины изволих и судьбы Твоя не забы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1"/>Толкования на Пс. 118:31<text:bookmark-end text:name="old_ps_118_031"/></text:h>
      <text:p text:style-name="P4">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3">«прилепился»</text:span> к ним, то есть, не на короткое время я обратил на них свое внимание, но постоянно питался ими, не отпадая от них. Поэтому и Ты <text:span text:style-name="T3">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5">Беседа на псалом 118.</text:p>
      <text:h text:style-name="Heading_20_2" text:outline-level="2"><text:bookmark-start text:name="old_ps_118_031_svt_feofan_zatvornik"/>Свт. Феофан Затворник<text:bookmark-end text:name="old_ps_118_031_svt_feofan_zatvornik"/></text:h>
      <text:p text:style-name="P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2">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2">Амвросий</text:span>: «Тот, кто хотя и много наделал срамного, но испросил себе в том прощение у Христа Господа, не посрамится, ибо такому изрекается: <text:span text:style-name="T2">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2">Амвросия</text:span> переносят внимание наше в будущий век, пред престол суда Божия. Блаженный <text:span text:style-name="T2">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2">не посрами мене</text:span> выражают непоколебимое упование верующего, добросовестно потрудившегося над собою: <text:span text:style-name="T2">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2">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2">Иларий</text:span> пишет: «Тот получает прощение прежних грехов, кто прилепился к свидениям Божиим. В слове Господнем так сказано: <text:span text:style-name="T2">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2">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2">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2">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5">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6">Прилепихся свидениям Твоим Господи, не посрами мене</text:p>
      <text:p text:style-name="First_20_line_20_indent">Пророк сказал не просто: следовал, но: <text:span text:style-name="T2">«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2">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6">Прилепихся свидением Твоим, Господи, не посрами мен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2"/>Толкования на Пс. 118:32<text:bookmark-end text:name="old_ps_118_032"/></text:h>
      <text:p text:style-name="P4">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2">«в скорби Ты дал мне простор»</text:span><text:a xlink:type="simple" xlink:href="https://bible.optina.ru/old:ps:004:02" text:style-name="Internet_20_link" text:visited-style-name="Visited_20_Internet_20_Link">(Пс.4:2)</text:a>, или <text:span text:style-name="T2">«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3">«По пути заповедей Твоих я шел, когда Ты расширил сердце мое»</text:span>. Таков был Павел, го­воривший: <text:span text:style-name="T2">«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5">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3">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6">Путь заповедей Твоих текох, егда разширил еси сердце мое</text:p>
      <text:p text:style-name="First_20_line_20_indent"><text:span text:style-name="T2">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2">Иларий</text:span> пишет: «Все у пророка идет в порядке. Сначала сказал он: <text:span text:style-name="T2">путь неправды отстави</text:span>; потом: <text:span text:style-name="T2">путь истины изволих</text:span>; далее: <text:span text:style-name="T2">прилепихся свидением Твоим</text:span>; теперь заканчивает: <text:span text:style-name="T2">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2">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2">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2">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2">вселюся в них</text:span>, говорит, и <text:span text:style-name="T2">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2">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2">сердце мое распространися</text:span>, говорит: <text:span text:style-name="T2">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2">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2">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2">не аз, но благодать, яже со мною</text:span>. </text:p>
      <text:p text:style-name="P5">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2">«в скорби распространил мя еси»</text:span> (<text:a xlink:type="simple" xlink:href="https://bible.optina.ru/old:ps:004:02" text:style-name="Internet_20_link" text:visited-style-name="Visited_20_Internet_20_Link">Пс.4:2</text:a>); и еще: <text:span text:style-name="T2">«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3">Путь</text:span> (в путь) <text:span text:style-name="T3">заповедей Твоих текох</text:span> (устремился), <text:span text:style-name="T3">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2">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2">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2">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6">Путь заповедий твоих текох, егда разширил еси сердце мо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3"/>Толкования на Пс. 118:33<text:bookmark-end text:name="old_ps_118_033"/></text:h>
      <text:p text:style-name="P4">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3">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3">«Поставь для меня законом»</text:span> – Симмах пере­вел: <text:span text:style-name="T2">«укажи»</text:span>, Акила же и Феодотион: <text:span text:style-name="T2">«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2">«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2">«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3">«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5">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2">ге</text:span> – <text:span text:style-name="T2">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 [</text:span><text:span text:style-name="T1"><text:bookmark-ref text:reference-format="page" text:ref-name="old_ps_118_033">131</text:bookmark-ref></text:span><text:span text:style-name="T1">]</text:span>), и ведения (стих 34<text:span text:style-name="T1"> [</text:span><text:span text:style-name="T1"><text:bookmark-ref text:reference-format="page" text:ref-name="old_ps_118_034">139</text:bookmark-ref></text:span><text:span text:style-name="T1">]</text:span>), и силы (стих 35<text:span text:style-name="T1"> [</text:span><text:span text:style-name="T1"><text:bookmark-ref text:reference-format="page" text:ref-name="old_ps_118_035">142</text:bookmark-ref></text:span><text:span text:style-name="T1">]</text:span>). Но знай, что сколько бы ты ни просил сего, – не получишь, если и с своей стороны не употребишь всех усилий; посему ищи (стих 33<text:span text:style-name="T1"> [</text:span><text:span text:style-name="T1"><text:bookmark-ref text:reference-format="page" text:ref-name="old_ps_118_033">131</text:bookmark-ref></text:span><text:span text:style-name="T1">]</text:span>), храни (стих 34<text:span text:style-name="T1"> [</text:span><text:span text:style-name="T1"><text:bookmark-ref text:reference-format="page" text:ref-name="old_ps_118_034">139</text:bookmark-ref></text:span><text:span text:style-name="T1">]</text:span>), желай (стих 35<text:span text:style-name="T1"> [</text:span><text:span text:style-name="T1"><text:bookmark-ref text:reference-format="page" text:ref-name="old_ps_118_035">142</text:bookmark-ref></text:span><text:span text:style-name="T1">]</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 [</text:span><text:span text:style-name="T1"><text:bookmark-ref text:reference-format="page" text:ref-name="old_ps_118_036">145</text:bookmark-ref></text:span><text:span text:style-name="T1">]</text:span>). Не примешивай к сему увлечения и услаждения суетностями (стих 37<text:span text:style-name="T1"> [</text:span><text:span text:style-name="T1"><text:bookmark-ref text:reference-format="page" text:ref-name="old_ps_118_037">150</text:bookmark-ref></text:span><text:span text:style-name="T1">]</text:span>). Да воодушевляет тебя во всем один страх Божий (стих 38<text:span text:style-name="T1"> [</text:span><text:span text:style-name="T1"><text:bookmark-ref text:reference-format="page" text:ref-name="old_ps_118_038">155</text:bookmark-ref></text:span><text:span text:style-name="T1">]</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 [</text:span><text:span text:style-name="T1"><text:bookmark-ref text:reference-format="page" text:ref-name="old_ps_118_039">159</text:bookmark-ref></text:span><text:span text:style-name="T1">]</text:span>). Затем, предав себя в руки Божий, говори: всем желанием хочу угодить Тебе, Господи (стих 40<text:span text:style-name="T1"> [</text:span><text:span text:style-name="T1"><text:bookmark-ref text:reference-format="page" text:ref-name="old_ps_118_040">163</text:bookmark-ref></text:span><text:span text:style-name="T1">]</text:span>). </text:p>
      <text:p text:style-name="P6">Законоположи мне, Господи, путь оправданий Твоих и взыщу и выну</text:p>
      <text:p text:style-name="First_20_line_20_indent"><text:span text:style-name="T2">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2">законоположи ми, Господи, в пути Твоем, настави мя, Господи, на путь Твой, и пойду во истине Твоей</text:span>. Темнота и неопределенность несносны. <text:span text:style-name="T2">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2">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2">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2">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2">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2">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2">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2">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2">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2">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2">Взыщу</text:span>, говорит, и <text:span text:style-name="T2">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2">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2">законоположи мне, Господи</text:span>, – каковы те, для коих, по слову апостола, положен закон? – Нет, если б он был таков, то не сказал бы выше: <text:span text:style-name="T2">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2">раждающему в работу</text:span>, а по Новому, о коем пишет пророк Иеремия: <text:span text:style-name="T2">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2">путь заповедей Твоих текох, егда разширил еси сердце мое</text:span>; ибо такое расширение сердца означает любовь, которая, по апостолу, <text:span text:style-name="T2">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2">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2">выну</text:span>? Ужели не будет конца искания? <text:span text:style-name="T2">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5">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6">Законоположи мне Господи путь оправданий Твоих, и́ взыщу и́ выну</text:p>
      <text:p text:style-name="First_20_line_20_indent">Вместо: <text:span text:style-name="T2">«законоположи»</text:span>, <text:span text:style-name="T2">Симмах</text:span> сказал: <text:span text:style-name="T2">«укажи»</text:span>, а <text:span text:style-name="T2">Акила</text:span> и <text:span text:style-name="T2">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2">Симмах</text:span> перевел: покажи, а <text:span text:style-name="T2">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2">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2">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3">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2">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3">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2">Законоположи ми, Господи, в пути Твоем</text:span>» <text:a xlink:type="simple" xlink:href="https://bible.optina.ru/old:ps:026:11" text:style-name="Internet_20_link" text:visited-style-name="Visited_20_Internet_20_Link">(Пс. 26:11)</text:a>, «<text:span text:style-name="T2">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3">выну</text:span>), и во всех случаях, где только откроется возможность, приложить его. Пророк и прилагает: <text:span text:style-name="T3">и взыщу и выну</text:span>; только у меня и заботы и усилий будет, чтоб удовлетворять закону. Но что значит выну? Ужели не будет конца исканию? <text:span text:style-name="T3">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3">old:ps:118:034|(ст. 34)</text:span>, пророк просит вразумления свыше и дает обещание <text:span text:style-name="T3">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2">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2">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 [</text:span><text:span text:style-name="T1"><text:bookmark-ref text:reference-format="page" text:ref-name="old_ps_118_035">142</text:bookmark-ref></text:span><text:span text:style-name="T1">]</text:span>: <text:span text:style-name="T3">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3">Настави на стезю заповедей</text:span>? Потому что <text:span text:style-name="T3">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3">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 [</text:span><text:span text:style-name="T1"><text:bookmark-ref text:reference-format="page" text:ref-name="old_ps_118_036">145</text:bookmark-ref></text:span><text:span text:style-name="T1">]</text:span> соответствуют предыдущим трем в этом осмистишии. Там – (ст. 33) <text:span text:style-name="T3">Законоположи, взыщу</text:span>, здесь – (ст. 36)<text:span text:style-name="T1"> [</text:span><text:span text:style-name="T1"><text:bookmark-ref text:reference-format="page" text:ref-name="old_ps_118_036">145</text:bookmark-ref></text:span><text:span text:style-name="T1">]</text:span> дай, чтоб я не искал при этом ничего другого, кроме Тебя и закона Твоего. Там – (ст. 34)<text:span text:style-name="T1"> [</text:span><text:span text:style-name="T1"><text:bookmark-ref text:reference-format="page" text:ref-name="old_ps_118_034">139</text:bookmark-ref></text:span><text:span text:style-name="T1">]</text:span><text:span text:style-name="T3">вразуми, сохраню</text:span>, здесь – <text:span text:style-name="T3">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 [</text:span><text:span text:style-name="T1"><text:bookmark-ref text:reference-format="page" text:ref-name="old_ps_118_035">142</text:bookmark-ref></text:span><text:span text:style-name="T1">]</text:span><text:span text:style-name="T3">настави, восхотех</text:span>, здесь – (ст. 38)<text:span text:style-name="T1"> [</text:span><text:span text:style-name="T1"><text:bookmark-ref text:reference-format="page" text:ref-name="old_ps_118_038">155</text:bookmark-ref></text:span><text:span text:style-name="T1">]</text:span> пестуном моим и стражем благаго хотения моего поставь во мне страх Твой. Здесь, в 36-м<text:span text:style-name="T1"> [</text:span><text:span text:style-name="T1"><text:bookmark-ref text:reference-format="page" text:ref-name="old_ps_118_036">145</text:bookmark-ref></text:span><text:span text:style-name="T1">]</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 [</text:span><text:span text:style-name="T1"><text:bookmark-ref text:reference-format="page" text:ref-name="old_ps_118_034">139</text:bookmark-ref></text:span><text:span text:style-name="T1">]</text:span> и 37-м<text:span text:style-name="T1"> [</text:span><text:span text:style-name="T1"><text:bookmark-ref text:reference-format="page" text:ref-name="old_ps_118_037">150</text:bookmark-ref></text:span><text:span text:style-name="T1">]</text:span> стихами нужно заметить следующее: там (ст. 34)<text:span text:style-name="T1"> [</text:span><text:span text:style-name="T1"><text:bookmark-ref text:reference-format="page" text:ref-name="old_ps_118_034">139</text:bookmark-ref></text:span><text:span text:style-name="T1">]</text:span> просит пророк дара разумения для исследования закона, здесь же (ст. 37)<text:span text:style-name="T1"> [</text:span><text:span text:style-name="T1"><text:bookmark-ref text:reference-format="page" text:ref-name="old_ps_118_037">150</text:bookmark-ref></text:span><text:span text:style-name="T1">]</text:span> – чтобы очи ума не отвратились к суетностям (<text:span text:style-name="T3">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3">В пути Твоем</text:span>, т.е., когда я иду путем Твоим, храню закон Твой, <text:span text:style-name="T3">живи меня</text:span>, храни, обновляй, подкрепляй. <text:span text:style-name="T3">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3">суета</text:span> значит: «толкотня без толку, без пользы». Пророк молится <text:span text:style-name="T3">отвратить очи его</text:span> от такой <text:span text:style-name="T3">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 [</text:span><text:span text:style-name="T1"><text:bookmark-ref text:reference-format="page" text:ref-name="old_ps_118_036">145</text:bookmark-ref></text:span><text:span text:style-name="T1">]</text:span>, и от суетности (ст. 37)<text:span text:style-name="T1"> [</text:span><text:span text:style-name="T1"><text:bookmark-ref text:reference-format="page" text:ref-name="old_ps_118_037">150</text:bookmark-ref></text:span><text:span text:style-name="T1">]</text:span>, пророк далее (ст. 38)<text:span text:style-name="T1"> [</text:span><text:span text:style-name="T1"><text:bookmark-ref text:reference-format="page" text:ref-name="old_ps_118_038">155</text:bookmark-ref></text:span><text:span text:style-name="T1">]</text:span> молит Господа Бога, чтобы Он оградил ее еще страхом Своим: <text:span text:style-name="T3">Постави рабу Твоему слово Твое в страх Твой</text:span>. <text:span text:style-name="T3">Слово</text:span> здесь значит то же, что закон и заповеди. <text:span text:style-name="T3">Поставить</text:span> их <text:span text:style-name="T3">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3">страхом</text:span>. </text:p>
      <text:p text:style-name="First_20_line_20_indent">Как в предыдущих двух стихах (36-37)<text:span text:style-name="T1"> [</text:span><text:span text:style-name="T1"><text:bookmark-ref text:reference-format="page" text:ref-name="old_ps_118_036">145</text:bookmark-ref></text:span><text:span text:style-name="T1">]</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3">поношение</text:span>, размышляя о котором или боясь его, пророк просит (в ст. 39<text:span text:style-name="T1"> [</text:span><text:span text:style-name="T1"><text:bookmark-ref text:reference-format="page" text:ref-name="old_ps_118_039">159</text:bookmark-ref></text:span><text:span text:style-name="T1">]</text:span>): <text:span text:style-name="T3">Отыми поношение мое, еже непщевах: яко судбы Твоя благи</text:span>. <text:span text:style-name="T3">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3">поношения</text:span>, потому и вопиет: <text:span text:style-name="T3">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3">Отыми поношение, еже непщевах</text:span>; <text:span text:style-name="T3">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3">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3">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3">открыть </text:span><text:soft-page-break/><text:span text:style-name="T3">поношение</text:span> свое пред Тем, <text:span text:style-name="T3">суды</text:span> Коего <text:span text:style-name="T3">благи</text:span>? Вот и все, что хотел пророк выразить в сем осмистишии, и заключил его такими словами: <text:span text:style-name="T3">Се, возжелах заповеди Твоя</text:span> – в <text:span text:style-name="T3">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3">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2">и уповай на Него, и Той сотворит</text:span>» <text:a xlink:type="simple" xlink:href="https://bible.optina.ru/old:ps:036:05" text:style-name="Internet_20_link" text:visited-style-name="Visited_20_Internet_20_Link">(Пс. 36:5)</text:a>. Молись: желаю, ищу, но <text:span text:style-name="T3">живи меня Ты правдою Твоею</text:span>. Господь определил: «<text:span text:style-name="T2">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5">Объяснение священной книги псалмов.</text:p>
      <text:h text:style-name="Heading_20_1" text:outline-level="1"><text:bookmark-start text:name="old_ps_118_034"/>Толкования на Пс. 118:34<text:bookmark-end text:name="old_ps_118_034"/></text:h>
      <text:p text:style-name="P4">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svt_ioann_zlatoust">131</text:bookmark-ref></text:span><text:span text:style-name="T1">]</text:span></text:p>
      <text:h text:style-name="Heading_20_2" text:outline-level="2"><text:bookmark-start text:name="old_ps_118_034_svt_feofan_zatvornik"/>Свт. Феофан Затворник<text:bookmark-end text:name="old_ps_118_034_svt_feofan_zatvornik"/></text:h>
      <text:p text:style-name="P6">Вразуми мя, и испытаю закон Твой, и сохраню и всем сердцем моим</text:p>
      <text:p text:style-name="First_20_line_20_indent">«В предыдущем стихе, пишет <text:span text:style-name="T2">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2">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2">блаженный Феодорит</text:span>. «Прежде, говорит <text:span text:style-name="T2">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2">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2">и испытаю закон Твой</text:span>; зная притом, что праведный плод испытаний есть исполнение делом открытого исследованием и познанного, прибавляет: <text:span text:style-name="T2">и сохраню и</text:span>; разумея же, что деятельное исполнение познанного получает силу и цену от сердца, он заключает весь круг своей речи так: <text:span text:style-name="T2">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2">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2">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2">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2">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2">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5">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2">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2">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2">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4_prot_grigorij_razumovskij"/>Прот. Григорий Разумовский<text:bookmark-end text:name="old_ps_118_034_prot_grigorij_razumovskij"/></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5"/>Толкования на Пс. 118:35<text:bookmark-end text:name="old_ps_118_035"/></text:h>
      <text:p text:style-name="P4">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5">Беседа на псалом 118.</text:p>
      <text:h text:style-name="Heading_20_2" text:outline-level="2"><text:bookmark-start text:name="old_ps_118_035_svt_feofan_zatvornik"/>Свт. Феофан Затворник<text:bookmark-end text:name="old_ps_118_035_svt_feofan_zatvornik"/></text:h>
      <text:p text:style-name="P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2">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2">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2">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2">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2">вслед Господа Бога вашего ходите… и к Нему прилепляйтеся</text:span>. Наш вождь – Христос Господь, рекший: <text:span text:style-name="T2">иже хощет по </text:span><text:soft-page-break/><text:span text:style-name="T2">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2">Афанасий</text:span> у <text:span text:style-name="T2">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2">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2">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2">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2">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2">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2">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2">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5">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2">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2">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5_prot_grigorij_razumovskij"/>Прот. Григорий Разумовский<text:bookmark-end text:name="old_ps_118_035_prot_grigorij_razumovskij"/></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6"/>Толкования на Пс. 118:36<text:bookmark-end text:name="old_ps_118_036"/></text:h>
      <text:p text:style-name="P4">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2">«все житие нечестивого в попечении»</text:span>, по сло­вам великого подвижника Иова. Такими путями и собирается богат­ство, называемое также мамоною. </text:p>
      <text:p text:style-name="P5">Беседа на псалом 118.</text:p>
      <text:h text:style-name="Heading_20_2" text:outline-level="2"><text:bookmark-start text:name="old_ps_118_036_svt_feofan_zatvornik"/>Свт. Феофан Затворник<text:bookmark-end text:name="old_ps_118_036_svt_feofan_zatvornik"/></text:h>
      <text:p text:style-name="P6">Приклони сердце мое во свидения Твоя, а не в лихоимство</text:p>
      <text:p text:style-name="First_20_line_20_indent">Следующие три стиха (36<text:span text:style-name="T1"> [</text:span><text:span text:style-name="T1"><text:bookmark-ref text:reference-format="page" text:ref-name="old_ps_118_036">145</text:bookmark-ref></text:span><text:span text:style-name="T1">]</text:span>, 37<text:span text:style-name="T1"> [</text:span><text:span text:style-name="T1"><text:bookmark-ref text:reference-format="page" text:ref-name="old_ps_118_037">150</text:bookmark-ref></text:span><text:span text:style-name="T1">]</text:span> и 38<text:span text:style-name="T1"> [</text:span><text:span text:style-name="T1"><text:bookmark-ref text:reference-format="page" text:ref-name="old_ps_118_038">155</text:bookmark-ref></text:span><text:span text:style-name="T1">]</text:span>) соответствуют трем предыдущим в этом восьмистишии. Там (33<text:span text:style-name="T1"> [</text:span><text:span text:style-name="T1"><text:bookmark-ref text:reference-format="page" text:ref-name="old_ps_118_033">131</text:bookmark-ref></text:span><text:span text:style-name="T1">]</text:span>) – <text:span text:style-name="T2">законоположи… взыщу</text:span>, здесь (36<text:span text:style-name="T1"> [</text:span><text:span text:style-name="T1"><text:bookmark-ref text:reference-format="page" text:ref-name="old_ps_118_036">145</text:bookmark-ref></text:span><text:span text:style-name="T1">]</text:span>) – дай, чтоб я не искал при этом ничего другого, кроме Тебя и закона Твоего. Там (34<text:span text:style-name="T1"> [</text:span><text:span text:style-name="T1"><text:bookmark-ref text:reference-format="page" text:ref-name="old_ps_118_034">139</text:bookmark-ref></text:span><text:span text:style-name="T1">]</text:span>) – <text:span text:style-name="T2">вразуми… сохраню</text:span>; здесь (37<text:span text:style-name="T1"> [</text:span><text:span text:style-name="T1"><text:bookmark-ref text:reference-format="page" text:ref-name="old_ps_118_037">150</text:bookmark-ref></text:span><text:span text:style-name="T1">]</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 [</text:span><text:span text:style-name="T1"><text:bookmark-ref text:reference-format="page" text:ref-name="old_ps_118_035">142</text:bookmark-ref></text:span><text:span text:style-name="T1">]</text:span>) – <text:span text:style-name="T2">настави… восхотех</text:span>; здесь (38<text:span text:style-name="T1"> [</text:span><text:span text:style-name="T1"><text:bookmark-ref text:reference-format="page" text:ref-name="old_ps_118_038">155</text:bookmark-ref></text:span><text:span text:style-name="T1">]</text:span>) – пестуном моим и стражем благого хотения моего поставь во мне страх Твой. Так понимает это соотношение <text:span text:style-name="T2">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2">взыскивать</text:span> Его <text:span text:style-name="T2">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2">Беллярмин</text:span> говорит: «Этот стих соответствует первому в сем восьмистишии (33<text:span text:style-name="T1"> [</text:span><text:span text:style-name="T1"><text:bookmark-ref text:reference-format="page" text:ref-name="old_ps_118_033">131</text:bookmark-ref></text:span><text:span text:style-name="T1">]</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2">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2">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2">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2">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2">еда туне</text:span> (даром) <text:span text:style-name="T2">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2">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2">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2">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2">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2">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2">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2">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2">настави мя на стезю заповедей Твоих</text:span>, и тут же прибавляет: <text:span text:style-name="T2">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2">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2">яко тую </text:span><text:soft-page-break/><text:span text:style-name="T2">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2">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2">помолюся духом, помолюся и умом: воспою духом, воспою и умом</text:span>». </text:p>
      <text:p text:style-name="P5">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2">Златословесного</text:span> с словами <text:span text:style-name="T2">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2">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2">и не оскуде от стогн его лихва и лесть</text:span>. То же свидетельствует другой пророк: <text:span text:style-name="T2">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6_prot_grigorij_razumovskij"/>Прот. Григорий Разумовский<text:bookmark-end text:name="old_ps_118_036_prot_grigorij_razumovskij"/></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7"/>Толкования на Пс. 118:37<text:bookmark-end text:name="old_ps_118_037"/></text:h>
      <text:p text:style-name="P4">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6">Отврати очи мои, еже не видети суеты; в пути Твоем живи мя</text:p>
      <text:p text:style-name="First_20_line_20_indent"><text:span text:style-name="T3">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2">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3">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5">Толкование на псалмы.</text:p>
      <text:h text:style-name="Heading_20_2" text:outline-level="2"><text:bookmark-start text:name="old_ps_118_037_svt_ioann_zlatoust"/>Свт. Иоанн Златоуст<text:bookmark-end text:name="old_ps_118_037_svt_ioann_zlatoust"/></text:h>
      <text:p text:style-name="P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2">«суета сует,… суета сует, – все суета!»</text:span>, разумеется – все земное, потому что он продолжает: <text:span text:style-name="T2">«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2">«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5">Беседа на псалом 118.</text:p>
      <text:h text:style-name="Heading_20_2" text:outline-level="2"><text:bookmark-start text:name="old_ps_118_037_svt_feofan_zatvornik"/>Свт. Феофан Затворник<text:bookmark-end text:name="old_ps_118_037_svt_feofan_zatvornik"/></text:h>
      <text:p text:style-name="P6">Отврати очи мои, еже не видети суеты; в пути Твоем живи мя</text:p>
      <text:p text:style-name="First_20_line_20_indent">Стих этот отвечает второму в сем восьмистишии, 34<text:span text:style-name="T1"> [</text:span><text:span text:style-name="T1"><text:bookmark-ref text:reference-format="page" text:ref-name="old_ps_118_034">139</text:bookmark-ref></text:span><text:span text:style-name="T1">]</text:span>-му. Там просит пророк дара разумения, для исследования закона; здесь же, чтоб очи ума не отвратились к суетностям: <text:span text:style-name="T2">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2">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3">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3">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2">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3">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2">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2">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3">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2">блаженный Феодорит</text:span>: «Бесполезное и ни к чему не служащее – суетно; а таковы мнимые приятности в жизни. Так именует их и Премудрый: <text:span text:style-name="T2">суета суетствий, всяческая суета</text:span>. И, пересказав затем, как созидал он домы, насаждал сады, устроял резервуары, присовокупляет: <text:span text:style-name="T2">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2">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2">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3">отврати очи</text:span>… ведь и то Божий дар, чтобы око наше отвращалось от суетных благ века сего. Все блаженство в Господе. Потому-то и сказано: <text:span text:style-name="T2">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2">Блаженный Августин</text:span> указывает в нем урок о цели доброй деятельности и мысль свою о том излагает пространно. «Что значит, говорит он, <text:span text:style-name="T3">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2">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2">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2">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2">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2">суетно спасение человеческо</text:span>. Не возжелали они и <text:span text:style-name="T2">дне человеческого</text:span>, потому что <text:span text:style-name="T2">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5">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6">Отврати очи мои, еже не видети суеты; в пути Твоем живи мя</text:p>
      <text:p text:style-name="First_20_line_20_indent"><text:span text:style-name="T3">«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2">«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2">«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3">«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2">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2">Феодорита</text:span>, что бесполезно, то и безрассудно; а таковы все мнимые приятности в жизни. Слова <text:span text:style-name="T2">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2">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6">Отврати очи мои еже не видети суеты: в пути твоем живи мя</text:p>
      <text:p text:style-name="First_20_line_20_indent"><text:soft-page-break/>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7_prot_grigorij_razumovskij"/>Прот. Григорий Разумовский<text:bookmark-end text:name="old_ps_118_037_prot_grigorij_razumovskij"/></text:h>
      <text:p text:style-name="P6">Отврати очи мои еже не видети суеты: в пути твоем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8"/>Толкования на Пс. 118:38<text:bookmark-end text:name="old_ps_118_038"/></text:h>
      <text:p text:style-name="P4">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3">Постави рабу Твоему слово Твое в страх Твой. Отими поношение мое, еже непщевах: яко судьбы Твоя благи</text:span></text:p>
      <text:p text:style-name="First_20_line_20_indent"><text:span text:style-name="T3">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3">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3">Постави рабу Твоему слово Твое.</text:span> Поскольку, как раб твой, страшусь Тебя, желаю же иметь страх рассудительный, согласный с разумом, то <text:span text:style-name="T3">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2">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3">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3">отъими поношение мое от мене, еже непщевах, яко судьбы Твои благи.</text:span></text:p>
      <text:p text:style-name="P5">Толкование на псалмы.</text:p>
      <text:h text:style-name="Heading_20_2" text:outline-level="2"><text:bookmark-start text:name="old_ps_118_038_svt_ioann_zlatoust"/>Свт. Иоанн Златоуст<text:bookmark-end text:name="old_ps_118_038_svt_ioann_zlatoust"/></text:h>
      <text:p text:style-name="P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2">«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2">«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5">Беседа на псалом 118.</text:p>
      <text:h text:style-name="Heading_20_2" text:outline-level="2"><text:bookmark-start text:name="old_ps_118_038_svt_feofan_zatvornik"/>Свт. Феофан Затворник<text:bookmark-end text:name="old_ps_118_038_svt_feofan_zatvornik"/></text:h>
      <text:p text:style-name="P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2">Афанасий</text:span> в этом отношении называет страх Божий пестуном заповедей Божиих; а блаженный <text:span text:style-name="T2">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2">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2">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2">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2">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2">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2">дух</text:span>, говорит, <text:span text:style-name="T2">премудрости и разума, дух совета и крепости, дух ведения и благочестия</text:span>, и, наконец, <text:span text:style-name="T2">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2">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2">тогда уразумееши страх Господень</text:span>. Когда ж это тогда? – Когда <text:span text:style-name="T2">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5">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2">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2">Симмах</text:span> перевел: поставь рабу Твоему слово Твое, соединенное е страхом Твоим. <text:span text:style-name="T2">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2">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8_prot_grigorij_razumovskij"/>Прот. Григорий Разумовский<text:bookmark-end text:name="old_ps_118_038_prot_grigorij_razumovskij"/></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9"/>Толкования на Пс. 118:39<text:bookmark-end text:name="old_ps_118_039"/></text:h>
      <text:p text:style-name="P4">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6">Отими поношение мое, еже непщевах: яко судбы твоя благи</text:p>
      <text:p text:style-name="First_20_line_20_indent">См. Толкование на Пс. 118:38<text:span text:style-name="T1"> [</text:span><text:span text:style-name="T1"><text:bookmark-ref text:reference-format="page" text:ref-name="old_ps_118_038_svt_afanasij_velikij">155</text:bookmark-ref></text:span><text:span text:style-name="T1">]</text:span></text:p>
      <text:h text:style-name="Heading_20_2" text:outline-level="2"><text:bookmark-start text:name="old_ps_118_039_svt_ioann_zlatoust"/>Свт. Иоанн Златоуст<text:bookmark-end text:name="old_ps_118_039_svt_ioann_zlatoust"/></text:h>
      <text:p text:style-name="P6">Отими поношение мое, еже непщевах: яко судбы твоя благи</text:p>
      <text:p text:style-name="First_20_line_20_indent">Вместо <text:span text:style-name="T3">«поношение»</text:span>, Акила перевел: <text:span text:style-name="T2">«я устрашен»</text:span>, так же и Феодотион, а Симмах: <text:span text:style-name="T2">«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3">«ибо суды Твои благи»</text:span>. <text:span text:style-name="T3">Судьбами</text:span> же называет справедливые приговоры Божии. А <text:span text:style-name="T3">«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5">Беседа на псалом 118.</text:p>
      <text:h text:style-name="Heading_20_2" text:outline-level="2"><text:bookmark-start text:name="old_ps_118_039_svt_feofan_zatvornik"/>Свт. Феофан Затворник<text:bookmark-end text:name="old_ps_118_039_svt_feofan_zatvornik"/></text:h>
      <text:p text:style-name="P6">Отыми поношение мое, еже непщевах, яко судьбы Твоя благи</text:p>
      <text:p text:style-name="First_20_line_20_indent">«Поношение, говорит блаженный <text:span text:style-name="T2">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2">отыми поношение мое</text:span>, чтоб и следа не было на мне этой обличительной срамоты греха. «Пророк, говорит святой <text:span text:style-name="T2">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2">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2">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2">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2">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2">от тайных моих очисти мя</text:span>. «Это место, говорит святой Амвросий, несколько темновато, но его уясняет апостол: <text:span text:style-name="T2">ничтоже</text:span>, говорит он, <text:span text:style-name="T2">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2">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2">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2">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2">Несть иного имене под небесем… о немже подобает спастися нам</text:span>. </text:p>
      <text:p text:style-name="First_20_line_20_indent">«Мы, пишет <text:span text:style-name="T2">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2">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2">Вкусите и видите, яко благ Господь</text:span>. Сладки суды Божии тому, кто исповедуется, потому что Сам Бог говорит: <text:span text:style-name="T2">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2">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5">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6">Отъими поношение Мое, еже непщевах: яко судьбы Твоя благи</text:p>
      <text:p text:style-name="First_20_line_20_indent"><text:span text:style-name="T2">Акила</text:span>, вместо: <text:span text:style-name="T2">«непщевах»</text:span>, сказал: <text:span text:style-name="T2">укрывался</text:span>; так перевел и <text:span text:style-name="T2">Феодотион</text:span>; а <text:span text:style-name="T2">Симмах</text:span>: <text:span text:style-name="T2">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2">«яко судьбы Твоя благи».</text:span> Ибо не только угрожаешь наказанием согрешающим, но и обещаешь спасение кающимся. <text:span text:style-name="T2">«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3">Отими поношение мое, еже непщевах</text:span> (которого опасаюсь подозревая), <text:span text:style-name="T3">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2">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2">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2">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6">Отими поношение мое, еже непщевах: яко судбы твоя благи</text:p>
      <text:p text:style-name="First_20_line_20_indent"><text:span text:style-name="T2">«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6">Отими поношение мое, еже непщевах: яко судбы твоя благи</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0"/>Толкования на Пс. 118:40<text:bookmark-end text:name="old_ps_118_040"/></text:h>
      <text:p text:style-name="P4">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3">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3">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3">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5">Толкование на псалмы.</text:p>
      <text:h text:style-name="Heading_20_2" text:outline-level="2"><text:bookmark-start text:name="old_ps_118_040_svt_ioann_zlatoust"/>Свт. Иоанн Златоуст<text:bookmark-end text:name="old_ps_118_040_svt_ioann_zlatoust"/></text:h>
      <text:p text:style-name="P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5">Беседа на псалом 118.</text:p>
      <text:h text:style-name="Heading_20_2" text:outline-level="2"><text:bookmark-start text:name="old_ps_118_040_svt_feofan_zatvornik"/>Свт. Феофан Затворник<text:bookmark-end text:name="old_ps_118_040_svt_feofan_zatvornik"/></text:h>
      <text:p text:style-name="P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2">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2">имиже веси судьбами, спаси мя</text:span>. <text:span text:style-name="T2">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2">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2">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2">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2">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2">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2">Блаженный Августин</text:span> так выражает мысль пророка: «Живи мя правдою Твоею, то есть Христом, ибо Он <text:span text:style-name="T2">бысть нам премудрость от Бога, правда же и освящение и избавление, да, якоже писано есть, хваляйся о Господе да хвалится</text:span>. </text:p>
      <text:p text:style-name="P5">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3">«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3">Се возжелах</text:span> (вожделенны для меня) <text:span text:style-name="T3">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2">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6">Се возжелах заповеди Твоя; в правде Твоей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1"/>Толкования на Пс. 118:41<text:bookmark-end text:name="old_ps_118_041"/></text:h>
      <text:p text:style-name="P4">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6">И да приидет на мя милость твоя, Господи, спасение твое по словеси твоему</text:p>
      <text:p text:style-name="First_20_line_20_indent">См. Толкование на Пс. 118:40<text:span text:style-name="T1"> [</text:span><text:span text:style-name="T1"><text:bookmark-ref text:reference-format="page" text:ref-name="old_ps_118_040_svt_afanasij_velikij">163</text:bookmark-ref></text:span><text:span text:style-name="T1">]</text:span></text:p>
      <text:h text:style-name="Heading_20_2" text:outline-level="2"><text:bookmark-start text:name="old_ps_118_041_svt_ioann_zlatoust"/>Свт. Иоанн Златоуст<text:bookmark-end text:name="old_ps_118_041_svt_ioann_zlatoust"/></text:h>
      <text:p text:style-name="P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2">«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5">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2">вав</text:span> – <text:span text:style-name="T2">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2">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 [</text:span><text:span text:style-name="T1"><text:bookmark-ref text:reference-format="page" text:ref-name="old_ps_118_041">166</text:bookmark-ref></text:span><text:span text:style-name="T1">]</text:span>) излагаются преимущественно основы упования: неложное слово обетований Божиих (41–42<text:span text:style-name="T1"> [</text:span><text:span text:style-name="T1"><text:bookmark-ref text:reference-format="page" text:ref-name="old_ps_118_041">166</text:bookmark-ref></text:span><text:span text:style-name="T1">]</text:span>) и суды Божии, явленные делом на благочестивых и нечестивых (43 – 44<text:span text:style-name="T1"> [</text:span><text:span text:style-name="T1"><text:bookmark-ref text:reference-format="page" text:ref-name="old_ps_118_043">175</text:bookmark-ref></text:span><text:span text:style-name="T1">]</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 [</text:span><text:span text:style-name="T1"><text:bookmark-ref text:reference-format="page" text:ref-name="old_ps_118_045">182</text:bookmark-ref></text:span><text:span text:style-name="T1">]</text:span>), небоязненное возвещение истины даже пред сильными земли (46<text:span text:style-name="T1"> [</text:span><text:span text:style-name="T1"><text:bookmark-ref text:reference-format="page" text:ref-name="old_ps_118_046">186</text:bookmark-ref></text:span><text:span text:style-name="T1">]</text:span>), преследование единого на потребу с беспопечением о всем (47<text:span text:style-name="T1"> [</text:span><text:span text:style-name="T1"><text:bookmark-ref text:reference-format="page" text:ref-name="old_ps_118_047">189</text:bookmark-ref></text:span><text:span text:style-name="T1">]</text:span>) и терпеливое и неизменное пребывание в добре, несмотря ни на какие препятствия (48<text:span text:style-name="T1"> [</text:span><text:span text:style-name="T1"><text:bookmark-ref text:reference-format="page" text:ref-name="old_ps_118_048">193</text:bookmark-ref></text:span><text:span text:style-name="T1">]</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6">И да приидет на мя милость Твоя, Господи, спасение Твое по словеси Твоему</text:p>
      <text:p text:style-name="First_20_line_20_indent">«Этот стих, замечает <text:span text:style-name="T2">блаженный Августин</text:span>, видимо соединен с предыдущим, потому что не говорит: <text:span text:style-name="T2">да приидет</text:span>; но <text:span text:style-name="T2">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2">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2">блаженный Августин</text:span>, что это за милость, – слушай, что тотчас следует: <text:span text:style-name="T2">спасение Твое</text:span>». «Наперед, пишет святой <text:span text:style-name="T2">Иларий</text:span>, молится о милости, а потом о спасении, ибо спасение наше от Божией милости: оно есть дело благости Божией к нам». «Когда, поясняет <text:span text:style-name="T2">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2">и да приидет</text:span>, или <text:span text:style-name="T2">да приидет же</text:span>. Если бы Сам Бог спросил его: почему ты так пристаешь ко Мне? – он ответил бы: <text:span text:style-name="T2">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2">Иларий</text:span>, что он молится в надежде неверной и нетвердой, пророк, помянув о милости и спасении, тотчас прибавляет: <text:span text:style-name="T2">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2">нарицает не сущая, яко сущая</text:span>» , замечает <text:span text:style-name="T2">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2">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2">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2">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2">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2">маловере, почто усумнелся еси?</text:span></text:p>
      <text:p text:style-name="P5"><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3">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3">«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3">«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3">«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2">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2">Златоуст</text:span> с <text:span text:style-name="T2">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2">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3">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2">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2">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3"> милости</text:span> Божией, – просит с прибавлением слов: <text:span text:style-name="T3">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3">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3">яко уповах на словеса Твоя</text:span>(ст. 42)<text:span text:style-name="T1"> [</text:span><text:span text:style-name="T1"><text:bookmark-ref text:reference-format="page" text:ref-name="old_ps_118_042">171</text:bookmark-ref></text:span><text:span text:style-name="T1">]</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2">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3">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3">И не отыми от уст моих словесе истинна до зела, яка на судбы Твоя уповах</text:span>(ст. 43)<text:span text:style-name="T1"> [</text:span><text:span text:style-name="T1"><text:bookmark-ref text:reference-format="page" text:ref-name="old_ps_118_043">175</text:bookmark-ref></text:span><text:span text:style-name="T1">]</text:span>. Т.е. умоляю Тебя, Господи, да не будет отнято от меня слово истины, которым я мог бы отвечать поносящим меня; не лишай меня этой <text:span text:style-name="T3">милости</text:span>, но если уж надобно будет отнять его, это слово, то <text:span text:style-name="T3">отыми</text:span> настолько, чтоб испытать только меня, а <text:span text:style-name="T3">не до зела</text:span>, не совсем, не в конец. Здесь пророк указывает уже другую точку опоры для своего упования, именно: <text:span text:style-name="T3">судбы</text:span> Божии, прибавляя к молитве своей слова: <text:span text:style-name="T3">яко на судбы Твоя уповах</text:span>. А под <text:span text:style-name="T3">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2">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3">На судбы Твоя уповах</text:span>, т.е. суды Твои, коими Ты исправляешь меня и наказываешь, не только не отнимают у меня надежды, но и возвышают ее, ибо «<text:span text:style-name="T2">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3">и сохраню закон Твой выну, в век и в век века</text:span>(ст. 44)<text:span text:style-name="T1"> [</text:span><text:span text:style-name="T1"><text:bookmark-ref text:reference-format="page" text:ref-name="old_ps_118_044">179</text:bookmark-ref></text:span><text:span text:style-name="T1">]</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3">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3">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3">И хождах в широте, яко заповеди Твоя взысках</text:span>(ст. 45)<text:span text:style-name="T1"> [</text:span><text:span text:style-name="T1"><text:bookmark-ref text:reference-format="page" text:ref-name="old_ps_118_045">182</text:bookmark-ref></text:span><text:span text:style-name="T1">]</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3">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5">Объяснение священной книги псалмов.</text:p>
      <text:h text:style-name="Heading_20_1" text:outline-level="1"><text:bookmark-start text:name="old_ps_118_042"/>Толкования на Пс. 118:42<text:bookmark-end text:name="old_ps_118_042"/></text:h>
      <text:p text:style-name="P4">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3">Отвещаю же слово, яко уповах на словеса Твоя.</text:span></text:p>
      <text:p text:style-name="P5">Толкование на псалмы.</text:p>
      <text:h text:style-name="Heading_20_2" text:outline-level="2"><text:bookmark-start text:name="old_ps_118_042_svt_ioann_zlatoust"/>Свт. Иоанн Златоуст<text:bookmark-end text:name="old_ps_118_042_svt_ioann_zlatoust"/></text:h>
      <text:p text:style-name="P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2">«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2">«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3">«я уповал на слова Твои»</text:span>? Я всецело вверился Твоим обетованиям и надеждой на них живу. </text:p>
      <text:p text:style-name="P5">Беседа на псалом 118.</text:p>
      <text:h text:style-name="Heading_20_2" text:outline-level="2"><text:bookmark-start text:name="old_ps_118_042_svt_feofan_zatvornik"/>Свт. Феофан Затворник<text:bookmark-end text:name="old_ps_118_042_svt_feofan_zatvornik"/></text:h>
      <text:p text:style-name="P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2">уповах</text:span>, возложил упование мое <text:span text:style-name="T2">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2">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2">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2">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2">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2">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2">На Мя упова</text:span>, сказал Господь, <text:span text:style-name="T2">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2">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2">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2">Иларий</text:span> с <text:span text:style-name="T2">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2">соблазн и безумие</text:span>. Они не знают, что <text:span text:style-name="T2">Слово плоть быстъ и вселися в ны</text:span>, – Слово, которое <text:span text:style-name="T2">было в начале, было у Бога, было Бог</text:span>. Если б знали, <text:span text:style-name="T2">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2">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5">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2">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3">и отвещаю поношающим ми слово</text:span>», т. е. слово противоречия; и еще: «<text:span text:style-name="T2">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2">онемех и не отверзох уст моих</text:span>» <text:a xlink:type="simple" xlink:href="https://bible.optina.ru/old:ps:038:10" text:style-name="Internet_20_link" text:visited-style-name="Visited_20_Internet_20_Link">(Пс.38:10)</text:a>; и: «<text:span text:style-name="T2">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2">ордии законопреступоваху до зела, от видения же Твоего не уклонихся</text:span>» (Пс.118:51)<text:span text:style-name="T1"> [</text:span><text:span text:style-name="T1"><text:bookmark-ref text:reference-format="page" text:ref-name="old_ps_118_051">205</text:bookmark-ref></text:span><text:span text:style-name="T1">]</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5">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3">«Отвещаю поношающим ми слово»</text:span> (противоречивое). </text:p>
      <text:p text:style-name="P5">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blzh_feodorit_kirskij">168</text:bookmark-ref></text:span><text:span text:style-name="T1">]</text:span></text:p>
      <text:h text:style-name="Heading_20_2" text:outline-level="2"><text:bookmark-start text:name="old_ps_118_042_evfimij_zigaben"/>Евфимий Зигабен<text:bookmark-end text:name="old_ps_118_042_evfimij_zigaben"/></text:h>
      <text:p text:style-name="P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2">Златоуста</text:span> с <text:span text:style-name="T2">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2">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 [</text:span><text:span text:style-name="T1"><text:bookmark-ref text:reference-format="page" text:ref-name="old_ps_118_040">163</text:bookmark-ref></text:span><text:span text:style-name="T1">]</text:span> и 41<text:span text:style-name="T1"> [</text:span><text:span text:style-name="T1"><text:bookmark-ref text:reference-format="page" text:ref-name="old_ps_118_041">166</text:bookmark-ref></text:span><text:span text:style-name="T1">]</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3"/>Толкования на Пс. 118:43<text:bookmark-end text:name="old_ps_118_043"/></text:h>
      <text:p text:style-name="P4">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6">И не отыми от уст моих словесе истинна до зела, яко на судьбы Твоя уповах</text:p>
      <text:p text:style-name="First_20_line_20_indent"><text:span text:style-name="T3">И не отъими от уст моих словесе истинна до зела,</text:span> — т. е. до последнего издыхания. <text:span text:style-name="T3">Яко на судьбы Твоя уповах.</text:span> Если будем жить не соответственно тому, что признаем хорошим, — Бог отымет слово истины от уст наших. </text:p>
      <text:p text:style-name="P5">Толкование на псалмы.</text:p>
      <text:h text:style-name="Heading_20_2" text:outline-level="2"><text:bookmark-start text:name="old_ps_118_043_svt_ioann_zlatoust"/>Свт. Иоанн Златоуст<text:bookmark-end text:name="old_ps_118_043_svt_ioann_zlatoust"/></text:h>
      <text:p text:style-name="P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2">«Я есмь путь и истина и жизнь»</text:span><text:a xlink:type="simple" xlink:href="https://bible.optina.ru/new:in:14:06" text:style-name="Internet_20_link" text:visited-style-name="Visited_20_Internet_20_Link">(Ин.14:6)</text:a>. И другой пророк учит: <text:span text:style-name="T2">«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5">Беседа на псалом 118.</text:p>
      <text:h text:style-name="Heading_20_2" text:outline-level="2"><text:bookmark-start text:name="old_ps_118_043_svt_feofan_zatvornik"/>Свт. Феофан Затворник<text:bookmark-end text:name="old_ps_118_043_svt_feofan_zatvornik"/></text:h>
      <text:p text:style-name="P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2">до зела</text:span>; значит, отнятие его не <text:span text:style-name="T2">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2">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2">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2">до зела</text:span>, не совсем, не вконец». </text:p>
      <text:p text:style-name="First_20_line_20_indent"><text:soft-page-break/><text:span text:style-name="T2">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2">до зела</text:span> было отнимаемо слово истины, а у последних не вконец, не <text:span text:style-name="T2">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2">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2">до зела</text:span>, вконец. <text:span text:style-name="T2">Не отыми</text:span> – значит не попусти чтобы выпало слово истины из уст моих. И Сам Господь говорит к Петру: <text:span text:style-name="T2">молихся о тебе, да не оскудеет вера твоя</text:span>; а это то же значит, что – да не отымется слово истины у тебя <text:span text:style-name="T2">до зела</text:span>». </text:p>
      <text:p text:style-name="First_20_line_20_indent"><text:span text:style-name="T2">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2">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2">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2">Господь, судьбы творяй</text:span> и что <text:span text:style-name="T2">судьбы Его истинны, оправданы вкупе</text:span>. Посему, всецело предаваясь Богу, он исповедует: <text:span text:style-name="T2">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2">Судьбы Божии – бездна многа</text:span>. Сколько в этом утешения и сколько крепости получает упование того, кто дошел до такого убеждения!<text:span text:style-name="T2"> Блаженный Августин</text:span> под судьбами, возгревающими упование, разумеет здесь именно судьбы каждого лица. <text:span text:style-name="T2">«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2">его же любит Господь, наказует; биет же всякого сына, его же приемлет»</text:span>. </text:p>
      <text:p text:style-name="P5">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3">И не отъими от уст моих словесе истинна до зела</text:span> (до конца); <text:span text:style-name="T3">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2">Другой</text:span> говорит у <text:span text:style-name="T2">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2">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2">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6">И не отими от уст моих словесе истинна до зела, яко на судбы твоя уповах</text:p>
      <text:p text:style-name="First_20_line_20_indent"><text:span text:style-name="T2">«Не отнимай совсем от уст моих слова истины»</text:span>.<text:span text:style-name="T2">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6">И не отими от уст моих словесе истинна до зела, яко на судбы твоя упов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4"/>Толкования на Пс. 118:44<text:bookmark-end text:name="old_ps_118_044"/></text:h>
      <text:p text:style-name="P4">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6">И сохраню закон Твой выну, в век и в век века</text:p>
      <text:p text:style-name="First_20_line_20_indent"><text:span text:style-name="T3">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5">Толкование на псалмы.</text:p>
      <text:h text:style-name="Heading_20_2" text:outline-level="2"><text:bookmark-start text:name="old_ps_118_044_svt_ioann_zlatoust"/>Свт. Иоанн Златоуст<text:bookmark-end text:name="old_ps_118_044_svt_ioann_zlatoust"/></text:h>
      <text:p text:style-name="P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3">«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2">«не видел того глаз, не слышало ухо, и не приходило то на сердце человеку»</text:span>. Таковы блага, <text:span text:style-name="T2">«что приготовил Бог любящим Его»</text:span><text:a xlink:type="simple" xlink:href="https://bible.optina.ru/new:1kor:02:09" text:style-name="Internet_20_link" text:visited-style-name="Visited_20_Internet_20_Link">(1Кор. 2:9)</text:a>. </text:p>
      <text:p text:style-name="P5">Беседа на псалом 118.</text:p>
      <text:h text:style-name="Heading_20_2" text:outline-level="2"><text:bookmark-start text:name="old_ps_118_044_svt_feofan_zatvornik"/>Свт. Феофан Затворник<text:bookmark-end text:name="old_ps_118_044_svt_feofan_zatvornik"/></text:h>
      <text:p text:style-name="P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2">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2">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2">выну</text:span>, говорит, <text:span text:style-name="T2">в век и в век века. Выну</text:span>, δια πάντος, во всем, во всех случаях жизни, и важных, и неважных, – в век, пока буду жить в веке сем, – <text:span text:style-name="T2">в век века</text:span>, в вечности. Святой <text:span text:style-name="T2">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2">течение скончах</text:span>. Полный возраст души, <text:span text:style-name="T2">возраст старости</text:span> душевной, есть <text:span text:style-name="T2">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2">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2">выну</text:span>, он не оставил ни одного момента в жизни, в который допустил бы забвение; а когда прибавил: <text:span text:style-name="T2">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2">Феодорит</text:span> и <text:span text:style-name="T2">Августин</text:span> объясняют, как это будет совершаться в будущем веке. Первый пишет: «Словами <text:span text:style-name="T2">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5">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6">И сохраню закон Твой выну, в век и в век века</text:p>
      <text:p text:style-name="First_20_line_20_indent">В таком случае буду усерднее к хранению законов Твоих. А словами: <text:span text:style-name="T2">«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2">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2">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6">И сохраню закон Твой выну, в век и в век века</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5"/>Толкования на Пс. 118:45<text:bookmark-end text:name="old_ps_118_045"/></text:h>
      <text:p text:style-name="P4">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3">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3">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3">«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2">«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2">«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5">Беседа на псалом 118.</text:p>
      <text:h text:style-name="Heading_20_2" text:outline-level="2"><text:bookmark-start text:name="old_ps_118_045_svt_feofan_zatvornik"/>Свт. Феофан Затворник<text:bookmark-end text:name="old_ps_118_045_svt_feofan_zatvornik"/></text:h>
      <text:p text:style-name="P6">И хождах в широте, яко заповеди Твоя взысках</text:p>
      <text:p text:style-name="First_20_line_20_indent">С этого стиха до конца восьмистишия (стихи 45 – 48<text:span text:style-name="T1"> [</text:span><text:span text:style-name="T1"><text:bookmark-ref text:reference-format="page" text:ref-name="old_ps_118_045">182</text:bookmark-ref></text:span><text:span text:style-name="T1">]</text:span>) изображаются плоды упования, или каков стал пророк после того, как возгрел в сердце своем крепкое упование упомянутыми способами. <text:span text:style-name="T2">Блаженный Августин</text:span> говорит: «Прежде искал, а теперь (в стихах 45–48<text:span text:style-name="T1"> [</text:span><text:span text:style-name="T1"><text:bookmark-ref text:reference-format="page" text:ref-name="old_ps_118_045">182</text:bookmark-ref></text:span><text:span text:style-name="T1">]</text:span>) повествует и исповедует, каким сделала его милость Божия, которую он испрашивал, – показывает, что услышан, и, вследствие того, вот что: <text:span text:style-name="T2">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2">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2">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2">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2">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2">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2">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2">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5">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3">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3">И хождах в широте, яко заповеди Твоя</text:span> (усильно) <text:span text:style-name="T3">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2">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6">И хождах в широте, яко заповеди твоя взыск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6"/>Толкования на Пс. 118:46<text:bookmark-end text:name="old_ps_118_046"/></text:h>
      <text:p text:style-name="P4">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6">И глаголах о свидениях Твоих пред цари, и не стыдяхся</text:p>
      <text:p text:style-name="First_20_line_20_indent"><text:span text:style-name="T3">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2">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5">Толкование на псалмы.</text:p>
      <text:h text:style-name="Heading_20_2" text:outline-level="2"><text:bookmark-start text:name="old_ps_118_046_svt_ioann_zlatoust"/>Свт. Иоанн Златоуст<text:bookmark-end text:name="old_ps_118_046_svt_ioann_zlatoust"/></text:h>
      <text:p text:style-name="P6">И глаголах о свидениях Твоих пред цари, и не стыдяхся</text:p>
      <text:p text:style-name="First_20_line_20_indent">См. Толкование на Пс. 118:45<text:span text:style-name="T1"> [</text:span><text:span text:style-name="T1"><text:bookmark-ref text:reference-format="page" text:ref-name="old_ps_118_045_svt_ioann_zlatoust">182</text:bookmark-ref></text:span><text:span text:style-name="T1">]</text:span></text:p>
      <text:h text:style-name="Heading_20_2" text:outline-level="2"><text:bookmark-start text:name="old_ps_118_046_svt_feofan_zatvornik"/>Свт. Феофан Затворник<text:bookmark-end text:name="old_ps_118_046_svt_feofan_zatvornik"/></text:h>
      <text:p text:style-name="P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2">пред цари</text:span>, то можно доразумевать <text:span text:style-name="T2">даже</text:span>, то есть <text:span text:style-name="T2">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2">Афанасий</text:span> пишет: «Таков был Павел, таков Петр, таков лик апостолов и мучеников». Святой <text:span text:style-name="T2">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2">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2">Афанасий</text:span> пишет еще: «Как приличествует слово сие (стих этот) мученику, который за Христа ведется <text:span text:style-name="T2">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2">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2">не бойтеся</text:span>». <text:span text:style-name="T2">Дидим</text:span>, у <text:span text:style-name="T2">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5">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6">и глаголах о свидениих твоих пред цари и не стыдяхся</text:p>
      <text:p text:style-name="First_20_line_20_indent">См. Толкование на Пс. 118:45<text:span text:style-name="T1"> [</text:span><text:span text:style-name="T1"><text:bookmark-ref text:reference-format="page" text:ref-name="old_ps_118_045_blzh_feodorit_kirskij">184</text:bookmark-ref></text:span><text:span text:style-name="T1">]</text:span></text:p>
      <text:h text:style-name="Heading_20_2" text:outline-level="2"><text:bookmark-start text:name="old_ps_118_046_evfimij_zigaben"/><text:soft-page-break/>Евфимий Зигабен<text:bookmark-end text:name="old_ps_118_046_evfimij_zigaben"/></text:h>
      <text:p text:style-name="P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2">Евсевия</text:span>, сии слова приличны Христовым мученикам, которых водили к правителям и царям за имя Христово. </text:p>
      <text:p text:style-name="First_20_line_20_indent"><text:span text:style-name="T2">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2">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2">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2">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6">и глаголах о свидениих твоих пред цари и не стыдяхся</text:p>
      <text:p text:style-name="First_20_line_20_indent"><text:span text:style-name="T2">«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 [</text:span><text:span text:style-name="T1"><text:bookmark-ref text:reference-format="page" text:ref-name="old_ps_118_029">118</text:bookmark-ref></text:span><text:span text:style-name="T1">]</text:span> ст.). </text:p>
      <text:h text:style-name="Heading_20_2" text:outline-level="2"><text:bookmark-start text:name="old_ps_118_046_prot_grigorij_razumovskij"/>Прот. Григорий Разумовский<text:bookmark-end text:name="old_ps_118_046_prot_grigorij_razumovskij"/></text:h>
      <text:p text:style-name="P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3">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3">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7"/>Толкования на Пс. 118:47<text:bookmark-end text:name="old_ps_118_047"/></text:h>
      <text:p text:style-name="P4">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text:span><text:span text:style-name="T2">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5">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2">«Царство Божие не в слове, а в силе»</text:span><text:a xlink:type="simple" xlink:href="https://bible.optina.ru/new:1kor:04:20" text:style-name="Internet_20_link" text:visited-style-name="Visited_20_Internet_20_Link">(1Кор. 4:20)</text:a>, и: <text:span text:style-name="T2">«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3">«И поучался в заповедях Твоих, которые я… сильно возлюбил»,</text:span> и показав горячую любовь, он приба­вил: <text:span text:style-name="T3">«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3">«простирал я руки мои к заповедям Твоим»</text:span> потому что руки употребляются для означе­ния действия. Так и апостол говорил: <text:span text:style-name="T2">«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2">«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2">«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3">«размышлял об оправданиях Твоих»</text:span> он говорит: я постоянно беседовал о них. </text:p>
      <text:p text:style-name="P5">Беседа на псалом 118.</text:p>
      <text:h text:style-name="Heading_20_2" text:outline-level="2"><text:bookmark-start text:name="old_ps_118_047_svt_feofan_zatvornik"/>Свт. Феофан Затворник<text:bookmark-end text:name="old_ps_118_047_svt_feofan_zatvornik"/></text:h>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 яже возлюбих».</text:span> Ибо <text:span text:style-name="T2">«Царство Божие не в словеси, но в силе»</text:span> (<text:a xlink:type="simple" xlink:href="https://bible.optina.ru/new:2kor:04:08" text:style-name="Internet_20_link" text:visited-style-name="Visited_20_Internet_20_Link">2Кор.4:8</text:a>). <text:span text:style-name="T2">«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2">«поучахся в заповедех Твоих, яже возлюбих зело»</text:span>, и показав горячую любовь, присовокупил: <text:span text:style-name="T2">«и воздвигох руце мои к заповедем Твоимь, яже возлюбих».</text:span> Ибо чему научился из словес Божиих, то исполнил и в самых делах. <text:span text:style-name="T2">«Не слышателие бо закона праведни пред Богом»</text:span>, говорит божественный Апостол, <text:span text:style-name="T2">«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3">«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text:span> (углублялся) <text:span text:style-name="T3">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2">Златоуста</text:span> с <text:span text:style-name="T2">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2">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2">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2">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3">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3">яже возлюбих зело</text:span>, и о которых Спаситель изрек. «<text:span text:style-name="T2">Мария же благую часть избра, яже не отымется от нея</text:span>» <text:a xlink:type="simple" xlink:href="https://bible.optina.ru/new:lk:10:42" text:style-name="Internet_20_link" text:visited-style-name="Visited_20_Internet_20_Link">(Лк. 10:42)</text:a>.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8"/>Толкования на Пс. 118:48<text:bookmark-end text:name="old_ps_118_048"/></text:h>
      <text:p text:style-name="P4">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afanasij_velikij">189</text:bookmark-ref></text:span><text:span text:style-name="T1">]</text:span></text:p>
      <text:h text:style-name="Heading_20_2" text:outline-level="2"><text:bookmark-start text:name="old_ps_118_048_svt_ioann_zlatoust"/>Свт. Иоанн Златоуст<text:bookmark-end text:name="old_ps_118_048_svt_ioann_zlatoust"/></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ioann_zlatoust">189</text:bookmark-ref></text:span><text:span text:style-name="T1">]</text:span></text:p>
      <text:h text:style-name="Heading_20_2" text:outline-level="2"><text:bookmark-start text:name="old_ps_118_048_svt_feofan_zatvornik"/>Свт. Феофан Затворник<text:bookmark-end text:name="old_ps_118_048_svt_feofan_zatvornik"/></text:h>
      <text:p text:style-name="P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2">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2">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2">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2">Блаженный Феодорит</text:span> прилагает: «Царство Божие не <text:span text:style-name="T2">в словеси</text:span>, но <text:span text:style-name="T2">в силе</text:span>. Посему и пророк к научению присовокупил и деятельность. Чему научился, то и делом исполнил. <text:span text:style-name="T2">Не слышателие бо закона праведны пред Богом, но творцы закона оправдятся</text:span>; потому-то он и сказал: <text:span text:style-name="T2">глумляхся во оправданиих Твоих</text:span>, так как непрестанно был занят ими». </text:p>
      <text:p text:style-name="First_20_line_20_indent">«Прекрасный порядок! – взывает святой <text:span text:style-name="T2">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2">Амвросий</text:span>, чтобы доброхотным исполнением заповедей и нам заслужить слова: <text:span text:style-name="T2">вас же рекох други</text:span>». </text:p>
      <text:p text:style-name="First_20_line_20_indent">Святой <text:span text:style-name="T2">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2">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2">в молитве терпите, бодрствующе в ней</text:span>. Для чего же? – Для того, что <text:span text:style-name="T2">просяй приемлет, ищай обретает и толкущему отверзается</text:span>. Святой Петр учит: <text:span text:style-name="T2">подадите… в воздержании терпение</text:span>. Это для чего? – <text:span text:style-name="T2">Сия 6о сущая в вас и множащаяся, не праздных ниже безплодных сотворят вы в Господа нашего Иисуса Христа познание</text:span>. Далее: <text:span text:style-name="T2">и всяко, еже аще творите, от души делайте, яко Господу, а не человеком</text:span>. Для чего? – <text:span text:style-name="T2">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blzh_feodorit_kirskij">191</text:bookmark-ref></text:span><text:span text:style-name="T1">]</text:span></text:p>
      <text:h text:style-name="Heading_20_2" text:outline-level="2"><text:bookmark-start text:name="old_ps_118_048_evfimij_zigaben"/>Евфимий Зигабен<text:bookmark-end text:name="old_ps_118_048_evfimij_zigaben"/></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evfimij_zigaben">191</text:bookmark-ref></text:span><text:span text:style-name="T1">]</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3">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3">Воздвигающий руки к заповедям</text:span> – то же, что <text:span text:style-name="T2">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3">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2">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9"/>Толкования на Пс. 118:49<text:bookmark-end text:name="old_ps_118_049"/></text:h>
      <text:p text:style-name="P4">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6">Помяни словеса Твоя рабу Твоему, ихже упование дал ми еси</text:p>
      <text:p text:style-name="First_20_line_20_indent"><text:span text:style-name="T3">Помяни слово Твое рабу Твоему.</text:span> Какое же <text:span text:style-name="T2">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5">Толкование на псалмы.</text:p>
      <text:h text:style-name="Heading_20_2" text:outline-level="2"><text:bookmark-start text:name="old_ps_118_049_svt_ioann_zlatoust"/>Свт. Иоанн Златоуст<text:bookmark-end text:name="old_ps_118_049_svt_ioann_zlatoust"/></text:h>
      <text:p text:style-name="P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2">«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5">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2">зáин</text:span> – <text:span text:style-name="T2">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2">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 [</text:span><text:span text:style-name="T1"><text:bookmark-ref text:reference-format="page" text:ref-name="old_ps_118_049">197</text:bookmark-ref></text:span><text:span text:style-name="T1">]</text:span>), то смиряющие обстоятельства жизни (стих 50<text:span text:style-name="T1"> [</text:span><text:span text:style-name="T1"><text:bookmark-ref text:reference-format="page" text:ref-name="old_ps_118_050">202</text:bookmark-ref></text:span><text:span text:style-name="T1">]</text:span>), то гордые враги и насмешники (стихи 51–52<text:span text:style-name="T1"> [</text:span><text:span text:style-name="T1"><text:bookmark-ref text:reference-format="page" text:ref-name="old_ps_118_051">205</text:bookmark-ref></text:span><text:span text:style-name="T1">]</text:span>), то, вообще, размножение греха и нечестия (стих 53<text:span text:style-name="T1"> [</text:span><text:span text:style-name="T1"><text:bookmark-ref text:reference-format="page" text:ref-name="old_ps_118_053">212</text:bookmark-ref></text:span><text:span text:style-name="T1">]</text:span>), то пребывание на земле – месте странничества нашего (стих 54<text:span text:style-name="T1"> [</text:span><text:span text:style-name="T1"><text:bookmark-ref text:reference-format="page" text:ref-name="old_ps_118_054">216</text:bookmark-ref></text:span><text:span text:style-name="T1">]</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 [</text:span><text:span text:style-name="T1"><text:bookmark-ref text:reference-format="page" text:ref-name="old_ps_118_055">219</text:bookmark-ref></text:span><text:span text:style-name="T1">]</text:span>). </text:p>
      <text:p text:style-name="P6">Помяни словеса Твоя рабу Твоему, ихже упование дал ми еси</text:p>
      <text:p text:style-name="First_20_line_20_indent"><text:span text:style-name="T2">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2">Помяни</text:span>… Но неужели и у Бога бывает забвение, как у человека? – Не может быть. Так почему же говорится – <text:span text:style-name="T2">помяни</text:span>? Слово это часто употребляется в Писании и в прямом, и в обратном смысле, как, например: <text:span text:style-name="T2">почто мя забыл еси?</text:span> или: <text:span text:style-name="T2">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2">пребывающего во век</text:span> то говорится, что Он <text:span text:style-name="T2">раскаяся</text:span>. Так говорится о Нем – <text:span text:style-name="T2">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2">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2">Помяни</text:span>, говорит, <text:span text:style-name="T2">словеса Твоя рабу Твоему</text:span>, это значит: исполни то, что Ты обещал рабу Твоему; <text:span text:style-name="T2">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2">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2">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2">и упокою тя от всех враг твоих</text:span>, и проч. Услышав такой ответ Божий, святой Давид воззвал: <text:span text:style-name="T2">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2">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2">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2">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2">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2">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2">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2">идеже есмь Аз, ту и слуга мой будет</text:span>. </text:p>
      <text:p text:style-name="P5">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3">Помяни словеса Твоя рабу</text:span> (ради раба) <text:span text:style-name="T3">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2">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2">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3">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2">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2">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3">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3">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3">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3">помяни</text:span>, что сказал: и даруй хоть малую часть из обещанного, потому что, в особенности теперь, я чувствую в том нужду. Словом <text:span text:style-name="T3">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3">упование</text:span>, которое Ты <text:span text:style-name="T3">дал мне</text:span>, доставило мне великое <text:span text:style-name="T3">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3">яко слово Твое живи мя</text:span>. Это самое <text:span text:style-name="T3">упование</text:span>, порожденное во мне <text:span text:style-name="T3">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3">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5">Объяснение священной книги псалмов.</text:p>
      <text:h text:style-name="Heading_20_1" text:outline-level="1"><text:bookmark-start text:name="old_ps_118_050"/>Толкования на Пс. 118:50<text:bookmark-end text:name="old_ps_118_050"/></text:h>
      <text:p text:style-name="P4">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6">То мя утеши во смирении моем, яко слово Твое живи мя</text:p>
      <text:p text:style-name="First_20_line_20_indent"><text:span text:style-name="T3">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3">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5">Толкование на псалмы.</text:p>
      <text:h text:style-name="Heading_20_2" text:outline-level="2"><text:bookmark-start text:name="old_ps_118_050_svt_ioann_zlatoust"/>Свт. Иоанн Златоуст<text:bookmark-end text:name="old_ps_118_050_svt_ioann_zlatoust"/></text:h>
      <text:p text:style-name="P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5">Беседа на псалом 118.</text:p>
      <text:h text:style-name="Heading_20_2" text:outline-level="2"><text:bookmark-start text:name="old_ps_118_050_svt_feofan_zatvornik"/>Свт. Феофан Затворник<text:bookmark-end text:name="old_ps_118_050_svt_feofan_zatvornik"/></text:h>
      <text:p text:style-name="P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2">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2">Бог гордым противится, смиренным же дает благодать</text:span>. И Сам Господь сказал: <text:span text:style-name="T2">возносяйся смирится, смиряяй же себе вознесется</text:span>. Но, прибавляет <text:span text:style-name="T2">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2">в терпении вашем стяжите души ваша</text:span>, и – <text:span text:style-name="T2">влас главы вашея не погибнет</text:span>; и еще: <text:span text:style-name="T2">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2">и не введи нас во </text:span><text:soft-page-break/><text:span text:style-name="T2">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2">Афанасий</text:span> о словах пророка: <text:span text:style-name="T2">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2">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2">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2">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2">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2">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2">слово Твое живи мя</text:span>». </text:p>
      <text:p text:style-name="First_20_line_20_indent">Последнюю мысль святой <text:span text:style-name="T2">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2">Иларий</text:span> все изложенные мысли совмещает кратко в следующих словах: «Упование утешало его <text:span text:style-name="T2">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5">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2">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2">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6">То мя утеши во смирении моем, яко слово Твое живи мя</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1"/>Толкования на Пс. 118:51<text:bookmark-end text:name="old_ps_118_051"/></text:h>
      <text:p text:style-name="P4">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3">до зела,</text:span> я даже и в малом не преступал закона Твоего. </text:p>
      <text:p text:style-name="P5">Толкование на псалмы.</text:p>
      <text:h text:style-name="Heading_20_2" text:outline-level="2"><text:bookmark-start text:name="old_ps_118_051_svt_ioann_zlatoust"/>Свт. Иоанн Златоуст<text:bookmark-end text:name="old_ps_118_051_svt_ioann_zlatoust"/></text:h>
      <text:p text:style-name="P6">Гордии законопреступоваху до зела, от закона Твоего не уклонихся</text:p>
      <text:p text:style-name="First_20_line_20_indent"><text:span text:style-name="T3">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2">«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2">«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2">«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5">Беседа на псалом 118.</text:p>
      <text:h text:style-name="Heading_20_2" text:outline-level="2"><text:bookmark-start text:name="old_ps_118_051_svt_feofan_zatvornik"/>Свт. Феофан Затворник<text:bookmark-end text:name="old_ps_118_051_svt_feofan_zatvornik"/></text:h>
      <text:p text:style-name="P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2">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2">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2">Афанасий</text:span>, когда преступают они закон <text:span text:style-name="T2">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2">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2">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2">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2">гордии законопреступоваху до зела</text:span>, то есть гордым свойственно не только делать неправду, но неправду <text:span text:style-name="T2">зельную</text:span>. Показав, какова сила зла в гордости, надо было научить нас и тому, как побеждать ее. Он это и делает: <text:span text:style-name="T2">от закона</text:span>, говорит, <text:span text:style-name="T2">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2">се сии грешницы и гобзующии в век</text:span> (богатящиеся в веке сем), <text:span text:style-name="T2">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2">и непщевах разумети: сие труд есть предо мною, дондеже вниду во </text:span><text:soft-page-break/><text:span text:style-name="T2">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2">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2">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2">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2">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2">нечист пред Богом всяк высокосердый</text:span>. </text:p>
      <text:p text:style-name="P5">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6">Гордии законопреступоваху до зела; от закона же Твоего не уклонихся</text:p>
      <text:p text:style-name="First_20_line_20_indent">Пророк <text:span text:style-name="T2">«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2">Златоусту</text:span> и <text:span text:style-name="T2">Феодориту</text:span>: Гордыми называет Саула и Авессалома, царя амаликитян, сделавшего столько беззаконий против посланных от него (Давида); почему и <text:span text:style-name="T2">Евсевий</text:span> сказал: мать беззакония гордость. </text:p>
      <text:p text:style-name="First_20_line_20_indent"><text:span text:style-name="T2">Феодорита</text:span>: Сие могли говорит и доблестные мученики, когда столько мучений и бедствий терпели от жестоких правителей. <text:span text:style-name="T2">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2">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6">Гордии законопреступоваху до зела: от закона же твоего не уклонихся</text:p>
      <text:p text:style-name="First_20_line_20_indent">См. Толкование на Пс. 118:42<text:span text:style-name="T1"> [</text:span><text:span text:style-name="T1"><text:bookmark-ref text:reference-format="page" text:ref-name="old_ps_118_042_lopuxin_ap">174</text:bookmark-ref></text:span><text:span text:style-name="T1">]</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3">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3">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3">Гордии законопреступоваху до зела: от закона же Твоего неуклонихся</text:span>. В этом стихе пророк, с одной стороны, указал на <text:span text:style-name="T3">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3">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3">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2"/>Толкования на Пс. 118:52<text:bookmark-end text:name="old_ps_118_052"/></text:h>
      <text:p text:style-name="P4">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2">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5">Беседа на псалом 118.</text:p>
      <text:h text:style-name="Heading_20_2" text:outline-level="2"><text:bookmark-start text:name="old_ps_118_052_svt_feofan_zatvornik"/>Свт. Феофан Затворник<text:bookmark-end text:name="old_ps_118_052_svt_feofan_zatvornik"/></text:h>
      <text:p text:style-name="P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2">Зигабен</text:span>. «Содержа, говорит святой <text:span text:style-name="T2">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2">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2">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2">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2">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2">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5">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2">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6">Помянух судьбы Твоя от века, Господи, и утешихся</text:p>
      <text:p text:style-name="First_20_line_20_indent">См. Толкование на Пс. 118:51<text:span text:style-name="T1"> [</text:span><text:span text:style-name="T1"><text:bookmark-ref text:reference-format="page" text:ref-name="old_ps_118_051_prot_grigorij_razumovskij">208</text:bookmark-ref></text:span><text:span text:style-name="T1">]</text:span></text:p>
      <text:h text:style-name="Heading_20_1" text:outline-level="1"><text:bookmark-start text:name="old_ps_118_053"/>Толкования на Пс. 118:53<text:bookmark-end text:name="old_ps_118_053"/></text:h>
      <text:p text:style-name="P4">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2">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5">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2">«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2">«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3">«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3">«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2">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5">Беседа на псалом 118.</text:p>
      <text:h text:style-name="Heading_20_2" text:outline-level="2"><text:bookmark-start text:name="old_ps_118_053_svt_feofan_zatvornik"/>Свт. Феофан Затворник<text:bookmark-end text:name="old_ps_118_053_svt_feofan_zatvornik"/></text:h>
      <text:p text:style-name="P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2">видением и слухом праведный живый в них</text:span> (среди беззаконных содомлян) <text:span text:style-name="T2">день от дне душу праведну беззаконными делы мучаше</text:span>. То же испытывал и праведный Давид: <text:span text:style-name="T2">видех</text:span>, говорит он, <text:span text:style-name="T2">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2">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2">от печали многия и туги сердца</text:span>, писал он к коринфянам, <text:span text:style-name="T2">написах вам многими слезами</text:span>. Но, скорбя сам, он не хочет, однако ж, опечаливать тех, которые достойны были обличения: <text:span text:style-name="T2">не яко</text:span>, прибавляет он, <text:span text:style-name="T2">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2">аще бо</text:span>, продолжает он, <text:span text:style-name="T2">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2">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2">Иларий</text:span>, есть любовь по Богу, в силу которой, когда страждет один член, состраждут ему и все другие». «<text:span text:style-name="T2">Печаль прият</text:span>, пишет святой <text:span text:style-name="T2">Афанасий</text:span>, то есть печаль о грешниках, из которых одни грешат, не изведав и начала законов, а другие хоть и знают закон, но преступают его. <text:span text:style-name="T2">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5">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5">Дневник. Том II. 1857-1858.</text:p>
      <text:h text:style-name="Heading_20_2" text:outline-level="2"><text:bookmark-start text:name="old_ps_118_053_blzh_feodorit_kirskij"/>Блж. Феодорит Кирский<text:bookmark-end text:name="old_ps_118_053_blzh_feodorit_kirskij"/></text:h>
      <text:p text:style-name="P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3">Печаль прият мя</text:span> (объяла меня) <text:span text:style-name="T3">от</text:span> (по причине) <text:span text:style-name="T3">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2">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2">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2">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2">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6">Печаль прият мя от грешник, оставляющих закон твой</text:p>
      <text:p text:style-name="First_20_line_20_indent">Под нечестивыми, <text:span text:style-name="T2">«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3">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3">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3">Место пришельствия</text:span> – это настоящая жизнь. Чувство, «<text:span text:style-name="T2">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3">пел</text:span> и пророк, когда в <text:span text:style-name="T3">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3">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4"/>Толкования на Пс. 118:54<text:bookmark-end text:name="old_ps_118_054"/></text:h>
      <text:p text:style-name="P4">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2">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 [</text:span><text:span text:style-name="T1"><text:bookmark-ref text:reference-format="page" text:ref-name="old_ps_118_054_svt_afanasij_velikij">216</text:bookmark-ref></text:span><text:span text:style-name="T1">]</text:span></text:p>
      <text:p text:style-name="P5">Толкование на псалмы.</text:p>
      <text:h text:style-name="Heading_20_2" text:outline-level="2"><text:bookmark-start text:name="old_ps_118_054_svt_ioann_zlatoust"/>Свт. Иоанн Златоуст<text:bookmark-end text:name="old_ps_118_054_svt_ioann_zlatoust"/></text:h>
      <text:p text:style-name="P6">Пета бяху мне оправдания Твоя, на месте пришельствия моего</text:p>
      <text:p text:style-name="First_20_line_20_indent">См. Толкование на Пс. 118:53<text:span text:style-name="T1"> [</text:span><text:span text:style-name="T1"><text:bookmark-ref text:reference-format="page" text:ref-name="old_ps_118_053_svt_ioann_zlatoust">212</text:bookmark-ref></text:span><text:span text:style-name="T1">]</text:span></text:p>
      <text:h text:style-name="Heading_20_2" text:outline-level="2"><text:bookmark-start text:name="old_ps_118_054_svt_feofan_zatvornik"/>Свт. Феофан Затворник<text:bookmark-end text:name="old_ps_118_054_svt_feofan_zatvornik"/></text:h>
      <text:p text:style-name="P6">Пета бяху мне оправдания Твоя, на месте пришельствия моего</text:p>
      <text:p text:style-name="First_20_line_20_indent"><text:span text:style-name="T2">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2">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2">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2">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2">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2">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2">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2">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5">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2">«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3">Пета бяху мне</text:span> (мною) <text:span text:style-name="T3">оправданья Твоя на месте пришельствия</text:span> (странствования) <text:span text:style-name="T3">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2">Opигeнa</text:span>: Местом странствования называет настоящую жизнь. Итак, когда я пел об оправданиях Твоих, я веселился. И это только, по словам <text:span text:style-name="T2">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6">Пета бяху мне оправданья Твоя на месте пришельстви моего</text:p>
      <text:p text:style-name="First_20_line_20_indent">См. Толкование на Пс. 118:53<text:span text:style-name="T1"> [</text:span><text:span text:style-name="T1"><text:bookmark-ref text:reference-format="page" text:ref-name="old_ps_118_053_prot_grigorij_razumovskij">214</text:bookmark-ref></text:span><text:span text:style-name="T1">]</text:span></text:p>
      <text:h text:style-name="Heading_20_1" text:outline-level="1"><text:bookmark-start text:name="old_ps_118_055"/>Толкования на Пс. 118:55<text:bookmark-end text:name="old_ps_118_055"/></text:h>
      <text:p text:style-name="P4">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3">«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5">Беседа на псалом 118.</text:p>
      <text:h text:style-name="Heading_20_2" text:outline-level="2"><text:bookmark-start text:name="old_ps_118_055_svt_feofan_zatvornik"/>Свт. Феофан Затворник<text:bookmark-end text:name="old_ps_118_055_svt_feofan_zatvornik"/></text:h>
      <text:p text:style-name="P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2">помни Бога и заповеди Его храни</text:span>, взыскав их, конечно, всею душою, <text:span text:style-name="T2">яко сие всяк человек</text:span>. Это есть содержание предлежащих стихов. </text:p>
      <text:p text:style-name="First_20_line_20_indent"><text:span text:style-name="T2">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2">Блаженный Феодорит</text:span> пишет: «<text:span text:style-name="T2">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2">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2">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2">хваляйся, о Господе да хвалится</text:span>; потому-то и написано: <text:span text:style-name="T2">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2">ибо помощь наша во имя Господа</text:span>». </text:p>
      <text:p text:style-name="First_20_line_20_indent">Святой <text:span text:style-name="T2">Амвросий</text:span> говорит: «Праведному свойственно во всякое время устремляться на хваление Бога, не только днем, но и ночью. <text:span text:style-name="T2">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2">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5">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6">Помянух в нощи имя Твое, Господи, и сохраних закон Твой</text:p>
      <text:p text:style-name="First_20_line_20_indent">И ты даже ночью вспоминай о Боге. </text:p>
      <text:p text:style-name="P5">Дневник. Том II. 1857-1858.</text:p>
      <text:h text:style-name="Heading_20_2" text:outline-level="2"><text:bookmark-start text:name="old_ps_118_055_blzh_feodorit_kirskij"/>Блж. Феодорит Кирский<text:bookmark-end text:name="old_ps_118_055_blzh_feodorit_kirskij"/></text:h>
      <text:p text:style-name="P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2">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2">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2">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6">Помянух в нощи имя твое, Господи, и сохраних закон твой</text:p>
      <text:p text:style-name="First_20_line_20_indent"><text:span text:style-name="T2">«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3">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2">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3">Помянух в нощи имя Твое, Господи, и сохраних закон Твой</text:span>. И не <text:span text:style-name="T3">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3">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3">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3">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3">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6"/>Толкования на Пс. 118:56<text:bookmark-end text:name="old_ps_118_056"/></text:h>
      <text:p text:style-name="P4">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6">Сей бысть мне, яко оправданий Твоих взысках</text:p>
      <text:p text:style-name="First_20_line_20_indent">Что <text:span text:style-name="T3">«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5">Беседа на псалом 118.</text:p>
      <text:h text:style-name="Heading_20_2" text:outline-level="2"><text:bookmark-start text:name="old_ps_118_056_svt_feofan_zatvornik"/>Свт. Феофан Затворник<text:bookmark-end text:name="old_ps_118_056_svt_feofan_zatvornik"/></text:h>
      <text:p text:style-name="P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2">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2">Иларий</text:span> пишет: «αυτη относится к памятованию, которым поминал он по ночам имя Божие, а словами <text:span text:style-name="T2">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2">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2">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3">Сей бысть мне</text:span> (это было у меня), <text:span text:style-name="T3">яко оправданий Твоих</text:span> (прилежно) <text:span text:style-name="T3">взысках</text:span></text:p>
      <text:p text:style-name="First_20_line_20_indent">Это, то есть, припамятование, которое, по словам <text:span text:style-name="T2">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 [</text:span><text:span text:style-name="T1"><text:bookmark-ref text:reference-format="page" text:ref-name="old_ps_118_049">197</text:bookmark-ref></text:span><text:span text:style-name="T1">]</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6">Сей бысть мне, яко оправданий Твоих взысках</text:p>
      <text:p text:style-name="First_20_line_20_indent">См. Толкование на Пс. 118:55<text:span text:style-name="T1"> [</text:span><text:span text:style-name="T1"><text:bookmark-ref text:reference-format="page" text:ref-name="old_ps_118_055_prot_grigorij_razumovskij">221</text:bookmark-ref></text:span><text:span text:style-name="T1">]</text:span></text:p>
      <text:h text:style-name="Heading_20_1" text:outline-level="1"><text:bookmark-start text:name="old_ps_118_057"/>Толкования на Пс. 118:57<text:bookmark-end text:name="old_ps_118_057"/></text:h>
      <text:p text:style-name="P4">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2">«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2">«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2">хет</text:span> – <text:span text:style-name="T2">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Решился хранить закон вперед – а с прежнею-то жизнию что сделать? – Ничего другого, как, припадши к человеколюбцу Богу, вопиять: <text:span text:style-name="T2">помилуй мя по словеси Твоему</text:span> (стих 58<text:span text:style-name="T1"> [</text:span><text:span text:style-name="T1"><text:bookmark-ref text:reference-format="page" text:ref-name="old_ps_118_058">229</text:bookmark-ref></text:span><text:span text:style-name="T1">]</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 [</text:span><text:span text:style-name="T1"><text:bookmark-ref text:reference-format="page" text:ref-name="old_ps_118_059">233</text:bookmark-ref></text:span><text:span text:style-name="T1">]</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 [</text:span><text:span text:style-name="T1"><text:bookmark-ref text:reference-format="page" text:ref-name="old_ps_118_060">237</text:bookmark-ref></text:span><text:span text:style-name="T1">]</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 [</text:span><text:span text:style-name="T1"><text:bookmark-ref text:reference-format="page" text:ref-name="old_ps_118_062">243</text:bookmark-ref></text:span><text:span text:style-name="T1">]</text:span>), общение в слове и молитве с людьми богобоязненными (стих 63<text:span text:style-name="T1"> [</text:span><text:span text:style-name="T1"><text:bookmark-ref text:reference-format="page" text:ref-name="old_ps_118_063">247</text:bookmark-ref></text:span><text:span text:style-name="T1">]</text:span>) и особенно – предание себя милости Божией (стих 64<text:span text:style-name="T1"> [</text:span><text:span text:style-name="T1"><text:bookmark-ref text:reference-format="page" text:ref-name="old_ps_118_064">250</text:bookmark-ref></text:span><text:span text:style-name="T1">]</text:span>). </text:p>
      <text:p text:style-name="P6">Часть моя еси, Господи; рех сохранити закон Твой</text:p>
      <text:p text:style-name="First_20_line_20_indent"><text:span text:style-name="T2">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2">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2">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2">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5">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6">Часть моя еси Господи, рех сохранити закон Твой</text:p>
      <text:p text:style-name="First_20_line_20_indent">Не для всех Бог есть <text:span text:style-name="T2">«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2">«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3">Часть моя ecи. Господи; рех</text:span> (дал слово) <text:span text:style-name="T3">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2">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2">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3">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2">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 [</text:span><text:span text:style-name="T1"><text:bookmark-ref text:reference-format="page" text:ref-name="old_ps_118_058">229</text:bookmark-ref></text:span><text:span text:style-name="T1">]</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3">ноги свои на свидения Божии</text:span>(ст. 59)<text:span text:style-name="T1"> [</text:span><text:span text:style-name="T1"><text:bookmark-ref text:reference-format="page" text:ref-name="old_ps_118_059">233</text:bookmark-ref></text:span><text:span text:style-name="T1">]</text:span>. И это все сделано. Все предусмотренные препятствия для новой жизни были затем обдуманы, причем изъявлена и <text:span text:style-name="T3">готовность</text:span> к преодолению их (ст. 60)<text:span text:style-name="T1"> [</text:span><text:span text:style-name="T1"><text:bookmark-ref text:reference-format="page" text:ref-name="old_ps_118_060">237</text:bookmark-ref></text:span><text:span text:style-name="T1">]</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3">не забывать закона Твоего, Господи</text:span>(ст.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 [</text:span><text:span text:style-name="T1"><text:bookmark-ref text:reference-format="page" text:ref-name="old_ps_118_062">243</text:bookmark-ref></text:span><text:span text:style-name="T1">]</text:span>, общение в слове и молитве с людьми богобоязненными (63)<text:span text:style-name="T1"> [</text:span><text:span text:style-name="T1"><text:bookmark-ref text:reference-format="page" text:ref-name="old_ps_118_063">247</text:bookmark-ref></text:span><text:span text:style-name="T1">]</text:span> и особенно – предание себя милости Божией (ст. 64)<text:span text:style-name="T1"> [</text:span><text:span text:style-name="T1"><text:bookmark-ref text:reference-format="page" text:ref-name="old_ps_118_064">250</text:bookmark-ref></text:span><text:span text:style-name="T1">]</text:span>. </text:p>
      <text:p text:style-name="P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3">Часть моя еси, Господи</text:span>. </text:p>
      <text:p text:style-name="First_20_line_20_indent">Отселе все прочь, Тебя единого буду искать, к Тебе единому стремиться. <text:span text:style-name="T3">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3">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5">Объяснение священной книги псалмов.</text:p>
      <text:h text:style-name="Heading_20_1" text:outline-level="1"><text:bookmark-start text:name="old_ps_118_058"/>Толкования на Пс. 118:58<text:bookmark-end text:name="old_ps_118_058"/></text:h>
      <text:p text:style-name="P4">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3">«Помолился</text:span>, – говорит, –<text:span text:style-name="T3"> я пред лицем Твоим»</text:span>. Или: Сын есть лицо Отца, как гово­рит божественный апостол: <text:span text:style-name="T2">«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2">«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3">«всем сердцем»</text:span>, внушая этим быть усердными к Богу и научая нас любить Его всем сердцем: <text:span text:style-name="T2">«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3">«помилуй меня по слову Твоему»</text:span>, то они озна­чают не что иное, как: на Тебя, возлагаю я все мои надежды, помилуй меня как Тебе будет угодно. <text:span text:style-name="T3">«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5">Беседа на псалом 118.</text:p>
      <text:h text:style-name="Heading_20_2" text:outline-level="2"><text:bookmark-start text:name="old_ps_118_058_svt_feofan_zatvornik"/>Свт. Феофан Затворник<text:bookmark-end text:name="old_ps_118_058_svt_feofan_zatvornik"/></text:h>
      <text:p text:style-name="P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2">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2">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2">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2">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2">сердце сокрушенно и смиренно Бог не уничижит</text:span>. Путь сокрушенного безопаснее от падений, ибо смиренны стопы его, и не поткнутся. </text:p>
      <text:p text:style-name="P5">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5"><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6">Помолихся лицу Твоему всем сердцем моим: помилуй мя по словеси Твоему</text:p>
      <text:p text:style-name="First_20_line_20_indent"><text:span text:style-name="T3">«Помолихся лицу Твоему всем сердцем моим».</text:span> Пророк везде присовокупляет слова сии: <text:span text:style-name="T2">«всем сердцем моим»</text:span>, и в этом повинуясь закону. Ибо так заповедал Бог всяческих: <text:span text:style-name="T2">«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3">«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3">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2">Златоуст</text:span> и <text:span text:style-name="T2">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2">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59"/>Толкования на Пс. 118:59<text:bookmark-end text:name="old_ps_118_059"/></text:h>
      <text:p text:style-name="P4">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5">Толкование на псалмы.</text:p>
      <text:h text:style-name="Heading_20_2" text:outline-level="2"><text:bookmark-start text:name="old_ps_118_059_svt_ioann_zlatoust"/>Свт. Иоанн Златоуст<text:bookmark-end text:name="old_ps_118_059_svt_ioann_zlatoust"/></text:h>
      <text:p text:style-name="P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3">«стопы мои»</text:span> читается: <text:span text:style-name="T2">«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5">Беседа на псалом 118.</text:p>
      <text:h text:style-name="Heading_20_2" text:outline-level="2"><text:bookmark-start text:name="old_ps_118_059_svt_feofan_zatvornik"/>Свт. Феофан Затворник<text:bookmark-end text:name="old_ps_118_059_svt_feofan_zatvornik"/></text:h>
      <text:p text:style-name="P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2">уды свои рабы нечистоте и беззаконию</text:span>, теперь представляй уды свои <text:span text:style-name="T2">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2">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2">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2">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5">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6">Помыслих пути Твоя, и возвратих нозе мои во свидения Твоя</text:p>
      <text:p text:style-name="First_20_line_20_indent">В еврейском же читается: пути <text:span text:style-name="T2">«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2">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2">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3">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3">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3">пути</text:span> Божии, пути, Им Самим определенные для нас. <text:span text:style-name="T3">Помышлять о путях</text:span> Божиих и с особым внимание относиться к <text:span text:style-name="T3">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3">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3">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5">Объяснение священной книги псалмов.</text:p>
      <text:p text:style-name="First_20_line_20_indent"><text:soft-page-break/>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0"/>Толкования на Пс. 118:60<text:bookmark-end text:name="old_ps_118_060"/></text:h>
      <text:p text:style-name="P4">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6">Уготовихся и не смутихся сохранити заповеди Твоя</text:p>
      <text:p text:style-name="First_20_line_20_indent"><text:span text:style-name="T3">Уготовихся и не смутихся.</text:span> Зная сказанное: <text:span text:style-name="T2">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5">Толкование на псалмы.</text:p>
      <text:h text:style-name="Heading_20_2" text:outline-level="2"><text:bookmark-start text:name="old_ps_118_060_svt_ioann_zlatoust"/>Свт. Иоанн Златоуст<text:bookmark-end text:name="old_ps_118_060_svt_ioann_zlatoust"/></text:h>
      <text:p text:style-name="P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2">«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5">Беседа на псалом 118.</text:p>
      <text:h text:style-name="Heading_20_2" text:outline-level="2"><text:bookmark-start text:name="old_ps_118_060_svt_feofan_zatvornik"/>Свт. Феофан Затворник<text:bookmark-end text:name="old_ps_118_060_svt_feofan_zatvornik"/></text:h>
      <text:p text:style-name="P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2">на искушения</text:span>. Не на покой и утехи зовет и Господь вслед Себе, но говорит: <text:span text:style-name="T2">в мире скорбны будете</text:span>. «Обращающийся от греха к добродетели, говорит святой <text:span text:style-name="T2">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2">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2">Кто ны разлучит от любве ко Господу, – скорбь ли, или теснота, или гонение?..</text:span> Ничто, <text:span text:style-name="T2">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5">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3">уготовихся и не смутихся</text:span>. </text:p>
      <text:p text:style-name="P5">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2">«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2">Златоуста</text:span> вместе с <text:span text:style-name="T2">Феодоритом</text:span>: Приготовясь к приключениям зол, от внезапного сего стремления оных я не подвергся волнении; ибо по словам <text:span text:style-name="T2">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2">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6">Уготовихся и не смутихся сохранити заповеди твоя</text:p>
      <text:p text:style-name="First_20_line_20_indent">См. Толкование на Пс. 118:59<text:span text:style-name="T1"> [</text:span><text:span text:style-name="T1"><text:bookmark-ref text:reference-format="page" text:ref-name="old_ps_118_059_prot_grigorij_razumovskij">235</text:bookmark-ref></text:span><text:span text:style-name="T1">]</text:span></text:p>
      <text:h text:style-name="Heading_20_1" text:outline-level="1"><text:bookmark-start text:name="old_ps_118_061"/>Толкования на Пс. 118:61<text:bookmark-end text:name="old_ps_118_061"/></text:h>
      <text:p text:style-name="P4">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6">Ужя грешник обязашася мне: и закона Твоего не забых</text:p>
      <text:p text:style-name="First_20_line_20_indent"><text:span text:style-name="T3">Ужя грешник обязашася мне.</text:span> Какие же это были <text:span text:style-name="T2">ужя</text:span>? Не лукавые ли помыслы, которыми намеревались низринуть меня с ликостояния по Богу? </text:p>
      <text:p text:style-name="P5">Толкование на псалмы.</text:p>
      <text:h text:style-name="Heading_20_2" text:outline-level="2"><text:bookmark-start text:name="old_ps_118_061_svt_ioann_zlatoust"/>Свт. Иоанн Златоуст<text:bookmark-end text:name="old_ps_118_061_svt_ioann_zlatoust"/></text:h>
      <text:p text:style-name="P6">Ужя грешник обязашася мне: и закона Твоего не забых</text:p>
      <text:p text:style-name="First_20_line_20_indent"><text:span text:style-name="T3">«Сетями»</text:span> на­звал козни демонов или людей, уподобляя их ухищрения цепям (землемеров). Так говорил и Исаия: <text:span text:style-name="T2">«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2">«вервии»</text:span> влекли меня, я не поколебался в памятовании Твоего закона. Под <text:span text:style-name="T2">«вервями»</text:span> же греш­ников должно разуметь нападения демонов, дурные мысли и движе­ния плоти: <text:span text:style-name="T2">«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2">«где Авель, брат твой?»</text:span> он отвечал: <text:span text:style-name="T2">«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2">«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5">Беседа на псалом 118.</text:p>
      <text:h text:style-name="Heading_20_2" text:outline-level="2"><text:bookmark-start text:name="old_ps_118_061_svt_feofan_zatvornik"/>Свт. Феофан Затворник<text:bookmark-end text:name="old_ps_118_061_svt_feofan_zatvornik"/></text:h>
      <text:p text:style-name="P6">Ужя грешник обязашася мне: и закона Твоего не забых</text:p>
      <text:p text:style-name="First_20_line_20_indent"><text:span text:style-name="T2">Ужя</text:span>, по объяснению блаженного Феодорита, означает верви; <text:span text:style-name="T2">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 [</text:span><text:span text:style-name="T1"><text:bookmark-ref text:reference-format="page" text:ref-name="old_ps_118_059">233</text:bookmark-ref></text:span><text:span text:style-name="T1">]</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2">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2">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2">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5">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6">Ужя грешник обязашася мне: и закона Твоего не забых</text:p>
      <text:p text:style-name="First_20_line_20_indent">Козни или демонов, или людей, Пророк назвал <text:span text:style-name="T2">«ужами»</text:span>, поводом к сему образу речи взяв затягиваемый узел. Так сказал и Исаия: <text:span text:style-name="T2">«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2">«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6">Ужя грешник обязашася мне, и закона Твоего не забых</text:p>
      <text:p text:style-name="First_20_line_20_indent">Верви демонов, которые суть грешники, по словам <text:span text:style-name="T2">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2">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2">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6">Ужя грешник обязашася мне, и закона твоего не забых</text:p>
      <text:p text:style-name="First_20_line_20_indent"><text:span text:style-name="T2">«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6">Ужя грешник обязашася мне, и закона твоего не забых</text:p>
      <text:p text:style-name="First_20_line_20_indent"><text:span text:style-name="T3">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3">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2"/>Толкования на Пс. 118:62<text:bookmark-end text:name="old_ps_118_062"/></text:h>
      <text:p text:style-name="P4">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6">Полунощи востах исповедатися Тебе о судьбах правды Твоея</text:p>
      <text:p text:style-name="First_20_line_20_indent"><text:span text:style-name="T3">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5">Толкование на псалмы.</text:p>
      <text:h text:style-name="Heading_20_2" text:outline-level="2"><text:bookmark-start text:name="old_ps_118_062_svt_ioann_zlatoust"/>Свт. Иоанн Златоуст<text:bookmark-end text:name="old_ps_118_062_svt_ioann_zlatoust"/></text:h>
      <text:p text:style-name="P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3">«я вставал славить Тебя за праведные суды Твои»</text:span>. Что здесь разумеется под <text:span text:style-name="T3">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2">«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5">Беседа на псалом 118.</text:p>
      <text:h text:style-name="Heading_20_2" text:outline-level="2"><text:bookmark-start text:name="old_ps_118_062_svt_feofan_zatvornik"/>Свт. Феофан Затворник<text:bookmark-end text:name="old_ps_118_062_svt_feofan_zatvornik"/></text:h>
      <text:p text:style-name="P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2">Полунощи востах</text:span>. Разумеем это, как ночное бдение, проводимое в славословии и молитве. Святой <text:span text:style-name="T2">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2">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2">помянух в нощи имя Твое</text:span> (стих 55<text:span text:style-name="T1"> [</text:span><text:span text:style-name="T1"><text:bookmark-ref text:reference-format="page" text:ref-name="old_ps_118_055">219</text:bookmark-ref></text:span><text:span text:style-name="T1">]</text:span>); а теперь говорит: <text:span text:style-name="T2">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2">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2">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5">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5">Дневник. Том II. 1857-1858.</text:p>
      <text:h text:style-name="Heading_20_2" text:outline-level="2"><text:bookmark-start text:name="old_ps_118_062_blzh_feodorit_kirskij"/>Блж. Феодорит Кирский<text:bookmark-end text:name="old_ps_118_062_blzh_feodorit_kirskij"/></text:h>
      <text:p text:style-name="P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2">«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2">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3">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3">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2">Помянух в нощи имя Твое</text:span>(ст. 55)<text:span text:style-name="T1"> [</text:span><text:span text:style-name="T1"><text:bookmark-ref text:reference-format="page" text:ref-name="old_ps_118_055">219</text:bookmark-ref></text:span><text:span text:style-name="T1">]</text:span>, а теперь говорит: <text:span text:style-name="T3">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3">полунощной</text:span> молитве совместил пророк все труды, подъемлемые человеком в пользу добра в себе самом, в своем лице; в общении же с <text:span text:style-name="T3">боящимися</text:span> Бога и <text:span text:style-name="T3">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3">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3">преисполнена земля</text:span>, и потому ко всему сказанному присовокупляет, чтобы Господь не лишил его этой <text:span text:style-name="T3">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3">оправданием Твоим научи мя</text:span>.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3"/>Толкования на Пс. 118:63<text:bookmark-end text:name="old_ps_118_063"/></text:h>
      <text:p text:style-name="P4">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6">Причастник аз есмь всем боящимся Тебе, и хранящим заповеди Твоя</text:p>
      <text:p text:style-name="First_20_line_20_indent"><text:span text:style-name="T3">Причастник аз есмь всем боящимся Тебе.</text:span> Совершенный делается причастником Христовым, по сказанному: <text:span text:style-name="T2">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5">Толкование на псалмы.</text:p>
      <text:h text:style-name="Heading_20_2" text:outline-level="2"><text:bookmark-start text:name="old_ps_118_063_svt_ioann_zlatoust"/>Свт. Иоанн Златоуст<text:bookmark-end text:name="old_ps_118_063_svt_ioann_zlatoust"/></text:h>
      <text:p text:style-name="P6">Причастник аз есмь всем боящимся Тебе, и хранящим заповеди Твоя</text:p>
      <text:p text:style-name="First_20_line_20_indent">Симмах, вместо <text:span text:style-name="T3">«общник»</text:span>, перевел: <text:span text:style-name="T2">«связанный»</text:span>, а по сирскому переводу – <text:span text:style-name="T2">«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2">«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2">«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2">«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2">«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2">«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5">Беседа на псалом 118.</text:p>
      <text:h text:style-name="Heading_20_2" text:outline-level="2"><text:bookmark-start text:name="old_ps_118_063_svt_feofan_zatvornik"/>Свт. Феофан Затворник<text:bookmark-end text:name="old_ps_118_063_svt_feofan_zatvornik"/></text:h>
      <text:p text:style-name="P6">Причастник аз есмь всем боящимся Тебе, и хранящим заповеди Твоя</text:p>
      <text:p text:style-name="First_20_line_20_indent">«<text:span text:style-name="T2">Симмах</text:span>, вместо <text:span text:style-name="T2">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2">мне же зело честни быша друзи Твои, Боже</text:span> » (<text:span text:style-name="T2">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2">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5">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6">Причастник аз есмь всем боящимся Тебе, и хранящим заповеди Твоя</text:p>
      <text:p text:style-name="First_20_line_20_indent">А <text:span text:style-name="T2">Симмах</text:span> вместо: <text:span text:style-name="T2">«причастник»</text:span>, сказал: <text:span text:style-name="T2">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2">«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3">Причастник </text:span>(соучастник)<text:span text:style-name="T3">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2">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2">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2">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2">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2">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2">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6">Причастник аз есмь всем боящимся Тебе и хранящим заповеди Тво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4"/>Толкования на Пс. 118:64<text:bookmark-end text:name="old_ps_118_064"/></text:h>
      <text:p text:style-name="P4">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5">Толкование на псалмы.</text:p>
      <text:h text:style-name="Heading_20_2" text:outline-level="2"><text:bookmark-start text:name="old_ps_118_064_svt_ioann_zlatoust"/>Свт. Иоанн Златоуст<text:bookmark-end text:name="old_ps_118_064_svt_ioann_zlatoust"/></text:h>
      <text:p text:style-name="P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2">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5">Беседа на псалом 118.</text:p>
      <text:h text:style-name="Heading_20_2" text:outline-level="2"><text:bookmark-start text:name="old_ps_118_064_svt_feofan_zatvornik"/>Свт. Феофан Затворник<text:bookmark-end text:name="old_ps_118_064_svt_feofan_zatvornik"/></text:h>
      <text:p text:style-name="P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2">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2">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2">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2">насадил, Аполлос напоил, а возрастил Бог</text:span>. Так было у коринфян; так бывает и со всяким. <text:span text:style-name="T2">Без Мене</text:span>, говорит Господь, <text:span text:style-name="T2">не можете творити ничесоже</text:span>. Стало быть, нечего и браться. Становись, и взывай: <text:span text:style-name="T2">оправданием Твоим научи мя, Господи</text:span>. </text:p>
      <text:p text:style-name="First_20_line_20_indent">Святой <text:span text:style-name="T2">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2">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2">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5">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2">«солнце»</text:span> Твое <text:span text:style-name="T2">«на злыя и благия»</text:span>, дождишь <text:span text:style-name="T2">«на праведныя и неправедныя»</text:span> (<text:a xlink:type="simple" xlink:href="https://bible.optina.ru/new:mf:05:46" text:style-name="Internet_20_link" text:visited-style-name="Visited_20_Internet_20_Link">Мф.5:46</text:a>), не <text:span text:style-name="T2">«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6">Милости твоея, Господи, исполнь земля: оправданием твоим научи мя</text:p>
      <text:p text:style-name="First_20_line_20_indent">См. Толкование на Пс. 118:63<text:span text:style-name="T1"> [</text:span><text:span text:style-name="T1"><text:bookmark-ref text:reference-format="page" text:ref-name="old_ps_118_063">247</text:bookmark-ref></text:span><text:span text:style-name="T1">]</text:span></text:p>
      <text:h text:style-name="Heading_20_2" text:outline-level="2"><text:bookmark-start text:name="old_ps_118_064_prot_grigorij_razumovskij"/>Прот. Григорий Разумовский<text:bookmark-end text:name="old_ps_118_064_prot_grigorij_razumovskij"/></text:h>
      <text:p text:style-name="P6">Милости твоея, Господи, исполнь земля: оправданием твоим научи м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5"/>Толкования на Пс. 118:65<text:bookmark-end text:name="old_ps_118_065"/></text:h>
      <text:p text:style-name="P4">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6">Благость сотворил еси с рабом Твоим, Господи, по словеси Твоему</text:p>
      <text:p text:style-name="First_20_line_20_indent"><text:span text:style-name="T3">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5">Толкование на псалмы.</text:p>
      <text:h text:style-name="Heading_20_2" text:outline-level="2"><text:bookmark-start text:name="old_ps_118_065_svt_ioann_zlatoust"/>Свт. Иоанн Златоуст<text:bookmark-end text:name="old_ps_118_065_svt_ioann_zlatoust"/></text:h>
      <text:p text:style-name="P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3">«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2">«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2">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5">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2">тет</text:span> – <text:span text:style-name="T2">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2">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 [</text:span><text:span text:style-name="T1"><text:bookmark-ref text:reference-format="page" text:ref-name="old_ps_118_065">253</text:bookmark-ref></text:span><text:span text:style-name="T1">]</text:span>, 66<text:span text:style-name="T1"> [</text:span><text:span text:style-name="T1"><text:bookmark-ref text:reference-format="page" text:ref-name="old_ps_118_066">257</text:bookmark-ref></text:span><text:span text:style-name="T1">]</text:span>) и внешние, по Божию устроению, – жизнь скорбная или счастливая (стихи 67<text:span text:style-name="T1"> [</text:span><text:span text:style-name="T1"><text:bookmark-ref text:reference-format="page" text:ref-name="old_ps_118_067">261</text:bookmark-ref></text:span><text:span text:style-name="T1">]</text:span>, 68<text:span text:style-name="T1"> [</text:span><text:span text:style-name="T1"><text:bookmark-ref text:reference-format="page" text:ref-name="old_ps_118_068">265</text:bookmark-ref></text:span><text:span text:style-name="T1">]</text:span>), и по Божию попущению, нападки людей небогобоязненных (стихи 69<text:span text:style-name="T1"> [</text:span><text:span text:style-name="T1"><text:bookmark-ref text:reference-format="page" text:ref-name="old_ps_118_069">268</text:bookmark-ref></text:span><text:span text:style-name="T1">]</text:span>, 70<text:span text:style-name="T1"> [</text:span><text:span text:style-name="T1"><text:bookmark-ref text:reference-format="page" text:ref-name="old_ps_118_070">272</text:bookmark-ref></text:span><text:span text:style-name="T1">]</text:span>). Указав это, пророк <text:soft-page-break/>как бы сводит итог образовательных Божественных действий и обозначает, сколь успешно это действие (стихи 71<text:span text:style-name="T1"> [</text:span><text:span text:style-name="T1"><text:bookmark-ref text:reference-format="page" text:ref-name="old_ps_118_071">275</text:bookmark-ref></text:span><text:span text:style-name="T1">]</text:span>, 72<text:span text:style-name="T1"> [</text:span><text:span text:style-name="T1"><text:bookmark-ref text:reference-format="page" text:ref-name="old_ps_118_072">279</text:bookmark-ref></text:span><text:span text:style-name="T1">]</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2">Господь внешнею участию прибегающих к Нему способствует их внутреннему преуспеянию</text:span>. Так можно и выразить смысл этого восьмистишия. </text:p>
      <text:p text:style-name="P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2">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2">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2">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2">Благость сотворил Ты, Господи, со мною</text:span>, сотворив меня снова рабом Твоим! </text:p>
      <text:p text:style-name="First_20_line_20_indent"><text:span text:style-name="T2">Благость сотворил еси, Господи, со мною по словеси Твоему</text:span>. Какое же это слово? – <text:span text:style-name="T2">Живу Аз</text:span>, глаголет Господь, <text:span text:style-name="T2">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5">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3">Благость </text:span>(милость)<text:span text:style-name="T3">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2">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2">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3">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2">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2">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 [</text:span><text:span text:style-name="T1"><text:bookmark-ref text:reference-format="page" text:ref-name="old_ps_118_065">253</text:bookmark-ref></text:span><text:span text:style-name="T1">]</text:span>, – и внешние, по Божию устроению, – жизнь скорбная или счастливая (ст. 67-68)<text:span text:style-name="T1"> [</text:span><text:span text:style-name="T1"><text:bookmark-ref text:reference-format="page" text:ref-name="old_ps_118_067">261</text:bookmark-ref></text:span><text:span text:style-name="T1">]</text:span>, – и, по Божию попущению, нападки людей небогобоязненных (ст. 69-70)<text:span text:style-name="T1"> [</text:span><text:span text:style-name="T1"><text:bookmark-ref text:reference-format="page" text:ref-name="old_ps_118_069">268</text:bookmark-ref></text:span><text:span text:style-name="T1">]</text:span>. Указав это, пророк как бы сводит итог образовательных Божественных действий и обозначает, сколь успешно то действие (ст. 71-72)<text:span text:style-name="T1"> [</text:span><text:span text:style-name="T1"><text:bookmark-ref text:reference-format="page" text:ref-name="old_ps_118_071">275</text:bookmark-ref></text:span><text:span text:style-name="T1">]</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3">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3">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3">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3">Благость сотворил еси, Господи, </text:span>со мною<text:span text:style-name="T3"> по словеси Твоему.</text:span> По какому же <text:span text:style-name="T3">словеси</text:span>? А вот по какому: «<text:span text:style-name="T2">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3">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3">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3">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3">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3">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3">яко заповедем Твоим веровах</text:span>. </text:p>
      <text:p text:style-name="P5">Объяснение священной книги псалмов.</text:p>
      <text:h text:style-name="Heading_20_1" text:outline-level="1"><text:bookmark-start text:name="old_ps_118_066"/>Толкования на Пс. 118:66<text:bookmark-end text:name="old_ps_118_066"/></text:h>
      <text:p text:style-name="P4">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2">«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5">Беседа на псалом 118.</text:p>
      <text:h text:style-name="Heading_20_2" text:outline-level="2"><text:bookmark-start text:name="old_ps_118_066_svt_feofan_zatvornik"/>Свт. Феофан Затворник<text:bookmark-end text:name="old_ps_118_066_svt_feofan_zatvornik"/></text:h>
      <text:p text:style-name="P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2">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2">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2">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2">Се душа моя, яко земля жаждущая</text:span>, жаждет поучения Твоего». </text:p>
      <text:p text:style-name="First_20_line_20_indent">Научи меня <text:span text:style-name="T2">благости</text:span>. «Молится, продолжает блаженный <text:span text:style-name="T2">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2">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2">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5">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5">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3">Благости… научи мя</text:span>. <text:span text:style-name="T3">Благость</text:span> и милосердие есть главная часть любви, а любовь есть главная добродетель и заповедь, как сказано в Евангелии: <text:span text:style-name="T2">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2">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2">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2">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2">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3">Наказанию… научи мя</text:span>. В славянском наречии слово <text:span text:style-name="T3">«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3">Разуму научи мя</text:span>, то есть разуму истинному и правильному. В Священном Писании сказано: <text:span text:style-name="T2">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2">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5">Письма.</text:p>
      <text:h text:style-name="Heading_20_2" text:outline-level="2"><text:bookmark-start text:name="old_ps_118_066_blzh_feodorit_kirskij"/>Блж. Феодорит Кирский<text:bookmark-end text:name="old_ps_118_066_blzh_feodorit_kirskij"/></text:h>
      <text:p text:style-name="P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2">«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3">Благости и наказанию </text:span>(исправлению)<text:span text:style-name="T3"> и разуму </text:span>(знанию)<text:span text:style-name="T3">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2">Златословесного</text:span> вместе с <text:span text:style-name="T2">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2">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6">Благости и наказанию и разуму научи мя, яко заповедем Твоим веровах</text:p>
      <text:p text:style-name="First_20_line_20_indent">См.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7"/>Толкования на Пс. 118:67<text:bookmark-end text:name="old_ps_118_067"/></text:h>
      <text:p text:style-name="P4">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6">Прежде даже не смирити ми ся, аз прегреших, сего ради слово Твое сохраних</text:p>
      <text:p text:style-name="First_20_line_20_indent"><text:span text:style-name="T3">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5">Толкование на псалмы.</text:p>
      <text:h text:style-name="Heading_20_2" text:outline-level="2"><text:bookmark-start text:name="old_ps_118_067_svt_ioann_zlatoust"/>Свт. Иоанн Златоуст<text:bookmark-end text:name="old_ps_118_067_svt_ioann_zlatoust"/></text:h>
      <text:p text:style-name="P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3">«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5">Беседа на псалом 118.</text:p>
      <text:h text:style-name="Heading_20_2" text:outline-level="2"><text:bookmark-start text:name="old_ps_118_067_svt_feofan_zatvornik"/>Свт. Феофан Затворник<text:bookmark-end text:name="old_ps_118_067_svt_feofan_zatvornik"/></text:h>
      <text:p text:style-name="P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2">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2">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2">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2">Амвросий</text:span>. Наказывание есть признак любви, а не отвержения. Благ Господь во всем, и когда прощает кающегося, и когда наказывает грешного: <text:span text:style-name="T2">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2">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2">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5">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6">Прежде даже не смирити ми ся, аз прегреших, сего ради слово Твое сохраних</text:p>
      <text:p text:style-name="First_20_line_20_indent">Сказано: <text:span text:style-name="T3">«прежде даже не смиритимися, аз прегреших»</text:span>(Пс. 118:67)<text:span text:style-name="T1"> [</text:span><text:span text:style-name="T1"><text:bookmark-ref text:reference-format="page" text:ref-name="old_ps_118_067">261</text:bookmark-ref></text:span><text:span text:style-name="T1">]</text:span>. Поскольку, гордясь плодами многих преуспеяний, высокомудренно говорил я Богу: <text:span text:style-name="T2">«искусил еси мя, и не обретеся во мне неправда»</text:span><text:a xlink:type="simple" xlink:href="https://bible.optina.ru/old:ps:016:03" text:style-name="Internet_20_link" text:visited-style-name="Visited_20_Internet_20_Link">(Пс. 16:3)</text:a>; и <text:span text:style-name="T2">«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2">«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2">«разумех, Господи, яко правда судьбы Твоя и воистинну смирил мя еси»</text:span>(Пс. 118:15)<text:span text:style-name="T1"> [</text:span><text:span text:style-name="T1"><text:bookmark-ref text:reference-format="page" text:ref-name="old_ps_118_015">66</text:bookmark-ref></text:span><text:span text:style-name="T1">]</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2">«аз же есмь червь, а не человек»</text:span><text:a xlink:type="simple" xlink:href="https://bible.optina.ru/old:ps:021:07" text:style-name="Internet_20_link" text:visited-style-name="Visited_20_Internet_20_Link">(Пс. 21:7)</text:a>. <text:span text:style-name="T2">«Смирится в персть душа наша, прилпе земли утроба наша»</text:span><text:a xlink:type="simple" xlink:href="https://bible.optina.ru/old:ps:043:06" text:style-name="Internet_20_link" text:visited-style-name="Visited_20_Internet_20_Link">(Пс. 43:6)</text:a>, <text:span text:style-name="T2">«и смирихся до зела»</text:span><text:a xlink:type="simple" xlink:href="https://bible.optina.ru/old:ps:037:09" text:style-name="Internet_20_link" text:visited-style-name="Visited_20_Internet_20_Link">(Пс. 37:9)</text:a>. <text:span text:style-name="T2">«Живи мя по словеси Твоему»</text:span>(Пс. 118:25)<text:span text:style-name="T1"> [</text:span><text:span text:style-name="T1"><text:bookmark-ref text:reference-format="page" text:ref-name="old_ps_118_025">98</text:bookmark-ref></text:span><text:span text:style-name="T1">]</text:span>, и подобное сему. </text:p>
      <text:p text:style-name="P5">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3">Прежде даже не смиритимися </text:span>(угнетен был)<text:span text:style-name="T3">,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2">Златоуст</text:span> вместе с <text:span text:style-name="T2">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2">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2">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 [</text:span><text:span text:style-name="T1"><text:bookmark-ref text:reference-format="page" text:ref-name="old_ps_118_068">265</text:bookmark-ref></text:span><text:span text:style-name="T1">]</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3">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3">благостию Твоею, Господи, научи мя оправданием Твоим</text:span>.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8"/>Толкования на Пс. 118:68<text:bookmark-end text:name="old_ps_118_068"/></text:h>
      <text:p text:style-name="P4">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6">Благ еси Ты, Господи, и благостию Твоею научи мя оправданием Твоим</text:p>
      <text:p text:style-name="First_20_line_20_indent"><text:span text:style-name="T3">Благ еси Ты, Господи.</text:span> Праведник при всем что ни встречается с ним, хотя бы то было и горестно, говорит Богу: <text:span text:style-name="T3">благ еси Ты.</text:span> Сему подобно сказанное в другом месте: <text:span text:style-name="T2">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5">Толкование на псалмы.</text:p>
      <text:h text:style-name="Heading_20_2" text:outline-level="2"><text:bookmark-start text:name="old_ps_118_068_svt_ioann_zlatoust"/>Свт. Иоанн Златоуст<text:bookmark-end text:name="old_ps_118_068_svt_ioann_zlatoust"/></text:h>
      <text:p text:style-name="P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3">«И по благости… Твоей научи меня оправданиям Твоим»</text:span>. Поэтому я смело прошу о том, чтобы от Тебя получить по­знание Твоих оправданий. </text:p>
      <text:p text:style-name="P5">Беседа на псалом 118.</text:p>
      <text:h text:style-name="Heading_20_2" text:outline-level="2"><text:bookmark-start text:name="old_ps_118_068_svt_feofan_zatvornik"/>Свт. Феофан Затворник<text:bookmark-end text:name="old_ps_118_068_svt_feofan_zatvornik"/></text:h>
      <text:p text:style-name="P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2">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2">благостию Твоею, Господи, научи мя оправданием Твоим.</text:span></text:p>
      <text:p text:style-name="P5">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6">Благ еси Ты, Господи, и благостию Твоею научи мя оправданием Твоим</text:p>
      <text:p text:style-name="First_20_line_20_indent"><text:span text:style-name="T3">«Благ еси Ты Господи».</text:span> Действительно Ты благ и человеколюбив. </text:p>
      <text:p text:style-name="First_20_line_20_indent"><text:span text:style-name="T3">«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2">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6">Благ ecи Ты, Господи, и благостию Твоею научи мя оправданием Твоим</text:p>
      <text:p text:style-name="First_20_line_20_indent">См. Толкование на Пс. 118:67<text:span text:style-name="T1"> [</text:span><text:span text:style-name="T1"><text:bookmark-ref text:reference-format="page" text:ref-name="old_ps_118_067_prot_grigorij_razumovskij">263</text:bookmark-ref></text:span><text:span text:style-name="T1">]</text:span></text:p>
      <text:h text:style-name="Heading_20_1" text:outline-level="1"><text:bookmark-start text:name="old_ps_118_069"/>Толкования на Пс. 118:69<text:bookmark-end text:name="old_ps_118_069"/></text:h>
      <text:p text:style-name="P4">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6">Умножися на мя неправда гордых, аз же всем сердцем моим испытаю заповеди Твоя</text:p>
      <text:p text:style-name="First_20_line_20_indent"><text:span text:style-name="T3">Умножися на мя неправда гордых.</text:span> До того, говорит, простерли гордость, что сердце в них стало таким, как сказано далее: </text:p>
      <text:p text:style-name="P5">Толкование на псалмы.</text:p>
      <text:h text:style-name="Heading_20_2" text:outline-level="2"><text:bookmark-start text:name="old_ps_118_069_svt_ioann_zlatoust"/>Свт. Иоанн Златоуст<text:bookmark-end text:name="old_ps_118_069_svt_ioann_zlatoust"/></text:h>
      <text:p text:style-name="P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5">Беседа на псалом 118.</text:p>
      <text:h text:style-name="Heading_20_2" text:outline-level="2"><text:bookmark-start text:name="old_ps_118_069_svt_feofan_zatvornik"/>Свт. Феофан Затворник<text:bookmark-end text:name="old_ps_118_069_svt_feofan_zatvornik"/></text:h>
      <text:p text:style-name="P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2">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2">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2">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2">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2">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2">всем сердцем испытаю заповеди Твоя</text:span>. «Как бы ни множилась неправда, изъясняет <text:span text:style-name="T2">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2">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5">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2">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3">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3">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3">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3">умножилась</text:span> на него, и все более и более умножается <text:span text:style-name="T3">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3">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3">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3">умножения неправды гордыми</text:span> и из <text:span text:style-name="T3">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3">Усырися яко млеко сердце их; аз же закону Твоему поучихся</text:span>. <text:span text:style-name="T3">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2">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0"/>Толкования на Пс. 118:70<text:bookmark-end text:name="old_ps_118_070"/></text:h>
      <text:p text:style-name="P4">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6">Усырися, яко млеко, сердце их, аз же закону Твоему поучихся</text:p>
      <text:p text:style-name="First_20_line_20_indent"><text:span text:style-name="T3">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5">Толкование на псалмы.</text:p>
      <text:h text:style-name="Heading_20_2" text:outline-level="2"><text:bookmark-start text:name="old_ps_118_070_svt_ioann_zlatoust"/>Свт. Иоанн Златоуст<text:bookmark-end text:name="old_ps_118_070_svt_ioann_zlatoust"/></text:h>
      <text:p text:style-name="P6">Усырися, яко млеко, сердце их, аз же закону Твоему поучихся</text:p>
      <text:p text:style-name="First_20_line_20_indent">Это напоминает пророческое слово: <text:span text:style-name="T2">«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2">«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5">Беседа на псалом 118.</text:p>
      <text:h text:style-name="Heading_20_2" text:outline-level="2"><text:bookmark-start text:name="old_ps_118_070_svt_feofan_zatvornik"/>Свт. Феофан Затворник<text:bookmark-end text:name="old_ps_118_070_svt_feofan_zatvornik"/></text:h>
      <text:p text:style-name="P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2">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2">Афанасий</text:span>, что сердце в них стало, как сыр». «Это сходствует, пишет <text:span text:style-name="T2">Феодорит</text:span>, с пророческим изречением: <text:span text:style-name="T2">одебеле бо сердце людей сих, и ушима своими тяжко слышаша, и очи смежиша</text:span>; сходствует и с тем, что в книге Исхода сказано о Фараоне: <text:span text:style-name="T2">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2">уты, утолсте, разшире, и забы Бога создавшаго его</text:span>. «Сердце святых, говорит святой <text:span text:style-name="T2">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2">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2">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2">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5">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6">Усырися, яко млеко, сердце их, аз же закону Твоему поучихся</text:p>
      <text:p text:style-name="First_20_line_20_indent"><text:span text:style-name="T3">Ожирело</text:span>, – говорит Пророк, – <text:span text:style-name="T3">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5">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6">Усырися яко млеко сердце их: аз же закону Твоему поучихся</text:p>
      <text:p text:style-name="First_20_line_20_indent">Сие сходно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2"> </text:span><text:soft-page-break/><text:span text:style-name="T2">«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3">Усырися </text:span>(приняло свойство сыра)<text:span text:style-name="T3">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2">Феодора</text:span>: Вместо «стало, как сыр», <text:span text:style-name="T2">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2">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lopuxin_ap">270</text:bookmark-ref></text:span><text:span text:style-name="T1">]</text:span></text:p>
      <text:h text:style-name="Heading_20_2" text:outline-level="2"><text:bookmark-start text:name="old_ps_118_070_prot_grigorij_razumovskij"/>Прот. Григорий Разумовский<text:bookmark-end text:name="old_ps_118_070_prot_grigorij_razumovskij"/></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prot_grigorij_razumovskij">270</text:bookmark-ref></text:span><text:span text:style-name="T1">]</text:span></text:p>
      <text:h text:style-name="Heading_20_1" text:outline-level="1"><text:bookmark-start text:name="old_ps_118_071"/>Толкования на Пс. 118:71<text:bookmark-end text:name="old_ps_118_071"/></text:h>
      <text:p text:style-name="P4">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6">Благо мне, яко смирил мя еси, яко да научуся оправданием твоим</text:p>
      <text:p text:style-name="First_20_line_20_indent"><text:span text:style-name="T3">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5">Толкование на псалмы.</text:p>
      <text:h text:style-name="Heading_20_2" text:outline-level="2"><text:bookmark-start text:name="old_ps_118_071_svt_ioann_zlatoust"/>Свт. Иоанн Златоуст<text:bookmark-end text:name="old_ps_118_071_svt_ioann_zlatoust"/></text:h>
      <text:p text:style-name="P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5">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2">«до уничижения моего я погрешал»</text:span>, а теперь говорит: <text:span text:style-name="T3">«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3">«благо мне, что Ты смирил меня, чтобы я научился оправданиям Твоим»</text:span>. </text:p>
      <text:p text:style-name="P5">Беседа на псалом 118.</text:p>
      <text:h text:style-name="Heading_20_2" text:outline-level="2"><text:bookmark-start text:name="old_ps_118_071_svt_tixon_zadonskij"/>Свт. Тихон Задонский<text:bookmark-end text:name="old_ps_118_071_svt_tixon_zadonskij"/></text:h>
      <text:p text:style-name="P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2">«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5">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2">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2">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2">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5">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2">Симмах</text:span> перевел: Полезно для меня было потерпеть бедствия, чтобы научиться повелениям Твоим. <text:span text:style-name="T2">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2">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2">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3">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3">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2">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2">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3">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2"/>Толкования на Пс. 118:72<text:bookmark-end text:name="old_ps_118_072"/></text:h>
      <text:p text:style-name="P4">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 [</text:span><text:span text:style-name="T1"><text:bookmark-ref text:reference-format="page" text:ref-name="old_ps_118_072_svt_afanasij_velikij">279</text:bookmark-ref></text:span><text:span text:style-name="T1">]</text:span></text:p>
      <text:p text:style-name="P5">Толкование на псалмы.</text:p>
      <text:h text:style-name="Heading_20_2" text:outline-level="2"><text:bookmark-start text:name="old_ps_118_072_svt_ioann_zlatoust"/>Свт. Иоанн Златоуст<text:bookmark-end text:name="old_ps_118_072_svt_ioann_zlatoust"/></text:h>
      <text:p text:style-name="P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2">«я буду радоваться о словах Твоих, как нашедший большую добычу»</text:span>, а здесь он сказал: <text:span text:style-name="T3">«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3">«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5">Беседа на псалом 118.</text:p>
      <text:h text:style-name="Heading_20_2" text:outline-level="2"><text:bookmark-start text:name="old_ps_118_072_svt_feofan_zatvornik"/>Свт. Феофан Затворник<text:bookmark-end text:name="old_ps_118_072_svt_feofan_zatvornik"/></text:h>
      <text:p text:style-name="P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2">прочее</text:span>, говорит он, <text:span text:style-name="T2">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2">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2">Паче тысящ злата и сребра</text:span>. Под словами золото и серебро здесь представляются все блага мира сего, а <text:span text:style-name="T2">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5">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5">Дневник. Том II. 1857-1858.</text:p>
      <text:h text:style-name="Heading_20_2" text:outline-level="2"><text:bookmark-start text:name="old_ps_118_072_blzh_feodorit_kirskij"/>Блж. Феодорит Кирский<text:bookmark-end text:name="old_ps_118_072_blzh_feodorit_kirskij"/></text:h>
      <text:p text:style-name="P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2">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2">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2">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6">Благ мне, закон уст Твоих паче тысящ злата и сребра</text:p>
      <text:p text:style-name="First_20_line_20_indent">См. Толкование на Пс. 118:71<text:span text:style-name="T1"> [</text:span><text:span text:style-name="T1"><text:bookmark-ref text:reference-format="page" text:ref-name="old_ps_118_071_prot_grigorij_razumovskij">277</text:bookmark-ref></text:span><text:span text:style-name="T1">]</text:span></text:p>
      <text:h text:style-name="Heading_20_1" text:outline-level="1"><text:bookmark-start text:name="old_ps_118_073"/>Толкования на Пс. 118:73<text:bookmark-end text:name="old_ps_118_073"/></text:h>
      <text:p text:style-name="P4">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6">Руце твои сотвористе мя и создасте мя: вразуми мя, и научуся заповедем твоим</text:p>
      <text:p text:style-name="First_20_line_20_indent"><text:span text:style-name="T3">Руце Твои сотвористе мя.</text:span> А второе достоинство в том, что человек способен приять и вмещать в себе разумение Его. <text:span text:style-name="T3">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5">Толкование на Псалмы.</text:p>
      <text:h text:style-name="Heading_20_2" text:outline-level="2"><text:bookmark-start text:name="old_ps_118_073_svt_ioann_zlatoust"/>Свт. Иоанн Златоуст<text:bookmark-end text:name="old_ps_118_073_svt_ioann_zlatoust"/></text:h>
      <text:p text:style-name="P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3">«руки Твои сотворили меня и создали меня».</text:span> Бог все создал и привел из небытия в бытие Своим словом. Так, сотво­рив небо и землю, Он сказал: <text:span text:style-name="T2">«да будет свет. И стал свет»</text:span>, а потом: <text:span text:style-name="T2">«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2">«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2">«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5">Беседа на псалом 118.</text:p>
      <text:h text:style-name="Heading_20_2" text:outline-level="2"><text:bookmark-start text:name="old_ps_118_073_svt_grigorij_palama"/>Свт. Григорий Палама<text:bookmark-end text:name="old_ps_118_073_svt_grigorij_palama"/></text:h>
      <text:p text:style-name="P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5">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2">иод</text:span> – <text:span text:style-name="T2">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 [</text:span><text:span text:style-name="T1"><text:bookmark-ref text:reference-format="page" text:ref-name="old_ps_118_073">282</text:bookmark-ref></text:span><text:span text:style-name="T1">]</text:span>, 74<text:span text:style-name="T1"> [</text:span><text:span text:style-name="T1"><text:bookmark-ref text:reference-format="page" text:ref-name="old_ps_118_074">287</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 [</text:span><text:span text:style-name="T1"><text:bookmark-ref text:reference-format="page" text:ref-name="old_ps_118_075">290</text:bookmark-ref></text:span><text:span text:style-name="T1">]</text:span>); но буди милость Твоя ко мне и щедроты Твои да приидут на меня, во-первых, по словеси Твоему (стих 76<text:span text:style-name="T1"> [</text:span><text:span text:style-name="T1"><text:bookmark-ref text:reference-format="page" text:ref-name="old_ps_118_076">294</text:bookmark-ref></text:span><text:span text:style-name="T1">]</text:span>), во-вторых, да жив буду (стих 77<text:span text:style-name="T1"> [</text:span><text:span text:style-name="T1"><text:bookmark-ref text:reference-format="page" text:ref-name="old_ps_118_077">297</text:bookmark-ref></text:span><text:span text:style-name="T1">]</text:span>), в-третьих, да постыдятся гордии (стих 78<text:span text:style-name="T1"> [</text:span><text:span text:style-name="T1"><text:bookmark-ref text:reference-format="page" text:ref-name="old_ps_118_078">299</text:bookmark-ref></text:span><text:span text:style-name="T1">]</text:span>), в-четвертых, да обратятся ко мне боящиеся Тебя (стих 79<text:span text:style-name="T1"> [</text:span><text:span text:style-name="T1"><text:bookmark-ref text:reference-format="page" text:ref-name="old_ps_118_079">302</text:bookmark-ref></text:span><text:span text:style-name="T1">]</text:span>). Но главное, устрой, да будет сердце мое непорочно в оправданиях Твоих (стих 80<text:span text:style-name="T1"> [</text:span><text:span text:style-name="T1"><text:bookmark-ref text:reference-format="page" text:ref-name="old_ps_118_080">305</text:bookmark-ref></text:span><text:span text:style-name="T1">]</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2">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2">вразуми мя, и научуся заповедем Твоим</text:span>. </text:p>
      <text:p text:style-name="First_20_line_20_indent"><text:span text:style-name="T2">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2">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2">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2">да будет</text:span>, но по некоем Божественном совещании: <text:span text:style-name="T2">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2">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2">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5">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6">Руце твои сотвористе мя и создасте мя: вразуми мя, и научуся заповедем твоим</text:p>
      <text:p text:style-name="First_20_line_20_indent"><text:span text:style-name="T2">Вопрос</text:span>. Что сказывает Давид, когда обращается к Богу: <text:span text:style-name="T3">«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2">Ответ</text:span>. Думается мне, что <text:span text:style-name="T2">«творение»</text:span> – эта сказано о душе, а <text:span text:style-name="T2">«создание»</text:span> – о телесном вещественном создании. Руками Бога и Отца Давид назвал Сына и Духа. Ибо к Ним Отец обратился: <text:span text:style-name="T2">«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5">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2">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2">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2">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2">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2">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2">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 [</text:span><text:span text:style-name="T1"><text:bookmark-ref text:reference-format="page" text:ref-name="old_ps_118_073">282</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 [</text:span><text:span text:style-name="T1"><text:bookmark-ref text:reference-format="page" text:ref-name="old_ps_118_075">290</text:bookmark-ref></text:span><text:span text:style-name="T1">]</text:span>, но <text:span text:style-name="T3">буди милость Твоя</text:span> на мне и <text:span text:style-name="T3">щедроты Твои да приидут</text:span> на меня, во-первых, <text:span text:style-name="T3">по словеси Твоему</text:span>(ст. 76)<text:span text:style-name="T1"> [</text:span><text:span text:style-name="T1"><text:bookmark-ref text:reference-format="page" text:ref-name="old_ps_118_076">294</text:bookmark-ref></text:span><text:span text:style-name="T1">]</text:span>, во-вторых, <text:span text:style-name="T3">да жив буду</text:span>(ст. 77)<text:span text:style-name="T1"> [</text:span><text:span text:style-name="T1"><text:bookmark-ref text:reference-format="page" text:ref-name="old_ps_118_077">297</text:bookmark-ref></text:span><text:span text:style-name="T1">]</text:span>, в-третьих, <text:span text:style-name="T3">да постыдятся гордии</text:span>(ст. 78)<text:span text:style-name="T1"> [</text:span><text:span text:style-name="T1"><text:bookmark-ref text:reference-format="page" text:ref-name="old_ps_118_078">299</text:bookmark-ref></text:span><text:span text:style-name="T1">]</text:span>, в-четвертых, <text:span text:style-name="T3">да обратятся ко мне боящиеся Тебя</text:span>(ст. 79)<text:span text:style-name="T1"> [</text:span><text:span text:style-name="T1"><text:bookmark-ref text:reference-format="page" text:ref-name="old_ps_118_079">302</text:bookmark-ref></text:span><text:span text:style-name="T1">]</text:span>. Но главное, устрой, <text:span text:style-name="T3">да будет сердце мое непорочно во оправданиих Твоих</text:span>(ст. 80)<text:span text:style-name="T1"> [</text:span><text:span text:style-name="T1"><text:bookmark-ref text:reference-format="page" text:ref-name="old_ps_118_080">305</text:bookmark-ref></text:span><text:span text:style-name="T1">]</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3">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2">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3">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3">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3">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 [</text:span><text:span text:style-name="T1"><text:bookmark-ref text:reference-format="page" text:ref-name="old_ps_118_074">287</text:bookmark-ref></text:span><text:span text:style-name="T1">]</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3">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5">Объяснение священной книги псалмов.</text:p>
      <text:h text:style-name="Heading_20_1" text:outline-level="1"><text:bookmark-start text:name="old_ps_118_074"/>Толкования на Пс. 118:74<text:bookmark-end text:name="old_ps_118_074"/></text:h>
      <text:p text:style-name="P4">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6">Боящиися Тебе узрят мя, и возвеселятся, яко на словеса Твоя уповах</text:p>
      <text:p text:style-name="First_20_line_20_indent"><text:span text:style-name="T3">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3">возвеселятся, яко на словеса Твоя уповах.</text:span></text:p>
      <text:p text:style-name="P5">Толкование на псалмы.</text:p>
      <text:h text:style-name="Heading_20_2" text:outline-level="2"><text:bookmark-start text:name="old_ps_118_074_svt_ioann_zlatoust"/>Свт. Иоанн Златоуст<text:bookmark-end text:name="old_ps_118_074_svt_ioann_zlatoust"/></text:h>
      <text:p text:style-name="P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5">Беседа на псалом 118.</text:p>
      <text:h text:style-name="Heading_20_2" text:outline-level="2"><text:bookmark-start text:name="old_ps_118_074_svt_feofan_zatvornik"/>Свт. Феофан Затворник<text:bookmark-end text:name="old_ps_118_074_svt_feofan_zatvornik"/></text:h>
      <text:p text:style-name="P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2">Феодорит</text:span>. «Пророк научает, говорит святой <text:span text:style-name="T2">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2">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2">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2">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2">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5">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2">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2">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6">Боящиися Тебе узрят мя и возвеселятся; яко на словеса Твоя уповах</text:p>
      <text:p text:style-name="First_20_line_20_indent">См.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5"/>Толкования на Пс. 118:75<text:bookmark-end text:name="old_ps_118_075"/></text:h>
      <text:p text:style-name="P4">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6">Разумех Господи, яко правда судьбы Твоя, и воистину смирил мя еси</text:p>
      <text:p text:style-name="First_20_line_20_indent"><text:span text:style-name="T3">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5">Толкование на псалмы.</text:p>
      <text:h text:style-name="Heading_20_2" text:outline-level="2"><text:bookmark-start text:name="old_ps_118_075_svt_ioann_zlatoust"/>Свт. Иоанн Златоуст<text:bookmark-end text:name="old_ps_118_075_svt_ioann_zlatoust"/></text:h>
      <text:p text:style-name="P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2">«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2">«причиняет раны и Сам обвязывает их»</text:span><text:a xlink:type="simple" xlink:href="https://bible.optina.ru/old:iov:05:18" text:style-name="Internet_20_link" text:visited-style-name="Visited_20_Internet_20_Link">(Иов.5:18)</text:a>; и еще: <text:span text:style-name="T2">«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5">Беседа на псалом 118.</text:p>
      <text:h text:style-name="Heading_20_2" text:outline-level="2"><text:bookmark-start text:name="old_ps_118_075_svt_feofan_zatvornik"/>Свт. Феофан Затворник<text:bookmark-end text:name="old_ps_118_075_svt_feofan_zatvornik"/></text:h>
      <text:p text:style-name="P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2">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2">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2">яко правда судьбы Твоя, и воистину смирил мя еси</text:span>. </text:p>
      <text:p text:style-name="First_20_line_20_indent">«Кто, пишет святой <text:span text:style-name="T2">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2">Смирихся</text:span>, говорит, и <text:span text:style-name="T2">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2">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5">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3">Разумех, Господи, яко правда судьбы Твоя, и воистинну </text:span>(праведно)<text:span text:style-name="T3">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2">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3">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3">научился заповедям</text:span>, вступил в союз с богобоязненными и <text:span text:style-name="T3">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3">милость</text:span> Божия продолжилась над ним и послужила ему <text:span text:style-name="T3">утешением</text:span> в дальнейшие дни его жизни. Просит и надеется получить просимое, как раб Божий, которому дано <text:span text:style-name="T3">слово</text:span>, которому обещано уже то, о чем просит. Как видно по течению речи, пророк просит не душевного только <text:span text:style-name="T3">утешения</text:span>, но вместе с тем надеется получить и внешнее, просит не о милости только, но и о <text:span text:style-name="T3">щедротах</text:span>. Ниже говорит он, чтоб и враги увидели это и устыдились, и богобоязненные тоже обратились к Нему (ст. 78–79)<text:span text:style-name="T1"> [</text:span><text:span text:style-name="T1"><text:bookmark-ref text:reference-format="page" text:ref-name="old_ps_118_078">299</text:bookmark-ref></text:span><text:span text:style-name="T1">]</text:span>. То и другое возможно лишь тогда, когда <text:span text:style-name="T3">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3">да приидут щедроты Твоя, и жив буду</text:span>, т.е. оживу. Последнее ставит в зависимость от первого. <text:span text:style-name="T3">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3">Яко закон Твой</text:span> поучение мое есть, вот на чем основывает пророк упование на то, что молитва его будет услышана. <text:span text:style-name="T3">Милости утешения</text:span> просил себе пророк, как рабу, а <text:span text:style-name="T3">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3">стыдит</text:span> и называет <text:span text:style-name="T3">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3">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3">гордые постыдятся</text:span>, а я не превознесусь тем, что они постыждены, но <text:span text:style-name="T3">поглумлюся в заповедех Твоих</text:span>». Это не ослабит моей ревности об угождении Тебе исполнением заповедей Твоих, а напротив, усилит ее. <text:span text:style-name="T3">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6"/>Толкования на Пс. 118:76<text:bookmark-end text:name="old_ps_118_076"/></text:h>
      <text:p text:style-name="P4">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6">Буди же милость Твоя, да утешит мя по словеси Твоему, рабу Твоему</text:p>
      <text:p text:style-name="First_20_line_20_indent"><text:span text:style-name="T3">Буди же милость Твоя, да утешит мя.</text:span><text:span text:style-name="T2">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5">Толкование на псалмы.</text:p>
      <text:h text:style-name="Heading_20_2" text:outline-level="2"><text:bookmark-start text:name="old_ps_118_076_svt_ioann_zlatoust"/>Свт. Иоанн Златоуст<text:bookmark-end text:name="old_ps_118_076_svt_ioann_zlatoust"/></text:h>
      <text:p text:style-name="P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2">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2">«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3">«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2">«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2">«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5">Беседа на псалом 118.</text:p>
      <text:h text:style-name="Heading_20_2" text:outline-level="2"><text:bookmark-start text:name="old_ps_118_076_svt_feofan_zatvornik"/>Свт. Феофан Затворник<text:bookmark-end text:name="old_ps_118_076_svt_feofan_zatvornik"/></text:h>
      <text:p text:style-name="P6">Буди же милость Твоя, да утешит мя по словеси Твоему, рабу Твоему</text:p>
      <text:p text:style-name="First_20_line_20_indent"><text:span text:style-name="T2">Рабу Твоему</text:span> относить можно и к «<text:span text:style-name="T2">по словеси Твоему</text:span>», и к «<text:span text:style-name="T2">буди же милость Твоя рабу Твоему</text:span>». Последнее лучше, ибо первое само собою разумеется. Так толкует святой <text:span text:style-name="T2">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2">Феодорит</text:span>, человеколюбию и утешению, ибо Ты обетовал кающимся благоволение Свое. То самое сказал Бог и устами Исаии: <text:span text:style-name="T2">егда возвратився воздохнеши, тогда спасешися</text:span>, и устами Малахии: <text:span text:style-name="T2">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2">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2">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 [</text:span><text:span text:style-name="T1"><text:bookmark-ref text:reference-format="page" text:ref-name="old_ps_118_078">299</text:bookmark-ref></text:span><text:span text:style-name="T1">]</text:span>). То и другое возможно лишь тогда, когда утешение не в сердце только влито, но и внешне оказано. </text:p>
      <text:p text:style-name="P5">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6">Буди же милость Твоя, да утешит мя по словеси Твоему, рабу Твоему</text:p>
      <text:p text:style-name="First_20_line_20_indent"><text:span text:style-name="T3">«Буди же милость Твоя Господи, да утешит мя»</text:span>. Но время уже человеколюбию и утешению. </text:p>
      <text:p text:style-name="First_20_line_20_indent"><text:span text:style-name="T3">«По словеси Твоему рабу Твоему».</text:span> Ибо кающимся обетовал Ты благословение Свое. Сие сказал Бог и устами Исаии: <text:span text:style-name="T2">«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2">«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2">Феодорита:</text:span> Ибо кающимся Ты обещал снисхождение, о чем говорится и у Исаии: когда обратясь восстенаешь, тогда спасешься. Или, по словам <text:span text:style-name="T2">Афанасия</text:span>, милость Отца—Сын, который утешил сердца наши, бывшие под жестоким владычеством сатаны. Замечай, говорит <text:span text:style-name="T2">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2">Афанасия</text:span>: <text:span text:style-name="T2">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6">Буди же милость Твоя, да утешит мя, по словеси Твоему, рабу Твоему</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7"/>Толкования на Пс. 118:77<text:bookmark-end text:name="old_ps_118_077"/></text:h>
      <text:p text:style-name="P4">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6">Да приидут мне щедроты Твоя, и жив буду, яко закон Твой поучение мое есть</text:p>
      <text:p text:style-name="First_20_line_20_indent"><text:span text:style-name="T3">Да приидут мню щедроты Твоя, и жив буду.</text:span> Как обещал Ты утешение, так и сотвори, ущедряя служителей Твоих. </text:p>
      <text:p text:style-name="P5">Толкование на псалмы.</text:p>
      <text:h text:style-name="Heading_20_2" text:outline-level="2"><text:bookmark-start text:name="old_ps_118_077_svt_ioann_zlatoust"/>Свт. Иоанн Златоуст<text:bookmark-end text:name="old_ps_118_077_svt_ioann_zlatoust"/></text:h>
      <text:p text:style-name="P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5">Беседа на псалом 118.</text:p>
      <text:h text:style-name="Heading_20_2" text:outline-level="2"><text:bookmark-start text:name="old_ps_118_077_svt_feofan_zatvornik"/>Свт. Феофан Затворник<text:bookmark-end text:name="old_ps_118_077_svt_feofan_zatvornik"/></text:h>
      <text:p text:style-name="P6">Да приидут мне щедроты Твоя, и жив буду, яко закон Твой поучение мое есть</text:p>
      <text:p text:style-name="First_20_line_20_indent">«Пророк, говорит <text:span text:style-name="T2">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2">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2">Щедроты</text:span> – благоутробие, подающее благо, не только как благорасположение, но как показывающее щедрость самым делом. <text:span text:style-name="T2">Да приидут</text:span>, – <text:span text:style-name="T2">милость</text:span>, как выше сказано, <text:span text:style-name="T2">да будет</text:span>, а <text:span text:style-name="T2">щедроты да приидут</text:span>, – милость, как постоянный покров, а щедроты, как перемежающееся ниспослание нужных благ, которые отходят и приходят. <text:span text:style-name="T2">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2">жив буду</text:span> – можно, соответственно тому, как понимал святой <text:span text:style-name="T2">Амвросий</text:span>: <text:span text:style-name="T2">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2">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2">Аз любящия Мя люблю, и ищущии Мене обрящут благодать</text:span>? «Потому, прибавляет святой <text:span text:style-name="T2">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5">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2">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2">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6">Да приидут мне щедроты Твоя и жив буду, яко закон Твой поучение мое есть</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8"/>Толкования на Пс. 118:78<text:bookmark-end text:name="old_ps_118_078"/></text:h>
      <text:p text:style-name="P4">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3">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3">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3">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5">Толкование на псалмы.</text:p>
      <text:h text:style-name="Heading_20_2" text:outline-level="2"><text:bookmark-start text:name="old_ps_118_078_svt_ioann_zlatoust"/>Свт. Иоанн Златоуст<text:bookmark-end text:name="old_ps_118_078_svt_ioann_zlatoust"/></text:h>
      <text:p text:style-name="P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2">«пошли нас в стадо свиней»</text:span><text:a xlink:type="simple" xlink:href="https://bible.optina.ru/new:mf:08:31" text:style-name="Internet_20_link" text:visited-style-name="Visited_20_Internet_20_Link">(Мф.8:31)</text:a>, и: <text:span text:style-name="T2">«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3">«Я буду размышлять о заповедях Твоих»</text:span> – один из переводчиков перевел: <text:span text:style-name="T2">«я размышлял о заповедях Твоих»</text:span>, другой: <text:span text:style-name="T2">«буду говорить»</text:span>, а тре­тий: <text:span text:style-name="T2">«буду беседовать»</text:span>. </text:p>
      <text:p text:style-name="P5">Беседа на псалом 118.</text:p>
      <text:h text:style-name="Heading_20_2" text:outline-level="2"><text:bookmark-start text:name="old_ps_118_078_svt_feofan_zatvornik"/>Свт. Феофан Затворник<text:bookmark-end text:name="old_ps_118_078_svt_feofan_zatvornik"/></text:h>
      <text:p text:style-name="P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2">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2">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2">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2">поглумлюся в заповедях Твоих</text:span>». Это не ослабит моей ревности об угождении Тебе исполнением заповедей Твоих, а, напротив, усилит ее. <text:span text:style-name="T2">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2">имаши много блага, лежаща на лета многа; почивай, яждь, пий, веселися</text:span>. </text:p>
      <text:p text:style-name="P5">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3">Да постыдятся гордии, яко неправедно беззаконноваша на мя; азь же поглумлюся </text:span>(углублюсь мыслью)<text:span text:style-name="T3">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2">Феодорита</text:span>: Не проклинает чувственных врагов, но с силою молится о них: потому что стыд по причине грехов производит спасение. <text:span text:style-name="T2">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2">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9"/>Толкования на Пс. 118:79<text:bookmark-end text:name="old_ps_118_079"/></text:h>
      <text:p text:style-name="P4">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6">Да обратят мя боящиися тебе и ведящии свидения твоя</text:p>
      <text:p text:style-name="First_20_line_20_indent">См. Толкование на Пс. 118:78<text:span text:style-name="T1"> [</text:span><text:span text:style-name="T1"><text:bookmark-ref text:reference-format="page" text:ref-name="old_ps_118_078_svt_afanasij_velikij">299</text:bookmark-ref></text:span><text:span text:style-name="T1">]</text:span></text:p>
      <text:h text:style-name="Heading_20_2" text:outline-level="2"><text:bookmark-start text:name="old_ps_118_079_svt_ioann_zlatoust"/>Свт. Иоанн Златоуст<text:bookmark-end text:name="old_ps_118_079_svt_ioann_zlatoust"/></text:h>
      <text:p text:style-name="P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2">«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2">«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5">Беседа на псалом 118.</text:p>
      <text:h text:style-name="Heading_20_2" text:outline-level="2"><text:bookmark-start text:name="old_ps_118_079_svt_feofan_zatvornik"/>Свт. Феофан Затворник<text:bookmark-end text:name="old_ps_118_079_svt_feofan_zatvornik"/></text:h>
      <text:p text:style-name="P6">Да обратят мя боящиися Тебе и ведящии свидения Твоя</text:p>
      <text:p text:style-name="First_20_line_20_indent"><text:span text:style-name="T2">Блаженный Феодорит</text:span> читает это место так: <text:span text:style-name="T2">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2">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2">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2">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2">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2">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5">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2">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2">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2">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2">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3">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2">о милости и щедротах к нему</text:span>. Эта цель в следующем (79-м) стихе выражена так: <text:span text:style-name="T3">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3">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 [</text:span><text:span text:style-name="T1"><text:bookmark-ref text:reference-format="page" text:ref-name="old_ps_118_080">305</text:bookmark-ref></text:span><text:span text:style-name="T1">]</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3">непорочностию сердца</text:span>. Благоповедение не мудрено направить и выдержать, а стяжать и сохранить<text:span text:style-name="T3"> сердце непорочным</text:span> есть труд великий. Все, что устроено Господом во спасение наше, сводится к тому, чтобы <text:span text:style-name="T3">сердце</text:span> стало <text:span text:style-name="T3">непорочным</text:span>, а порочность его составляют привившиеся к нему страсти и греховные привычки. Только по благодати Божией можно достигнуть <text:span text:style-name="T3">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3"> сердце</text:span> является совершенно <text:span text:style-name="T3">непорочным</text:span>, исполненным всех плодов Духа Святаго, о которых говорит св. апостол Павел: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3">Непорочное сердце</text:span> не только чуждо всего порочного, но и полно всякою добротою. <text:span text:style-name="T3">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80"/>Толкования на Пс. 118:80<text:bookmark-end text:name="old_ps_118_080"/></text:h>
      <text:p text:style-name="P4">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6">Буди сердце мое непорочно во оправданиих Твоих, яко да не постыжуся</text:p>
      <text:p text:style-name="First_20_line_20_indent"><text:span text:style-name="T3">Буди сердце мое непорочно.</text:span> Так, после всего этого, имея уже непорочное сердце, сказал однако же: <text:span text:style-name="T3">буди сердце мое непорочно.</text:span> Это подобно сказанному в другом месте: <text:span text:style-name="T2">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5">Толкование на псалмы.</text:p>
      <text:h text:style-name="Heading_20_2" text:outline-level="2"><text:bookmark-start text:name="old_ps_118_080_svt_ioann_zlatoust"/>Свт. Иоанн Златоуст<text:bookmark-end text:name="old_ps_118_080_svt_ioann_zlatoust"/></text:h>
      <text:p text:style-name="P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5">Беседа на псалом 118.</text:p>
      <text:h text:style-name="Heading_20_2" text:outline-level="2"><text:bookmark-start text:name="old_ps_118_080_svt_grigorij_nisskij"/>Свт. Григорий Нисский<text:bookmark-end text:name="old_ps_118_080_svt_grigorij_nisskij"/></text:h>
      <text:p text:style-name="P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3">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5">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2">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2">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2">отыди</text:span>, или <text:span text:style-name="T2">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5">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5">Великое послание.</text:p>
      <text:h text:style-name="Heading_20_2" text:outline-level="2"><text:bookmark-start text:name="old_ps_118_080_blzh_feodorit_kirskij"/>Блж. Феодорит Кирский<text:bookmark-end text:name="old_ps_118_080_blzh_feodorit_kirskij"/></text:h>
      <text:p text:style-name="P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2">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6">Буди сердце мое непорочно в оправданиих Твоих, яко да не постыжуся</text:p>
      <text:p text:style-name="First_20_line_20_indent">См. Толкование на Пс. 118:79<text:span text:style-name="T1"> [</text:span><text:span text:style-name="T1"><text:bookmark-ref text:reference-format="page" text:ref-name="old_ps_118_079_prot_grigorij_razumovskij">303</text:bookmark-ref></text:span><text:span text:style-name="T1">]</text:span></text:p>
      <text:h text:style-name="Heading_20_1" text:outline-level="1"><text:bookmark-start text:name="old_ps_118_081"/>Толкования на Пс. 118:81<text:bookmark-end text:name="old_ps_118_081"/></text:h>
      <text:p text:style-name="P4">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6">Исчезает во спасение Твое душа моя, и на слово Твое уповах</text:p>
      <text:p text:style-name="First_20_line_20_indent"><text:span text:style-name="T2">Пророк</text:span> учит нас вожделевать слова и исполняться любовью ко спасению Божию. И какое же иное спасение, кроме пришествия Господня? <text:span text:style-name="T3">На слово Твое уповах,</text:span> разумей — на обетование Твое. <text:span text:style-name="T2">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5">Толкование на псалмы.</text:p>
      <text:h text:style-name="Heading_20_2" text:outline-level="2"><text:bookmark-start text:name="old_ps_118_081_svt_ioann_zlatoust"/>Свт. Иоанн Златоуст<text:bookmark-end text:name="old_ps_118_081_svt_ioann_zlatoust"/></text:h>
      <text:p text:style-name="P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2">«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5">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2">каф</text:span> – <text:span text:style-name="T2">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6">Исчезает во спасение Твое душа моя, на словеса Твоя уповах</text:p>
      <text:p text:style-name="First_20_line_20_indent"><text:span text:style-name="T2">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2">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2">«На слово Твое уповах»</text:span>, то есть на обетование, поясняет святой <text:span text:style-name="T2">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2">Афанасий</text:span>, святой <text:span text:style-name="T2">Амвросий</text:span> и <text:span text:style-name="T2">блаженный Августин</text:span>. </text:p>
      <text:p text:style-name="First_20_line_20_indent">Святой <text:span text:style-name="T2">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2">Амвросий</text:span> говорит: «<text:span text:style-name="T2">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2">исчезает во спасение душа</text:span>? – Вот что: душа, прилепившаяся к Господу, как бы перестает быть душою, а бывает <text:span text:style-name="T2">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2">возжада Тебе душа моя</text:span>, а немного ниже прибавляет: <text:span text:style-name="T2">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2">живу</text:span>, говорит она,<text:span text:style-name="T2"> не ктому аз, но живет во мне Христос</text:span>. Как исчезает душа во спасение Божие, хорошо изображает святой пророк Иеремия:<text:span text:style-name="T2"> и быстъ</text:span>, говорит он, <text:span text:style-name="T2">в сердцы моем яко огнь горящ, палящ в костех моих, и разслабех отвсюду, и не могу носити</text:span>. Хорошо сказал: <text:span text:style-name="T2">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5">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2">«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2">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2">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2">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3">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2">«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3">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2">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3">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3">Изчезает во спасение</text:span>, то есть сильно желает <text:span text:style-name="T3">душа моя</text:span> получить <text:span text:style-name="T3">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3">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3">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3">исчезает во спасение душа</text:span>?» И так на него отвечает: «Душа, прилепившаяся к Господу, как бы перестает быть душею, а бывает «<text:span text:style-name="T2">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 [</text:span><text:span text:style-name="T1"><text:bookmark-ref text:reference-format="page" text:ref-name="old_ps_118_082">312</text:bookmark-ref></text:span><text:span text:style-name="T1">]</text:span> говорит, что очи его, молитвенно устремленные к Богу и к слову Его, в продолжительном терпении ожидавшие помощи и утешения от Бога, <text:span text:style-name="T3">тоже исчезали</text:span>, выражая нетерпеливое чувство: <text:span text:style-name="T3">когда утешиши мя</text:span>? «Здесь, – толкует блж. Феодорит, – <text:span text:style-name="T3">словом</text:span> называется обетование Божие. <text:span text:style-name="T3">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3">Когда утешиши</text:span>? Этим выражается не оскудение упования, а сила желания. </text:p>
      <text:p text:style-name="P5">Объяснение священной книги псалмов.</text:p>
      <text:h text:style-name="Heading_20_1" text:outline-level="1"><text:bookmark-start text:name="old_ps_118_082"/>Толкования на Пс. 118:82<text:bookmark-end text:name="old_ps_118_082"/></text:h>
      <text:p text:style-name="P4">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6">Исчезоша очи мои в слово Твое, глаголюще: когда утешиши мя</text:p>
      <text:p text:style-name="First_20_line_20_indent"><text:span text:style-name="T3">Исчезоша очи мои в Слово Твое.</text:span> Разумеет Господа нашего Иисуса Христа. Ибо Его, по слову Апостола, Ходатая имамы ко Отцу: <text:span text:style-name="T2">и Той есть очищение о гресех наших</text:span> (<text:a xlink:type="simple" xlink:href="https://bible.optina.ru/new:1in:02:01" text:style-name="Internet_20_link" text:visited-style-name="Visited_20_Internet_20_Link">1 Иоан. 2,1-2</text:a>). <text:span text:style-name="T3">Глаголюще: когда утешиши мя?</text:span> Ибо когда приидет ко мне Слово, тогда утешусь. </text:p>
      <text:p text:style-name="P5">Толкование на псалмы.</text:p>
      <text:h text:style-name="Heading_20_2" text:outline-level="2"><text:bookmark-start text:name="old_ps_118_082_svt_ioann_zlatoust"/>Свт. Иоанн Златоуст<text:bookmark-end text:name="old_ps_118_082_svt_ioann_zlatoust"/></text:h>
      <text:p text:style-name="P6">Исчезоша очи мои в слово Твое, глаголюще: когда утешиши мя</text:p>
      <text:p text:style-name="First_20_line_20_indent"><text:span text:style-name="T3">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2">«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2">«ибо иго Мое благо, и бремя Мое легко»</text:span><text:a xlink:type="simple" xlink:href="https://bible.optina.ru/new:mf:11:30" text:style-name="Internet_20_link" text:visited-style-name="Visited_20_Internet_20_Link">(Мф.11:30)</text:a>. </text:p>
      <text:p text:style-name="P5">Беседа на псалом 118.</text:p>
      <text:h text:style-name="Heading_20_2" text:outline-level="2"><text:bookmark-start text:name="old_ps_118_082_svt_feofan_zatvornik"/>Свт. Феофан Затворник<text:bookmark-end text:name="old_ps_118_082_svt_feofan_zatvornik"/></text:h>
      <text:p text:style-name="P6">Исчезоша очи мои в слово Твое, глаголюще: когда утешиши мя</text:p>
      <text:p text:style-name="First_20_line_20_indent">«Здесь, толкует блаженный <text:span text:style-name="T2">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2">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2">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2">когда утешиши?</text:span> Блаженный <text:span text:style-name="T2">Августин</text:span> пишет: «Словами – <text:span text:style-name="T2">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2">Амвросий</text:span> вопль – <text:span text:style-name="T2">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5">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6">Исчезоша очи мои в слово Твое, глаголюще: когда утешиши мя</text:p>
      <text:p text:style-name="First_20_line_20_indent">Здесь <text:span text:style-name="T2">«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3">Исчезоша </text:span>(истощились)<text:span text:style-name="T3">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2">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2">Евсевий</text:span>. <text:span text:style-name="T2">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3"/>Толкования на Пс. 118:83<text:bookmark-end text:name="old_ps_118_083"/></text:h>
      <text:p text:style-name="P4">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6">зане бых яко мех на слане: оправданий твоих не забых</text:p>
      <text:p text:style-name="First_20_line_20_indent"><text:span text:style-name="T3">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2">мехом на слане,</text:span> кто истнивает плоть свою, не оставляет в ней ничего воспламененного и похотного, но как бы оледеняет ее. </text:p>
      <text:p text:style-name="P5">Толкование на псалмы.</text:p>
      <text:h text:style-name="Heading_20_2" text:outline-level="2"><text:bookmark-start text:name="old_ps_118_083_svt_ioann_zlatoust"/>Свт. Иоанн Златоуст<text:bookmark-end text:name="old_ps_118_083_svt_ioann_zlatoust"/></text:h>
      <text:p text:style-name="P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2">«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5">Беседа на псалом 118.</text:p>
      <text:h text:style-name="Heading_20_2" text:outline-level="2"><text:bookmark-start text:name="old_ps_118_083_svt_feofan_zatvornik"/>Свт. Феофан Затворник<text:bookmark-end text:name="old_ps_118_083_svt_feofan_zatvornik"/></text:h>
      <text:p text:style-name="P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2">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2">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2">умерщвляю тело мое,</text:span> говорит он, и <text:span text:style-name="T2">порабощаю, да не како, иным проповедуя, сам неключим буду.</text:span> Святой <text:span text:style-name="T2">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2">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2">плотоугодие не творится в похоти.</text:span></text:p>
      <text:p text:style-name="P5">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2">«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3">Зане бых, яко мех на слане</text:span> (инее)<text:span text:style-name="T3">;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2">Феодорита</text:span> и <text:span text:style-name="T2">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2">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2">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 [</text:span><text:span text:style-name="T1"><text:bookmark-ref text:reference-format="page" text:ref-name="old_ps_118_084">319</text:bookmark-ref></text:span><text:span text:style-name="T1">]</text:span> - угнетали и стесняли жизнь его; клеветою очерняли честь его и едва не подвергли его смерти - 87<text:span text:style-name="T1"> [</text:span><text:span text:style-name="T1"><text:bookmark-ref text:reference-format="page" text:ref-name="old_ps_118_087">326</text:bookmark-ref></text:span><text:span text:style-name="T1">]</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6">зане бых яко мех на слане: оправданий твоих не забых</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3">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3">Зане бых яко мех на слане: оправданий Твоих не забых</text:span>. Св. отцы, изъясняя этот стих в нравственном отношении, – в сравнении: <text:span text:style-name="T3">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2">Умерщвляю тело мое и порабощаю</text:span>, – говорит он, – <text:span text:style-name="T2">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3">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3">Мех на слане</text:span> есть тот, кто «<text:span text:style-name="T2">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 [</text:span><text:span text:style-name="T1"><text:bookmark-ref text:reference-format="page" text:ref-name="old_ps_118_084">319</text:bookmark-ref></text:span><text:span text:style-name="T1">]</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3">Когда</text:span> же, Господи, <text:span text:style-name="T3">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4"/>Толкования на Пс. 118:84<text:bookmark-end text:name="old_ps_118_084"/></text:h>
      <text:p text:style-name="P4">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6">Колико есть дней раба Твоего? Когда сотвориши ми от гонящих мя суд</text:p>
      <text:p text:style-name="First_20_line_20_indent"><text:span text:style-name="T3">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5">Толкование на псалмы.</text:p>
      <text:h text:style-name="Heading_20_2" text:outline-level="2"><text:bookmark-start text:name="old_ps_118_084_svt_ioann_zlatoust"/>Свт. Иоанн Златоуст<text:bookmark-end text:name="old_ps_118_084_svt_ioann_zlatoust"/></text:h>
      <text:p text:style-name="P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2">«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2">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5">Беседа на псалом 118.</text:p>
      <text:h text:style-name="Heading_20_2" text:outline-level="2"><text:bookmark-start text:name="old_ps_118_084_svt_feofan_zatvornik"/>Свт. Феофан Затворник<text:bookmark-end text:name="old_ps_118_084_svt_feofan_zatvornik"/></text:h>
      <text:p text:style-name="P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2">Блаженный Августин</text:span> уподобляет этот вопль воплю апокалипсических избиенных: <text:span text:style-name="T2">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2">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2">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2">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5">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2">«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3">Колико есть дней раба Твоего? Когда сотвориши ми от </text:span>(над)<text:span text:style-name="T3">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2">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6">Колико есть дней раба Твоего? Когда сотвориши ми от гонящих мя суд </text:p>
      <text:p text:style-name="First_20_line_20_indent">См. Толкование на Пс. 118:83<text:span text:style-name="T1"> [</text:span><text:span text:style-name="T1"><text:bookmark-ref text:reference-format="page" text:ref-name="old_ps_118_083_prot_grigorij_razumovskij">317</text:bookmark-ref></text:span><text:span text:style-name="T1">]</text:span></text:p>
      <text:h text:style-name="Heading_20_1" text:outline-level="1"><text:bookmark-start text:name="old_ps_118_085"/>Толкования на Пс. 118:85<text:bookmark-end text:name="old_ps_118_085"/></text:h>
      <text:p text:style-name="P4">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6">Поведаша мне, законопреступницы глумления, но не яко закон Твой, Господи</text:p>
      <text:p text:style-name="First_20_line_20_indent"><text:span text:style-name="T3">Поведаша мне законопреступницы глумления.</text:span> Разумеет или <text:span text:style-name="T2">бaбии басни</text:span> — учения иудейские, или заповеди человеческие и суесловия мудрецов века сего. </text:p>
      <text:p text:style-name="P5">Толкование на псалмы.</text:p>
      <text:h text:style-name="Heading_20_2" text:outline-level="2"><text:bookmark-start text:name="old_ps_118_085_svt_ioann_zlatoust"/>Свт. Иоанн Златоуст<text:bookmark-end text:name="old_ps_118_085_svt_ioann_zlatoust"/></text:h>
      <text:p text:style-name="P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5">Беседа на псалом 118.</text:p>
      <text:h text:style-name="Heading_20_2" text:outline-level="2"><text:bookmark-start text:name="old_ps_118_085_svt_feofan_zatvornik"/>Свт. Феофан Затворник<text:bookmark-end text:name="old_ps_118_085_svt_feofan_zatvornik"/></text:h>
      <text:p text:style-name="P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2">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2">бдите</text:span>. Бдеть надо, отревая худое; но не менее надо бдеть, рассматривая и не худое, что приходит на ум, как дело пригожее и полезное. </text:p>
      <text:p text:style-name="P5">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3">Поведаша мне, законопреступницы глумления </text:span>(многословия)<text:span text:style-name="T3">,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2">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2">Феодорита</text:span>: Мы должны убегать не только еллинских басен и неверия иудейского, но и богохульного учения еретиков. <text:span text:style-name="T2">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3">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3">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3">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3">Не таков закон Божий</text:span>; не такова воля Божия о спасении нашем! </text:p>
      <text:p text:style-name="First_20_line_20_indent">Словами следующего (86-го)<text:span text:style-name="T1"> [</text:span><text:span text:style-name="T1"><text:bookmark-ref text:reference-format="page" text:ref-name="old_ps_118_086">324</text:bookmark-ref></text:span><text:span text:style-name="T1">]</text:span> стиха пророк подтверждает то, почему он не послушал глумления законопреступников и остался верным закону: потому, говорит, что <text:span text:style-name="T3">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3">неправедно</text:span> гонимому! «Не сказал пророк, – пишет св. Амвросий, – поелику гонят меня, помоги мне, но – <text:span text:style-name="T3">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3">неправедно погнаша мя, помози ми</text:span>».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6"/>Толкования на Пс. 118:86<text:bookmark-end text:name="old_ps_118_086"/></text:h>
      <text:p text:style-name="P4">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5">Толкование на псалмы.</text:p>
      <text:h text:style-name="Heading_20_2" text:outline-level="2"><text:bookmark-start text:name="old_ps_118_086_svt_ioann_zlatoust"/>Свт. Иоанн Златоуст<text:bookmark-end text:name="old_ps_118_086_svt_ioann_zlatoust"/></text:h>
      <text:p text:style-name="P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5">Беседа на псалом 118.</text:p>
      <text:h text:style-name="Heading_20_2" text:outline-level="2"><text:bookmark-start text:name="old_ps_118_086_svt_feofan_zatvornik"/>Свт. Феофан Затворник<text:bookmark-end text:name="old_ps_118_086_svt_feofan_zatvornik"/></text:h>
      <text:p text:style-name="P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2">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2">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2">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2">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2">Амвросий</text:span> пишет: «Не сказал пророк: поелику гонят меня, помоги мне; но <text:span text:style-name="T2">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2">неправедно погнаша мя, помози ми»</text:span>. </text:p>
      <text:p text:style-name="First_20_line_20_indent">В словах <text:span text:style-name="T2">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2">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2">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2">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5">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3">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3">«Вся заповеди Твоя истина».</text:span> Предпочитаю закон Твой; потому что вижу все заповеди Твои украшенными истиною. </text:p>
      <text:p text:style-name="First_20_line_20_indent"><text:span text:style-name="T3">«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2">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6">Вся заповеди Твоя—истина; неправедно погнаша мя, помози ми</text:p>
      <text:p text:style-name="First_20_line_20_indent">См. Толкование на Пс. 118:85<text:span text:style-name="T1"> [</text:span><text:span text:style-name="T1"><text:bookmark-ref text:reference-format="page" text:ref-name="old_ps_118_085_prot_grigorij_razumovskij">323</text:bookmark-ref></text:span><text:span text:style-name="T1">]</text:span></text:p>
      <text:h text:style-name="Heading_20_1" text:outline-level="1"><text:bookmark-start text:name="old_ps_118_087"/>Толкования на Пс. 118:87<text:bookmark-end text:name="old_ps_118_087"/></text:h>
      <text:p text:style-name="P4">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6">Вмале не скончаша мене на земли, аз же не оставих заповедей Твоих</text:p>
      <text:p text:style-name="First_20_line_20_indent"><text:span text:style-name="T3">Вмале не скончаша мене на земли.</text:span> Едва не .лишился я жизни от их гонений. </text:p>
      <text:p text:style-name="P5">Толкование на псалмы.</text:p>
      <text:h text:style-name="Heading_20_2" text:outline-level="2"><text:bookmark-start text:name="old_ps_118_087_svt_ioann_zlatoust"/>Свт. Иоанн Златоуст<text:bookmark-end text:name="old_ps_118_087_svt_ioann_zlatoust"/></text:h>
      <text:p text:style-name="P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2">«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3">«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5">Беседа на псалом 118.</text:p>
      <text:h text:style-name="Heading_20_2" text:outline-level="2"><text:bookmark-start text:name="old_ps_118_087_svt_feofan_zatvornik"/>Свт. Феофан Затворник<text:bookmark-end text:name="old_ps_118_087_svt_feofan_zatvornik"/></text:h>
      <text:p text:style-name="P6">Вмале не скончаша мене на земли, аз же не оставих заповедей Твоих</text:p>
      <text:p text:style-name="First_20_line_20_indent">«Едва, толкует святой <text:span text:style-name="T2">Афанасий</text:span>, не лишился я жизни от гонений». «Уж они, прибавляет <text:span text:style-name="T2">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2">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5">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6">Вмале не скончаша мене на земли: аз же не оставих заповедий твоих</text:p>
      <text:p text:style-name="First_20_line_20_indent">См. Толкование на Пс. 118:86<text:span text:style-name="T1"> [</text:span><text:span text:style-name="T1"><text:bookmark-ref text:reference-format="page" text:ref-name="old_ps_118_086_blzh_feodorit_kirskij">325</text:bookmark-ref></text:span><text:span text:style-name="T1">]</text:span></text:p>
      <text:h text:style-name="Heading_20_2" text:outline-level="2"><text:bookmark-start text:name="old_ps_118_087_evfimij_zigaben"/>Евфимий Зигабен<text:bookmark-end text:name="old_ps_118_087_evfimij_zigaben"/></text:h>
      <text:p text:style-name="First_20_line_20_indent"><text:span text:style-name="T3">Вмале не скончаша мене на земли</text:span> (едва не до кончины довели меня на земле)<text:span text:style-name="T3">,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2">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3">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3">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3">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3">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3">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3">оживлении</text:span>. <text:span text:style-name="T3">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3">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8"/>Толкования на Пс. 118:88<text:bookmark-end text:name="old_ps_118_088"/></text:h>
      <text:p text:style-name="P4">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6">По милости Твоей живи мя, и сохраню свидения уст Твоих</text:p>
      <text:p text:style-name="First_20_line_20_indent"><text:span text:style-name="T2">Уста Божии</text:span> — пророки, послужившие свидениям, заповедям и оправданиям Божиим. </text:p>
      <text:p text:style-name="P5">Толкование на псалмы.</text:p>
      <text:h text:style-name="Heading_20_2" text:outline-level="2"><text:bookmark-start text:name="old_ps_118_088_svt_ioann_zlatoust"/>Свт. Иоанн Златоуст<text:bookmark-end text:name="old_ps_118_088_svt_ioann_zlatoust"/></text:h>
      <text:p text:style-name="P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5">Беседа на псалом 118.</text:p>
      <text:h text:style-name="Heading_20_2" text:outline-level="2"><text:bookmark-start text:name="old_ps_118_088_svt_feofan_zatvornik"/>Свт. Феофан Затворник<text:bookmark-end text:name="old_ps_118_088_svt_feofan_zatvornik"/></text:h>
      <text:p text:style-name="P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2">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2">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2">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2">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2">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их 92<text:span text:style-name="T1"> [</text:span><text:span text:style-name="T1"><text:bookmark-ref text:reference-format="page" text:ref-name="old_ps_118_092">342</text:bookmark-ref></text:span><text:span text:style-name="T1">]</text:span>); действуя по оправданиям Божиим, я ожил (стих 93<text:span text:style-name="T1"> [</text:span><text:span text:style-name="T1"><text:bookmark-ref text:reference-format="page" text:ref-name="old_ps_118_093">346</text:bookmark-ref></text:span><text:span text:style-name="T1">]</text:span>); взыскав их, присвоился Богу и чувствую себя спасенным (стих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их 96<text:span text:style-name="T1"> [</text:span><text:span text:style-name="T1"><text:bookmark-ref text:reference-format="page" text:ref-name="old_ps_118_096">356</text:bookmark-ref></text:span><text:span text:style-name="T1">]</text:span>). Приступая к объяснению сего восьмистишия, святой <text:span text:style-name="T2">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5">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2">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6">По милости Твоей живи мя; и сохраню свидения уст Твоих</text:p>
      <text:p text:style-name="First_20_line_20_indent">См. Толкование на Пс. 118:87<text:span text:style-name="T1"> [</text:span><text:span text:style-name="T1"><text:bookmark-ref text:reference-format="page" text:ref-name="old_ps_118_087_prot_grigorij_razumovskij">327</text:bookmark-ref></text:span><text:span text:style-name="T1">]</text:span></text:p>
      <text:h text:style-name="Heading_20_1" text:outline-level="1"><text:bookmark-start text:name="old_ps_118_089"/>Толкования на Пс. 118:89<text:bookmark-end text:name="old_ps_118_089"/></text:h>
      <text:p text:style-name="P4">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2">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5">Толкование на псалмы.</text:p>
      <text:h text:style-name="Heading_20_2" text:outline-level="2"><text:bookmark-start text:name="old_ps_118_089_svt_ioann_zlatoust"/>Свт. Иоанн Златоуст<text:bookmark-end text:name="old_ps_118_089_svt_ioann_zlatoust"/></text:h>
      <text:p text:style-name="P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2">«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5">Беседа на псалом 118.</text:p>
      <text:h text:style-name="Heading_20_2" text:outline-level="2"><text:bookmark-start text:name="old_ps_118_089_svt_feofan_zatvornik"/>Свт. Феофан Затворник<text:bookmark-end text:name="old_ps_118_089_svt_feofan_zatvornik"/></text:h>
      <text:p text:style-name="P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2">яко всяческая работна Тебе.</text:span></text:p>
      <text:p text:style-name="First_20_line_20_indent"><text:span text:style-name="T2">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2">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2">новое небо</text:span>. Потому-то и не сказано: во век века, или во веки веков, а только во век. Так объясняют слово святой <text:span text:style-name="T2">Иларий</text:span>, <text:span text:style-name="T2">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2">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2">постави я в век: повеления положи, и не мимоидет.</text:span></text:p>
      <text:p text:style-name="First_20_line_20_indent"><text:soft-page-break/>Святой <text:span text:style-name="T2">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2">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2">Амвросий</text:span>, святой <text:span text:style-name="T2">Иларий</text:span>, <text:span text:style-name="T2">Анфим</text:span>, <text:span text:style-name="T2">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2">Амвросий</text:span> побуждает нас к ревнованию устроить и на земле подобное же небо. Как же это? – А вот как: слушай, говорит он, что пишет апостол: <text:span text:style-name="T2">якоже облекохомся во образ перстнаго, тако да облечемся и во образ небеснаго.</text:span> Вот и небо! Такие люди имеют полное дерзновение говорить: <text:span text:style-name="T2">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2">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2">Аз и Отец приидем и обитель у него сотворим.</text:span></text:p>
      <text:p text:style-name="First_20_line_20_indent">Продолжая то же наведение, святой <text:span text:style-name="T2">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5">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2">«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3">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2">Афанасия</text:span>, <text:span text:style-name="T2">Василя</text:span> и<text:span text:style-name="T2"> Кирилла</text:span>, слово здесь не есть слово прекращающееся, но, по словам псалмопевца, пребывающее во век, и мне кажется, пророк, как говорит <text:span text:style-name="T2">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2">Феодорита</text:span>, согласные с <text:span text:style-name="T2">Афанасиевыми</text:span>, показывают, что Ангельские соборы, обитающие на небе, сохраняют Божественный закон, и чужды всякого преступления. <text:span text:style-name="T2">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2">Дидим</text:span>: Хорошо сказал: во век, а не во век века. Ибо после сего века небо и земля прейдут. А родом и родом <text:span text:style-name="T2">Феодорит</text:span> и <text:span text:style-name="T2">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2">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 92)<text:span text:style-name="T1"> [</text:span><text:span text:style-name="T1"><text:bookmark-ref text:reference-format="page" text:ref-name="old_ps_118_092">342</text:bookmark-ref></text:span><text:span text:style-name="T1">]</text:span>; действуя по оправданиям Божиим, я ожил (ст. 93)<text:span text:style-name="T1"> [</text:span><text:span text:style-name="T1"><text:bookmark-ref text:reference-format="page" text:ref-name="old_ps_118_093">346</text:bookmark-ref></text:span><text:span text:style-name="T1">]</text:span>; взыскав их, присвоился Богу, чувствуя себя спасенным (ст.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 96)<text:span text:style-name="T1"> [</text:span><text:span text:style-name="T1"><text:bookmark-ref text:reference-format="page" text:ref-name="old_ps_118_096">356</text:bookmark-ref></text:span><text:span text:style-name="T1">]</text:span>. </text:p>
      <text:p text:style-name="First_20_line_20_indent">Ст. 89–91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3">слово</text:span> Бога живаго непреложно исполняется <text:span text:style-name="T3">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3">яко всяческая работна Тебе. Во век, Господи, слово Твое пребывает</text:span>, – какое слово? То, которое изречено Богом, когда Он творил мир. «<text:span text:style-name="T2">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2">да будет</text:span>, – так то и было, так то и <text:span text:style-name="T3">пребывает</text:span>. Воля Божия о бытии мира осуществилась бытием его, но и <text:span text:style-name="T3">пребывает</text:span> он потому, что пребыванием своим осуществляет волю Божию о своем пребывании. Хочет Бог, чтобы все пребывало, – и <text:span text:style-name="T3">пребывает</text:span>, и при том пребывает так, как Ему угодно. </text:p>
      <text:p text:style-name="First_20_line_20_indent"><text:span text:style-name="T3">Слово</text:span> Божие, совет Божий и определения Его неизменны. <text:span text:style-name="T3">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3">во век</text:span>. Так объясняют это св. Иларий, Анфим и др. Когда пророк говорит, что <text:span text:style-name="T3">слово</text:span> Божие <text:span text:style-name="T3">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 [</text:span><text:span text:style-name="T1"><text:bookmark-ref text:reference-format="page" text:ref-name="old_ps_118_090">336</text:bookmark-ref></text:span><text:span text:style-name="T1">]</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3">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3">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3">в род и род пребывает истина</text:span> Божия. Какая же это истина? Во-первых, та, о которой всем <text:span text:style-name="T3">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3">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3">В род и род</text:span> была исповедуема эта истина до св. Давида, а он провидел, что ее будут исповедовать и в последующие века также <text:span text:style-name="T3">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3">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3">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5">Объяснение священной книги псалмов.</text:p>
      <text:h text:style-name="Heading_20_1" text:outline-level="1"><text:bookmark-start text:name="old_ps_118_090"/>Толкования на Пс. 118:90<text:bookmark-end text:name="old_ps_118_090"/></text:h>
      <text:p text:style-name="P4">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6">В род и род истина Твоя; основал еси землю, и пребывает</text:p>
      <text:p text:style-name="First_20_line_20_indent"><text:span text:style-name="T3">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2">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3">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5">Толкование на псалмы.</text:p>
      <text:h text:style-name="Heading_20_2" text:outline-level="2"><text:bookmark-start text:name="old_ps_118_090_svt_ioann_zlatoust"/>Свт. Иоанн Златоуст<text:bookmark-end text:name="old_ps_118_090_svt_ioann_zlatoust"/></text:h>
      <text:p text:style-name="P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5">Беседа на псалом 118.</text:p>
      <text:h text:style-name="Heading_20_2" text:outline-level="2"><text:bookmark-start text:name="old_ps_118_090_svt_feofan_zatvornik"/>Свт. Феофан Затворник<text:bookmark-end text:name="old_ps_118_090_svt_feofan_zatvornik"/></text:h>
      <text:p text:style-name="P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2"> в род и род истина Твоя.</text:span> С какою мыслию? </text:p>
      <text:p text:style-name="First_20_line_20_indent">Можно слова эти поставлять в соотношение с предыдущим стихом: против <text:span text:style-name="T2">во век</text:span> станет –<text:span text:style-name="T2"> в род и род, а истина Твоя</text:span> будет стоять против – <text:span text:style-name="T2">слово Твое.</text:span> В таком случае они будут служить объяснением того стиха. И <text:span text:style-name="T2">истина Твоя</text:span> будет означать те же непреложные законы бытия неба, какие выражаются и словом: <text:span text:style-name="T2">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 [</text:span><text:span text:style-name="T1"><text:bookmark-ref text:reference-format="page" text:ref-name="old_ps_118_089">331</text:bookmark-ref></text:span><text:span text:style-name="T1">]</text:span>) о неизменности порядков мира физического. Указал он эту неизменность на небе, укажет и на земле: <text:span text:style-name="T2">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2">Феодорит</text:span> пишет: <text:span text:style-name="T2">«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2">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2">возми, возми от земли таковаго</text:span>; тогда истина от рода первого перешла к роду второму». «Итак, заключает святой <text:span text:style-name="T2">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5">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3">«основал еси землю, и пребывает. Учинением Твоим пребывает день»</text:span>(Пс. 118:90<text:span text:style-name="T1"> [</text:span><text:span text:style-name="T1"><text:bookmark-ref text:reference-format="page" text:ref-name="old_ps_118_090">336</text:bookmark-ref></text:span><text:span text:style-name="T1">]</text:span>-91)<text:span text:style-name="T1"> [</text:span><text:span text:style-name="T1"><text:bookmark-ref text:reference-format="page" text:ref-name="old_ps_118_091">339</text:bookmark-ref></text:span><text:span text:style-name="T1">]</text:span>. Ибо под <text:span text:style-name="T3">«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5">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3">«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3">«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3">«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evfimij_zigaben">333</text:bookmark-ref></text:span><text:span text:style-name="T1">]</text:span></text:p>
      <text:h text:style-name="Heading_20_2" text:outline-level="2"><text:bookmark-start text:name="old_ps_118_090_prot_grigorij_razumovskij"/>Прот. Григорий Разумовский<text:bookmark-end text:name="old_ps_118_090_prot_grigorij_razumovskij"/></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1"/>Толкования на Пс. 118:91<text:bookmark-end text:name="old_ps_118_091"/></text:h>
      <text:p text:style-name="P4">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5">Толкование на псалмы.</text:p>
      <text:h text:style-name="Heading_20_2" text:outline-level="2"><text:bookmark-start text:name="old_ps_118_091_svt_ioann_zlatoust"/>Свт. Иоанн Златоуст<text:bookmark-end text:name="old_ps_118_091_svt_ioann_zlatoust"/></text:h>
      <text:p text:style-name="P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3">«По установлению Твоему пребывает день, ибо все служит Тебе»</text:span>. Солнце, восходя, направляется к западу. <text:span text:style-name="T3">«Ибо все служит Тебе»</text:span> – и все послушно Твоему мановению. Ты Творец всего, и все покорно Тебе, Богу. </text:p>
      <text:p text:style-name="P5">Беседа на псалом 118.</text:p>
      <text:h text:style-name="Heading_20_2" text:outline-level="2"><text:bookmark-start text:name="old_ps_118_091_svt_feofan_zatvornik"/>Свт. Феофан Затворник<text:bookmark-end text:name="old_ps_118_091_svt_feofan_zatvornik"/></text:h>
      <text:p text:style-name="P6">Учинением Твоим пребывает день, яко всяческая работна Тебе</text:p>
      <text:p text:style-name="First_20_line_20_indent">Конец предыдущего стиха: <text:span text:style-name="T2">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2">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2">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2">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2">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2">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prp_nil_sinajskij">337</text:bookmark-ref></text:span><text:span text:style-name="T1">]</text:span></text:p>
      <text:h text:style-name="Heading_20_2" text:outline-level="2"><text:bookmark-start text:name="old_ps_118_091_blzh_feodorit_kirskij"/>Блж. Феодорит Кирский<text:bookmark-end text:name="old_ps_118_091_blzh_feodorit_kir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blzh_feodorit_kirskij">338</text:bookmark-ref></text:span><text:span text:style-name="T1">]</text:span></text:p>
      <text:h text:style-name="Heading_20_2" text:outline-level="2"><text:bookmark-start text:name="old_ps_118_091_evfimij_zigaben"/>Евфимий Зигабен<text:bookmark-end text:name="old_ps_118_091_evfimij_zigaben"/></text:h>
      <text:p text:style-name="First_20_line_20_indent"><text:span text:style-name="T3">Учинением </text:span>(по устроении)<text:span text:style-name="T3">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2">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2">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6">Учинением Твоим пребывает день, яко всяческая работна Тебе</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2"/>Толкования на Пс. 118:92<text:bookmark-end text:name="old_ps_118_092"/></text:h>
      <text:p text:style-name="P4">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5">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3">«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3">«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5">Беседа на псалом 118.</text:p>
      <text:h text:style-name="Heading_20_2" text:outline-level="2"><text:bookmark-start text:name="old_ps_118_092_svt_feofan_zatvornik"/>Свт. Феофан Затворник<text:bookmark-end text:name="old_ps_118_092_svt_feofan_zatvornik"/></text:h>
      <text:p text:style-name="P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2">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2">Афанасия Великого</text:span>: «От приражения лукавых помыслов и нападения сопротивных сил погиб бы я, если бы закон Твой не стал для меня опорою». </text:p>
      <text:p text:style-name="P5">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6">Яко аще бы не закон Твой поучение мое был, тогда убо погибл бых во смирении моем</text:p>
      <text:p text:style-name="First_20_line_20_indent">См. Толкование на Пс. 118:105<text:span text:style-name="T1"> [</text:span><text:span text:style-name="T1"><text:bookmark-ref text:reference-format="page" text:ref-name="old_ps_118_105_prp_serafim_sarovskij">387</text:bookmark-ref></text:span><text:span text:style-name="T1">]</text:span></text:p>
      <text:h text:style-name="Heading_20_2" text:outline-level="2"><text:bookmark-start text:name="old_ps_118_092_prav_ioann_kronshtadtskij"/>Прав. Иоанн Кронштадтский<text:bookmark-end text:name="old_ps_118_092_prav_ioann_kronshtadtskij"/></text:h>
      <text:p text:style-name="P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5">Дневник. Том II. 1857-1858.</text:p>
      <text:h text:style-name="Heading_20_2" text:outline-level="2"><text:bookmark-start text:name="old_ps_118_092_blzh_feodorit_kirskij"/>Блж. Феодорит Кирский<text:bookmark-end text:name="old_ps_118_092_blzh_feodorit_kirskij"/></text:h>
      <text:p text:style-name="P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2">Златословесного</text:span> с <text:span text:style-name="T2">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2">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3">оправданий</text:span> Господних. И первое из них то, что в смирительных обстоятельствах только <text:span text:style-name="T3">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3">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3">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3">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3"/>Толкования на Пс. 118:93<text:bookmark-end text:name="old_ps_118_093"/></text:h>
      <text:p text:style-name="P4">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2">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5">Толкование на псалмы.</text:p>
      <text:h text:style-name="Heading_20_2" text:outline-level="2"><text:bookmark-start text:name="old_ps_118_093_svt_ioann_zlatoust"/>Свт. Иоанн Златоуст<text:bookmark-end text:name="old_ps_118_093_svt_ioann_zlatoust"/></text:h>
      <text:p text:style-name="P6">Во век не забуду оправданий Твоих, яко в них оживил мя еси</text:p>
      <text:p text:style-name="First_20_line_20_indent">См. Толкование на Пс. 118:92<text:span text:style-name="T1"> [</text:span><text:span text:style-name="T1"><text:bookmark-ref text:reference-format="page" text:ref-name="old_ps_118_092_svt_ioann_zlatoust">342</text:bookmark-ref></text:span><text:span text:style-name="T1">]</text:span></text:p>
      <text:h text:style-name="Heading_20_2" text:outline-level="2"><text:bookmark-start text:name="old_ps_118_093_svt_feofan_zatvornik"/>Свт. Феофан Затворник<text:bookmark-end text:name="old_ps_118_093_svt_feofan_zatvornik"/></text:h>
      <text:p text:style-name="P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2">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2">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2">Дидим</text:span> у <text:span text:style-name="T2">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2">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2">Афанасий</text:span> и пишет касательно этого места: «Буду взирать на Твои законы, потому что в них обретаю жизнь, как и сказал Ты мне, что<text:span text:style-name="T2"> </text:span><text:soft-page-break/><text:span text:style-name="T2">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5">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2">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2">Феодорита</text:span>: Пророк, наученный опытом, говорит, что Твои оправдания рождают жизнь, и я сохраню память о них незабвенною. <text:span text:style-name="T2">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2">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6">Во век не забуду оправданий Твоих, яко в них оживил мя ecи</text:p>
      <text:p text:style-name="First_20_line_20_indent">См. Толкование на Пс. 118:92<text:span text:style-name="T1"> [</text:span><text:span text:style-name="T1"><text:bookmark-ref text:reference-format="page" text:ref-name="old_ps_118_092_prot_grigorij_razumovskij">344</text:bookmark-ref></text:span><text:span text:style-name="T1">]</text:span></text:p>
      <text:h text:style-name="Heading_20_1" text:outline-level="1"><text:bookmark-start text:name="old_ps_118_094"/>Толкования на Пс. 118:94<text:bookmark-end text:name="old_ps_118_094"/></text:h>
      <text:p text:style-name="P4">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6">Твой есмь аз, спаси мя, яко оправданий Твоих взысках</text:p>
      <text:p text:style-name="First_20_line_20_indent"><text:span text:style-name="T3">Твой есмь аз, спаси мя.</text:span> Подразумевается: Твой я раб, Твой я по благодати сын, Твой я служитель. </text:p>
      <text:p text:style-name="P5">Толкование на псалмы.</text:p>
      <text:h text:style-name="Heading_20_2" text:outline-level="2"><text:bookmark-start text:name="old_ps_118_094_svt_ioann_zlatoust"/>Свт. Иоанн Златоуст<text:bookmark-end text:name="old_ps_118_094_svt_ioann_zlatoust"/></text:h>
      <text:p text:style-name="P6">Твой есмь аз, спаси мя, яко оправданий Твоих взысках</text:p>
      <text:p text:style-name="First_20_line_20_indent">Различно можно понимать эти слова: <text:span text:style-name="T3">«я – Твой»</text:span>; например: я – твой раб, твой слуга, твой сын по благодати. Итак, кто уверен, что сохранил заповеди Божии, тот сам говорит: <text:span text:style-name="T3">«я – Твой, спаси меня»</text:span>. За что? <text:span text:style-name="T3">«Ибо я оправдания Твои взыскал»</text:span>. А те, которые творят дела врага Твоего, конечно, не ищут Твоих заповедей и не могут сказать: <text:span text:style-name="T3">«я – Твой, спаси меня»</text:span>. Значит, не все мы можем употребить это воскли­цание. Лжет раб греха, называя себя Божиим. <text:span text:style-name="T2">«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5">Беседа на псалом 118.</text:p>
      <text:h text:style-name="Heading_20_2" text:outline-level="2"><text:bookmark-start text:name="old_ps_118_094_svt_feofan_zatvornik"/>Свт. Феофан Затворник<text:bookmark-end text:name="old_ps_118_094_svt_feofan_zatvornik"/></text:h>
      <text:p text:style-name="P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2">Твой аз, спаси мя!</text:span> «Твой я раб, говорит святой <text:span text:style-name="T2">Афанасий Великий</text:span>, Твой я по благодати сын, Твой я служитель». «Не все, прибавляет блаженный <text:span text:style-name="T2">Феодорит</text:span>, могут говорить так: кто раб греху, тот лжет, именуя себя рабом Божиим:<text:span text:style-name="T2">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2">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2">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2">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2">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2">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2">Твой есмь аз,</text:span> потому что всегда предан был Господу, <text:span text:style-name="T2">яко оправданий Твоих взысках,</text:span> то есть я ничего не искал чуждого Тебе, но всегда желал одного того, что Твое есть: <text:span text:style-name="T2">оправданий Твоих взысках</text:span>. Они – единственное достояние мое; а чрез них и Сам Ты – часть моя еси, Господи». </text:p>
      <text:p text:style-name="P5">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2">«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3">Твой есмь аз, спаси мя, яко оправданий Твоих </text:span>(тщательно)<text:span text:style-name="T3">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2">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2">Евсевия</text:span> и <text:span text:style-name="T2">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2">Афанасия</text:span>, здесь подразумевается: я Твой раб, или сын, по благости, или служитель. Слова <text:span text:style-name="T2">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3">Твой есмь аз, спаси мя: яко оправданий твоих взысках. Мене ждаша грешницы погубити мя: свидения твоя разумех</text:span></text:p>
      <text:p text:style-name="First_20_line_20_indent"><text:span text:style-name="T2">Твой есмь аз, спаси мя, яко оправданий Твоих взысках. Мене ждаша грешницы погубити мя</text:span> - сии слова, по моему мнению, составляют один 94-й<text:span text:style-name="T1"> [</text:span><text:span text:style-name="T1"><text:bookmark-ref text:reference-format="page" text:ref-name="old_ps_118_094">348</text:bookmark-ref></text:span><text:span text:style-name="T1">]</text:span> стих, хотя в Библии <text:span text:style-name="T2">мене ждаша грешницы…</text:span> относится к 95-му<text:span text:style-name="T1"> [</text:span><text:span text:style-name="T1"><text:bookmark-ref text:reference-format="page" text:ref-name="old_ps_118_095">353</text:bookmark-ref></text:span><text:span text:style-name="T1">]</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3">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3">оправданий Твоих взысках</text:span>; взыскал я оправданий Твоих и стал Твой. Верую, что и Ты имеешь теперь меня Своим, спаси же меня, как Своего. <text:span text:style-name="T3">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2">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3">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 [</text:span><text:span text:style-name="T1"><text:bookmark-ref text:reference-format="page" text:ref-name="old_ps_118_095">353</text:bookmark-ref></text:span><text:span text:style-name="T1">]</text:span> уверенность, что ему не страшны все козни врагов, замышлявших и искавших его погибели, потому что он занят размышлением о <text:span text:style-name="T3">свидениях</text:span> Господних. <text:span text:style-name="T3">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3">свидений Твоих</text:span>, то благость Твоя, Господи, благоволила принять меня под Свой покров, и я избавлен был от рук их; <text:span text:style-name="T3">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3">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3">свидениях Твоих</text:span> был я всем умом моим и только их <text:span text:style-name="T3">разумел</text:span>. Если бы я не был так предан им, то, может быть, грех и увлек бы меня, и я погиб бы, но «<text:span text:style-name="T2">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3">свидения</text:span> Божии, пророк доходит и до заповеди Божией (ст. 96)<text:span text:style-name="T1"> [</text:span><text:span text:style-name="T1"><text:bookmark-ref text:reference-format="page" text:ref-name="old_ps_118_096">356</text:bookmark-ref></text:span><text:span text:style-name="T1">]</text:span>, и не находя ей предела, с удивлением говорит: <text:span text:style-name="T3">широка заповедь Твоя зело</text:span>. У всякого дела у самых великих предприятий и начинаний (человеческих) можно видеть начало и конец: <text:span text:style-name="T3">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2">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3">широту</text:span>, где царствует воля Божия, и где он вступает, по апостолу, «<text:span text:style-name="T2">в свободу чад Божиих</text:span>» <text:a xlink:type="simple" xlink:href="https://bible.optina.ru/new:rim:08:21" text:style-name="Internet_20_link" text:visited-style-name="Visited_20_Internet_20_Link">(Рим. 8:21)</text:a>, умертвив в себе все страсти.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5"/>Толкования на Пс. 118:95<text:bookmark-end text:name="old_ps_118_095"/></text:h>
      <text:p text:style-name="P4">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5">Толкование на псалмы.</text:p>
      <text:h text:style-name="Heading_20_2" text:outline-level="2"><text:bookmark-start text:name="old_ps_118_095_svt_ioann_zlatoust"/>Свт. Иоанн Златоуст<text:bookmark-end text:name="old_ps_118_095_svt_ioann_zlatoust"/></text:h>
      <text:p text:style-name="P6">Мене ждаша грешницы погубити мя, свидения Твоя разумех</text:p>
      <text:p text:style-name="First_20_line_20_indent"><text:span text:style-name="T3">«Ожидали»</text:span> – Симмах и Феодотион перевели: <text:span text:style-name="T2">«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5">Беседа на псалом 118.</text:p>
      <text:h text:style-name="Heading_20_2" text:outline-level="2"><text:bookmark-start text:name="old_ps_118_095_svt_feofan_zatvornik"/>Свт. Феофан Затворник<text:bookmark-end text:name="old_ps_118_095_svt_feofan_zatvornik"/></text:h>
      <text:p text:style-name="P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2">Твой есмь аз, спаси мя;</text:span> здесь же доразумевается только услышание сей молитвы. Святой <text:span text:style-name="T2">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2">Амвросий</text:span> говорит: «Святой, вышедши из судилища, где изречен ему смертный приговор, мог сказать: <text:span text:style-name="T2">мене ждаша грешницы </text:span><text:soft-page-break/><text:span text:style-name="T2">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2">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2">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2">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2">се</text:span> благодатию <text:span text:style-name="T2">Твоею есмь, еже есмь</text:span>». </text:p>
      <text:p text:style-name="P5">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6">Меня ждаша грешницы погубити мя: свидения Твоя разумех</text:p>
      <text:p text:style-name="First_20_line_20_indent">Вместо: <text:span text:style-name="T2">«ждаша»</text:span>, <text:span text:style-name="T2">Симмах</text:span> и <text:span text:style-name="T2">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3">Мене ждаша грешницы </text:span>(чтобы)<text:span text:style-name="T3">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2">Феодорита</text:span>: <text:span text:style-name="T2">Симмах</text:span> и <text:span text:style-name="T2">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sergij_ternovskij">350</text:bookmark-ref></text:span><text:span text:style-name="T1">]</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6"/>Толкования на Пс. 118:96<text:bookmark-end text:name="old_ps_118_096"/></text:h>
      <text:p text:style-name="P4">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6">Всякия кончины видех конец: широка заповедь Твоя зело</text:p>
      <text:p text:style-name="First_20_line_20_indent"><text:span text:style-name="T2">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2">егда скончает человек, тогда начинает</text:span> (<text:a xlink:type="simple" xlink:href="https://bible.optina.ru/old:prsir:18:06" text:style-name="Internet_20_link" text:visited-style-name="Visited_20_Internet_20_Link">Сирах. 18,6</text:a>). </text:p>
      <text:p text:style-name="P5">Толкование на псалмы.</text:p>
      <text:h text:style-name="Heading_20_2" text:outline-level="2"><text:bookmark-start text:name="old_ps_118_096_svt_ioann_zlatoust"/>Свт. Иоанн Златоуст<text:bookmark-end text:name="old_ps_118_096_svt_ioann_zlatoust"/></text:h>
      <text:p text:style-name="P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3">«я видел предел всякого совершенства»</text:span>, а заповедь Божия весьма широка и пребывает во век и имеет воздаянием вечные блага. </text:p>
      <text:p text:style-name="P5">Беседа на псалом 118.</text:p>
      <text:h text:style-name="Heading_20_2" text:outline-level="2"><text:bookmark-start text:name="old_ps_118_096_svt_feofan_zatvornik"/>Свт. Феофан Затворник<text:bookmark-end text:name="old_ps_118_096_svt_feofan_zatvornik"/></text:h>
      <text:p text:style-name="P6">Всякия кончины видех конец: широка заповедь Твоя зело</text:p>
      <text:p text:style-name="First_20_line_20_indent"><text:span text:style-name="T2">Кончина</text:span> – συντελέια, окончание дела, может означать и самое дело, предприятие и начинание. <text:span text:style-name="T2">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2">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2">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2">не у достигох… гоню же, аще и постигну.</text:span> Святой <text:span text:style-name="T2">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2">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2">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2">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ихи 101, 102<text:span text:style-name="T1"> [</text:span><text:span text:style-name="T1"><text:bookmark-ref text:reference-format="page" text:ref-name="old_ps_118_101">374</text:bookmark-ref></text:span><text:span text:style-name="T1">]</text:span>), восстановляет в сердце забытое чувство ко всему святому и божественному (стихи 103,104<text:span text:style-name="T1"> [</text:span><text:span text:style-name="T1"><text:bookmark-ref text:reference-format="page" text:ref-name="old_ps_118_103">379</text:bookmark-ref></text:span><text:span text:style-name="T1">]</text:span>). </text:p>
      <text:p text:style-name="P5"><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6">Всякия кончины видех конец: широка заповедь Твоя зело</text:p>
      <text:p text:style-name="First_20_line_20_indent">А <text:span text:style-name="T2">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2">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2">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2">Симмах</text:span> перевел: Всякого устроения я видел конец; пространна заповедь Твоя весьма. Все, по изъяснению <text:span text:style-name="T2">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2">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2">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2">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2">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2">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2">Аз себе не у помышляю достигши</text:span>, - так пишет св. апостол после первых уз своих, - <text:span text:style-name="T2">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6">Всякия кончины видех конец: широка заповедь твоя зело</text:p>
      <text:p text:style-name="First_20_line_20_indent"><text:span text:style-name="T2">«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6">Всякия кончины видех конец: широка заповедь твоя зело</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7"/>Толкования на Пс. 118:97<text:bookmark-end text:name="old_ps_118_097"/></text:h>
      <text:p text:style-name="P4">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5">Толкование на псалмы.</text:p>
      <text:h text:style-name="Heading_20_2" text:outline-level="2"><text:bookmark-start text:name="old_ps_118_097_svt_ioann_zlatoust"/>Свт. Иоанн Златоуст<text:bookmark-end text:name="old_ps_118_097_svt_ioann_zlatoust"/></text:h>
      <text:p text:style-name="P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2">«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2">«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5">Беседа на псалом 118.</text:p>
      <text:h text:style-name="Heading_20_2" text:outline-level="2"><text:bookmark-start text:name="old_ps_118_097_svt_feofan_zatvornik"/>Свт. Феофан Затворник<text:bookmark-end text:name="old_ps_118_097_svt_feofan_zatvornik"/></text:h>
      <text:p text:style-name="P6">Коль возлюбих закон Твой, Господи, весь день поучение мое есть</text:p>
      <text:p text:style-name="First_20_line_20_indent"><text:span text:style-name="T2">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2">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2">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2">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2">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2"> в законе Господни поучится день и нощь.</text:span> Святой <text:span text:style-name="T2">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2">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5">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2">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2">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2">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2">Павел</text:span> говорит: ночь прошла, а день приблизился, также: как днем станем ходить чинно. <text:span text:style-name="T2">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2">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 101–102)<text:span text:style-name="T1"> [</text:span><text:span text:style-name="T1"><text:bookmark-ref text:reference-format="page" text:ref-name="old_ps_118_101">374</text:bookmark-ref></text:span><text:span text:style-name="T1">]</text:span>, восстановляет в сердце забитое чувство ко всему святому и божественному (ст. 103–104)<text:span text:style-name="T1"> [</text:span><text:span text:style-name="T1"><text:bookmark-ref text:reference-format="page" text:ref-name="old_ps_118_103">379</text:bookmark-ref></text:span><text:span text:style-name="T1">]</text:span>. </text:p>
      <text:p text:style-name="First_20_line_20_indent">Ст. 97–99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3">возлюбивший закон, поучался</text:span> в нем <text:span text:style-name="T3">весь день</text:span>; поучался при всяком деле, чтоб дело его было Богу угодно, не оскорбляло Его, поучался более потому, что такое <text:span text:style-name="T3">поучение</text:span> питает душу небесными божественными стихиями помышлений добрых и чувств благих. Потому и говорит: <text:span text:style-name="T3">Коль </text:span><text:soft-page-break/><text:span text:style-name="T3">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3">день</text:span>. Потому-то, может быть, и сказал пророк <text:span text:style-name="T3">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 [</text:span><text:span text:style-name="T1"><text:bookmark-ref text:reference-format="page" text:ref-name="old_ps_118_098">364</text:bookmark-ref></text:span><text:span text:style-name="T1">]</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3">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3">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3">в век моя есть заповедь</text:span>, – они не оставляют следа, а как приходят, так и отходят. Нет ничего дивного оказаться <text:span text:style-name="T3">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3">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3">умудрил</text:span> его <text:span text:style-name="T3">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3">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5">Объяснение священной книги псалмов.</text:p>
      <text:h text:style-name="Heading_20_1" text:outline-level="1"><text:bookmark-start text:name="old_ps_118_098"/>Толкования на Пс. 118:98<text:bookmark-end text:name="old_ps_118_098"/></text:h>
      <text:p text:style-name="P4">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5">Беседа на псалом 118.</text:p>
      <text:h text:style-name="Heading_20_2" text:outline-level="2"><text:bookmark-start text:name="old_ps_118_098_svt_feofan_zatvornik"/>Свт. Феофан Затворник<text:bookmark-end text:name="old_ps_118_098_svt_feofan_zatvornik"/></text:h>
      <text:p text:style-name="P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2">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2">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2">в век моя есть заповедь,</text:span> они не оставляют следа, а как приходят, так и отходят. </text:p>
      <text:p text:style-name="First_20_line_20_indent"><text:soft-page-break/>Решимость такая: <text:span text:style-name="T2">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2">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5">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3">Паче враг моих </text:span>(Твоих)<text:span text:style-name="T3">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2">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2">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3">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6">Паче враг моих умудрил мя еси заповедию Твоею, яко в век моя есть</text:p>
      <text:p text:style-name="First_20_line_20_indent"><text:soft-page-break/>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099"/>Толкования на Пс. 118:99<text:bookmark-end text:name="old_ps_118_099"/></text:h>
      <text:p text:style-name="P4">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2">«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5">Беседа на псалом 118.</text:p>
      <text:h text:style-name="Heading_20_2" text:outline-level="2"><text:bookmark-start text:name="old_ps_118_099_svt_feofan_zatvornik"/>Свт. Феофан Затворник<text:bookmark-end text:name="old_ps_118_099_svt_feofan_zatvornik"/></text:h>
      <text:p text:style-name="P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2">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2">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2">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2">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2">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5">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6">Паче всех учащих мя разумех, яко свидения Твоя поучение мое есть</text:p>
      <text:p text:style-name="First_20_line_20_indent">Умудрись же <text:span text:style-name="T3">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5">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3">Паче всех учащих мя разумех </text:span>(разумен стал)<text:span text:style-name="T3">,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2">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2">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6">Паче всех учащих мя разумех, яко свидения твоя поучение мое есть</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099_prot_grigorij_razumovskij"/>Прот. Григорий Разумовский<text:bookmark-end text:name="old_ps_118_099_prot_grigorij_razumovskij"/></text:h>
      <text:p text:style-name="P6">Паче всех учащих мя разумех, яко свидения твоя поучение мое есть</text:p>
      <text:p text:style-name="First_20_line_20_indent">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0"/>Толкования на Пс. 118:100<text:bookmark-end text:name="old_ps_118_100"/></text:h>
      <text:p text:style-name="P4">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svt_ioann_zlatoust">367</text:bookmark-ref></text:span><text:span text:style-name="T1">]</text:span></text:p>
      <text:h text:style-name="Heading_20_2" text:outline-level="2"><text:bookmark-start text:name="old_ps_118_100_svt_feofan_zatvornik"/>Свт. Феофан Затворник<text:bookmark-end text:name="old_ps_118_100_svt_feofan_zatvornik"/></text:h>
      <text:p text:style-name="P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2">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2">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2">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2">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5">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blzh_feodorit_kirskij">368</text:bookmark-ref></text:span><text:span text:style-name="T1">]</text:span></text:p>
      <text:h text:style-name="Heading_20_2" text:outline-level="2"><text:bookmark-start text:name="old_ps_118_100_evfimij_zigaben"/>Евфимий Зигабен<text:bookmark-end text:name="old_ps_118_100_evfimij_zigaben"/></text:h>
      <text:p text:style-name="First_20_line_20_indent"><text:span text:style-name="T3">Паче старец разумех</text:span> (стал разумен), <text:span text:style-name="T3">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2">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2">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2">Оригена</text:span>: Кого выше назвал учащим, того называет и ниже старейшим. <text:span text:style-name="T2">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6">Паче старец разумех, яко заповеди твоя взысках</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3">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3">разумел</text:span> всякое дело <text:span text:style-name="T3">гораздо лучше</text:span> и вернее <text:span text:style-name="T3">старцев</text:span>. </text:p>
      <text:p text:style-name="First_20_line_20_indent"><text:span text:style-name="T3">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3">разумел</text:span> дела Божии <text:span text:style-name="T3">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2">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 [</text:span><text:span text:style-name="T1"><text:bookmark-ref text:reference-format="page" text:ref-name="old_ps_118_101">374</text:bookmark-ref></text:span><text:span text:style-name="T1">]</text:span>, как исправилась и неправость воли? и это, говорит, совершилось тем же путем. <text:span text:style-name="T3">От всякого пути лукава возбраних ногам Моим, яко да сохраню словеса Твоя</text:span>, т.е. стал я <text:span text:style-name="T3">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3">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3">возбранил ногам моим</text:span>, а вместе с тем я <text:span text:style-name="T3">не уклонялся и от судеб Божиих</text:span>(ст. 102)<text:span text:style-name="T1"> [</text:span><text:span text:style-name="T1"><text:bookmark-ref text:reference-format="page" text:ref-name="old_ps_118_102">377</text:bookmark-ref></text:span><text:span text:style-name="T1">]</text:span>, то есть исполнял то, что советовал другим: «<text:span text:style-name="T2">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3">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1"/>Толкования на Пс. 118:101<text:bookmark-end text:name="old_ps_118_101"/></text:h>
      <text:p text:style-name="P4">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6">От всякаго пути лукава возбраних ногам моим, яко да сохраню словеса Твоя</text:p>
      <text:p text:style-name="First_20_line_20_indent"><text:span text:style-name="T3">От всякого пути лукава возбраних ногам моим.</text:span> Это и значить хранить Божественный Закон — исполнять его самым делом. </text:p>
      <text:p text:style-name="P5">Толкование на псалмы.</text:p>
      <text:h text:style-name="Heading_20_2" text:outline-level="2"><text:bookmark-start text:name="old_ps_118_101_svt_ioann_zlatoust"/>Свт. Иоанн Златоуст<text:bookmark-end text:name="old_ps_118_101_svt_ioann_zlatoust"/></text:h>
      <text:p text:style-name="P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3">«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5">Беседа на псалом 118.</text:p>
      <text:h text:style-name="Heading_20_2" text:outline-level="2"><text:bookmark-start text:name="old_ps_118_101_svt_feofan_zatvornik"/>Свт. Феофан Затворник<text:bookmark-end text:name="old_ps_118_101_svt_feofan_zatvornik"/></text:h>
      <text:p text:style-name="P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5">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2">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2">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2">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6">От всякого пути лукава возбраних ногам моим, яко да сохраню словеса Твоя</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2"/>Толкования на Пс. 118:102<text:bookmark-end text:name="old_ps_118_102"/></text:h>
      <text:p text:style-name="P4">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6">От судеб Твоих не уклонихся, яко Ты законоположил ми еси</text:p>
      <text:p text:style-name="First_20_line_20_indent"><text:span text:style-name="T3">От судеб Твоих не уклонихся.</text:span> Непрестанно содержал в памяти Божественное судилище. </text:p>
      <text:p text:style-name="P5">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3">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3">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2">«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5">Беседа на псалом 118.</text:p>
      <text:h text:style-name="Heading_20_2" text:outline-level="2"><text:bookmark-start text:name="old_ps_118_102_svt_feofan_zatvornik"/>Свт. Феофан Затворник<text:bookmark-end text:name="old_ps_118_102_svt_feofan_zatvornik"/></text:h>
      <text:p text:style-name="P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2">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2">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2">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5">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6">От судеб Твоих не уклонихся, яко Ты законоположил ми ecи</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3"/>Толкования на Пс. 118:103<text:bookmark-end text:name="old_ps_118_103"/></text:h>
      <text:p text:style-name="P4">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6">Коль сладка гортани моему словеса Твоя, паче меда устом моим</text:p>
      <text:p text:style-name="First_20_line_20_indent"><text:span text:style-name="T3">Коль сладка гортани моему словеса Твоя.</text:span> Сладки они, потому что в них заключено разумное наслаждение, сладки <text:span text:style-name="T3">паче меда,</text:span> потому что медом означается у людей все приятное. </text:p>
      <text:p text:style-name="P5">Толкование на псалмы.</text:p>
      <text:h text:style-name="Heading_20_2" text:outline-level="2"><text:bookmark-start text:name="old_ps_118_103_svt_ioann_zlatoust"/>Свт. Иоанн Златоуст<text:bookmark-end text:name="old_ps_118_103_svt_ioann_zlatoust"/></text:h>
      <text:p text:style-name="P6">Коль сладка гортани моему словеса Твоя, паче меда устом моим</text:p>
      <text:p text:style-name="First_20_line_20_indent">См. Толкование на Пс. 118:102<text:span text:style-name="T1"> [</text:span><text:span text:style-name="T1"><text:bookmark-ref text:reference-format="page" text:ref-name="old_ps_118_102_svt_ioann_zlatoust">377</text:bookmark-ref></text:span><text:span text:style-name="T1">]</text:span></text:p>
      <text:h text:style-name="Heading_20_2" text:outline-level="2"><text:bookmark-start text:name="old_ps_118_103_svt_feofan_zatvornik"/>Свт. Феофан Затворник<text:bookmark-end text:name="old_ps_118_103_svt_feofan_zatvornik"/></text:h>
      <text:p text:style-name="P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2">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2">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5">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2">«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2">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2">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2">Афанасия</text:span>: Сладки слова Божии по словесной приятности своей; а выражением: «более меда» означается то, что у людей приятнее всего. <text:span text:style-name="T2">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2">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3">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3">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3">возненавидел всяк путь неправды</text:span>. А как он дошел до этого? <text:span text:style-name="T3">Разумех</text:span>, говорит, <text:span text:style-name="T3">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4"/>Толкования на Пс. 118:104<text:bookmark-end text:name="old_ps_118_104"/></text:h>
      <text:p text:style-name="P4">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3">«Из заповедей Твоих я получил разумение»</text:span>; как бы так говорит: мы вникли в Твои заповеди и поняли их и поэтому возненавидели всяк <text:span text:style-name="T3">«путь неправды»</text:span>. Ведь эти заповеди и требуют: <text:span text:style-name="T2">«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2">«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3">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5">Беседа на псалом 118.</text:p>
      <text:h text:style-name="Heading_20_2" text:outline-level="2"><text:bookmark-start text:name="old_ps_118_104_svt_feofan_zatvornik"/>Свт. Феофан Затворник<text:bookmark-end text:name="old_ps_118_104_svt_feofan_zatvornik"/></text:h>
      <text:p text:style-name="P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2">возненавидех всяк путь неправды</text:span>. А как он дошел до этого? – Разумех, говорит,<text:span text:style-name="T2"> от заповедей Твоих;</text:span> уразумел, что шествие по заповедям Твоим <text:soft-page-break/>есть <text:span text:style-name="T2">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2">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2">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2">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2">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2">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2">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2">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2">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5">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3">От заповедей Твоих разумех</text:span> (стал сведущее); <text:span text:style-name="T3">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2">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2">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6">От заповедей Твоих разумех; сего ради возненавидех всяк путь неправды</text:p>
      <text:p text:style-name="First_20_line_20_indent">См. Толкование на Пс. 118:103<text:span text:style-name="T1"> [</text:span><text:span text:style-name="T1"><text:bookmark-ref text:reference-format="page" text:ref-name="old_ps_118_103_prot_grigorij_razumovskij">381</text:bookmark-ref></text:span><text:span text:style-name="T1">]</text:span></text:p>
      <text:h text:style-name="Heading_20_1" text:outline-level="1"><text:bookmark-start text:name="old_ps_118_105"/>Толкования на Пс. 118:105<text:bookmark-end text:name="old_ps_118_105"/></text:h>
      <text:p text:style-name="P4">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6">Светильник ногама моима закон Твой, и свет стезям моим</text:p>
      <text:p text:style-name="First_20_line_20_indent"><text:span text:style-name="T3">Светильник ногама моима Закон Твой.</text:span> Ибо, кто ходит при свете Божественного Закона, тот прямо и непреткновенно совершает путь жизни. </text:p>
      <text:p text:style-name="P5">Толкование на псалмы.</text:p>
      <text:h text:style-name="Heading_20_2" text:outline-level="2"><text:bookmark-start text:name="old_ps_118_105_svt_ioann_zlatoust"/>Свт. Иоанн Златоуст<text:bookmark-end text:name="old_ps_118_105_svt_ioann_zlatoust"/></text:h>
      <text:p text:style-name="P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2">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2">«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2">«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2">«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2">«вы – свет мира»</text:span><text:a xlink:type="simple" xlink:href="https://bible.optina.ru/new:mf:05:14" text:style-name="Internet_20_link" text:visited-style-name="Visited_20_Internet_20_Link">(Мф.5:14)</text:a>. А этим светом мы все просветились. </text:p>
      <text:p text:style-name="P5">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2">Не отрини мене от заповедей Твоих!</text:span>(Пс. 118.10)<text:span text:style-name="T1"> [</text:span><text:span text:style-name="T1"><text:bookmark-ref text:reference-format="page" text:ref-name="old_ps_118_010">51</text:bookmark-ref></text:span><text:span text:style-name="T1">]</text:span><text:span text:style-name="T2">научи мя оправданием Твоим!</text:span>(Пс. 118.12)<text:span text:style-name="T1"> [</text:span><text:span text:style-name="T1"><text:bookmark-ref text:reference-format="page" text:ref-name="old_ps_118_012">58</text:bookmark-ref></text:span><text:span text:style-name="T1">]</text:span><text:span text:style-name="T2">открый очи мои, и уразумею чудеса от закона Твоего!</text:span>(Пс. 118.18)<text:span text:style-name="T1"> [</text:span><text:span text:style-name="T1"><text:bookmark-ref text:reference-format="page" text:ref-name="old_ps_118_018">76</text:bookmark-ref></text:span><text:span text:style-name="T1">]</text:span><text:span text:style-name="T2">не скрый от мене заповеди Твоя</text:span>(Пс. 118.19)<text:span text:style-name="T1"> [</text:span><text:span text:style-name="T1"><text:bookmark-ref text:reference-format="page" text:ref-name="old_ps_118_019">80</text:bookmark-ref></text:span><text:span text:style-name="T1">]</text:span>. </text:p>
      <text:p text:style-name="P5">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5">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6">Светильник ногама моима закон Твой и свет стезям моим</text:p>
      <text:p text:style-name="First_20_line_20_indent">«<text:span text:style-name="T3">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3">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3">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3">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5">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3">Светильник ногама моима закон Твой и свет стезям моим</text:span>, и <text:span text:style-name="T2">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3">светильник</text:span> и <text:span text:style-name="T3">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5">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2">«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2">«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2">«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2">Кирилла</text:span>: Словами Божиими должно услаждаться непрерывно и Священное Писание употреблять, как некий светильник. <text:span text:style-name="T2">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2">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2">Феодорита</text:span>, закон назван светильником: ибо он едва озарял один народ; а Спаситель, как солнце правды, просвещает всю вселенную. А по словам <text:span text:style-name="T2">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2">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2">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3">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2">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2">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2">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3">Светильник ногама моима закон Твой, и свет стезям моим.Кляхся и поставих сохранити судьбы правды Твоея</text:span></text:p>
      <text:p text:style-name="First_20_line_20_indent"><text:span text:style-name="T3">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 [</text:span><text:span text:style-name="T1"><text:bookmark-ref text:reference-format="page" text:ref-name="old_ps_118_106">391</text:bookmark-ref></text:span><text:span text:style-name="T1">]</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3">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3">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3">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2">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5">Объяснение священной книги псалмов.</text:p>
      <text:h text:style-name="Heading_20_1" text:outline-level="1"><text:bookmark-start text:name="old_ps_118_106"/>Толкования на Пс. 118:106<text:bookmark-end text:name="old_ps_118_106"/></text:h>
      <text:p text:style-name="P4">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3">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2">«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2">«не произноси имени Господа, Бога твоего, напрасно»</text:span><text:a xlink:type="simple" xlink:href="https://bible.optina.ru/old:ish:20:07" text:style-name="Internet_20_link" text:visited-style-name="Visited_20_Internet_20_Link">(Исх.20:7)</text:a>; <text:span text:style-name="T2">«не клянитесь именем Моим во лжи»</text:span><text:a xlink:type="simple" xlink:href="https://bible.optina.ru/old:lev:19:12" text:style-name="Internet_20_link" text:visited-style-name="Visited_20_Internet_20_Link">(Лев.19:12)</text:a>; <text:span text:style-name="T2">«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2">«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2">«Я говорю вам: не клянись вовсе»</text:span><text:a xlink:type="simple" xlink:href="https://bible.optina.ru/new:mf:05:34" text:style-name="Internet_20_link" text:visited-style-name="Visited_20_Internet_20_Link">(Мф.5:34)</text:a>, а его ученик Иаков: <text:span text:style-name="T2">«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5">Беседа на псалом 118.</text:p>
      <text:h text:style-name="Heading_20_2" text:outline-level="2"><text:bookmark-start text:name="old_ps_118_106_svt_feofan_zatvornik"/>Свт. Феофан Затворник<text:bookmark-end text:name="old_ps_118_106_svt_feofan_zatvornik"/></text:h>
      <text:p text:style-name="P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2">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2">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2">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2">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5">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6">Кляхся и поставих сохранити судьбы правды Твоея</text:p>
      <text:p text:style-name="First_20_line_20_indent">Пророк <text:span text:style-name="T2">«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2">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2">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6">Кляхся и поставих сохранити судьбы правды Твоея</text:p>
      <text:p text:style-name="First_20_line_20_indent">См.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7"/>Толкования на Пс. 118:107<text:bookmark-end text:name="old_ps_118_107"/></text:h>
      <text:p text:style-name="P4">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3">Смирихся до зела: Господи, живи мя по словеси Твоему</text:span></text:p>
      <text:p text:style-name="First_20_line_20_indent"><text:span text:style-name="T3">Смирихся до зела,</text:span> или по причине нападения мысленных врагов, или по причине суровой жизни, избранной по собственному произволению. <text:span text:style-name="T3">Законопреступныя возненавидех, закон же</text:span> Твой <text:span text:style-name="T3">возлюбих.</text:span> Разумеет мудрых века и ересеначальников. </text:p>
      <text:p text:style-name="P5">Толкование на псалмы.</text:p>
      <text:h text:style-name="Heading_20_2" text:outline-level="2"><text:bookmark-start text:name="old_ps_118_107_svt_ioann_zlatoust"/>Свт. Иоанн Златоуст<text:bookmark-end text:name="old_ps_118_107_svt_ioann_zlatoust"/></text:h>
      <text:p text:style-name="P6">Смирихся до зела, Господи, живи мя по словеси Твоему</text:p>
      <text:p text:style-name="First_20_line_20_indent">Не просто сказал он: я был уничижен, – но: <text:span text:style-name="T3">«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3">«до крайности»</text:span>. А когда пророк го­ворит: <text:span text:style-name="T3">«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5">Беседа на псалом 118.</text:p>
      <text:h text:style-name="Heading_20_2" text:outline-level="2"><text:bookmark-start text:name="old_ps_118_107_svt_feofan_zatvornik"/>Свт. Феофан Затворник<text:bookmark-end text:name="old_ps_118_107_svt_feofan_zatvornik"/></text:h>
      <text:p text:style-name="P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2">о укрепляющем ее Господе</text:span>; потому и исповедует: <text:span text:style-name="T2">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2"> живи же мя, Господи, по словеси Твоему.</text:span> Сам же Ты сказал: <text:span text:style-name="T2">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2">и во ад вселится душа моя</text:span>. </text:p>
      <text:p text:style-name="First_20_line_20_indent">«Пророк, пишет блаженный <text:span text:style-name="T2">Феодорит</text:span>, не просто сказал: <text:span text:style-name="T2">смирихся</text:span>, но <text:span text:style-name="T2">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5">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6">Смирихся до зела: Господи живи мя по словеси Твоему</text:p>
      <text:p text:style-name="First_20_line_20_indent">Пророк не просто сказал; смирился, но: <text:span text:style-name="T2">«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3">Смирихся до зела</text:span> (до крайности), <text:span text:style-name="T3">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2">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2">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3">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3">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3">смирихся</text:span>, но: <text:span text:style-name="T3">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3">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2">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3">вольными</text:span>, или, что то же, произвольными. <text:span text:style-name="T3">Вольная уст моих</text:span>, то есть то, что самоохотно изрекают уста мои, <text:span text:style-name="T3">благоволи, Господи</text:span>, принять от меня, и <text:span text:style-name="T3">судьбам Твоим</text:span>, т.е. тому, что присуждено и определено волею Твоею, что составляет прямую Твою заповедь, <text:span text:style-name="T3">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3">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3">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8"/>Толкования на Пс. 118:108<text:bookmark-end text:name="old_ps_118_108"/></text:h>
      <text:p text:style-name="P4">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2">«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2">«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5">Беседа на псалом 118.</text:p>
      <text:h text:style-name="Heading_20_2" text:outline-level="2"><text:bookmark-start text:name="old_ps_118_108_svt_feofan_zatvornik"/>Свт. Феофан Затворник<text:bookmark-end text:name="old_ps_118_108_svt_feofan_zatvornik"/></text:h>
      <text:p text:style-name="P6">Вольная уст моих благоволи же, Господи, и судьбам Твоим научи мя</text:p>
      <text:p text:style-name="First_20_line_20_indent"><text:span text:style-name="T2">Вольная уст</text:span>, то есть что самоохотно изрекают уста мои, то благоволи принять, Господи. И <text:span text:style-name="T2">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2">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5">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2">«вольными»</text:span>; потому что не подлежат они необходимости законов, но суть плод боголюбиваго произволения, и справедливо называются <text:span text:style-name="T2">«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3">вольная</text:span> (приношения) <text:span text:style-name="T3">уст моих; благоволи же, Господи</text:span> (к ним), <text:span text:style-name="T3">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2">Феодорита</text:span>, <text:span text:style-name="T2">Евсевия</text:span> и <text:span text:style-name="T2">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2">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6">вольная уст моих; благоволи же, Господи, и судьбам Твоим научи мя</text:p>
      <text:p text:style-name="First_20_line_20_indent">См. Толкование на Пс. 118:107<text:span text:style-name="T1"> [</text:span><text:span text:style-name="T1"><text:bookmark-ref text:reference-format="page" text:ref-name="old_ps_118_107_prot_grigorij_razumovskij">394</text:bookmark-ref></text:span><text:span text:style-name="T1">]</text:span></text:p>
      <text:h text:style-name="Heading_20_1" text:outline-level="1"><text:bookmark-start text:name="old_ps_118_109"/>Толкования на Пс. 118:109<text:bookmark-end text:name="old_ps_118_109"/></text:h>
      <text:p text:style-name="P4">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2">«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5">Беседа на псалом 118.</text:p>
      <text:h text:style-name="Heading_20_2" text:outline-level="2"><text:bookmark-start text:name="old_ps_118_109_svt_feofan_zatvornik"/>Свт. Феофан Затворник<text:bookmark-end text:name="old_ps_118_109_svt_feofan_zatvornik"/></text:h>
      <text:p text:style-name="P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2">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5">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2">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2">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2">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6">Душа моя в руку твоею выну, и закона твоего не забых</text:p>
      <text:p text:style-name="First_20_line_20_indent"><text:span text:style-name="T2">«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3">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3">век, яко радование сердца моего суть: приклоних сердце мое сотворити оправдания Твоя в век за воздаяние</text:span></text:p>
      <text:p text:style-name="First_20_line_20_indent"><text:span text:style-name="T3">Душа моя в руку Твоею выну, и закона Твоего не забых</text:span>. О себе, о своей участи он нисколько не думает, потому что душа его всецело в <text:span text:style-name="T3">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3">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 [</text:span><text:span text:style-name="T1"><text:bookmark-ref text:reference-format="page" text:ref-name="old_ps_118_111">405</text:bookmark-ref></text:span><text:span text:style-name="T1">]</text:span> стихе: <text:span text:style-name="T3">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3">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2">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3">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3">радование сердца</text:span> есть только начаток и ручательство за неописанное <text:span text:style-name="T3">радование</text:span> в вечности. Господу угодно было объявить, что ревнителей об исполнении оправданий Его в будущем ожидает <text:span text:style-name="T3">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 [</text:span><text:span text:style-name="T1"><text:bookmark-ref text:reference-format="page" text:ref-name="old_ps_118_112">407</text:bookmark-ref></text:span><text:span text:style-name="T1">]</text:span> объявляет всем о таком решении своем, т.е. что он <text:span text:style-name="T3">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10"/>Толкования на Пс. 118:110<text:bookmark-end text:name="old_ps_118_110"/></text:h>
      <text:p text:style-name="P4">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5">Беседа на псалом 118.</text:p>
      <text:h text:style-name="Heading_20_2" text:outline-level="2"><text:bookmark-start text:name="old_ps_118_110_svt_feofan_zatvornik"/>Свт. Феофан Затворник<text:bookmark-end text:name="old_ps_118_110_svt_feofan_zatvornik"/></text:h>
      <text:p text:style-name="P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2">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2">здесь</text:span> и заготовит елей для вечной отрады <text:span text:style-name="T2">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5">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2">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2">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2">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6">Положиша грешницы сеть мне, и от заповедей Твоих не заблудих</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1"/>Толкования на Пс. 118:111<text:bookmark-end text:name="old_ps_118_111"/></text:h>
      <text:p text:style-name="P4">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5">Беседа на псалом 118.</text:p>
      <text:h text:style-name="Heading_20_2" text:outline-level="2"><text:bookmark-start text:name="old_ps_118_111_svt_feofan_zatvornik"/>Свт. Феофан Затворник<text:bookmark-end text:name="old_ps_118_111_svt_feofan_zatvornik"/></text:h>
      <text:p text:style-name="P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2"> наследовах,</text:span> говорит, <text:span text:style-name="T2">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2">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2">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5">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2">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2">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6">Наследовах свидения Твоя во век, яко радование сердца моего суть</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2"/>Толкования на Пс. 118:112<text:bookmark-end text:name="old_ps_118_112"/></text:h>
      <text:p text:style-name="P4">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3">«приклонил»</text:span>, иногда – нет, но <text:span text:style-name="T3">«на век»</text:span>, то есть, во все дни жизни моей. Я радуюсь им, находя в них воздаяние себе. <text:span text:style-name="T2">«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5">Беседа на псалом 118.</text:p>
      <text:h text:style-name="Heading_20_2" text:outline-level="2"><text:bookmark-start text:name="old_ps_118_112_svt_feofan_zatvornik"/>Свт. Феофан Затворник<text:bookmark-end text:name="old_ps_118_112_svt_feofan_zatvornik"/></text:h>
      <text:p text:style-name="P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2">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2">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 [</text:span><text:span text:style-name="T1"><text:bookmark-ref text:reference-format="page" text:ref-name="old_ps_118_113">410</text:bookmark-ref></text:span><text:span text:style-name="T1">]</text:span>), и всегда готовая для этого помощь – со стороны благодати (стих 114<text:span text:style-name="T1"> [</text:span><text:span text:style-name="T1"><text:bookmark-ref text:reference-format="page" text:ref-name="old_ps_118_114">413</text:bookmark-ref></text:span><text:span text:style-name="T1">]</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 [</text:span><text:span text:style-name="T1"><text:bookmark-ref text:reference-format="page" text:ref-name="old_ps_118_115">415</text:bookmark-ref></text:span><text:span text:style-name="T1">]</text:span>), не на свою, однако ж, надеясь силу, но на Божию помощь, уповая успеть во всем, при ее содействии (стих 116<text:span text:style-name="T1"> [</text:span><text:span text:style-name="T1"><text:bookmark-ref text:reference-format="page" text:ref-name="old_ps_118_116">418</text:bookmark-ref></text:span><text:span text:style-name="T1">]</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 [</text:span><text:span text:style-name="T1"><text:bookmark-ref text:reference-format="page" text:ref-name="old_ps_118_117">420</text:bookmark-ref></text:span><text:span text:style-name="T1">]</text:span>), припоминанием Божия непощадения грешников (стих 118<text:span text:style-name="T1"> [</text:span><text:span text:style-name="T1"><text:bookmark-ref text:reference-format="page" text:ref-name="old_ps_118_118">423</text:bookmark-ref></text:span><text:span text:style-name="T1">]</text:span>), усмотрением того, как жизнь их безотрадна (стих 119<text:span text:style-name="T1"> [</text:span><text:span text:style-name="T1"><text:bookmark-ref text:reference-format="page" text:ref-name="old_ps_118_119">426</text:bookmark-ref></text:span><text:span text:style-name="T1">]</text:span>), и особенно страхом Божиим, который возбуждается представлением страшных судов Божиих (стих 120<text:span text:style-name="T1"> [</text:span><text:span text:style-name="T1"><text:bookmark-ref text:reference-format="page" text:ref-name="old_ps_118_120">430</text:bookmark-ref></text:span><text:span text:style-name="T1">]</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5">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2">«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2">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2">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6">Приклоних сердце мое сотворити оправдания Твоя во век за воздаяние</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3"/>Толкования на Пс. 118:113<text:bookmark-end text:name="old_ps_118_113"/></text:h>
      <text:p text:style-name="P4">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6">Законопреступныя возненавидех, закон же твой возлюбих</text:p>
      <text:p text:style-name="First_20_line_20_indent">См. Толкование на Пс. 118:107<text:span text:style-name="T1"> [</text:span><text:span text:style-name="T1"><text:bookmark-ref text:reference-format="page" text:ref-name="old_ps_118_107_svt_afanasij_velikij">393</text:bookmark-ref></text:span><text:span text:style-name="T1">]</text:span></text:p>
      <text:h text:style-name="Heading_20_2" text:outline-level="2"><text:bookmark-start text:name="old_ps_118_113_svt_ioann_zlatoust"/>Свт. Иоанн Златоуст<text:bookmark-end text:name="old_ps_118_113_svt_ioann_zlatoust"/></text:h>
      <text:p text:style-name="P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2">«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5">Беседа на псалом 118.</text:p>
      <text:h text:style-name="Heading_20_2" text:outline-level="2"><text:bookmark-start text:name="old_ps_118_113_svt_feofan_zatvornik"/>Свт. Феофан Затворник<text:bookmark-end text:name="old_ps_118_113_svt_feofan_zatvornik"/></text:h>
      <text:p text:style-name="P6">Законопреступныя возненавидех, закон же Твой возлюбих</text:p>
      <text:p text:style-name="First_20_line_20_indent">Под словом <text:span text:style-name="T2">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2">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5">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3">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2">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2">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3">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2">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 [</text:span><text:span text:style-name="T1"><text:bookmark-ref text:reference-format="page" text:ref-name="old_ps_118_114">413</text:bookmark-ref></text:span><text:span text:style-name="T1">]</text:span>. Когда обе эти подпоры соединяются в деятельности человека, тогда он с дерзновением выступает на путь богоугождения (ст. 115–116)<text:span text:style-name="T1"> [</text:span><text:span text:style-name="T1"><text:bookmark-ref text:reference-format="page" text:ref-name="old_ps_118_115">415</text:bookmark-ref></text:span><text:span text:style-name="T1">]</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 [</text:span><text:span text:style-name="T1"><text:bookmark-ref text:reference-format="page" text:ref-name="old_ps_118_117">420</text:bookmark-ref></text:span><text:span text:style-name="T1">]</text:span>, припоминанием Божия непощадения грешников (ст. 118)<text:span text:style-name="T1"> [</text:span><text:span text:style-name="T1"><text:bookmark-ref text:reference-format="page" text:ref-name="old_ps_118_118">423</text:bookmark-ref></text:span><text:span text:style-name="T1">]</text:span>, усмотрением того, как жизнь их безотрадна (ст. 119)<text:span text:style-name="T1"> [</text:span><text:span text:style-name="T1"><text:bookmark-ref text:reference-format="page" text:ref-name="old_ps_118_119">426</text:bookmark-ref></text:span><text:span text:style-name="T1">]</text:span>, и особенно – страхом Божиим, который возбуждается представлением страшных судов Божиих (ст. 120)<text:span text:style-name="T1"> [</text:span><text:span text:style-name="T1"><text:bookmark-ref text:reference-format="page" text:ref-name="old_ps_118_120">430</text:bookmark-ref></text:span><text:span text:style-name="T1">]</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3">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3">законопреступныя</text:span> разумеются здесь люди или совокупность людей, т.е. весь мир, со всеми его помыслами и злыми обычаями. Я <text:span text:style-name="T3">возненавидел</text:span>, говорит пророк, не только преступления закона, но и все соприкосновенное с тем и ведущее к тому, <text:span text:style-name="T3">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3">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2">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2">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3">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2">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3">Помощник мой еси Ты, Господи, на словеса Твоя возуповах</text:span>. </text:p>
      <text:p text:style-name="P5">Объяснение священной книги псалмов.</text:p>
      <text:h text:style-name="Heading_20_1" text:outline-level="1"><text:bookmark-start text:name="old_ps_118_114"/>Толкования на Пс. 118:114<text:bookmark-end text:name="old_ps_118_114"/></text:h>
      <text:p text:style-name="P4">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6">Помощник мой и заступник мой еси ты: на словеса твоя уповах</text:p>
      <text:p text:style-name="First_20_line_20_indent">См. Толкование на Пс. 118:117<text:span text:style-name="T1"> [</text:span><text:span text:style-name="T1"><text:bookmark-ref text:reference-format="page" text:ref-name="old_ps_118_117_svt_afanasij_velikij">420</text:bookmark-ref></text:span><text:span text:style-name="T1">]</text:span></text:p>
      <text:h text:style-name="Heading_20_2" text:outline-level="2"><text:bookmark-start text:name="old_ps_118_114_svt_ioann_zlatoust"/>Свт. Иоанн Златоуст<text:bookmark-end text:name="old_ps_118_114_svt_ioann_zlatoust"/></text:h>
      <text:p text:style-name="P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5">Беседа на псалом 118.</text:p>
      <text:h text:style-name="Heading_20_2" text:outline-level="2"><text:bookmark-start text:name="old_ps_118_114_svt_feofan_zatvornik"/>Свт. Феофан Затворник<text:bookmark-end text:name="old_ps_118_114_svt_feofan_zatvornik"/></text:h>
      <text:p text:style-name="P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2">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2">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2">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5">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evfimij_zigaben">411</text:bookmark-ref></text:span><text:span text:style-name="T1">]</text:span></text:p>
      <text:h text:style-name="Heading_20_2" text:outline-level="2"><text:bookmark-start text:name="old_ps_118_114_prot_grigorij_razumovskij"/>Прот. Григорий Разумовский<text:bookmark-end text:name="old_ps_118_114_prot_grigorij_razumovskij"/></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5"/>Толкования на Пс. 118:115<text:bookmark-end text:name="old_ps_118_115"/></text:h>
      <text:p text:style-name="P4">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6">Уклонитесь от мене лукавнующии, и испытаю заповеди Бога моего</text:p>
      <text:p text:style-name="First_20_line_20_indent"><text:span text:style-name="T3">Уклонитеся от мене лукавнующии.</text:span> Разумеет или лукавые помыслы, или указанных выше учителей. </text:p>
      <text:p text:style-name="P5">Толкование на псалмы.</text:p>
      <text:h text:style-name="Heading_20_2" text:outline-level="2"><text:bookmark-start text:name="old_ps_118_115_svt_ioann_zlatoust"/>Свт. Иоанн Златоуст<text:bookmark-end text:name="old_ps_118_115_svt_ioann_zlatoust"/></text:h>
      <text:p text:style-name="P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3">«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5">Беседа на псалом 118.</text:p>
      <text:h text:style-name="Heading_20_2" text:outline-level="2"><text:bookmark-start text:name="old_ps_118_115_svt_feofan_zatvornik"/>Свт. Феофан Затворник<text:bookmark-end text:name="old_ps_118_115_svt_feofan_zatvornik"/></text:h>
      <text:p text:style-name="P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2">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5">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2">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3">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3">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3">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3">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2">Все могу</text:span>», – говорит он, но только «<text:span text:style-name="T2">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3">И жив буду</text:span> – разгоню, т.е. врагов, останусь цел во всем моем нравственном устроении и еще большую восприиму жизнь от Тебя. <text:span text:style-name="T3">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2">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6"/>Толкования на Пс. 118:116<text:bookmark-end text:name="old_ps_118_116"/></text:h>
      <text:p text:style-name="P4">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5">Беседа на псалом 118.</text:p>
      <text:h text:style-name="Heading_20_2" text:outline-level="2"><text:bookmark-start text:name="old_ps_118_116_svt_feofan_zatvornik"/>Свт. Феофан Затворник<text:bookmark-end text:name="old_ps_118_116_svt_feofan_zatvornik"/></text:h>
      <text:p text:style-name="P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2">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2">заступи</text:span>; «сподоби, говорит блаженный <text:span text:style-name="T2">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2">Вся могу, </text:span>говорит оно, но только <text:span text:style-name="T2">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2">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2">И жив буду,</text:span> большую то есть восприиму жизнь от Тебя. </text:p>
      <text:p text:style-name="First_20_line_20_indent"><text:span text:style-name="T2">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2">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2">время сотворити Господеви</text:span>, – время Тебе действовать, Господи; <text:span text:style-name="T2">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2">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5">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2">«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3">Заступи мя, по словеси Твоему, и жив буду, и не посрами мене от </text:span>(в)<text:span text:style-name="T3">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2">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2">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3">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6">Заступи мя по словеси Твоему, и жив буду: и не посрами мене от чаяния моего</text:p>
      <text:p text:style-name="First_20_line_20_indent">См. Толкование на Пс. 118:115<text:span text:style-name="T1"> [</text:span><text:span text:style-name="T1"><text:bookmark-ref text:reference-format="page" text:ref-name="old_ps_118_115_prot_grigorij_razumovskij">416</text:bookmark-ref></text:span><text:span text:style-name="T1">]</text:span></text:p>
      <text:h text:style-name="Heading_20_1" text:outline-level="1"><text:bookmark-start text:name="old_ps_118_117"/>Толкования на Пс. 118:117<text:bookmark-end text:name="old_ps_118_117"/></text:h>
      <text:p text:style-name="P4">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6">Помози ми, и спасуся, и поучуся во оправданиих Твоих выну</text:p>
      <text:p text:style-name="First_20_line_20_indent"><text:span text:style-name="T3">Помози ми, и спасуся.</text:span> Хотя и сказал: Помощник мой и заступник мой еси Ты (Пс. 118:114<text:span text:style-name="T1"> [</text:span><text:span text:style-name="T1"><text:bookmark-ref text:reference-format="page" text:ref-name="old_ps_118_114">413</text:bookmark-ref></text:span><text:span text:style-name="T1">]</text:span>), но имеет нужду и в непрестанной помощи. Ибо, пока мы здесь, не можем еще сказать совершенно: <text:span text:style-name="T3">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5">Толкование на псалмы.</text:p>
      <text:h text:style-name="Heading_20_2" text:outline-level="2"><text:bookmark-start text:name="old_ps_118_117_svt_ioann_zlatoust"/>Свт. Иоанн Златоуст<text:bookmark-end text:name="old_ps_118_117_svt_ioann_zlatoust"/></text:h>
      <text:p text:style-name="P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5">Беседа на псалом 118.</text:p>
      <text:h text:style-name="Heading_20_2" text:outline-level="2"><text:bookmark-start text:name="old_ps_118_117_svt_feofan_zatvornik"/>Свт. Феофан Затворник<text:bookmark-end text:name="old_ps_118_117_svt_feofan_zatvornik"/></text:h>
      <text:p text:style-name="P6">Помози ми, и спасуся, и поучуся во оправданиих Твоих выну</text:p>
      <text:p text:style-name="First_20_line_20_indent">«Хотя, так объясняет этот стих святой <text:span text:style-name="T2">Афанасий</text:span>, и сказал пророк: <text:span text:style-name="T2">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2">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2">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2">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6">помози ми, и спасуся, и поучуся во оправданиих твоих выну</text:p>
      <text:p text:style-name="First_20_line_20_indent">См. Толкование на Пс. 118:116<text:span text:style-name="T1"> [</text:span><text:span text:style-name="T1"><text:bookmark-ref text:reference-format="page" text:ref-name="old_ps_118_116_lopuxin_ap">419</text:bookmark-ref></text:span><text:span text:style-name="T1">]</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6">помози ми, и спасуся, и поучуся во оправданиих твоих выну</text:p>
      <text:p text:style-name="First_20_line_20_indent">Здесь пророк умоляет Бога о <text:span text:style-name="T3">помощи.</text:span> «Хотя пророк и сказал, – говорит св. Афанасий, – <text:span text:style-name="T2">заступник мой еси Ты</text:span> (см. выше ст. 114<text:span text:style-name="T1"> [</text:span><text:span text:style-name="T1"><text:bookmark-ref text:reference-format="page" text:ref-name="old_ps_118_114">413</text:bookmark-ref></text:span><text:span text:style-name="T1">]</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8"/>Толкования на Пс. 118:118<text:bookmark-end text:name="old_ps_118_118"/></text:h>
      <text:p text:style-name="P4">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3">Уничижил еси вся отступающия от оправданий Твоих.</text:span> Такой конец ожидает отметающих Закон Божий. </text:p>
      <text:p text:style-name="P5">Толкование на псалмы.</text:p>
      <text:h text:style-name="Heading_20_2" text:outline-level="2"><text:bookmark-start text:name="old_ps_118_118_svt_ioann_zlatoust"/>Свт. Иоанн Златоуст<text:bookmark-end text:name="old_ps_118_118_svt_ioann_zlatoust"/></text:h>
      <text:p text:style-name="P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2">«уничтожатся, как вода мимотекущая»</text:span><text:a xlink:type="simple" xlink:href="https://bible.optina.ru/old:ps:057:08" text:style-name="Internet_20_link" text:visited-style-name="Visited_20_Internet_20_Link">(Пс.57:8)</text:a>, и опять: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5">Беседа на псалом 118.</text:p>
      <text:h text:style-name="Heading_20_2" text:outline-level="2"><text:bookmark-start text:name="old_ps_118_118_svt_feofan_zatvornik"/>Свт. Феофан Затворник<text:bookmark-end text:name="old_ps_118_118_svt_feofan_zatvornik"/></text:h>
      <text:p text:style-name="P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2">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2">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5">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3">«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2">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2">Феодорит</text:span>, буду иметь великое усердие к Твоим заповедям, зная, что бесчестны и презренны и отвержены преступники оных. Ибо таков, по словам <text:span text:style-name="T2">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3">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3">уничижаемы</text:span> и посрамляемы Тобой». <text:span text:style-name="T3">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3">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9"/>Толкования на Пс. 118:119<text:bookmark-end text:name="old_ps_118_119"/></text:h>
      <text:p text:style-name="P4">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5">Толкование на псалмы.</text:p>
      <text:h text:style-name="Heading_20_2" text:outline-level="2"><text:bookmark-start text:name="old_ps_118_119_svt_ioann_zlatoust"/>Свт. Иоанн Златоуст<text:bookmark-end text:name="old_ps_118_119_svt_ioann_zlatoust"/></text:h>
      <text:p text:style-name="P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2">«за ничто»</text:span>, а Симмах: <text:span text:style-name="T2">«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2">«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5">Беседа на псалом 118.</text:p>
      <text:h text:style-name="Heading_20_2" text:outline-level="2"><text:bookmark-start text:name="old_ps_118_119_svt_feofan_zatvornik"/>Свт. Феофан Затворник<text:bookmark-end text:name="old_ps_118_119_svt_feofan_zatvornik"/></text:h>
      <text:p text:style-name="P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2">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2">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2">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2">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2">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2">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5">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6">Преступающия непщевах вся грешныя земли: сего ради возлюбих свидения Твоя</text:p>
      <text:p text:style-name="First_20_line_20_indent">Вместо: <text:span text:style-name="T2">«преступающия непщевах» Феодотион</text:span> сказал: <text:span text:style-name="T2">вменил ни во что</text:span>, а <text:span text:style-name="T2">Симмах</text:span>: <text:span text:style-name="T2">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3">Преступающыя непщевах </text:span>(преступниками я почитал)<text:span text:style-name="T3">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2">Феодорита</text:span>: <text:span text:style-name="T2">Феодотион</text:span> вместо: преступниками я почитал, перевел: за ничто <text:span text:style-name="T2">Акила</text:span>: за выжимки, а <text:span text:style-name="T2">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2">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2"> Безименного</text:span>: Всякий, говорит, грешник будет поставлен в числе преступников, не много ли он преступит закон, или много. Потому то и<text:span text:style-name="T2">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5">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3">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3">Преступающыя</text:span> – то же, что преступники, или нарушители закона. <text:span text:style-name="T3">Непщевах</text:span>, от «непщевати», – то же самое слово, что и в 39-м<text:span text:style-name="T1"> [</text:span><text:span text:style-name="T1"><text:bookmark-ref text:reference-format="page" text:ref-name="old_ps_118_039">159</text:bookmark-ref></text:span><text:span text:style-name="T1">]</text:span> стихе, только здесь (в ст. 117)<text:span text:style-name="T1"> [</text:span><text:span text:style-name="T1"><text:bookmark-ref text:reference-format="page" text:ref-name="old_ps_118_117">420</text:bookmark-ref></text:span><text:span text:style-name="T1">]</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3">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3">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3">Пригвозди</text:span>, говорит, <text:span text:style-name="T3">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2">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3">умерщвление плоти и всех удов, яже на земли</text:span>, есть последняя и, должно сказать, самая надежная опора доброй нравственности.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20"/>Толкования на Пс. 118:120<text:bookmark-end text:name="old_ps_118_120"/></text:h>
      <text:p text:style-name="P4">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6">Пригвозди страху Твоему плоти моя, от судеб бо Твоих убояхся</text:p>
      <text:p text:style-name="First_20_line_20_indent"><text:span text:style-name="T3">Пригвозди страху Твоему плоти моя.</text:span> Сказано: <text:span text:style-name="T2">пригвозди,</text:span> вместо: утверди. Итак утверди, говорит, в чистоте <text:span text:style-name="T3">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3">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5">Толкование на псалмы.</text:p>
      <text:h text:style-name="Heading_20_2" text:outline-level="2"><text:bookmark-start text:name="old_ps_118_120_svt_ioann_zlatoust"/>Свт. Иоанн Златоуст<text:bookmark-end text:name="old_ps_118_120_svt_ioann_zlatoust"/></text:h>
      <text:p text:style-name="P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2">«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2">«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2">«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5">Беседа на псалом 118.</text:p>
      <text:h text:style-name="Heading_20_2" text:outline-level="2"><text:bookmark-start text:name="old_ps_118_120_svt_feofan_zatvornik"/>Свт. Феофан Затворник<text:bookmark-end text:name="old_ps_118_120_svt_feofan_zatvornik"/></text:h>
      <text:p text:style-name="P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2">пригвозди</text:span>, говорит, <text:span text:style-name="T2">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2">пригвозди</text:span>, говорит, <text:span text:style-name="T2">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2">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2"> умертвите уды ваша, яже на земли, блуд, нечистоту, страсть, похоть злую и лихоимание, еже есть идолослужение</text:span>; и еще: <text:span text:style-name="T2">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2">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2">очи мои выну ко Господу; яко к Тебе, Господи, очи мои; возведох очи мои в горы</text:span> (горе, на небеса); <text:span text:style-name="T2">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2">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 [</text:span><text:span text:style-name="T1"><text:bookmark-ref text:reference-format="page" text:ref-name="old_ps_118_123">440</text:bookmark-ref></text:span><text:span text:style-name="T1">]</text:span>: <text:span text:style-name="T2">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2">сего ради возлюбих заповеди Твоя</text:span> (стих 127<text:span text:style-name="T1"> [</text:span><text:span text:style-name="T1"><text:bookmark-ref text:reference-format="page" text:ref-name="old_ps_118_127">453</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2">«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2">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2">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6">Пригвозди страху твоему плоти моя: от судеб бо твоих убояхся</text:p>
      <text:p text:style-name="First_20_line_20_indent"><text:span text:style-name="T2">«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6">Пригвозди страху твоему плоти моя: от судеб бо твоих убояхся</text:p>
      <text:p text:style-name="First_20_line_20_indent">См. Толкование на Пс. 118:119<text:span text:style-name="T1"> [</text:span><text:span text:style-name="T1"><text:bookmark-ref text:reference-format="page" text:ref-name="old_ps_118_119_prot_grigorij_razumovskij">428</text:bookmark-ref></text:span><text:span text:style-name="T1">]</text:span></text:p>
      <text:h text:style-name="Heading_20_1" text:outline-level="1"><text:bookmark-start text:name="old_ps_118_121"/>Толкования на Пс. 118: 121<text:bookmark-end text:name="old_ps_118_121"/></text:h>
      <text:p text:style-name="P4">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2">«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5">Беседа на псалом 118.</text:p>
      <text:h text:style-name="Heading_20_2" text:outline-level="2"><text:bookmark-start text:name="old_ps_118_121_svt_feofan_zatvornik"/>Свт. Феофан Затворник<text:bookmark-end text:name="old_ps_118_121_svt_feofan_zatvornik"/></text:h>
      <text:p text:style-name="P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2"> не предаждь мене.</text:span> Но при этом совесть может заграждать уста иному: взываешь ты – <text:span text:style-name="T2">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2">Никтоже, аще и един день житие его на земли. </text:span>Как же можно сказать:<text:span text:style-name="T2">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2">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2">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2">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2">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5">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2">«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2">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2">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2">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2">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3">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3">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3">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2">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2">Очи мои выну ко Господу</text:span>» <text:a xlink:type="simple" xlink:href="https://bible.optina.ru/old:ps:024:15" text:style-name="Internet_20_link" text:visited-style-name="Visited_20_Internet_20_Link">(Пс. 24:15)</text:a>, «<text:span text:style-name="T2">Яко к Тебе, Господи, очи мои</text:span>» <text:a xlink:type="simple" xlink:href="https://bible.optina.ru/old:ps:140:08" text:style-name="Internet_20_link" text:visited-style-name="Visited_20_Internet_20_Link">(Пс. 140:8)</text:a> и в др. </text:p>
      <text:p text:style-name="P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3">не предаждь мене</text:span>. Но при этом совесть может заграждать уста иному: взываешь ты – <text:span text:style-name="T3">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3">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2">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3">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2">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3">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3">не предаждь меня</text:span>. </text:p>
      <text:p text:style-name="P5">Объяснение священной книги псалмов.</text:p>
      <text:h text:style-name="Heading_20_1" text:outline-level="1"><text:bookmark-start text:name="old_ps_118_122"/>Толкования на Пс. 118:122<text:bookmark-end text:name="old_ps_118_122"/></text:h>
      <text:p text:style-name="P4">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6">Восприими раба Твоего во благо, да не оклеветают мене гордии</text:p>
      <text:p text:style-name="First_20_line_20_indent">Симмах: <text:span text:style-name="T2">«прими меня раба твоего во благо»</text:span>; Акила же и Феодотион: <text:span text:style-name="T2">«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2">«гордые до крайности преступали закон…»</text:span>(Пс.118:51)<text:span text:style-name="T1"> [</text:span><text:span text:style-name="T1"><text:bookmark-ref text:reference-format="page" text:ref-name="old_ps_118_051">205</text:bookmark-ref></text:span><text:span text:style-name="T1">]</text:span>. <text:span text:style-name="T3">«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5">Беседа на псалом 118.</text:p>
      <text:h text:style-name="Heading_20_2" text:outline-level="2"><text:bookmark-start text:name="old_ps_118_122_svt_feofan_zatvornik"/>Свт. Феофан Затворник<text:bookmark-end text:name="old_ps_118_122_svt_feofan_zatvornik"/></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2">не предаждь;</text:span> а против клеветников: <text:span text:style-name="T2">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2">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2">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2">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5">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6">Восприими раба твоего во благо, да не оклеветают мене гордии</text:p>
      <text:p text:style-name="First_20_line_20_indent"><text:span text:style-name="T3">«Восприими раба Твоего во благо».</text:span> А <text:span text:style-name="T2">Симмах</text:span> перевел: приими меня в добраго раба Тебе; <text:span text:style-name="T2">Акила</text:span> же и <text:span text:style-name="T2">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3">«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2">«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2">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6">Восприими раба твоего во благо, да не оклеветают мене гордии</text:p>
      <text:p text:style-name="First_20_line_20_indent">См. Толкование на Пс. 118:121<text:span text:style-name="T1"> [</text:span><text:span text:style-name="T1"><text:bookmark-ref text:reference-format="page" text:ref-name="old_ps_118_121_lopuxin_ap">435</text:bookmark-ref></text:span><text:span text:style-name="T1">]</text:span></text:p>
      <text:h text:style-name="Heading_20_2" text:outline-level="2"><text:bookmark-start text:name="old_ps_118_122_prot_grigorij_razumovskij"/>Прот. Григорий Разумовский<text:bookmark-end text:name="old_ps_118_122_prot_grigorij_razumovskij"/></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2">не предаждь</text:span>, а против <text:soft-page-break/>клеветников – <text:span text:style-name="T3">восприими</text:span>, т.е. возьми меня на руки, подними на такую высоту, чтобы стрелы клеветы на досягали до меня; <text:span text:style-name="T3">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3">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3">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3">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3"/>Толкования на Пс. 118:123<text:bookmark-end text:name="old_ps_118_123"/></text:h>
      <text:p text:style-name="P4">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3">Очи мои исчезосте во спасение Твое и в слово правды Твоея</text:span></text:p>
      <text:p text:style-name="First_20_line_20_indent"><text:span text:style-name="T3">Очи мои исчезосте во сnaceниe Твое,</text:span> то есть, в Божественное пришествие, от которого надеялся я спасены и себе и всему человеческому роду. <text:span text:style-name="T3">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3">Раб Твой есмь аз: вразуми мя, и увем свидения Твоя.</text:span> Кто нимало не работает греху, тот пусть говорит: <text:span text:style-name="T3">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2">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2">благ.</text:span></text:p>
      <text:p text:style-name="P5">Толкование на псалмы.</text:p>
      <text:h text:style-name="Heading_20_2" text:outline-level="2"><text:bookmark-start text:name="old_ps_118_123_svt_ioann_zlatoust"/>Свт. Иоанн Златоуст<text:bookmark-end text:name="old_ps_118_123_svt_ioann_zlatoust"/></text:h>
      <text:p text:style-name="P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2">«истаевает душа моя </text:span>(ожидая)<text:span text:style-name="T2"> спасения Твоего»</text:span>(Пс.118:81)<text:span text:style-name="T1"> [</text:span><text:span text:style-name="T1"><text:bookmark-ref text:reference-format="page" text:ref-name="old_ps_118_081">308</text:bookmark-ref></text:span><text:span text:style-name="T1">]</text:span>. Какое же спа­сение? То, о котором Симеон, держа в объятиях Господа, говорил: <text:span text:style-name="T2">«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2">«истаевает душа моя»</text:span> не иное что означают, как напряженное жела­ние. </text:p>
      <text:p text:style-name="P5">Беседа на псалом 118.</text:p>
      <text:h text:style-name="Heading_20_2" text:outline-level="2"><text:bookmark-start text:name="old_ps_118_123_svt_feofan_zatvornik"/>Свт. Феофан Затворник<text:bookmark-end text:name="old_ps_118_123_svt_feofan_zatvornik"/></text:h>
      <text:p text:style-name="P6">Очи мои исчезосте во спасение Твое и в слово правды Твоея</text:p>
      <text:p text:style-name="First_20_line_20_indent"><text:span text:style-name="T2">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2">Исчезосте очи мои во спасение Твое,</text:span> которое уповаю я получить не от кого иного, а от Тебя единого, Господи». </text:p>
      <text:p text:style-name="First_20_line_20_indent"><text:span text:style-name="T2">Слово правды,</text:span> по <text:span text:style-name="T2">Феодориту</text:span>, означает «или обетование, в той мысли, что непрестанно ожидаю от Тебя спасения и исполнения обетования», или, по мнению святого <text:span text:style-name="T2">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2">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2">Афанасием Великим</text:span>, который говорит: <text:span text:style-name="T2">«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6">Очи мои исчезосте во спасение Твое и в слово правды Твоея</text:p>
      <text:p text:style-name="First_20_line_20_indent">Пророк и здесь опять <text:span text:style-name="T2">«словом»</text:span> называет обетование. Непрестанно, говорит, ожидаю от Тебя спасения и исполнения обетования. Сказал же: <text:span text:style-name="T2">«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3">Очи мои исчезосте </text:span>(вникая)<text:span text:style-name="T3">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2">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2">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2">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3">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4"/>Толкования на Пс. 118:124<text:bookmark-end text:name="old_ps_118_124"/></text:h>
      <text:p text:style-name="P4">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5">Беседа на псалом 118.</text:p>
      <text:h text:style-name="Heading_20_2" text:outline-level="2"><text:bookmark-start text:name="old_ps_118_124_svt_feofan_zatvornik"/>Свт. Феофан Затворник<text:bookmark-end text:name="old_ps_118_124_svt_feofan_zatvornik"/></text:h>
      <text:p text:style-name="P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2">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2">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2">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2">Амвросий</text:span>: «И в другом месте то же чувство выражает пророк, говоря: <text:span text:style-name="T2">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2">Тебе единому согреших</text:span>. Не отвергая того, что может согрешить и праведник, потому что нет человека без греха, он и молится:<text:span text:style-name="T2">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2">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2">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2">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2">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2">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2">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5">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2">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2">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3">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3">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3">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3">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3">раб Твой есмь аз</text:span>» [7, с. 389–390]. <text:span text:style-name="T3">Вразуми мя</text:span>, – он просил уже: научи, а теперь указывает, как хотел бы он быть наученным. <text:span text:style-name="T3">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5">Объяснение священной книги псалмов.</text:p>
      <text:p text:style-name="First_20_line_20_indent">См.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5"/>Толкования на Пс. 118:125<text:bookmark-end text:name="old_ps_118_125"/></text:h>
      <text:p text:style-name="P4">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6">Раб твой есмь аз: вразуми мя, и увем свидения твоя</text:p>
      <text:p text:style-name="First_20_line_20_indent">См. Толкование на Пс. 118:123<text:span text:style-name="T1"> [</text:span><text:span text:style-name="T1"><text:bookmark-ref text:reference-format="page" text:ref-name="old_ps_118_123_svt_afanasij_velikij">440</text:bookmark-ref></text:span><text:span text:style-name="T1">]</text:span></text:p>
      <text:h text:style-name="Heading_20_2" text:outline-level="2"><text:bookmark-start text:name="old_ps_118_125_svt_ioann_zlatoust"/>Свт. Иоанн Златоуст<text:bookmark-end text:name="old_ps_118_125_svt_ioann_zlatoust"/></text:h>
      <text:p text:style-name="P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5">Беседа на псалом 118.</text:p>
      <text:h text:style-name="Heading_20_2" text:outline-level="2"><text:bookmark-start text:name="old_ps_118_125_svt_feofan_zatvornik"/>Свт. Феофан Затворник<text:bookmark-end text:name="old_ps_118_125_svt_feofan_zatvornik"/></text:h>
      <text:p text:style-name="P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2">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2">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2">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2">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2">раб Твой есмь аз».</text:span></text:p>
      <text:p text:style-name="First_20_line_20_indent"><text:span text:style-name="T2">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2">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2">Афанасий</text:span> пишет: «Просить разума, дарованного Богом и как бы хранящегося у Него в сокровищнице; потому что дух <text:span text:style-name="T2">премудрости и разума</text:span> и прочие блага суть Божии дарования». </text:p>
      <text:p text:style-name="First_20_line_20_indent"><text:span text:style-name="T2">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2">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2">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2">оскуде преподобный,</text:span> ибо с этим оскудением соединено <text:span text:style-name="T2">умаление истины среди сынов человеческих</text:span>. Всякий идет тогда по воле сердца своего, уклоняясь от истинных намерений Божиих. </text:p>
      <text:p text:style-name="P5">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3">Раб Твой семь аз; вразуми мя, и увем свидения Твоя. Время сотворити Господеви </text:span>(месть)<text:span text:style-name="T3">;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2">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2">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2">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6">Раб Твой есмь аз: вразуми мя, и увем свидения Твоя</text:p>
      <text:p text:style-name="First_20_line_20_indent">См. Толкование на Пс. 118:124<text:span text:style-name="T1"> [</text:span><text:span text:style-name="T1"><text:bookmark-ref text:reference-format="page" text:ref-name="old_ps_118_124_prot_grigorij_razumovskij">445</text:bookmark-ref></text:span><text:span text:style-name="T1">]</text:span></text:p>
      <text:h text:style-name="Heading_20_1" text:outline-level="1"><text:bookmark-start text:name="old_ps_118_126"/>Толкования на Пс. 118:126<text:bookmark-end text:name="old_ps_118_126"/></text:h>
      <text:p text:style-name="P4">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5">Толкование на псалмы.</text:p>
      <text:h text:style-name="Heading_20_2" text:outline-level="2"><text:bookmark-start text:name="old_ps_118_126_svt_ioann_zlatoust"/>Свт. Иоанн Златоуст<text:bookmark-end text:name="old_ps_118_126_svt_ioann_zlatoust"/></text:h>
      <text:p text:style-name="P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2">«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3">«уничтожили закон Твой»</text:span>. </text:p>
      <text:p text:style-name="P5">Беседа на псалом 118.</text:p>
      <text:h text:style-name="Heading_20_2" text:outline-level="2"><text:bookmark-start text:name="old_ps_118_126_svt_feofan_zatvornik"/>Свт. Феофан Затворник<text:bookmark-end text:name="old_ps_118_126_svt_feofan_zatvornik"/></text:h>
      <text:p text:style-name="P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2">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2">Амвросий</text:span> пишет: «Хорошо сказал: <text:span text:style-name="T2">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2">Время</text:span>, вопиет, <text:span text:style-name="T2">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2"> время сотворити»</text:span>. </text:p>
      <text:p text:style-name="First_20_line_20_indent">Слова<text:span text:style-name="T2">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5">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6">Время сотворити Господеви: разориша закон твой</text:p>
      <text:p text:style-name="First_20_line_20_indent">См. Толкование на Пс. 118:125<text:span text:style-name="T1"> [</text:span><text:span text:style-name="T1"><text:bookmark-ref text:reference-format="page" text:ref-name="old_ps_118_125_evfimij_zigaben">447</text:bookmark-ref></text:span><text:span text:style-name="T1">]</text:span></text:p>
      <text:h text:style-name="Heading_20_2" text:outline-level="2"><text:bookmark-start text:name="old_ps_118_126_lopuxin_ap"/>Лопухин А.П.<text:bookmark-end text:name="old_ps_118_126_lopuxin_ap"/></text:h>
      <text:p text:style-name="P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3">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3">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3">Время сотворити</text:span>; ибо есть – «<text:span text:style-name="T2">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3">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3">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3">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3">любовь к заповедям</text:span> Божиим, и в чем она выразилась. <text:span text:style-name="T3">Возлюбих</text:span>, говорит, <text:span text:style-name="T3">заповеди</text:span>, но чем же свидетельствовал эту любовь? Мыслями, словом? Нет, я свидетельствую это не словом, а делом, ибо все действия мои <text:span text:style-name="T3">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7"/>Толкования на Пс. 118:127<text:bookmark-end text:name="old_ps_118_127"/></text:h>
      <text:p text:style-name="P4">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6">Сего ради возлюбих заповеди Твоя паче злата и топазия</text:p>
      <text:p text:style-name="First_20_line_20_indent">Это согласно с сказанным: <text:span text:style-name="T2">благ мне закон уст Твоих паче тысящ злата и сребра,</text:span> (Пс. 118:72<text:span text:style-name="T1"> [</text:span><text:span text:style-name="T1"><text:bookmark-ref text:reference-format="page" text:ref-name="old_ps_118_072">279</text:bookmark-ref></text:span><text:span text:style-name="T1">]</text:span>) и еще: <text:span text:style-name="T2">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5">Толкование на псалмы.</text:p>
      <text:h text:style-name="Heading_20_2" text:outline-level="2"><text:bookmark-start text:name="old_ps_118_127_svt_ioann_zlatoust"/>Свт. Иоанн Златоуст<text:bookmark-end text:name="old_ps_118_127_svt_ioann_zlatoust"/></text:h>
      <text:p text:style-name="P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2">«если заповеди Мои соблюдете, пребудете в любви Моей»</text:span><text:a xlink:type="simple" xlink:href="https://bible.optina.ru/new:in:15:10" text:style-name="Internet_20_link" text:visited-style-name="Visited_20_Internet_20_Link">(Ин.15:10)</text:a>. </text:p>
      <text:p text:style-name="P5">Беседа на псалом 118.</text:p>
      <text:h text:style-name="Heading_20_2" text:outline-level="2"><text:bookmark-start text:name="old_ps_118_127_svt_feofan_zatvornik"/>Свт. Феофан Затворник<text:bookmark-end text:name="old_ps_118_127_svt_feofan_zatvornik"/></text:h>
      <text:p text:style-name="P6">Сего ради возлюбих заповеди Твоя паче злата и топазия</text:p>
      <text:p text:style-name="First_20_line_20_indent">«Это, говорит святой <text:span text:style-name="T2">Афанасий</text:span>, согласно с сказанным в стихе 72<text:span text:style-name="T1"> [</text:span><text:span text:style-name="T1"><text:bookmark-ref text:reference-format="page" text:ref-name="old_ps_118_072">279</text:bookmark-ref></text:span><text:span text:style-name="T1">]</text:span>: <text:span text:style-name="T2">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2">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2">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2">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2">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5">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2">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2">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2">Другие</text:span> говорят, что топаз имеет цвет золота; почему Давид и причислил его к золоту. <text:span text:style-name="T2">Афанасия</text:span>: <text:span text:style-name="T2">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2">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6">Сего ради возлюбих заповеди Твоя паче злата и топазия</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8"/>Толкования на Пс. 118:128<text:bookmark-end text:name="old_ps_118_128"/></text:h>
      <text:p text:style-name="P4">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6">Сего ради ко всем заповедем Твоим направляхся, всяк путь неправды возненавидех</text:p>
      <text:p text:style-name="First_20_line_20_indent"><text:span text:style-name="T3">Сего ради ко всем заповедем Твоим направляхся.</text:span> Чего же именно ради? Не того ли, чтобы непрестанно поучаться в Законе? </text:p>
      <text:p text:style-name="P5">Толкование на псалмы.</text:p>
      <text:h text:style-name="Heading_20_2" text:outline-level="2"><text:bookmark-start text:name="old_ps_118_128_svt_ioann_zlatoust"/>Свт. Иоанн Златоуст<text:bookmark-end text:name="old_ps_118_128_svt_ioann_zlatoust"/></text:h>
      <text:p text:style-name="P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2">«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5">Беседа на псалом 118.</text:p>
      <text:h text:style-name="Heading_20_2" text:outline-level="2"><text:bookmark-start text:name="old_ps_118_128_svt_feofan_zatvornik"/>Свт. Феофан Затворник<text:bookmark-end text:name="old_ps_118_128_svt_feofan_zatvornik"/></text:h>
      <text:p text:style-name="P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2">Возлюбих</text:span>, говорит, <text:span text:style-name="T2">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2">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2">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5">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3">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5">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5">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2">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2">Евсевий</text:span> и <text:span text:style-name="T2">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2">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6">Сего ради ко всем заповедем Твоим направляхся, всяк путь неправды возненавидех</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9"/>Толкования на Пс. 118:129<text:bookmark-end text:name="old_ps_118_129"/></text:h>
      <text:p text:style-name="P4">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5">Беседа на псалом 118.</text:p>
      <text:h text:style-name="Heading_20_2" text:outline-level="2"><text:bookmark-start text:name="old_ps_118_129_svt_feofan_zatvornik"/>Свт. Феофан Затворник<text:bookmark-end text:name="old_ps_118_129_svt_feofan_zatvornik"/></text:h>
      <text:p text:style-name="P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2">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2">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2">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2">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2">сего ради испыта я душа моя.</text:span> Испыта – εξηρέυνησεν – усиленно стала исследовать, по толкованию <text:span text:style-name="T2">Зигабена</text:span> и <text:span text:style-name="T2">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2">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5">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2">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2">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2">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2">Златоуст</text:span> вместе с <text:span text:style-name="T2">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3">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2">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6">Дивна свидения Твоя: сего ради испыта я душа моя</text:p>
      <text:p text:style-name="First_20_line_20_indent">Под именем <text:span text:style-name="T3">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3">свидениями</text:span> нужно разуметь заповеди Божии, правила жизни. </text:p>
      <text:p text:style-name="First_20_line_20_indent">Почему же эти <text:span text:style-name="T3">свидения</text:span>, эти заповеди – <text:span text:style-name="T3">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3">дивны</text:span> заповеди? <text:span text:style-name="T3">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3">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3">Дивны</text:span> по тому еще, куда они приводят: облекши богоподобием здесь, они по смерти вводят в область вечного покоя и блаженства. <text:span text:style-name="T3">Дивны</text:span> и по тому, наконец, что во многом непостижимы. </text:p>
      <text:p text:style-name="First_20_line_20_indent">Если отвлечемся от ветхого и обратимся к новому, то <text:span text:style-name="T3">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3">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3">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3">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5">Объяснение священной книги псалмов.</text:p>
      <text:h text:style-name="Heading_20_1" text:outline-level="1"><text:bookmark-start text:name="old_ps_118_130"/>Толкования на Пс. 118:130<text:bookmark-end text:name="old_ps_118_130"/></text:h>
      <text:p text:style-name="P4">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6">Явление словес Твоих просвещает и умудряет младенцы</text:p>
      <text:p text:style-name="First_20_line_20_indent"><text:span text:style-name="T3">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5">Толкование на псалмы.</text:p>
      <text:h text:style-name="Heading_20_2" text:outline-level="2"><text:bookmark-start text:name="old_ps_118_130_svt_ioann_zlatoust"/>Свт. Иоанн Златоуст<text:bookmark-end text:name="old_ps_118_130_svt_ioann_zlatoust"/></text:h>
      <text:p text:style-name="P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2">«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5">Беседа на псалом 118.</text:p>
      <text:h text:style-name="Heading_20_2" text:outline-level="2"><text:bookmark-start text:name="old_ps_118_130_svt_feofan_zatvornik"/>Свт. Феофан Затворник<text:bookmark-end text:name="old_ps_118_130_svt_feofan_zatvornik"/></text:h>
      <text:p text:style-name="P6">Явление словес Твоих просвещает и умудряет младенцы</text:p>
      <text:p text:style-name="First_20_line_20_indent">Что такое <text:span text:style-name="T2">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2">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2">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5">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2">Акила</text:span> вместо: явление слов Твоих, перевел: отверстие слов, <text:span text:style-name="T2">Симмах</text:span>: Дверь слов Твоих. Твоим светом, говорят <text:span text:style-name="T2">Феодорит</text:span> и <text:span text:style-name="T2">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2">Златоусту</text:span>, и говорил об Апостолах: исповедуюсь Тебе, Отче, что Ты утаил сие от премудрых и разумных и открыл то младенцам. <text:span text:style-name="T2">Афанасий</text:span>: Под младенцами можешь разуметь находящихся в неведении и подобных младенцам. Их то, говорит, насыщает слово Твое разумением. <text:span text:style-name="T2">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3">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3">Явление словес Твоих</text:span> здесь значит то же, что: «словеса, исходящие из уст Твоих», – <text:span text:style-name="T3">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3">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2">дивныя</text:span>, <text:span text:style-name="T3">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3">отверзением уст</text:span> они разумеют отверстие ума и сердца – выражение жажды духа человеческого, а под <text:span text:style-name="T3">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2">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 [</text:span><text:span text:style-name="T1"><text:bookmark-ref text:reference-format="page" text:ref-name="old_ps_118_131">466</text:bookmark-ref></text:span><text:span text:style-name="T1">]</text:span> должно понимать духовно: <text:span text:style-name="T3">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2">Духом владычним утверди мя</text:span>!» и «<text:span text:style-name="T2">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3">привлекает</text:span> на себя благодать Святого Духа.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1"/>Толкования на Пс. 118:131<text:bookmark-end text:name="old_ps_118_131"/></text:h>
      <text:p text:style-name="P4">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6">Уста моя отверзох, и привлекох дух, яко заповедей Твоих желах</text:p>
      <text:p text:style-name="First_20_line_20_indent"><text:span text:style-name="T3">Уста моя отверзох, и привлекох дух.</text:span> Словеса Божии требуют, чтоб отверст был ум. Поэтому-то и Спаситель <text:span text:style-name="T2">отверзе ум</text:span> ученикам <text:span text:style-name="T2">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5">Толкование на псалмы.</text:p>
      <text:h text:style-name="Heading_20_2" text:outline-level="2"><text:bookmark-start text:name="old_ps_118_131_svt_ioann_zlatoust"/>Свт. Иоанн Златоуст<text:bookmark-end text:name="old_ps_118_131_svt_ioann_zlatoust"/></text:h>
      <text:p text:style-name="P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2">«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2">«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3">«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2">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2">«много наказаний грешному»</text:span><text:a xlink:type="simple" xlink:href="https://bible.optina.ru/old:ps:031:10" text:style-name="Internet_20_link" text:visited-style-name="Visited_20_Internet_20_Link">(Пс.31:10)</text:a>. </text:p>
      <text:p text:style-name="P5">Беседа на псалом 118.</text:p>
      <text:h text:style-name="Heading_20_2" text:outline-level="2"><text:bookmark-start text:name="old_ps_118_131_svt_feofan_zatvornik"/>Свт. Феофан Затворник<text:bookmark-end text:name="old_ps_118_131_svt_feofan_zatvornik"/></text:h>
      <text:p text:style-name="P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2">Афанасий Великий, Феодорит</text:span>, святой <text:span text:style-name="T2">Амвросий</text:span>, <text:span text:style-name="T2">Августин</text:span>, <text:span text:style-name="T2">Иларий, Анфим, Зигабен</text:span> и приводимые у сего последнего <text:span text:style-name="T2">Василий Великий</text:span>, <text:span text:style-name="T2">Григорий Богослов</text:span>, <text:span text:style-name="T2">Григорий Нисский</text:span>, преподобный <text:span text:style-name="T2">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2">Устами</text:span>, говорит святой <text:span text:style-name="T2">Афанасий Великий</text:span>, называет здесь пророк сердечное усердие, потому что, поясняет блаженный <text:span text:style-name="T2">Феодорит</text:span>, оно привлекает благодать Духа, как и в другом месте он говорит:<text:span text:style-name="T2"> разшири уста твоя, и исполню я</text:span>.» «Уразумей же, учит святой <text:span text:style-name="T2">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2">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2">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2">святую, праведную и благую</text:span>. Ибо если мы,<text:span text:style-name="T2"> зли суще,</text:span> умеем<text:span text:style-name="T2"> даяния блага даяти чадом</text:span> своим: <text:span text:style-name="T2">кольми паче Отец, иже с небесе, даст Духа Святаго просящим у Него</text:span>. Не те, кои своим духом действуют, но те, кои <text:span text:style-name="T2">Духом Божиим водятся, сии суть сынове</text:span>. И тем более соделываются благими сынами Богу, чем обильнее дается им от Отца Дух благий». </text:p>
      <text:p text:style-name="P5">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6">Уста моя отверзох, и привлекох Дух, яко заповедей Твоих желах</text:p>
      <text:p text:style-name="First_20_line_20_indent"><text:span text:style-name="T2">«Устами»</text:span> называет здесь Пророк сердечное усердие; потому что оно привлекает благодать Духа. Ибо и в другом месте говорит:<text:span text:style-name="T2">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2">«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2">«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2">«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6">Уста моя отверзох, и привлекох дух; яко заповедей Твоих желах</text:p>
      <text:p text:style-name="First_20_line_20_indent">Уста, говорит, души моей, то есть, по <text:span text:style-name="T2">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2">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2">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2">Григория Нисского</text:span> и <text:span text:style-name="T2">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2">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2">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2">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6">Уста моя отверзох и привлекох дух, яко заповедий твоих желах</text:p>
      <text:p text:style-name="First_20_line_20_indent">См. Толкование на Пс. 118:130<text:span text:style-name="T1"> [</text:span><text:span text:style-name="T1"><text:bookmark-ref text:reference-format="page" text:ref-name="old_ps_118_130_prot_grigorij_razumovskij">464</text:bookmark-ref></text:span><text:span text:style-name="T1">]</text:span></text:p>
      <text:h text:style-name="Heading_20_1" text:outline-level="1"><text:bookmark-start text:name="old_ps_118_132"/>Толкования на Пс. 118:132<text:bookmark-end text:name="old_ps_118_132"/></text:h>
      <text:p text:style-name="P4">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3">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5">Толкование на псалмы.</text:p>
      <text:h text:style-name="Heading_20_2" text:outline-level="2"><text:bookmark-start text:name="old_ps_118_132_svt_ioann_zlatoust"/>Свт. Иоанн Златоуст<text:bookmark-end text:name="old_ps_118_132_svt_ioann_zlatoust"/></text:h>
      <text:p text:style-name="P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3">«призри на меня и помилуй меня»</text:span>. Иногда Бог призирает в гневе, как сказано у пророка Аввакума: <text:span text:style-name="T2">«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3">«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3">«Как поступаешь с любящими имя Твое»</text:span>, сказал он, что значит: я прошу одина­кового с ними приговора себе. </text:p>
      <text:p text:style-name="P5">Беседа на псалом 118.</text:p>
      <text:h text:style-name="Heading_20_2" text:outline-level="2"><text:bookmark-start text:name="old_ps_118_132_svt_feofan_zatvornik"/>Свт. Феофан Затворник<text:bookmark-end text:name="old_ps_118_132_svt_feofan_zatvornik"/></text:h>
      <text:p text:style-name="P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2">призри на мя и помилуй мя. Помилуй,</text:span> яви то есть милость и благоволение, <text:span text:style-name="T2">по суду,</text:span> или по чину<text:span text:style-name="T2"> любящих имя Твое.</text:span> «Пророк, говорит <text:span text:style-name="T2">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2">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2">по суду любящих</text:span> – указывают и на Божию любовь. Так обетовал Сам Бог: <text:span text:style-name="T2">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2">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5">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3">«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2">«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2">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2">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3">Призри на мя и помилуй мя</text:span>. <text:span text:style-name="T3">Помилуй</text:span>, – яви, т.е., милость и благоволение, по суду, или по чину <text:span text:style-name="T3">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3">по суду любящих</text:span> – указывают и на Божию любовь. Так обетовал Сам Бог: «<text:span text:style-name="T2">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5">Объяснение священной книги псалмов.</text:p>
      <text:p text:style-name="First_20_line_20_indent">См.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3"/>Толкования на Пс. 118:133<text:bookmark-end text:name="old_ps_118_133"/></text:h>
      <text:p text:style-name="P4">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3">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5">Толкование на псалмы.</text:p>
      <text:h text:style-name="Heading_20_2" text:outline-level="2"><text:bookmark-start text:name="old_ps_118_133_svt_ioann_zlatoust"/>Свт. Иоанн Златоуст<text:bookmark-end text:name="old_ps_118_133_svt_ioann_zlatoust"/></text:h>
      <text:p text:style-name="P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2">«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5">Беседа на псалом 118.</text:p>
      <text:h text:style-name="Heading_20_2" text:outline-level="2"><text:bookmark-start text:name="old_ps_118_133_svt_feofan_zatvornik"/>Свт. Феофан Затворник<text:bookmark-end text:name="old_ps_118_133_svt_feofan_zatvornik"/></text:h>
      <text:p text:style-name="P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2">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2">стопы моя направи по словеси Твоему.</text:span> «Сам Бог, говорит святой <text:span text:style-name="T2">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2">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2">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5">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3">«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2">Феодорита</text:span>: Когда мы приносим и от себя усердие, и Бог подает помощь и направляет шествия, тогда грех не имеет силы и места. <text:span text:style-name="T2">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2">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2">Аполлинария</text:span>, слово Божие направляет стопы мои и я иду от зла и незнания к добродетели и познанию истины. Заметь, что на сие говорят <text:span text:style-name="T2">Феодорит</text:span> и <text:span text:style-name="T2">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3">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3">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3">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3">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3">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3">и сохраню заповеди Тво</text:span>я, т.е. и буду беспрепятственно хранить заповеди, или: и мне легче и удобнее будет тогда хранить заповеди Твои.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4"/>Толкования на Пс. 118:134<text:bookmark-end text:name="old_ps_118_134"/></text:h>
      <text:p text:style-name="P4">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6">Избави мя от клеветы человеческия, и сохраню заповеди Твоя</text:p>
      <text:p text:style-name="First_20_line_20_indent"><text:span text:style-name="T3">Избави мя от клеветы человеческия.</text:span><text:span text:style-name="T3">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5">Толкование на псалмы.</text:p>
      <text:h text:style-name="Heading_20_2" text:outline-level="2"><text:bookmark-start text:name="old_ps_118_134_svt_ioann_zlatoust"/>Свт. Иоанн Златоуст<text:bookmark-end text:name="old_ps_118_134_svt_ioann_zlatoust"/></text:h>
      <text:p text:style-name="P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2">«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2">«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5">Беседа на псалом 118.</text:p>
      <text:h text:style-name="Heading_20_2" text:outline-level="2"><text:bookmark-start text:name="old_ps_118_134_svt_feofan_zatvornik"/>Свт. Феофан Затворник<text:bookmark-end text:name="old_ps_118_134_svt_feofan_zatvornik"/></text:h>
      <text:p text:style-name="P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2">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2">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2">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2">погибе бегство от мене.</text:span> Куда обратиться человеку, всеми оставленному? – Некуда, кроме неба. <text:span text:style-name="T2">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2">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5">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2">«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6">Избави мя от клеветы человеческия, и сохраню заповеди Твоя</text:p>
      <text:p text:style-name="First_20_line_20_indent">А блаженный Давид и молится, говоря так: «<text:span text:style-name="T3">Избави мя от клеветы человеческой</text:span>» — называя здесь «<text:span text:style-name="T3">человеками</text:span>» бесов вследствие разумности их природы. И Спаситель [наш] в Евангелиях назвал «<text:span text:style-name="T3">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5">О помыслах.</text:p>
      <text:h text:style-name="Heading_20_2" text:outline-level="2"><text:bookmark-start text:name="old_ps_118_134_evfimij_zigaben"/>Евфимий Зигабен<text:bookmark-end text:name="old_ps_118_134_evfimij_zigaben"/></text:h>
      <text:p text:style-name="P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2">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2">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2">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2">Кирилл</text:span> вместе с <text:span text:style-name="T2">Афанасием</text:span> клеветою называет еретическое учение и учение мудрых века сего. А человеками не собственно могут быть названы, по словам <text:span text:style-name="T2">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2">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2">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2">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2">Молю вас</text:span>, - говорит св. апостол, - <text:span text:style-name="T2">творити молитвы, моления, прошения, </text:span><text:soft-page-break/><text:span text:style-name="T2">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2">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2">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6">избави мя от клеветы человеческия, и сохраню заповеди твоя</text:p>
      <text:p text:style-name="First_20_line_20_indent"><text:soft-page-break/>Избавление от <text:span text:style-name="T2">«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6">избави мя от клеветы человеческия, и сохраню заповеди твоя</text:p>
      <text:p text:style-name="First_20_line_20_indent">См. Толкование на Пс. 118:133<text:span text:style-name="T1"> [</text:span><text:span text:style-name="T1"><text:bookmark-ref text:reference-format="page" text:ref-name="old_ps_118_133_prot_grigorij_razumovskij">474</text:bookmark-ref></text:span><text:span text:style-name="T1">]</text:span></text:p>
      <text:h text:style-name="Heading_20_1" text:outline-level="1"><text:bookmark-start text:name="old_ps_118_135"/>Толкования на Пс. 118:135<text:bookmark-end text:name="old_ps_118_135"/></text:h>
      <text:p text:style-name="P4">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6">Лице Твое просвети на раба Твоего, и научи мя оправданием Твоим</text:p>
      <text:p text:style-name="First_20_line_20_indent"><text:span text:style-name="T3">Лице Твое просвети на раба Твоего.</text:span> Желает видеть пришествие Господне; потому что Господь есть образ Отца. <text:span text:style-name="T3">И научи мя оправданием Твоим.</text:span> Разумеет Новый Завет, которым Бог и Отец оправдал сущих на земле. </text:p>
      <text:p text:style-name="P5">Толкование на псалмы.</text:p>
      <text:h text:style-name="Heading_20_2" text:outline-level="2"><text:bookmark-start text:name="old_ps_118_135_svt_ioann_zlatoust"/>Свт. Иоанн Златоуст<text:bookmark-end text:name="old_ps_118_135_svt_ioann_zlatoust"/></text:h>
      <text:p text:style-name="P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5">Беседа на псалом 118.</text:p>
      <text:h text:style-name="Heading_20_2" text:outline-level="2"><text:bookmark-start text:name="old_ps_118_135_svt_feofan_zatvornik"/>Свт. Феофан Затворник<text:bookmark-end text:name="old_ps_118_135_svt_feofan_zatvornik"/></text:h>
      <text:p text:style-name="P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2">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2">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2">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2">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5">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3">Лице Твое просвети</text:span> (яви) <text:span text:style-name="T3">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2">Кириллом</text:span> и <text:span text:style-name="T2">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2">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3">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3">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2">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3">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6"/>Толкования на Пс. 118:136<text:bookmark-end text:name="old_ps_118_136"/></text:h>
      <text:p text:style-name="P4">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6">Исходища водная изведосте очи мои, понеже не сохраних закона твоего</text:p>
      <text:p text:style-name="First_20_line_20_indent"><text:span text:style-name="T3">Исходища водная изведосте очи мои.</text:span> Много пролил я слез, оплакивая преступающих Закон Твой. </text:p>
      <text:p text:style-name="P5">Толкование на псалмы.</text:p>
      <text:h text:style-name="Heading_20_2" text:outline-level="2"><text:bookmark-start text:name="old_ps_118_136_svt_ioann_zlatoust"/>Свт. Иоанн Златоуст<text:bookmark-end text:name="old_ps_118_136_svt_ioann_zlatoust"/></text:h>
      <text:p text:style-name="P6">Исходища водная изведосте очи мои, понеже не сохраних закона Твоего</text:p>
      <text:p text:style-name="First_20_line_20_indent">И это – закон апостольский, потому что <text:span text:style-name="T2">«страдает ли один член</text:span>, – говорит – апостол,<text:span text:style-name="T2">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2">«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2">«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5">Беседа на псалом 118.</text:p>
      <text:h text:style-name="Heading_20_2" text:outline-level="2"><text:bookmark-start text:name="old_ps_118_136_svt_feofan_zatvornik"/>Свт. Феофан Затворник<text:bookmark-end text:name="old_ps_118_136_svt_feofan_zatvornik"/></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2">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2">изшед вон со двора архиереова</text:span> – места оскорбления Господа, <text:span text:style-name="T2">плакася горько</text:span>. </text:p>
      <text:p text:style-name="First_20_line_20_indent">Восемнадцатое восьмистишие идет под буквою <text:span text:style-name="T2">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2">вера</text:span> – уверенность, что заповеди Божий суть правда и истина непреложная (стихи 137 – 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2">ревность</text:span> об исполнении всех этих заповедей и своя к ним любовь (стихи 139–140<text:span text:style-name="T1"> [</text:span><text:span text:style-name="T1"><text:bookmark-ref text:reference-format="page" text:ref-name="old_ps_118_139">492</text:bookmark-ref></text:span><text:span text:style-name="T1">]</text:span>); с севера – <text:span text:style-name="T2">смирение с надеждою</text:span> (стихи 141 – 142<text:span text:style-name="T1"> [</text:span><text:span text:style-name="T1"><text:bookmark-ref text:reference-format="page" text:ref-name="old_ps_118_141">498</text:bookmark-ref></text:span><text:span text:style-name="T1">]</text:span>); с юга – <text:span text:style-name="T2">терпение</text:span> всего находящего из-за верности заповедям (стихи 143 – 144<text:span text:style-name="T1"> [</text:span><text:span text:style-name="T1"><text:bookmark-ref text:reference-format="page" text:ref-name="old_ps_118_143">503</text:bookmark-ref></text:span><text:span text:style-name="T1">]</text:span>). Таково содержание сего восьмистишия. </text:p>
      <text:p text:style-name="P5">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6">Исходища водная изведосте очи мои, понеже не сохраних закона Твоего</text:p>
      <text:p text:style-name="First_20_line_20_indent">И это закон апостольский; ибо сказано: <text:span text:style-name="T2">«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2">«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3">Исходища водная</text:span> (потоки вод) <text:span text:style-name="T3">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2">Зигабен</text:span> читал: «чрез (в) потоки вод впали (истощили) очи мои». В слове διεξοδους он читал δια как отдельный предлог]. </text:p>
      <text:p text:style-name="First_20_line_20_indent"><text:span text:style-name="T2">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3">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3">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2">изшед вон</text:span>» со двора архиереева, – места оскорбления Господа, «<text:span text:style-name="T2">плакася горько</text:span>» <text:a xlink:type="simple" xlink:href="https://bible.optina.ru/new:lk:22:62" text:style-name="Internet_20_link" text:visited-style-name="Visited_20_Internet_20_Link">(Лк. 22:62).</text:a></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7"/>Толкования на Пс. 118:137<text:bookmark-end text:name="old_ps_118_137"/></text:h>
      <text:p text:style-name="P4">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6">Праведен еси Господи, и прави суди Твои</text:p>
      <text:p text:style-name="First_20_line_20_indent"><text:span text:style-name="T3">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5">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3">«совершенную истину»</text:span>. Назначен у Господа день, когда Он будет судить вселенную и воздавать <text:span text:style-name="T2">«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3">«совершенную истину»</text:span> – он обозначил непреложность исполнения дела. </text:p>
      <text:p text:style-name="P5">Беседа на псалом 118.</text:p>
      <text:h text:style-name="Heading_20_2" text:outline-level="2"><text:bookmark-start text:name="old_ps_118_137_svt_feofan_zatvornik"/>Свт. Феофан Затворник<text:bookmark-end text:name="old_ps_118_137_svt_feofan_zatvornik"/></text:h>
      <text:p text:style-name="P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2">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2">правы: ευθεις; – прямы</text:span>, прямы то есть пути, которые указывают нам заповеди Твои, Господи, – прямо ведут они к цели. В двух этих стихах (137 и 138<text:span text:style-name="T1"> [</text:span><text:span text:style-name="T1"><text:bookmark-ref text:reference-format="page" text:ref-name="old_ps_118_138">490</text:bookmark-ref></text:span><text:span text:style-name="T1">]</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5">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2">«и истину зело»</text:span>. </text:p>
      <text:h text:style-name="Heading_20_2" text:outline-level="2"><text:bookmark-start text:name="old_ps_118_137_evfimij_zigaben"/>Евфимий Зигабен<text:bookmark-end text:name="old_ps_118_137_evfimij_zigaben"/></text:h>
      <text:p text:style-name="P6">Проведет ecи, Господи, и правы суды Твои</text:p>
      <text:p text:style-name="First_20_line_20_indent">По словам <text:span text:style-name="T2">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3">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2">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3">правда и истина</text:span> непреложная (ст. 137–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3">ревность</text:span> об исполнении всех этих заповедей и своя к ним любовь (ст. 139–140)<text:span text:style-name="T1"> [</text:span><text:span text:style-name="T1"><text:bookmark-ref text:reference-format="page" text:ref-name="old_ps_118_139">492</text:bookmark-ref></text:span><text:span text:style-name="T1">]</text:span>; с севера – смирение с надеждою (ст. 141–142)<text:span text:style-name="T1"> [</text:span><text:span text:style-name="T1"><text:bookmark-ref text:reference-format="page" text:ref-name="old_ps_118_141">498</text:bookmark-ref></text:span><text:span text:style-name="T1">]</text:span>; с юга – терпение всего находящего из-за верности заповедям. Таково содержание сего осмистишия. </text:p>
      <text:p text:style-name="P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3">Праведен еси, Господи</text:span>; но исповедует это не в виде отвлеченного созерцания, а как основание правости <text:span text:style-name="T3">судов</text:span> Божиих. <text:span text:style-name="T3">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3">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3">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3">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3">Свидения Твои</text:span> суть божественные Писания: они – правда по нравственным заповедям, и <text:span text:style-name="T3">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5">Объяснение священной книги псалмов.</text:p>
      <text:h text:style-name="Heading_20_1" text:outline-level="1"><text:bookmark-start text:name="old_ps_118_138"/>Толкования на Пс. 118:138<text:bookmark-end text:name="old_ps_118_138"/></text:h>
      <text:p text:style-name="P4">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6">Заповедал еси правду свидения Твоя, и истину зело</text:p>
      <text:p text:style-name="First_20_line_20_indent"><text:span text:style-name="T3">Заповедал еси правду свидения Твоя…</text:span> После сих свидетелей — неба и земли и иных еще свидетелей, <text:span text:style-name="T3">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5">Толкование на псалмы.</text:p>
      <text:h text:style-name="Heading_20_2" text:outline-level="2"><text:bookmark-start text:name="old_ps_118_138_svt_ioann_zlatoust"/>Свт. Иоанн Златоуст<text:bookmark-end text:name="old_ps_118_138_svt_ioann_zlatoust"/></text:h>
      <text:p text:style-name="P6">Заповедал еси правду свидения Твоя, и истину зело</text:p>
      <text:p text:style-name="First_20_line_20_indent">См. Толкование на Пс. 118:137<text:span text:style-name="T1"> [</text:span><text:span text:style-name="T1"><text:bookmark-ref text:reference-format="page" text:ref-name="old_ps_118_137_svt_ioann_zlatoust">487</text:bookmark-ref></text:span><text:span text:style-name="T1">]</text:span></text:p>
      <text:h text:style-name="Heading_20_2" text:outline-level="2"><text:bookmark-start text:name="old_ps_118_138_svt_feofan_zatvornik"/>Свт. Феофан Затворник<text:bookmark-end text:name="old_ps_118_138_svt_feofan_zatvornik"/></text:h>
      <text:p text:style-name="P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2">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5">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6">заповедал еси правду свидения твоя, и истину зело</text:p>
      <text:p text:style-name="First_20_line_20_indent">См. Толкование на Пс. 118:138<text:span text:style-name="T1"> [</text:span><text:span text:style-name="T1"><text:bookmark-ref text:reference-format="page" text:ref-name="old_ps_118_137_blzh_feodorit_kirskij">488</text:bookmark-ref></text:span><text:span text:style-name="T1">]</text:span></text:p>
      <text:h text:style-name="Heading_20_2" text:outline-level="2"><text:bookmark-start text:name="old_ps_118_138_evfimij_zigaben"/>Евфимий Зигабен<text:bookmark-end text:name="old_ps_118_138_evfimij_zigaben"/></text:h>
      <text:p text:style-name="P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2">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2">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6">Заповедал ecи правду— свидения Твоя, и истину зело</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39"/>Толкования на Пс. 118:139<text:bookmark-end text:name="old_ps_118_139"/></text:h>
      <text:p text:style-name="P4">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2">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5">Толкование на псалмы.</text:p>
      <text:h text:style-name="Heading_20_2" text:outline-level="2"><text:bookmark-start text:name="old_ps_118_139_svt_ioann_zlatoust"/>Свт. Иоанн Златоуст<text:bookmark-end text:name="old_ps_118_139_svt_ioann_zlatoust"/></text:h>
      <text:p text:style-name="P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2">«Источники вод… извели очи мои, ибо я не сохранил закона Твоего»</text:span>(Пс.118:136)<text:span text:style-name="T1"> [</text:span><text:span text:style-name="T1"><text:bookmark-ref text:reference-format="page" text:ref-name="old_ps_118_136">484</text:bookmark-ref></text:span><text:span text:style-name="T1">]</text:span>, то и здесь разумеет: <text:span text:style-name="T3">«истаяла меня… ревность по Тебе, ибо забыли слова Твои враги мои»</text:span>. Таков был, как я сказал, Финеес, поразивший блудника: <text:span text:style-name="T2">«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2">«при виде этого города, полного идолов»</text:span><text:a xlink:type="simple" xlink:href="https://bible.optina.ru/new:act:17:16" text:style-name="Internet_20_link" text:visited-style-name="Visited_20_Internet_20_Link">(Деян.17:16)</text:a></text:p>
      <text:p text:style-name="P5">Беседа на псалом 118.</text:p>
      <text:h text:style-name="Heading_20_2" text:outline-level="2"><text:bookmark-start text:name="old_ps_118_139_svt_feofan_zatvornik"/>Свт. Феофан Затворник<text:bookmark-end text:name="old_ps_118_139_svt_feofan_zatvornik"/></text:h>
      <text:p text:style-name="P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2">Истаяла</text:span>, говорит, <text:span text:style-name="T2">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2">истаяла мя ревность Твоя,</text:span> то есть та, которую Сам Господь имеет, так как Он есть <text:span text:style-name="T2">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2">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2">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span text:style-name="T2">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2">кто изнемогает, и не изнемогаю? Кто соблазняется, и аз не разжизаюся</text:span>? И блаженный Лука говорит о нем, что <text:span text:style-name="T2">во Афинах стенал дух его в нем, зрящем идол полн сущ град»</text:span>. </text:p>
      <text:p text:style-name="P5">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2">«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2">«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2">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3">Истаяла мя есть ревность Твоя, яко забыта словеса Твоя врази мои. Разжжено слово Твое зело, и раб Твой возлюби е</text:span></text:p>
      <text:p text:style-name="First_20_line_20_indent"><text:span text:style-name="T3">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3">Истаяла</text:span>, говорит, <text:span text:style-name="T3">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3">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3">забыта</text:span>, скорбит и сокрушается. Прискорбно, говорит, мне видеть, как дерзают <text:span text:style-name="T3">забывать</text:span> волю Твою <text:span text:style-name="T3">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 [</text:span><text:span text:style-name="T1"><text:bookmark-ref text:reference-format="page" text:ref-name="old_ps_118_140">496</text:bookmark-ref></text:span><text:span text:style-name="T1">]</text:span> пророк ведет речь об этом не к беззаконнующим, а беседуя с Господом: <text:span text:style-name="T3">Разжжено слово Твое</text:span>. <text:span text:style-name="T3">Разжжено</text:span> – чисто, беспримесно, как говорит он о том и в другом месте: «<text:span text:style-name="T2">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3">и возлюбил ег</text:span>о, но возлюбил не потому только, что оно чисто, а более потому, что оно от Господа. Сознавая себя <text:span text:style-name="T3">рабом</text:span> Господним, я покорствую <text:span text:style-name="T3">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3">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своим <text:soft-page-break/>действием. Человек – смесь добра и зла. <text:span text:style-name="T3">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0"/>Толкования на Пс. 118:140<text:bookmark-end text:name="old_ps_118_140"/></text:h>
      <text:p text:style-name="P4">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6">Разжжено слово Твое зело, и раб Твой возлюби е</text:p>
      <text:p text:style-name="First_20_line_20_indent"><text:span text:style-name="T3">Разжжено слово Твое зело.</text:span> Слово Божие разжжено зело, и изумительно, и выше всякого испытания; и если кто имеет это разжженное слово, то он <text:span text:style-name="T2">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5">Толкование на псалмы.</text:p>
      <text:h text:style-name="Heading_20_2" text:outline-level="2"><text:bookmark-start text:name="old_ps_118_140_svt_ioann_zlatoust"/>Свт. Иоанн Златоуст<text:bookmark-end text:name="old_ps_118_140_svt_ioann_zlatoust"/></text:h>
      <text:p text:style-name="P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2">«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5">Беседа на псалом 118.</text:p>
      <text:h text:style-name="Heading_20_2" text:outline-level="2"><text:bookmark-start text:name="old_ps_118_140_svt_feofan_zatvornik"/>Свт. Феофан Затворник<text:bookmark-end text:name="old_ps_118_140_svt_feofan_zatvornik"/></text:h>
      <text:p text:style-name="P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2">разжжено слово Твое. Разжжено</text:span> – чисто, беспримесно, как говорит он о том и в другом месте: <text:span text:style-name="T2">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2">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2">живо слово Божие и действенно,</text:span> говорит он, <text:span text:style-name="T2">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5">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2">Григория Богослова</text:span> и божественного <text:span text:style-name="T2">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2">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2">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6">Разжжено слово Твое зело, и раб Твой возлюби е</text:p>
      <text:p text:style-name="First_20_line_20_indent">См. Толкование на Пс. 118:139<text:span text:style-name="T1"> [</text:span><text:span text:style-name="T1"><text:bookmark-ref text:reference-format="page" text:ref-name="old_ps_118_139_prot_grigorij_razumovskij">494</text:bookmark-ref></text:span><text:span text:style-name="T1">]</text:span></text:p>
      <text:h text:style-name="Heading_20_1" text:outline-level="1"><text:bookmark-start text:name="old_ps_118_141"/>Толкования на Пс. 118:141<text:bookmark-end text:name="old_ps_118_141"/></text:h>
      <text:p text:style-name="P4">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6">Юнейший аз есмь и уничижен, оправданий Твоих не забых</text:p>
      <text:p text:style-name="First_20_line_20_indent"><text:span text:style-name="T3">Юнейший аз есмь и уничижен.</text:span><text:span text:style-name="T2">Юнейший,</text:span> кто изучает начатки Божественных словес; <text:span text:style-name="T2">уничижен</text:span> же, потому что смиряет сам себя. </text:p>
      <text:p text:style-name="P5">Толкование на псалмы.</text:p>
      <text:h text:style-name="Heading_20_2" text:outline-level="2"><text:bookmark-start text:name="old_ps_118_141_svt_ioann_zlatoust"/>Свт. Иоанн Златоуст<text:bookmark-end text:name="old_ps_118_141_svt_ioann_zlatoust"/></text:h>
      <text:p text:style-name="P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5">Беседа на псалом 118.</text:p>
      <text:h text:style-name="Heading_20_2" text:outline-level="2"><text:bookmark-start text:name="old_ps_118_141_svt_feofan_zatvornik"/>Свт. Феофан Затворник<text:bookmark-end text:name="old_ps_118_141_svt_feofan_zatvornik"/></text:h>
      <text:p text:style-name="P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2">блаженный Феодорит</text:span>, святой <text:span text:style-name="T2">Амвросий</text:span> и <text:span text:style-name="T2">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2">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2">блаженного Феодорита</text:span>. </text:p>
      <text:p text:style-name="First_20_line_20_indent">Но не лучше ли положить, что он говорит так о себе в чувстве смирения, как думает святой <text:span text:style-name="T2">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2">широка заповедь Твоя зело</text:span> (ранее, стих 26<text:span text:style-name="T1"> [</text:span><text:span text:style-name="T1"><text:bookmark-ref text:reference-format="page" text:ref-name="old_ps_118_026">106</text:bookmark-ref></text:span><text:span text:style-name="T1">]</text:span>). В этом смысле он выражает здесь то же, что заповедал Господь чувствовать всем, творящим заповеди Его: <text:span text:style-name="T2">егда сотворите вся повеленная вам, глаголите, яко раби неключими есмы; яко, еже должни бехом сотворити, сотворихом</text:span>. </text:p>
      <text:p text:style-name="P5">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2">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2">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3">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3">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3">Правда Твоя правда во век</text:span>. Почему? Потому что она одна дает закон, который не только истинен, но сам есть <text:span text:style-name="T3">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3">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2">время</text:span>, – говорит он, – <text:span text:style-name="T2">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2">Ничесоже в себе свем</text:span> (ничего худого за собою не знаю), – <text:span text:style-name="T2">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2">Вера любовию споспешествуема</text:span>» <text:a xlink:type="simple" xlink:href="https://bible.optina.ru/new:gal:05:06" text:style-name="Internet_20_link" text:visited-style-name="Visited_20_Internet_20_Link">(Гал. 5:6)</text:a>.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2"/>Толкования на Пс. 118:142<text:bookmark-end text:name="old_ps_118_142"/></text:h>
      <text:p text:style-name="P4">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6">Правда Твоя, правда во век, и закон Твой истина</text:p>
      <text:p text:style-name="First_20_line_20_indent"><text:span text:style-name="T3">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5">Толкование на псалмы.</text:p>
      <text:h text:style-name="Heading_20_2" text:outline-level="2"><text:bookmark-start text:name="old_ps_118_142_svt_ioann_zlatoust"/>Свт. Иоанн Златоуст<text:bookmark-end text:name="old_ps_118_142_svt_ioann_zlatoust"/></text:h>
      <text:p text:style-name="P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3">«Правда Твоя – правда во век, и закон Твой – истина»</text:span>. Итак, правда Божия и закон – истина на век. Поэтому и иудеям говорил блаженный Павел: <text:span text:style-name="T2">«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5">Беседа на псалом 118.</text:p>
      <text:h text:style-name="Heading_20_2" text:outline-level="2"><text:bookmark-start text:name="old_ps_118_142_svt_feofan_zatvornik"/>Свт. Феофан Затворник<text:bookmark-end text:name="old_ps_118_142_svt_feofan_zatvornik"/></text:h>
      <text:p text:style-name="P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2">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2">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2">Афанасий</text:span> пишет: «Правда у людей на малое время приписывается тем, кто судит праведно; правда же Божия дает вечное оправдание». <text:span text:style-name="T2">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2">Время</text:span>, говорит он, <text:span text:style-name="T2">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2">Ничесоже в себе свем</text:span> (ничего худого за собою не знаю), исповедует он, <text:span text:style-name="T2">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2">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2">«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2">Кирилла</text:span>: Правдою назвал новую и евангельскую проповедь, которой закон был предначертанием. <text:span text:style-name="T2">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2">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6">Правда Твоя правда во век, и закон Твой истина</text:p>
      <text:p text:style-name="First_20_line_20_indent">См. Толкование на Пс. 118:141<text:span text:style-name="T1"> [</text:span><text:span text:style-name="T1"><text:bookmark-ref text:reference-format="page" text:ref-name="old_ps_118_141_prot_grigorij_razumovskij">499</text:bookmark-ref></text:span><text:span text:style-name="T1">]</text:span></text:p>
      <text:h text:style-name="Heading_20_1" text:outline-level="1"><text:bookmark-start text:name="old_ps_118_143"/>Толкования на Пс. 118:143<text:bookmark-end text:name="old_ps_118_143"/></text:h>
      <text:p text:style-name="P4">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6">Скорби и нужди обретоша мя, заповеди Твоя поучение мое</text:p>
      <text:p text:style-name="First_20_line_20_indent"><text:span text:style-name="T3">Скорби и нужди обретоша мя.</text:span> И в напастях, говорит, без нерадения поучался я в Законе Твоем. </text:p>
      <text:p text:style-name="P5">Толкование на псалмы.</text:p>
      <text:h text:style-name="Heading_20_2" text:outline-level="2"><text:bookmark-start text:name="old_ps_118_143_svt_ioann_zlatoust"/>Свт. Иоанн Златоуст<text:bookmark-end text:name="old_ps_118_143_svt_ioann_zlatoust"/></text:h>
      <text:p text:style-name="P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2">«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3">«Заповеди Твои – утешение мое»</text:span>. Изучение их поддерживает мое мужество, и я мужественно переношу скорби. </text:p>
      <text:p text:style-name="P5">Беседа на псалом 118.</text:p>
      <text:h text:style-name="Heading_20_2" text:outline-level="2"><text:bookmark-start text:name="old_ps_118_143_svt_feofan_zatvornik"/>Свт. Феофан Затворник<text:bookmark-end text:name="old_ps_118_143_svt_feofan_zatvornik"/></text:h>
      <text:p text:style-name="P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2">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5">Дневник. Том II. 1857-1858.</text:p>
      <text:h text:style-name="Heading_20_2" text:outline-level="2"><text:bookmark-start text:name="old_ps_118_143_blzh_feodorit_kirskij"/>Блж. Феодорит Кирский<text:bookmark-end text:name="old_ps_118_143_blzh_feodorit_kirskij"/></text:h>
      <text:p text:style-name="P6">Скорби и нужди обретоша мя, заповеди Твоя поучение мое</text:p>
      <text:p text:style-name="First_20_line_20_indent"><text:span text:style-name="T3">«Скорби и нужди обретоша мя».</text:span> Они неразлучны с любителями добродетели. </text:p>
      <text:p text:style-name="First_20_line_20_indent"><text:span text:style-name="T3">«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3">Скорби и нужди обретоша мя, заповеди Твоя—поучение мое. Правда свидения Твоя во век</text:span> (вечна); <text:span text:style-name="T3">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2">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2">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2">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3">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3">Скорби и нужды</text:span> почти всегда, словно мраком, покрывают верного заповедям. <text:span text:style-name="T3">Заповеди Твои</text:span>, – говорит пророк, – <text:span text:style-name="T3">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3">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3">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3">заповеди</text:span> – вечная правда. Сам Бог засвидетельствовал их непреложность. И вместе с тем, обращаясь к Самому Господу, молись: <text:span text:style-name="T3">вразуми мя, и жив буду</text:span>, дай мне, Господи, всегда держать в разуме убеждение в непреложности заповедей Твоих, – <text:span text:style-name="T3">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4"/>Толкования на Пс. 118:144<text:bookmark-end text:name="old_ps_118_144"/></text:h>
      <text:p text:style-name="P4">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3">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3">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3">Воззвах всем сердцем моим.</text:span> Сперва: <text:span text:style-name="T3">воззвах всем сердцем моим, услыши мя Господи: оправдания Твоя взыщу.</text:span> А потом: <text:span text:style-name="T3">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5">Толкование на псалмы.</text:p>
      <text:h text:style-name="Heading_20_2" text:outline-level="2"><text:bookmark-start text:name="old_ps_118_144_svt_ioann_zlatoust"/>Свт. Иоанн Златоуст<text:bookmark-end text:name="old_ps_118_144_svt_ioann_zlatoust"/></text:h>
      <text:p text:style-name="P6">Правда свидения Твоя в век: вразуми мя, и жив буду</text:p>
      <text:p text:style-name="First_20_line_20_indent">то есть, чрез них мы приобретаем вечные блага. <text:span text:style-name="T3">«Вразуми меня и жив буду»</text:span>. Просвещаемый Тобою, я буду наслаждаться вечною жизнью. </text:p>
      <text:p text:style-name="P5">Беседа на псалом 118.</text:p>
      <text:h text:style-name="Heading_20_2" text:outline-level="2"><text:bookmark-start text:name="old_ps_118_144_svt_feofan_zatvornik"/>Свт. Феофан Затворник<text:bookmark-end text:name="old_ps_118_144_svt_feofan_zatvornik"/></text:h>
      <text:p text:style-name="P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2">вразуми мя, и жив буду,</text:span> дай мне, Господи, всегда держать в разуме убеждение в непреложности заповедей Твоих, – <text:span text:style-name="T2">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2">каф</text:span>, что значит <text:span text:style-name="T2">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2"> Подражатели мне бывайте</text:span>, говорит святой апостол Павел,<text:span text:style-name="T2">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2">Воззвах всем сердцем… предварих ко утру… Услыши, спаси.</text:span> А сам что предлагает? – <text:span text:style-name="T2">Оправдания Твоя взыщу… сохраню свидения Твоя.</text:span> Усердие есть, помоги, Господи, – и дело будет (стихи 145–148<text:span text:style-name="T1"> [</text:span><text:span text:style-name="T1"><text:bookmark-ref text:reference-format="page" text:ref-name="old_ps_118_145">509</text:bookmark-ref></text:span><text:span text:style-name="T1">]</text:span>). Склонить же Господа на услышание чает милостию и судом (стих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их 150<text:span text:style-name="T1"> [</text:span><text:span text:style-name="T1"><text:bookmark-ref text:reference-format="page" text:ref-name="old_ps_118_150">522</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6">Правда свидения Твоя в век: вразуми мя, и жив буду</text:p>
      <text:p text:style-name="First_20_line_20_indent"><text:span text:style-name="T3">«Правда свидения Твоя в век»</text:span>, то есть, доставляют вечныя блага. </text:p>
      <text:p text:style-name="First_20_line_20_indent"><text:span text:style-name="T3">«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6">Правда свидения твоя в век: вразуми мя, и жив буду</text:p>
      <text:p text:style-name="First_20_line_20_indent">См. Толкование на Пс. 118:143<text:span text:style-name="T1"> [</text:span><text:span text:style-name="T1"><text:bookmark-ref text:reference-format="page" text:ref-name="old_ps_118_143_evfimij_zigaben">504</text:bookmark-ref></text:span><text:span text:style-name="T1">]</text:span></text:p>
      <text:h text:style-name="Heading_20_2" text:outline-level="2"><text:bookmark-start text:name="old_ps_118_144_prot_grigorij_razumovskij"/>Прот. Григорий Разумовский<text:bookmark-end text:name="old_ps_118_144_prot_grigorij_razumovskij"/></text:h>
      <text:p text:style-name="P6">Скорби и нужди обретоша мя: заповеди Твоя поучение мое</text:p>
      <text:p text:style-name="First_20_line_20_indent">См. Толкование на Пс. 118:143<text:span text:style-name="T1"> [</text:span><text:span text:style-name="T1"><text:bookmark-ref text:reference-format="page" text:ref-name="old_ps_118_143_prot_grigorij_razumovskij">504</text:bookmark-ref></text:span><text:span text:style-name="T1">]</text:span></text:p>
      <text:h text:style-name="Heading_20_1" text:outline-level="1"><text:bookmark-start text:name="old_ps_118_145"/>Толкования на Пс. 118:145<text:bookmark-end text:name="old_ps_118_145"/></text:h>
      <text:p text:style-name="P4">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6">Воззвах всем сердцем моим, услыши мя, Господи: оправдания твоя взыщу</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5_svt_ioann_zlatoust"/>Свт. Иоанн Златоуст<text:bookmark-end text:name="old_ps_118_145_svt_ioann_zlatoust"/></text:h>
      <text:p text:style-name="P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3">«всем сердцем моим»</text:span>. Так и Мои­сей взывал молча, но в ответ на его тайную молитву Господь сказал:<text:span text:style-name="T2"> «что ты вопиешь ко Мне?»</text:span><text:a xlink:type="simple" xlink:href="https://bible.optina.ru/old:ish:14:15" text:style-name="Internet_20_link" text:visited-style-name="Visited_20_Internet_20_Link">(Исх.14:15)</text:a>. Прибавление же слов: <text:span text:style-name="T3">«всем сердцем»</text:span> – показывает, что разумеется душевное усердие, а не крик испускаемый устами. В таком роде говорил и божественный Павел: <text:span text:style-name="T2">«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5">Беседа на псалом 118.</text:p>
      <text:h text:style-name="Heading_20_2" text:outline-level="2"><text:bookmark-start text:name="old_ps_118_145_svt_feofan_zatvornik"/>Свт. Феофан Затворник<text:bookmark-end text:name="old_ps_118_145_svt_feofan_zatvornik"/></text:h>
      <text:p text:style-name="P6">Воззвах всем сердцем моим, услыши мя, Господи, оправдания Твоя взыщу</text:p>
      <text:p text:style-name="First_20_line_20_indent"><text:span text:style-name="T2">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2">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2">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2">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2">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5">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2">«всем сердцем моим»</text:span>. Так и Моисей взывал молча, и молившемуся мысленно сказал Бог: <text:span text:style-name="T2">«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3">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2">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2">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2">Будите милосерди</text:span>, – говорит Он, – <text:span text:style-name="T2">якоже и Отец ваш Милосерд есть</text:span>» <text:a xlink:type="simple" xlink:href="https://bible.optina.ru/new:lk:06:36" text:style-name="Internet_20_link" text:visited-style-name="Visited_20_Internet_20_Link">(Лк. 6:36)</text:a>; «<text:span text:style-name="T2">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3">закон</text:span> жизни нашей (ст. 151-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3">Воззвах всем сердцем… Предварих ко утру… Услыши, спаси</text:span>. А сам что предлагает? <text:span text:style-name="T3">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3">милостию и судом</text:span>(ст.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 150)<text:span text:style-name="T1"> [</text:span><text:span text:style-name="T1"><text:bookmark-ref text:reference-format="page" text:ref-name="old_ps_118_150">522</text:bookmark-ref></text:span><text:span text:style-name="T1">]</text:span>. </text:p>
      <text:p text:style-name="First_20_line_20_indent">Ст. 145–146 <text:span text:style-name="T3">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Воззвах все сердцем</text:span> – здесь не то значит, что «громко говорил», а выражает силу духовного устремления к Богу. Не голосом, говорит,<text:span text:style-name="T3"> воззвах</text:span>, как толкует и блж. Феодорит, но сердцем, и не какою-либо частию сердца, а <text:span text:style-name="T3">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3">услыши</text:span>, а что далее – указывать не дерзает. </text:p>
      <text:p text:style-name="First_20_line_20_indent">Буди воля Твоя! – <text:span text:style-name="T3">Услыши</text:span>: я же<text:span text:style-name="T3">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3">Воззвах Ти, спаси мя</text:span>, и в такой же, разумеется, силе, только вместо: <text:span text:style-name="T3">услыши</text:span>, – говорит определенно: <text:span text:style-name="T3">спаси мя</text:span>, – а в виду имеется опять все то же: <text:span text:style-name="T3">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3">спаси и сохраню</text:span>, – очевидно, что в слове с<text:span text:style-name="T3">паси</text:span> он совмещает получение всего, что необходимо для сохранения <text:span text:style-name="T3">свидений</text:span> Господних. Он говорит как бы так: даруй мне спасительные силы, <text:span text:style-name="T3">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3">Спасение</text:span> (т.е. получение того, что означается здесь словом<text:span text:style-name="T3">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3">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5">Объяснение священной книги псалмов.</text:p>
      <text:h text:style-name="Heading_20_1" text:outline-level="1"><text:bookmark-start text:name="old_ps_118_146"/>Толкования на Пс. 118:146<text:bookmark-end text:name="old_ps_118_146"/></text:h>
      <text:p text:style-name="P4">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6">Воззвах ти, спаси мя, и сохраню свидения твоя</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6_svt_ioann_zlatoust"/>Свт. Иоанн Златоуст<text:bookmark-end text:name="old_ps_118_146_svt_ioann_zlatoust"/></text:h>
      <text:p text:style-name="P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5">Беседа на псалом 118.</text:p>
      <text:h text:style-name="Heading_20_2" text:outline-level="2"><text:bookmark-start text:name="old_ps_118_146_svt_feofan_zatvornik"/>Свт. Феофан Затворник<text:bookmark-end text:name="old_ps_118_146_svt_feofan_zatvornik"/></text:h>
      <text:p text:style-name="P6">Воззвах Ти, спаси мя, и сохраню свидения Твоя</text:p>
      <text:p text:style-name="First_20_line_20_indent">И еще вопль, и в такой же, разумеется, силе; только вместо: <text:span text:style-name="T2">услыши</text:span>, говорится определенно:<text:span text:style-name="T2"> спаси мя;</text:span> а в виду имеется опять все то же:<text:span text:style-name="T2">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2">спаси</text:span>, а потом – <text:span text:style-name="T2">сохраню</text:span>. </text:p>
      <text:p text:style-name="First_20_line_20_indent">Из совместного выражения желаний:<text:span text:style-name="T2"> спаси, и сохраню,</text:span> очевидно, что в слове <text:span text:style-name="T2">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2">Блаженный Августин</text:span> пишет: «Спасение (то есть получение того, что означается здесь словом <text:span text:style-name="T2">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2">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5">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6">Воззвах Ти; спаси мя, и сохраню свидения Твоя</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7"/>Толкования на Пс. 118:147<text:bookmark-end text:name="old_ps_118_147"/></text:h>
      <text:p text:style-name="P4">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6">Предварих в безгодии, и воззвах, на словеса Твоя уповах</text:p>
      <text:p text:style-name="First_20_line_20_indent"><text:span text:style-name="T3">Предварих в безгодии, и воззвах.</text:span><text:span text:style-name="T2">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5">Толкование на псалмы.</text:p>
      <text:h text:style-name="Heading_20_2" text:outline-level="2"><text:bookmark-start text:name="old_ps_118_147_svt_ioann_zlatoust"/>Свт. Иоанн Златоуст<text:bookmark-end text:name="old_ps_118_147_svt_ioann_zlatoust"/></text:h>
      <text:p text:style-name="P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3">«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5">Беседа на псалом 118.</text:p>
      <text:h text:style-name="Heading_20_2" text:outline-level="2"><text:bookmark-start text:name="old_ps_118_147_svt_feofan_zatvornik"/>Свт. Феофан Затворник<text:bookmark-end text:name="old_ps_118_147_svt_feofan_zatvornik"/></text:h>
      <text:p text:style-name="P6">Предварих в безгодии, и воззвах, на словеса Твоя уповах</text:p>
      <text:p text:style-name="First_20_line_20_indent"><text:span text:style-name="T2">Безгодие</text:span> – αωρία, от ωρα – час с отрицательною частицею α; стало быть, выйдет так: <text:span text:style-name="T2">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2">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2">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2">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2">Афанасий</text:span>. «Безгодием, говорит он, пророк называет тьму, или смутность обстоятельств». В таком случае выйдет вот что: находясь в крайности, <text:span text:style-name="T2">предварих</text:span>, то есть <text:soft-page-break/>прежде всего поспешил обратиться к Тебе, Господи, как и в другом месте говорит он: <text:span text:style-name="T2">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2">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2">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5">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3">Предварих в безгодии</text:span> (предупредил преждевременно) <text:span text:style-name="T3">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2">Златословесного</text:span> вместе с <text:span text:style-name="T2">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2">Другие</text:span> же, т. е. <text:span text:style-name="T2">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2">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6">Предварих в безгодии и воззвах: на словеса твоя уповах</text:p>
      <text:p text:style-name="First_20_line_20_indent"><text:span text:style-name="T2">«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3">Предварих в безгодии и воззвах: на словеса твоя уповах. Предваристе очи мои ко утру, поучитися словесем Твоим</text:span></text:p>
      <text:p text:style-name="First_20_line_20_indent"><text:span text:style-name="T3">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3">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2">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2">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 [</text:span><text:span text:style-name="T1"><text:bookmark-ref text:reference-format="page" text:ref-name="old_ps_118_148">518</text:bookmark-ref></text:span><text:span text:style-name="T1">]</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5">Объяснение священной книги псалмов.</text:p>
      <text:p text:style-name="First_20_line_20_indent"><text:soft-page-break/>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8"/>Толкования на Пс. 118:148<text:bookmark-end text:name="old_ps_118_148"/></text:h>
      <text:p text:style-name="P4">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2">«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2">«спит всю ночь»</text:span><text:a xlink:type="simple" xlink:href="https://bible.optina.ru/old:os:07:06" text:style-name="Internet_20_link" text:visited-style-name="Visited_20_Internet_20_Link">(Ос. 7:6)</text:a>. </text:p>
      <text:p text:style-name="P5">Беседа на псалом 118.</text:p>
      <text:h text:style-name="Heading_20_2" text:outline-level="2"><text:bookmark-start text:name="old_ps_118_148_svt_feofan_zatvornik"/>Свт. Феофан Затворник<text:bookmark-end text:name="old_ps_118_148_svt_feofan_zatvornik"/></text:h>
      <text:p text:style-name="P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2">ко утру</text:span>, чуть свет, затем, чтобы поучаться словесам Господним. <text:span text:style-name="T2">Поучаться</text:span> – читать на память или по книге слово Божие и размышлять. <text:span text:style-name="T2">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2">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5">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3">Предваристе,</text:span> (ускоряли) <text:span text:style-name="T3">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2">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6">Предваристе, очи мои ко утру, поучитися словесем Твоим</text:p>
      <text:p text:style-name="First_20_line_20_indent">См. Толкование на Пс. 118:147<text:span text:style-name="T1"> [</text:span><text:span text:style-name="T1"><text:bookmark-ref text:reference-format="page" text:ref-name="old_ps_118_147_prot_grigorij_razumovskij">516</text:bookmark-ref></text:span><text:span text:style-name="T1">]</text:span></text:p>
      <text:h text:style-name="Heading_20_1" text:outline-level="1"><text:bookmark-start text:name="old_ps_118_149"/>Толкования на Пс. 118:149<text:bookmark-end text:name="old_ps_118_149"/></text:h>
      <text:p text:style-name="P4">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5">Беседа на псалом 118.</text:p>
      <text:h text:style-name="Heading_20_2" text:outline-level="2"><text:bookmark-start text:name="old_ps_118_149_svt_feofan_zatvornik"/>Свт. Феофан Затворник<text:bookmark-end text:name="old_ps_118_149_svt_feofan_zatvornik"/></text:h>
      <text:p text:style-name="P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2">услыши Господи;</text:span> видишь, чего хочу, к чему стремлюсь, о чем вопию, – услышь же и поспособствуй! </text:p>
      <text:p text:style-name="First_20_line_20_indent">Услыши – <text:span text:style-name="T2">по милости,</text:span> а <text:span text:style-name="T2">живи</text:span>, ниспосли то есть живительную силу, или даруй жизни моей раскрыться, – по <text:span text:style-name="T2">судьбе Твоей</text:span>, по присуждению Твоему, как находишь то благопотребным и спасительным для меня. «Просит, толкует <text:span text:style-name="T2">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2">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2">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2">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2"> благоспетися и хранитися,</text:span> при всей невзрачности внешнего положения и скудости ценимых людьми житейских проявлений жизни. </text:p>
      <text:p text:style-name="P5">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3">Глас мой услыши, Господи, по милости Твоей, по судьбе Твоей живи мя. Приближишася гонящии мя беззаконием</text:span> (к беззаконию); <text:span text:style-name="T3">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2">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2">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2">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3">Услыши по милости</text:span>, а<text:span text:style-name="T3"> живи</text:span>, – ниспосли, т.е., живительную силу, или даруй жизни моей раскрыться, – <text:span text:style-name="T3">по судьбе Твоей</text:span>, по присуждению Твоему, как находишь то благопотребным и спасительным для меня. </text:p>
      <text:p text:style-name="First_20_line_20_indent">Слова: <text:span text:style-name="T3">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3">по судбе Твоей живи мя</text:span>, – т.е., как присудишь лучше, так и устрой мою жизнь. </text:p>
      <text:p text:style-name="P5">Объяснение священной книги псалмов.</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0"/>Толкования на Пс. 118:150<text:bookmark-end text:name="old_ps_118_150"/></text:h>
      <text:p text:style-name="P4">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6">Приближишася гонящии мя беззаконием, от закона же Твоего удалишася</text:p>
      <text:p text:style-name="First_20_line_20_indent"><text:span text:style-name="T3">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5">Толкование на псалмы.</text:p>
      <text:h text:style-name="Heading_20_2" text:outline-level="2"><text:bookmark-start text:name="old_ps_118_150_svt_ioann_zlatoust"/>Свт. Иоанн Златоуст<text:bookmark-end text:name="old_ps_118_150_svt_ioann_zlatoust"/></text:h>
      <text:p text:style-name="P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2">«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2">«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5">Беседа на псалом 118.</text:p>
      <text:h text:style-name="Heading_20_2" text:outline-level="2"><text:bookmark-start text:name="old_ps_118_150_svt_feofan_zatvornik"/>Свт. Феофан Затворник<text:bookmark-end text:name="old_ps_118_150_svt_feofan_zatvornik"/></text:h>
      <text:p text:style-name="P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2">Зигабен</text:span> пишет, что иные читают – не <text:span text:style-name="T2">беззаконием приближишася,</text:span> а <text:span text:style-name="T2">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5">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2">«отметаяйся вас»</text:span>, не вас отметается, но пославшаго вас (<text:a xlink:type="simple" xlink:href="https://bible.optina.ru/new:lk:10:16" text:style-name="Internet_20_link" text:visited-style-name="Visited_20_Internet_20_Link">Лк.10:16</text:a>); и: <text:span text:style-name="T2">«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6">Приближишася гонящии мя беззаконием: от закона же твоего удалишася</text:p>
      <text:p text:style-name="First_20_line_20_indent">См. Толкование на Пс. 118:149<text:span text:style-name="T1"> [</text:span><text:span text:style-name="T1"><text:bookmark-ref text:reference-format="page" text:ref-name="old_ps_118_149_evfimij_zigaben">521</text:bookmark-ref></text:span><text:span text:style-name="T1">]</text:span></text:p>
      <text:h text:style-name="Heading_20_2" text:outline-level="2"><text:bookmark-start text:name="old_ps_118_150_prot_grigorij_razumovskij"/>Прот. Григорий Разумовский<text:bookmark-end text:name="old_ps_118_150_prot_grigorij_razumovskij"/></text:h>
      <text:p text:style-name="P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1"/>Толкования на Пс. 118:151<text:bookmark-end text:name="old_ps_118_151"/></text:h>
      <text:p text:style-name="P4">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3">Близ еси Ты, Господи.</text:span> В другом месте Бог говорит: <text:span text:style-name="T2">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5">Толкование на псалмы.</text:p>
      <text:h text:style-name="Heading_20_2" text:outline-level="2"><text:bookmark-start text:name="old_ps_118_151_svt_ioann_zlatoust"/>Свт. Иоанн Златоуст<text:bookmark-end text:name="old_ps_118_151_svt_ioann_zlatoust"/></text:h>
      <text:p text:style-name="P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2">«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2">«мы Им живем и движемся и существуем»</text:span><text:a xlink:type="simple" xlink:href="https://bible.optina.ru/new:act:17:28" text:style-name="Internet_20_link" text:visited-style-name="Visited_20_Internet_20_Link">(Деян.17:28)</text:a>. </text:p>
      <text:p text:style-name="P5">Беседа на псалом 118.</text:p>
      <text:h text:style-name="Heading_20_2" text:outline-level="2"><text:bookmark-start text:name="old_ps_118_151_svt_feofan_zatvornik"/>Свт. Феофан Затворник<text:bookmark-end text:name="old_ps_118_151_svt_feofan_zatvornik"/></text:h>
      <text:p text:style-name="P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2">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5">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3">«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2">«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2">«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6">Близ еси Ты, Господи, и вси путие Твои истина</text:p>
      <text:p text:style-name="P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2">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6">И вcи пути Твои истина</text:p>
      <text:p text:style-name="First_20_line_20_indent"><text:span text:style-name="T2">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3">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3">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3">близ </text:span>Господь, а сознавая, что это дано ему ради верности закону, не может не свидетельствовать, что этот закон есть <text:span text:style-name="T3">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3">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3">Исперва</text:span>, с первого т.е., раза, лишь только сознал себя, лишь только приступил к жизни по заповедям, тотчас и познал, что они <text:span text:style-name="T3">на век основаны</text:span>. «Издавна узнал я об откровениях Твоих, что Ты утвердил их на веки» (пер. с евр.). Откуда же он это познал? <text:span text:style-name="T3">От свидений</text:span>. Если сведения принять только как доказательство, то будет: <text:span text:style-name="T3">познал из Твоих свидетельств</text:span> и удостоверений, Господи. Сам Ты, давая заповеди, сказал, что они вечны и неизменны.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2"/>Толкования на Пс. 118:152<text:bookmark-end text:name="old_ps_118_152"/></text:h>
      <text:p text:style-name="P4">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6">Исперва познах от свидений твоих, яко в век основал я еси</text:p>
      <text:p text:style-name="First_20_line_20_indent">См. Толкование на Пс. 118:156<text:span text:style-name="T1"> [</text:span><text:span text:style-name="T1"><text:bookmark-ref text:reference-format="page" text:ref-name="old_ps_118_156_svt_afanasij_velikij">539</text:bookmark-ref></text:span><text:span text:style-name="T1">]</text:span></text:p>
      <text:h text:style-name="Heading_20_2" text:outline-level="2"><text:bookmark-start text:name="old_ps_118_152_svt_ioann_zlatoust"/>Свт. Иоанн Златоуст<text:bookmark-end text:name="old_ps_118_152_svt_ioann_zlatoust"/></text:h>
      <text:p text:style-name="P6">Исперва познах от свидений Твоих, яко в век основал я еси</text:p>
      <text:p text:style-name="First_20_line_20_indent"><text:span text:style-name="T3">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2">«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2">«небо и земля прейдут, но слова Мои не прейдут»</text:span><text:a xlink:type="simple" xlink:href="https://bible.optina.ru/new:mf:24:35" text:style-name="Internet_20_link" text:visited-style-name="Visited_20_Internet_20_Link">(Мф.24:35)</text:a>. </text:p>
      <text:p text:style-name="P5">Беседа на псалом 118.</text:p>
      <text:h text:style-name="Heading_20_2" text:outline-level="2"><text:bookmark-start text:name="old_ps_118_152_svt_feofan_zatvornik"/>Свт. Феофан Затворник<text:bookmark-end text:name="old_ps_118_152_svt_feofan_zatvornik"/></text:h>
      <text:p text:style-name="P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2">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2">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2">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2">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2">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2">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5">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6">Исперва познах от свиденiй Твоих, яко в век основал я еси</text:p>
      <text:p text:style-name="First_20_line_20_indent">Пророк <text:span text:style-name="T2">«свидениями»</text:span> называет небо и землю. <text:span text:style-name="T2">«Сошед»</text:span>, сказано, <text:span text:style-name="T2">«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2">«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2">«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2">Златоуста</text:span> и <text:span text:style-name="T2">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2">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6">Исперва познах от свидений Твоих, яко во век основал я ecи</text:p>
      <text:p text:style-name="First_20_line_20_indent">См. Толкование на Пс. 118:151<text:span text:style-name="T1"> [</text:span><text:span text:style-name="T1"><text:bookmark-ref text:reference-format="page" text:ref-name="old_ps_118_151_prot_grigorij_razumovskij">525</text:bookmark-ref></text:span><text:span text:style-name="T1">]</text:span></text:p>
      <text:h text:style-name="Heading_20_1" text:outline-level="1"><text:bookmark-start text:name="old_ps_118_153"/>Толкования на Пс. 118:153<text:bookmark-end text:name="old_ps_118_153"/></text:h>
      <text:p text:style-name="P4">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6">Виждь смирение мое, и изми мя, яко закона Твоего не забых</text:p>
      <text:p text:style-name="First_20_line_20_indent"><text:span text:style-name="T2">«Кто унижает себя, тот возвысится»</text:span>, по слову Господню <text:a xlink:type="simple" xlink:href="https://bible.optina.ru/new:mf:23:12" text:style-name="Internet_20_link" text:visited-style-name="Visited_20_Internet_20_Link">(Мф.23:12)</text:a>, и: <text:span text:style-name="T2">«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2">«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2">«блаженны нищие духом»</text:span><text:a xlink:type="simple" xlink:href="https://bible.optina.ru/new:mf:05:03" text:style-name="Internet_20_link" text:visited-style-name="Visited_20_Internet_20_Link">(Мф.5:3)</text:a>. </text:p>
      <text:p text:style-name="P5">Беседа на псалом 118.</text:p>
      <text:h text:style-name="Heading_20_2" text:outline-level="2"><text:bookmark-start text:name="old_ps_118_153_svt_feofan_zatvornik"/>Свт. Феофан Затворник<text:bookmark-end text:name="old_ps_118_153_svt_feofan_zatvornik"/></text:h>
      <text:p text:style-name="P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2">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2">виждь смирение мое,</text:span> прибавляет: и <text:span text:style-name="T2">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2">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2">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2">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2">изми</text:span> же <text:span text:style-name="T2">мя</text:span>, славы ради имени Твоего, чтобы все видели, что Тебе не чужды не забывающие закона Твоего. </text:p>
      <text:p text:style-name="P5">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6">Виждь смирение мое, и изми мя: яко закона Твоего не забых</text:p>
      <text:p text:style-name="First_20_line_20_indent">По слову Господню, <text:span text:style-name="T2">«смиряяй себе вознесется»</text:span> (<text:a xlink:type="simple" xlink:href="https://bible.optina.ru/new:lk:18:15" text:style-name="Internet_20_link" text:visited-style-name="Visited_20_Internet_20_Link">Лк.18:15</text:a>); и: <text:span text:style-name="T2">«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2">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2">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2">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3">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2">реш</text:span> – «голова». «Голова» обыкновенно применяется в значении чего-либо главного, существенного, как, например, в следующих словах: «<text:span text:style-name="T2">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6">Виждь смирение мое и изми мя: яко закона Твоего не забых</text:p>
      <text:p text:style-name="First_20_line_20_indent"><text:span text:style-name="T3">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3">во главе</text:span>. </text:p>
      <text:p text:style-name="First_20_line_20_indent"><text:span text:style-name="T3">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3">Виждь смирение мое</text:span>, прибавляет: <text:span text:style-name="T3">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3">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3">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3">Виждь</text:span>… Нельзя ему воззвать: <text:span text:style-name="T3">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3"> изми мя</text:span> – сильно, когда при нем совесть не укоряет, что когда-нибудь и в чем-нибудь был <text:span text:style-name="T3">забыт закон</text:span> Божий. </text:p>
      <text:p text:style-name="P5">Объяснение священной книги псалмов.</text:p>
      <text:h text:style-name="Heading_20_1" text:outline-level="1"><text:bookmark-start text:name="old_ps_118_154"/>Толкования на Пс. 118:154<text:bookmark-end text:name="old_ps_118_154"/></text:h>
      <text:p text:style-name="P4">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6">Суди суд мой, и избави мя: словесе ради Твоего живи мя</text:p>
      <text:p text:style-name="First_20_line_20_indent"><text:span text:style-name="T2">Словом</text:span> называет обетование; ибо обетовал прийти и спасти нас. </text:p>
      <text:p text:style-name="P5">Толкование на псалмы.</text:p>
      <text:h text:style-name="Heading_20_2" text:outline-level="2"><text:bookmark-start text:name="old_ps_118_154_svt_ioann_zlatoust"/>Свт. Иоанн Златоуст<text:bookmark-end text:name="old_ps_118_154_svt_ioann_zlatoust"/></text:h>
      <text:p text:style-name="P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5">Беседа на псалом 118.</text:p>
      <text:h text:style-name="Heading_20_2" text:outline-level="2"><text:bookmark-start text:name="old_ps_118_154_svt_feofan_zatvornik"/>Свт. Феофан Затворник<text:bookmark-end text:name="old_ps_118_154_svt_feofan_zatvornik"/></text:h>
      <text:p text:style-name="P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2">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2">ловесе ради Твоего живи мя. Живи мя</text:span> – то же, что <text:span text:style-name="T2">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2">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Памятуя сие обетование, пророк и воззвал: <text:span text:style-name="T2">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2">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2">Ничесоже в себе свем, но ни о сем оправдаюся</text:span>. Таково должно быть состояние и расположение возревновавших истинно угождать Богу. </text:p>
      <text:p text:style-name="P5">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2">смирение</text:span> и избавить от напасти, – так и здесь обращается к Богу за судом (<text:span text:style-name="T3">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3">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3">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3">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3">словесе ради Твоего живи мя</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5"/>Толкования на Пс. 118:155<text:bookmark-end text:name="old_ps_118_155"/></text:h>
      <text:p text:style-name="P4">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6">Далече от грешник спасение, яко оправданий Твоих не взыскаша</text:p>
      <text:p text:style-name="First_20_line_20_indent"><text:span text:style-name="T3">Далече от грешник спасение,</text:span> которым не воспользовались князи века сего. <text:span text:style-name="T3">Яко оправданий Твоих не взыскаша.</text:span> Причиною гонений на праведного было то, что далеко отступили они от Божественного Закона. </text:p>
      <text:p text:style-name="P5">Толкование на псалмы.</text:p>
      <text:h text:style-name="Heading_20_2" text:outline-level="2"><text:bookmark-start text:name="old_ps_118_155_svt_ioann_zlatoust"/>Свт. Иоанн Златоуст<text:bookmark-end text:name="old_ps_118_155_svt_ioann_zlatoust"/></text:h>
      <text:p text:style-name="P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3">«оправданий Твоих они не взыскали»</text:span>. Следовательно, когда мы презираем заповеди Божии, Он удаляет от нас спасение. </text:p>
      <text:p text:style-name="P5">Беседа на псалом 118.</text:p>
      <text:h text:style-name="Heading_20_2" text:outline-level="2"><text:bookmark-start text:name="old_ps_118_155_svt_feofan_zatvornik"/>Свт. Феофан Затворник<text:bookmark-end text:name="old_ps_118_155_svt_feofan_zatvornik"/></text:h>
      <text:p text:style-name="P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2">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5">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2">Феодора</text:span>: Итак, не спасение убегает от них, но они убегают от спасения. <text:span text:style-name="T2">Афанасия</text:span>: Какая тому причина? Та, что не ищут Твоих оправданий, в которых, по словам <text:span text:style-name="T2">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3">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3">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3">взыскание оправданий</text:span>, а ведение и расследование есть только помогающее дело. Отчего не спеется жизнь по <text:span text:style-name="T3">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3">взыскание оправданий</text:span>. Без него нет и самого течения такой жизни; оно пресекаетс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6"/>Толкования на Пс. 118:156<text:bookmark-end text:name="old_ps_118_156"/></text:h>
      <text:p text:style-name="P4">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6">Щедроты Твоя многи, Господи, по судьбе Твоей живи мя</text:p>
      <text:p text:style-name="First_20_line_20_indent"><text:span text:style-name="T3">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2">исперва познах от свидений Твоих</text:span> (Пс. 118:152<text:span text:style-name="T1"> [</text:span><text:span text:style-name="T1"><text:bookmark-ref text:reference-format="page" text:ref-name="old_ps_118_152">527</text:bookmark-ref></text:span><text:span text:style-name="T1">]</text:span>). </text:p>
      <text:p text:style-name="P5">Толкование на псалмы.</text:p>
      <text:h text:style-name="Heading_20_2" text:outline-level="2"><text:bookmark-start text:name="old_ps_118_156_svt_ioann_zlatoust"/>Свт. Иоанн Златоуст<text:bookmark-end text:name="old_ps_118_156_svt_ioann_zlatoust"/></text:h>
      <text:p text:style-name="P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5">Беседа на псалом 118.</text:p>
      <text:h text:style-name="Heading_20_2" text:outline-level="2"><text:bookmark-start text:name="old_ps_118_156_svt_feofan_zatvornik"/>Свт. Феофан Затворник<text:bookmark-end text:name="old_ps_118_156_svt_feofan_zatvornik"/></text:h>
      <text:p text:style-name="P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2">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2">по судьбе Твоей, Господи, живи мя,</text:span> или другими словами: <text:span text:style-name="T2">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2">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5">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2">Безименного</text:span>: Милость человеческая простирается на ближнего его, а милость Господня — на всякую плоть, <text:span text:style-name="T2">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2">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6">Щедроты Твоя многи, Господи, по судьбе Твоей живи мя</text:p>
      <text:p text:style-name="First_20_line_20_indent">Есть и <text:span text:style-name="T2">взыскание оправданий</text:span>,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3">щедротам</text:span> Божиим. Вопий же непрестанно: «<text:span text:style-name="T2">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3">По судбе Твоей, Господи, живи мя</text:span>, или другими словами: <text:span text:style-name="T2">Ими же веси судьбами спаси мя</text:span>, ибо жизнь и есть только спасенная жизнь, а спасение каждого из нас устраивает Господь, <text:span text:style-name="T3">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3">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7"/>Толкования на Пс. 118:157<text:bookmark-end text:name="old_ps_118_157"/></text:h>
      <text:p text:style-name="P4">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2">«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2">«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5">Беседа на псалом 118.</text:p>
      <text:h text:style-name="Heading_20_2" text:outline-level="2"><text:bookmark-start text:name="old_ps_118_157_svt_feofan_zatvornik"/>Свт. Феофан Затворник<text:bookmark-end text:name="old_ps_118_157_svt_feofan_zatvornik"/></text:h>
      <text:p text:style-name="P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2">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2">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2">суета суетствий!</text:span></text:p>
      <text:p text:style-name="P5">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3">Мнози изгонящии мя и стужающии ми</text:span> (оскорбляющии), <text:span text:style-name="T3">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2">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2">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6">Мнози изгонящии мя и стужающии ми, от свидений Твоих не уклонихся</text:p>
      <text:p text:style-name="First_20_line_20_indent">Упование <text:span text:style-name="T2">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3">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2">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3">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2">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3">свидениям</text:span> Божиим: кто верен заповедям, или свидениям Божиим, тому утешительно терпеть, что бы он ни претерпел. Потому пророк и говорит: <text:span text:style-name="T3">Много стужающих</text:span>, но пусть их! Я свое дело знаю, и о том только ревную, чтобы не уклониться от <text:span text:style-name="T3">свидений</text:span> Божиих.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8"/>Толкования на Пс. 118:158<text:bookmark-end text:name="old_ps_118_158"/></text:h>
      <text:p text:style-name="P4">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6">Видех неразумевающия и истаях, яко словес Твоих не сохраниша</text:p>
      <text:p text:style-name="First_20_line_20_indent"><text:span text:style-name="T3">Видех неразумевающыя и истаях.</text:span> Если видел я кого не разумевающего, то, сожалея о нем, истаивал из ревности по богочестию. </text:p>
      <text:p text:style-name="P5">Толкование на псалмы.</text:p>
      <text:h text:style-name="Heading_20_2" text:outline-level="2"><text:bookmark-start text:name="old_ps_118_158_svt_ioann_zlatoust"/>Свт. Иоанн Златоуст<text:bookmark-end text:name="old_ps_118_158_svt_ioann_zlatoust"/></text:h>
      <text:p text:style-name="P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2">«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2">«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2">«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5">Беседа на псалом 118.</text:p>
      <text:h text:style-name="Heading_20_2" text:outline-level="2"><text:bookmark-start text:name="old_ps_118_158_svt_feofan_zatvornik"/>Свт. Феофан Затворник<text:bookmark-end text:name="old_ps_118_158_svt_feofan_zatvornik"/></text:h>
      <text:p text:style-name="P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2">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2">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5">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3">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2">Афанасия</text:span>: Когда я видел, кого-либо неразумного, я таял от ревности и по благочестии. <text:span text:style-name="T2">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2">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2">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6">Видех неразумевающыя и истаях, яко словес Твоих не сохраниша</text:p>
      <text:p text:style-name="First_20_line_20_indent">«Если я видел, говорит пророк, кого <text:span text:style-name="T3">неразумевающего</text:span>, то, сожалея о нем, <text:span text:style-name="T3">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3">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3">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3">словеса</text:span> Божии, когда <text:span text:style-name="T3">видит</text:span>, что их знать не хотят, и, обращаясь к Богу, свидетельствовал только пред Ним, как мучительно для него повсюдное несоблюдение <text:span text:style-name="T3">словес</text:span> Божиих, ясных, определенно выражающих то именно, чего от кого требует Бог.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9"/>Толкования на Пс. 118:159<text:bookmark-end text:name="old_ps_118_159"/></text:h>
      <text:p text:style-name="P4">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6">Виждь, яко заповеди Твоя возлюбих, Господи, по милости Твоей живи мя</text:p>
      <text:p text:style-name="First_20_line_20_indent"><text:span text:style-name="T3">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5">Толкование на псалмы.</text:p>
      <text:h text:style-name="Heading_20_2" text:outline-level="2"><text:bookmark-start text:name="old_ps_118_159_svt_ioann_zlatoust"/>Свт. Иоанн Златоуст<text:bookmark-end text:name="old_ps_118_159_svt_ioann_zlatoust"/></text:h>
      <text:p text:style-name="P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2">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5">Беседа на псалом 118.</text:p>
      <text:h text:style-name="Heading_20_2" text:outline-level="2"><text:bookmark-start text:name="old_ps_118_159_svt_feofan_zatvornik"/>Свт. Феофан Затворник<text:bookmark-end text:name="old_ps_118_159_svt_feofan_zatvornik"/></text:h>
      <text:p text:style-name="P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2">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2">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2">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2">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2">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2">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5">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6">Виждь, яко заповеди твоя возлюбих: Господи, по милости твоей живи мя</text:p>
      <text:p text:style-name="First_20_line_20_indent">См. Толкование на Пс. 118:158<text:span text:style-name="T1"> [</text:span><text:span text:style-name="T1"><text:bookmark-ref text:reference-format="page" text:ref-name="old_ps_118_158_evfimij_zigaben">546</text:bookmark-ref></text:span><text:span text:style-name="T1">]</text:span></text:p>
      <text:h text:style-name="Heading_20_2" text:outline-level="2"><text:bookmark-start text:name="old_ps_118_159_prot_grigorij_razumovskij"/>Прот. Григорий Разумовский<text:bookmark-end text:name="old_ps_118_159_prot_grigorij_razumovskij"/></text:h>
      <text:p text:style-name="P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2">не уклоняется</text:span> от него; когда <text:span text:style-name="T2">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3">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3">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3">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3">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3">Господи, по милости Твоей живи мя</text:span>, – то выражает этим не иное какое желание, а именно то, чтобы Господь продолжал <text:span text:style-name="T3">жить</text:span> в нем и, <text:span text:style-name="T3">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3">живи мя, по милости Твоей</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0"/>Толкования на Пс. 118:160<text:bookmark-end text:name="old_ps_118_160"/></text:h>
      <text:p text:style-name="P4">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6">Начало словес Твоих истина, и во век вся судьбы правды Твоея</text:p>
      <text:p text:style-name="First_20_line_20_indent"><text:span text:style-name="T3">Начало словес Твоих истина.</text:span> Это первая из Твоих заповедей — во всем истинствовать: и в <text:span text:style-name="T2">деле,</text:span> и в слове, и в помышлении. </text:p>
      <text:p text:style-name="P5">Толкование на псалмы.</text:p>
      <text:h text:style-name="Heading_20_2" text:outline-level="2"><text:bookmark-start text:name="old_ps_118_160_svt_ioann_zlatoust"/>Свт. Иоанн Златоуст<text:bookmark-end text:name="old_ps_118_160_svt_ioann_zlatoust"/></text:h>
      <text:p text:style-name="P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2">«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2">«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3">«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2">«дела рук Его – истина и правда»</text:span><text:a xlink:type="simple" xlink:href="https://bible.optina.ru/old:ps:110:07" text:style-name="Internet_20_link" text:visited-style-name="Visited_20_Internet_20_Link">(Пс.110:7)</text:a>. </text:p>
      <text:p text:style-name="P5">Беседа на псалом 118.</text:p>
      <text:h text:style-name="Heading_20_2" text:outline-level="2"><text:bookmark-start text:name="old_ps_118_160_svt_feofan_zatvornik"/>Свт. Феофан Затворник<text:bookmark-end text:name="old_ps_118_160_svt_feofan_zatvornik"/></text:h>
      <text:p text:style-name="P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2">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2">Всяческая работна</text:span> (выше, стих 91<text:span text:style-name="T1"> [</text:span><text:span text:style-name="T1"><text:bookmark-ref text:reference-format="page" text:ref-name="old_ps_118_091">339</text:bookmark-ref></text:span><text:span text:style-name="T1">]</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2">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 [</text:span><text:span text:style-name="T1"><text:bookmark-ref text:reference-format="page" text:ref-name="old_ps_118_161">554</text:bookmark-ref></text:span><text:span text:style-name="T1">]</text:span>), надеждою благ от исполнения его (стих 162)<text:span text:style-name="T1"> [</text:span><text:span text:style-name="T1"><text:bookmark-ref text:reference-format="page" text:ref-name="old_ps_118_162">558</text:bookmark-ref></text:span><text:span text:style-name="T1">]</text:span>, любовию к нему (стих 163<text:span text:style-name="T1"> [</text:span><text:span text:style-name="T1"><text:bookmark-ref text:reference-format="page" text:ref-name="old_ps_118_163">561</text:bookmark-ref></text:span><text:span text:style-name="T1">]</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 [</text:span><text:span text:style-name="T1"><text:bookmark-ref text:reference-format="page" text:ref-name="old_ps_118_164">564</text:bookmark-ref></text:span><text:span text:style-name="T1">]</text:span>). Чем питается он? – Теми благами, какими исполняется душа его от исполнения заповедей (стихи 165 – 167<text:span text:style-name="T1"> [</text:span><text:span text:style-name="T1"><text:bookmark-ref text:reference-format="page" text:ref-name="old_ps_118_165">568</text:bookmark-ref></text:span><text:span text:style-name="T1">]</text:span>). Таково содержание этого восьмистишия. </text:p>
      <text:p text:style-name="P5">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2">«Началом»</text:span> же <text:span text:style-name="T2">«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2">«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6">Начало словес Твоих истина, и во век вся судьбы правды Твоея</text:p>
      <text:p text:style-name="P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2">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2">Кирилла</text:span> и <text:span text:style-name="T2">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2">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6">Начало словес Твоих истина, и во век вся судьбы правды Твоея</text:p>
      <text:p text:style-name="First_20_line_20_indent">Если все <text:span text:style-name="T3">словеса</text:span> Божии представить под видом тела, то глава сего тела – <text:span text:style-name="T3">истина</text:span>. Если представить эти <text:span text:style-name="T3">словеса</text:span> под видом кодекса, то заглавие ему, или надпись, – <text:span text:style-name="T3">истина</text:span>. Убеждение, что все <text:span text:style-name="T3">словеса</text:span> Божии, определяющие достодолжный образ жизни нашей, суть непреложно <text:span text:style-name="T3">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3">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3">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1"/>Толкования на Пс. 118:161<text:bookmark-end text:name="old_ps_118_161"/></text:h>
      <text:p text:style-name="P4">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6">Князи погнаша мя туне, и от словес Твоих убояся сердце мое</text:p>
      <text:p text:style-name="First_20_line_20_indent"><text:span text:style-name="T3">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2">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5">Толкование на псалмы.</text:p>
      <text:h text:style-name="Heading_20_2" text:outline-level="2"><text:bookmark-start text:name="old_ps_118_161_svt_ioann_zlatoust"/>Свт. Иоанн Златоуст<text:bookmark-end text:name="old_ps_118_161_svt_ioann_zlatoust"/></text:h>
      <text:p text:style-name="P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2">«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2">«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2">«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5">Беседа на псалом 118.</text:p>
      <text:h text:style-name="Heading_20_2" text:outline-level="2"><text:bookmark-start text:name="old_ps_118_161_svt_feofan_zatvornik"/>Свт. Феофан Затворник<text:bookmark-end text:name="old_ps_118_161_svt_feofan_zatvornik"/></text:h>
      <text:p text:style-name="P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5">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2">«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3">Князи</text:span> (начальствующие) <text:span text:style-name="T3">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2">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2">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2">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3">словеса</text:span> Божии в законе (ст. 161), затем – надеждою благ от исполнения закона (ст. 162)<text:span text:style-name="T1"> [</text:span><text:span text:style-name="T1"><text:bookmark-ref text:reference-format="page" text:ref-name="old_ps_118_162">558</text:bookmark-ref></text:span><text:span text:style-name="T1">]</text:span>, любовию к сему закону (ст. 163)<text:span text:style-name="T1"> [</text:span><text:span text:style-name="T1"><text:bookmark-ref text:reference-format="page" text:ref-name="old_ps_118_163">561</text:bookmark-ref></text:span><text:span text:style-name="T1">]</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3">от судеб правды</text:span> Божией (ст. 164)<text:span text:style-name="T1"> [</text:span><text:span text:style-name="T1"><text:bookmark-ref text:reference-format="page" text:ref-name="old_ps_118_164">564</text:bookmark-ref></text:span><text:span text:style-name="T1">]</text:span>. Чем питается он? Теми благами, какими исполняется душа его от исполнения заповедей (ст. 165–167)<text:span text:style-name="T1"> [</text:span><text:span text:style-name="T1"><text:bookmark-ref text:reference-format="page" text:ref-name="old_ps_118_165">568</text:bookmark-ref></text:span><text:span text:style-name="T1">]</text:span>. Таково содержание сего осмистишия. </text:p>
      <text:p text:style-name="First_20_line_20_indent">Ст. 161–163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3">Князи погнаша мя туне: и от словес Твоих убояся сердце мое. Сердце мое</text:span> только <text:span text:style-name="T3">словес Твоих</text:span>, Господи, <text:span text:style-name="T3">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2">Не убойтеся от убивающих тело, души же не </text:span><text:soft-page-break/><text:span text:style-name="T2">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3">радость</text:span>(ст. 162)<text:span text:style-name="T1"> [</text:span><text:span text:style-name="T1"><text:bookmark-ref text:reference-format="page" text:ref-name="old_ps_118_162">558</text:bookmark-ref></text:span><text:span text:style-name="T1">]</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3">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3">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 [</text:span><text:span text:style-name="T1"><text:bookmark-ref text:reference-format="page" text:ref-name="old_ps_118_163">561</text:bookmark-ref></text:span><text:span text:style-name="T1">]</text:span>: <text:span text:style-name="T3">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3">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5">Объяснение священной книги псалмов.</text:p>
      <text:h text:style-name="Heading_20_1" text:outline-level="1"><text:bookmark-start text:name="old_ps_118_162"/>Толкования на Пс. 118:162<text:bookmark-end text:name="old_ps_118_162"/></text:h>
      <text:p text:style-name="P4">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2">нам первее вверена быша словеса Божия</text:span> (<text:a xlink:type="simple" xlink:href="https://bible.optina.ru/new:rim:03:02" text:style-name="Internet_20_link" text:visited-style-name="Visited_20_Internet_20_Link">Рим. 3,2</text:a>). </text:p>
      <text:p text:style-name="P5">Толкование на псалмы.</text:p>
      <text:h text:style-name="Heading_20_2" text:outline-level="2"><text:bookmark-start text:name="old_ps_118_162_svt_ioann_zlatoust"/>Свт. Иоанн Златоуст<text:bookmark-end text:name="old_ps_118_162_svt_ioann_zlatoust"/></text:h>
      <text:p text:style-name="P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и: <text:span text:style-name="T2">«возлюбил заповеди Твои более золота и топаза»</text:span>(Пс.118:127)<text:span text:style-name="T1"> [</text:span><text:span text:style-name="T1"><text:bookmark-ref text:reference-format="page" text:ref-name="old_ps_118_127">453</text:bookmark-ref></text:span><text:span text:style-name="T1">]</text:span>. Вот урок нам, чтобы выше всякой радости мы ставили веселие и радость о заповедях Божиих. </text:p>
      <text:p text:style-name="P5">Беседа на псалом 118.</text:p>
      <text:h text:style-name="Heading_20_2" text:outline-level="2"><text:bookmark-start text:name="old_ps_118_162_svt_feofan_zatvornik"/>Свт. Феофан Затворник<text:bookmark-end text:name="old_ps_118_162_svt_feofan_zatvornik"/></text:h>
      <text:p text:style-name="P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5">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2">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2">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6">Возрадуюся аз о словесех Твоих, яко обретаяй корысть многу</text:p>
      <text:p text:style-name="First_20_line_20_indent"><text:span text:style-name="T3">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5">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6">Возрадуюся аз о словесех Твоих, яко обретаяй корысть многу</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3"/>Толкования на Пс. 118:163<text:bookmark-end text:name="old_ps_118_163"/></text:h>
      <text:p text:style-name="P4">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6">Неправду возненавидех и омерзих, закон же Твой возлюбих</text:p>
      <text:p text:style-name="First_20_line_20_indent"><text:span text:style-name="T3">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5">Толкование на псалмы.</text:p>
      <text:h text:style-name="Heading_20_2" text:outline-level="2"><text:bookmark-start text:name="old_ps_118_163_svt_vasilij_velikij"/>Свт. Василий Великий<text:bookmark-end text:name="old_ps_118_163_svt_vasilij_velikij"/></text:h>
      <text:p text:style-name="P6">Неправду возненавидех и омерзих, закон же Твой возлюбих</text:p>
      <text:p text:style-name="First_20_line_20_indent"><text:span text:style-name="T3">Вопрос.</text:span> Как душа несомненно удостоверяется, что Бог отпустил ей грехи? </text:p>
      <text:p text:style-name="First_20_line_20_indent"><text:span text:style-name="T3">Ответ.</text:span> Если усмотрит себя в расположении сказавшего: <text:span text:style-name="T3">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2">милость и суд</text:span><text:a xlink:type="simple" xlink:href="https://bible.optina.ru/old:ps:100:01" text:style-name="Internet_20_link" text:visited-style-name="Visited_20_Internet_20_Link">(Пс. 100:1)</text:a> и свидетельствует, что Бог <text:span text:style-name="T2">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5">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163_svt_feofan_zatvornik"/>Свт. Феофан Затворник<text:bookmark-end text:name="old_ps_118_163_svt_feofan_zatvornik"/></text:h>
      <text:p text:style-name="P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2">Закон</text:span>, говорит апостол,<text:span text:style-name="T2">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2">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5">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3">Неправду возненавидех, и омерзих</text:span> (омерзение имел к ней), <text:span text:style-name="T3">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2">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2">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2">Никиты</text:span>, существуют по природе две сии силы—сила любви и сила ненависти; то праведник <text:soft-page-break/>пользуется ими по природе. <text:span text:style-name="T2">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2">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6">Неправду возненавидех, и омерзих, закон же Твой возлюбих</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4"/>Толкования на Пс. 118:164<text:bookmark-end text:name="old_ps_118_164"/></text:h>
      <text:p text:style-name="P4">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6">Седмерицею днем хвалих Тя о судьбах правды Твоея</text:p>
      <text:p text:style-name="First_20_line_20_indent"><text:span text:style-name="T3">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2">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5">Толкование на псалмы.</text:p>
      <text:h text:style-name="Heading_20_2" text:outline-level="2"><text:bookmark-start text:name="old_ps_118_164_svt_ioann_zlatoust"/>Свт. Иоанн Златоуст<text:bookmark-end text:name="old_ps_118_164_svt_ioann_zlatoust"/></text:h>
      <text:p text:style-name="P6">Седмерицею днем хвалих Тя о судьбах правды Твоея</text:p>
      <text:p text:style-name="First_20_line_20_indent">Некоторые – <text:span text:style-name="T3">«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5">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5">Заметки.</text:p>
      <text:h text:style-name="Heading_20_2" text:outline-level="2"><text:bookmark-start text:name="old_ps_118_164_svt_feofan_zatvornik"/><text:soft-page-break/>Свт. Феофан Затворник<text:bookmark-end text:name="old_ps_118_164_svt_feofan_zatvornik"/></text:h>
      <text:p text:style-name="P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2">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2">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2">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2">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5">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6">Седмерицею днемь хвалих Тя о судьбах правды Твоея</text:p>
      <text:p text:style-name="First_20_line_20_indent">Иные слово: <text:span text:style-name="T2">«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2">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2">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2">Оригена</text:span>: Праведник, будучи просвещаем во всю свою жизнь, достигнет наконец совершенного дня, не пресекаемого ночью. <text:span text:style-name="T2">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6">Седмерицею днем хвалих тя о судбах правды твоея</text:p>
      <text:p text:style-name="First_20_line_20_indent"><text:span text:style-name="T2">«Семикратно в день прославляю Тебя за суды правды Твоей»</text:span>. - Семикратно - в смысле часто. - <text:span text:style-name="T2">«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3">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3">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3">судьбах</text:span> Своих, и <text:span text:style-name="T3">седмижды</text:span>, или многократно, в день <text:span text:style-name="T3">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3">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5"/>Толкования на Пс. 118:165<text:bookmark-end text:name="old_ps_118_165"/></text:h>
      <text:p text:style-name="P4">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2">«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2">«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3">«велик».</text:span><text:span text:style-name="T3">«И нет им соблазна»</text:span>, потому что сатана повергнут под ноги их. </text:p>
      <text:p text:style-name="P5">Беседа на псалом 118.</text:p>
      <text:h text:style-name="Heading_20_2" text:outline-level="2"><text:bookmark-start text:name="old_ps_118_165_svt_feofan_zatvornik"/>Свт. Феофан Затворник<text:bookmark-end text:name="old_ps_118_165_svt_feofan_zatvornik"/></text:h>
      <text:p text:style-name="P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2">мир мног</text:span>. В условие же для сего поставляет не просто исполнение закона, а исполнение любящее: <text:span text:style-name="T2">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2">несть</text:span> и <text:span text:style-name="T2">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2">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2">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2">яко овцы посреде волков</text:span>, сказал им: <text:span text:style-name="T2">мир Мой даю вам, мир Мой оставляю вам»</text:span>. </text:p>
      <text:p text:style-name="P5">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2">«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2">«овцы посреде волков»</text:span> (<text:a xlink:type="simple" xlink:href="https://bible.optina.ru/new:mf:10:16" text:style-name="Internet_20_link" text:visited-style-name="Visited_20_Internet_20_Link">Мф.10:16</text:a>), сказал им: <text:span text:style-name="T2">«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2">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2">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2">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2">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2">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3">Мир мног любящим закон Твой</text:span>. Поэтому все любящие Бога живут в мире со всеми людьми. </text:p>
      <text:p text:style-name="P5">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3">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3">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3">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3">И несть таковым соблазна</text:span>. О соблазне (греч., лат. scandalum) и у нас говорят: произвел скандал, т.е. наделал шуму. Таким образом, говоря, что <text:span text:style-name="T3">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3">мир</text:span> с Богом, хотя вооружились бы на них все люди, живут в веселии. Свидетель этому божественный Павел, который взывает. «<text:span text:style-name="T2">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2">как овец посреди волков</text:span>» <text:a xlink:type="simple" xlink:href="https://bible.optina.ru/new:mf:10:16" text:style-name="Internet_20_link" text:visited-style-name="Visited_20_Internet_20_Link">(Мф. 10:16)</text:a>, сказал им: «<text:span text:style-name="T2">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3">упование спасения</text:span>(ст. 166)<text:span text:style-name="T1"> [</text:span><text:span text:style-name="T1"><text:bookmark-ref text:reference-format="page" text:ref-name="old_ps_118_166">572</text:bookmark-ref></text:span><text:span text:style-name="T1">]</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3">Чаях спасения Твоего, Господи</text:span>, а для сего я положил верно, от искреннего сердца исполнять заповеди закона Твоего, – <text:span text:style-name="T3">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2">Отец Мой болий всех есть, и никтоже может восхитити</text:span>» овец Моих «<text:span text:style-name="T2">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 [</text:span><text:span text:style-name="T1"><text:bookmark-ref text:reference-format="page" text:ref-name="old_ps_118_167">574</text:bookmark-ref></text:span><text:span text:style-name="T1">]</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3">любовь к заповедям</text:span> и может, и умеет так делать. Потому-то пророк и говорит сначала: <text:span text:style-name="T3">Сохрани душа моя свидения Твоя</text:span>, а потом: и <text:span text:style-name="T3">возлюби я</text:span>, и не просто возлюби, но <text:span text:style-name="T3">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3">зело</text:span>).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6"/>Толкования на Пс. 118:166<text:bookmark-end text:name="old_ps_118_166"/></text:h>
      <text:p text:style-name="P4">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5">Беседа на псалом 118.</text:p>
      <text:h text:style-name="Heading_20_2" text:outline-level="2"><text:bookmark-start text:name="old_ps_118_166_svt_feofan_zatvornik"/>Свт. Феофан Затворник<text:bookmark-end text:name="old_ps_118_166_svt_feofan_zatvornik"/></text:h>
      <text:p text:style-name="P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2">заповеди Твоя возлюбих.</text:span> «Чаяние спасения, говорит святой <text:span text:style-name="T2">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2">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2">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2">Отец Мой… болий всех есть, и никтоже может восхитити овец Моих от руки Отца Моего</text:span>. </text:p>
      <text:p text:style-name="P5">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3">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2">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2">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6">Чаях спасения Твоего, Господи, и заповеди Твоя возлюбих</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7"/>Толкования на Пс. 118:167<text:bookmark-end text:name="old_ps_118_167"/></text:h>
      <text:p text:style-name="P4">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3">«все пути мои пред Тобою Господи»</text:span>. </text:p>
      <text:p text:style-name="P5">Беседа на псалом 118.</text:p>
      <text:h text:style-name="Heading_20_2" text:outline-level="2"><text:bookmark-start text:name="old_ps_118_167_svt_feofan_zatvornik"/>Свт. Феофан Затворник<text:bookmark-end text:name="old_ps_118_167_svt_feofan_zatvornik"/></text:h>
      <text:p text:style-name="P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2">сохрани душа моя свидения,</text:span> а потом: и <text:span text:style-name="T2">возлюби я,</text:span> и не просто <text:span text:style-name="T2">возлюби</text:span>, но<text:span text:style-name="T2">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5">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6">Сохрани душа моя свидения твоя и возлюби я зело</text:p>
      <text:p text:style-name="First_20_line_20_indent">См. Толкование на Пс. 118:166<text:span text:style-name="T1"> [</text:span><text:span text:style-name="T1"><text:bookmark-ref text:reference-format="page" text:ref-name="old_ps_118_166_evfimij_zigaben">573</text:bookmark-ref></text:span><text:span text:style-name="T1">]</text:span></text:p>
      <text:h text:style-name="Heading_20_2" text:outline-level="2"><text:bookmark-start text:name="old_ps_118_167_prot_grigorij_razumovskij"/>Прот. Григорий Разумовский<text:bookmark-end text:name="old_ps_118_167_prot_grigorij_razumovskij"/></text:h>
      <text:p text:style-name="P6">Сохрани душа моя свидения твоя и возлюби я зело</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8"/>Толкования на Пс. 118:168<text:bookmark-end text:name="old_ps_118_168"/></text:h>
      <text:p text:style-name="P4">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svt_ioann_zlatoust">574</text:bookmark-ref></text:span><text:span text:style-name="T1">]</text:span></text:p>
      <text:h text:style-name="Heading_20_2" text:outline-level="2"><text:bookmark-start text:name="old_ps_118_168_svt_feofan_zatvornik"/>Свт. Феофан Затворник<text:bookmark-end text:name="old_ps_118_168_svt_feofan_zatvornik"/></text:h>
      <text:p text:style-name="P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2">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2">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2">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2">тав</text:span>, что означает <text:span text:style-name="T2">знак</text:span>. </text:p>
      <text:p text:style-name="First_20_line_20_indent">Святой <text:span text:style-name="T2">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5">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blzh_feodorit_kirskij">575</text:bookmark-ref></text:span><text:span text:style-name="T1">]</text:span></text:p>
      <text:h text:style-name="Heading_20_2" text:outline-level="2"><text:bookmark-start text:name="old_ps_118_168_evfimij_zigaben"/>Евфимий Зигабен<text:bookmark-end text:name="old_ps_118_168_evfimij_zigaben"/></text:h>
      <text:p text:style-name="P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2">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2">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3">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3">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9"/>Толкования на Пс. 118:169<text:bookmark-end text:name="old_ps_118_169"/></text:h>
      <text:p text:style-name="P4">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3">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3">да приближится,</text:span> а потом (что важнее): <text:span text:style-name="T3">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2">прошением</text:span> (<text:span text:style-name="T2">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2">достоинство</text:span> и говорит приведенные слова. </text:p>
      <text:p text:style-name="P5">Толкование на псалмы.</text:p>
      <text:h text:style-name="Heading_20_2" text:outline-level="2"><text:bookmark-start text:name="old_ps_118_169_svt_ioann_zlatoust"/>Свт. Иоанн Златоуст<text:bookmark-end text:name="old_ps_118_169_svt_ioann_zlatoust"/></text:h>
      <text:p text:style-name="P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3">«да приблизится моление мое к Тебе, Господи«</text:span>. Бог сказал чрез пророка: <text:span text:style-name="T2">«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3">«да приблизится моление мое к Тебе, Господи«</text:span>. А грешнику даже псалмов употреблять нельзя, потому что написано: <text:span text:style-name="T2">«неприятна похвала в устах грешника»</text:span><text:a xlink:type="simple" xlink:href="https://bible.optina.ru/old:prsir:15:09" text:style-name="Internet_20_link" text:visited-style-name="Visited_20_Internet_20_Link">(Сир.15:9)</text:a>; и: <text:span text:style-name="T2">«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2">«пойте Господу, преподобные Его»</text:span><text:a xlink:type="simple" xlink:href="https://bible.optina.ru/old:ps:029:05" text:style-name="Internet_20_link" text:visited-style-name="Visited_20_Internet_20_Link">(Пс.29:5)</text:a>, а не непреподобные. </text:p>
      <text:p text:style-name="P5">Беседа на псалом 118.</text:p>
      <text:h text:style-name="Heading_20_2" text:outline-level="2"><text:bookmark-start text:name="old_ps_118_169_svt_feofan_zatvornik"/>Свт. Феофан Затворник<text:bookmark-end text:name="old_ps_118_169_svt_feofan_zatvornik"/></text:h>
      <text:p text:style-name="P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2">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2">само помазание учит</text:span>. </text:p>
      <text:p text:style-name="P5">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3">Да приближится моление мое пред Тя, Господи, по словеси Твоему</text:span> (в слове Твоем) <text:span text:style-name="T3">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2">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2">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3">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2">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3">Да приближится моление мое пред Тя, Господи: по словеси Твоему вразуми мя</text:span>. <text:span text:style-name="T3">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5">Объяснение священной книги псалмов.</text:p>
      <text:h text:style-name="Heading_20_1" text:outline-level="1"><text:bookmark-start text:name="old_ps_118_170"/>Толкования на Пс. 118:170<text:bookmark-end text:name="old_ps_118_170"/></text:h>
      <text:p text:style-name="P4">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6">Да внидет прошение мое пред тя: Господи, по словеси твоему избави мя</text:p>
      <text:p text:style-name="First_20_line_20_indent">См. Толкование на Пс. 118:169<text:span text:style-name="T1"> [</text:span><text:span text:style-name="T1"><text:bookmark-ref text:reference-format="page" text:ref-name="old_ps_118_169_svt_afanasij_velikij">579</text:bookmark-ref></text:span><text:span text:style-name="T1">]</text:span></text:p>
      <text:h text:style-name="Heading_20_2" text:outline-level="2"><text:bookmark-start text:name="old_ps_118_170_svt_ioann_zlatoust"/>Свт. Иоанн Златоуст<text:bookmark-end text:name="old_ps_118_170_svt_ioann_zlatoust"/></text:h>
      <text:p text:style-name="P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5">Беседа на псалом 118.</text:p>
      <text:h text:style-name="Heading_20_2" text:outline-level="2"><text:bookmark-start text:name="old_ps_118_170_svt_feofan_zatvornik"/>Свт. Феофан Затворник<text:bookmark-end text:name="old_ps_118_170_svt_feofan_zatvornik"/></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2">стропотная</text:span> бывают в <text:span text:style-name="T2">правая, и острии в пути гладки</text:span>. Мановению Божию все покорно. Покорись же и ты сам всецело Господу, – и всякое избавление будет тебе готово.<text:span text:style-name="T2">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2">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2">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2">да приближится моление мое пред Тя… да внидет </text:span><text:soft-page-break/><text:span text:style-name="T2">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2">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5">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6">Да внидет прошение мое пред Тя: Господи, по словеси Твоему избави мя </text:p>
      <text:p text:style-name="First_20_line_20_indent"><text:span text:style-name="T2">«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6">Да внидет прошение мое пред Тя; Господи, по словеси Твоему избави мя</text:p>
      <text:p text:style-name="First_20_line_20_indent">Прошение (αξιομα) и <text:span text:style-name="T2">Акила</text:span> перевел прошением, а <text:span text:style-name="T2">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2">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2">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2">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2">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3">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3">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2">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2">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3">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3">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5">Объяснение священной книги псалмов.</text:p>
      <text:h text:style-name="Heading_20_1" text:outline-level="1"><text:bookmark-start text:name="old_ps_118_171"/>Толкования на Пс. 118:171<text:bookmark-end text:name="old_ps_118_171"/></text:h>
      <text:p text:style-name="P4">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6">Отрыгнут устне мои пение, егда научиши мя оправданием Твоим</text:p>
      <text:p text:style-name="First_20_line_20_indent"><text:span text:style-name="T3">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2">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2">ядый Мою плоть, имать живот в себе</text:span> (Пс. 118:54<text:span text:style-name="T1"> [</text:span><text:span text:style-name="T1"><text:bookmark-ref text:reference-format="page" text:ref-name="old_ps_118_054">216</text:bookmark-ref></text:span><text:span text:style-name="T1">]</text:span>). Когда едим хлеб сей, отрыгаем песнопение. Сего-то отрыгивания желаю я себе, а это невозможно, если не научиши мя оправданием. </text:p>
      <text:p text:style-name="P5">Толкование на псалмы.</text:p>
      <text:h text:style-name="Heading_20_2" text:outline-level="2"><text:bookmark-start text:name="old_ps_118_171_svt_ioann_zlatoust"/>Свт. Иоанн Златоуст<text:bookmark-end text:name="old_ps_118_171_svt_ioann_zlatoust"/></text:h>
      <text:p text:style-name="P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5">Беседа на псалом 118.</text:p>
      <text:h text:style-name="Heading_20_2" text:outline-level="2"><text:bookmark-start text:name="old_ps_118_171_svt_feofan_zatvornik"/>Свт. Феофан Затворник<text:bookmark-end text:name="old_ps_118_171_svt_feofan_zatvornik"/></text:h>
      <text:p text:style-name="P6">Отрыгнут устне мои пение, егда научиши мя оправданием Твоим</text:p>
      <text:p text:style-name="First_20_line_20_indent"><text:span text:style-name="T2">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2">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2">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2">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2">сердце чисто созижди во мне, Боже, и дух прав обнови во утробе моей</text:span>. </text:p>
      <text:p text:style-name="P5">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3">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2">Феодорита</text:span>; изучаясь, говорит, Твоим оправданиям, я принесу Тебе, как наставнику в оных, песнопение. Ибо, не изучившись, как говорит <text:span text:style-name="T2">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2">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6">Отрыгнут устне мои пение, егда научиши мя оправданием твоим</text:p>
      <text:p text:style-name="First_20_line_20_indent">Вместо <text:span text:style-name="T2">«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6">Отрыгнут устне мои пение, егда научиши мя оправданием твоим</text:p>
      <text:p text:style-name="First_20_line_20_indent"><text:soft-page-break/><text:span text:style-name="T3">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3">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3">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3">егда научиши мя оправданием Твоим</text:span>. Оправдания – заповеди. <text:span text:style-name="T3">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5">Объяснение священной книги псалмов.</text:p>
      <text:h text:style-name="Heading_20_1" text:outline-level="1"><text:bookmark-start text:name="old_ps_118_172"/>Толкования на Пс. 118:172<text:bookmark-end text:name="old_ps_118_172"/></text:h>
      <text:p text:style-name="P4">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6">Провещает язык мой словеса Твоя, яко вся заповеди Твоя правда</text:p>
      <text:p text:style-name="First_20_line_20_indent"><text:span text:style-name="T3">Да провещает язык мой словеса Твоя.</text:span> Молится, чтобы, если скажет что, было это Божиим словом, по сказанному: <text:span text:style-name="T2">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2">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2">возлюбиши искреннего твоего.</text:span></text:p>
      <text:p text:style-name="P5">Толкование на псалмы.</text:p>
      <text:h text:style-name="Heading_20_2" text:outline-level="2"><text:bookmark-start text:name="old_ps_118_172_svt_ioann_zlatoust"/>Свт. Иоанн Златоуст<text:bookmark-end text:name="old_ps_118_172_svt_ioann_zlatoust"/></text:h>
      <text:p text:style-name="P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3">«ибо все заповеди Твои правда«.</text:span></text:p>
      <text:p text:style-name="P5">Беседа на псалом 118.</text:p>
      <text:h text:style-name="Heading_20_2" text:outline-level="2"><text:bookmark-start text:name="old_ps_118_172_svt_feofan_zatvornik"/>Свт. Феофан Затворник<text:bookmark-end text:name="old_ps_118_172_svt_feofan_zatvornik"/></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5">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3">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2">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2">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2">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3">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2">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3">словеса</text:span> Божии <text:span text:style-name="T3">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3">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3">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5">Объяснение священной книги псалмов.</text:p>
      <text:h text:style-name="Heading_20_1" text:outline-level="1"><text:bookmark-start text:name="old_ps_118_173"/>Толкования на Пс. 118:173<text:bookmark-end text:name="old_ps_118_173"/></text:h>
      <text:p text:style-name="P4">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6">Да будет рука Твоя еже спасти мя, яко заповеди Твоя изволих</text:p>
      <text:p text:style-name="First_20_line_20_indent"><text:span text:style-name="T3">Да будет рука Твоя еже спасти мя.</text:span> Выражает этим не бытие ее по сущности, но отношение к спасаемым. Таково и следующее выражениe: <text:span text:style-name="T2">буди ми в Бога защитителя</text:span> (<text:a xlink:type="simple" xlink:href="https://bible.optina.ru/old:ps:030:03" text:style-name="Internet_20_link" text:visited-style-name="Visited_20_Internet_20_Link">Пс. 30,3</text:a>). </text:p>
      <text:p text:style-name="P5">Толкование на псалмы.</text:p>
      <text:h text:style-name="Heading_20_2" text:outline-level="2"><text:bookmark-start text:name="old_ps_118_173_svt_ioann_zlatoust"/>Свт. Иоанн Златоуст<text:bookmark-end text:name="old_ps_118_173_svt_ioann_zlatoust"/></text:h>
      <text:p text:style-name="P6">Да будет рука Твоя еже спасти мя, яко заповеди Твоя изволих</text:p>
      <text:p text:style-name="First_20_line_20_indent"><text:span text:style-name="T3">«Возлюбил»</text:span> – Симмах перевел – <text:span text:style-name="T2">«избрал»</text:span>, Акила и Феодотион – <text:span text:style-name="T2">«выбрал»</text:span>. <text:span text:style-name="T3">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5">Беседа на псалом 118.</text:p>
      <text:h text:style-name="Heading_20_2" text:outline-level="2"><text:bookmark-start text:name="old_ps_118_173_svt_feofan_zatvornik"/>Свт. Феофан Затворник<text:bookmark-end text:name="old_ps_118_173_svt_feofan_zatvornik"/></text:h>
      <text:p text:style-name="P6">Да будет рука Твоя еже спасти мя, яко заповеди Твоя изволих</text:p>
      <text:p text:style-name="First_20_line_20_indent">Это то же, что говорит пророк: <text:span text:style-name="T2">Твой есмь аз, спаси мя. Заповеди,</text:span> говорит,<text:span text:style-name="T2">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2">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2">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2">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5">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6">Да будет рука Твоя еже спасти мя, яко заповеди Твоя изволих</text:p>
      <text:p text:style-name="First_20_line_20_indent"><text:span text:style-name="T2">Симмах</text:span> перевел: возлюбил; а <text:span text:style-name="T2">Акила</text:span> и <text:span text:style-name="T2">Феодотион</text:span>: избрал. <text:span text:style-name="T2">«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2">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2">Феодорита</text:span>: Рукою называем действие Божие, от которого просит дара спасения. <text:span text:style-name="T2">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3">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2">Я весь Твой</text:span>» (см. ст. 94<text:span text:style-name="T1"> [</text:span><text:span text:style-name="T1"><text:bookmark-ref text:reference-format="page" text:ref-name="old_ps_118_094">348</text:bookmark-ref></text:span><text:span text:style-name="T1">]</text:span>), а потому благоволи, <text:span text:style-name="T3">да будет рука Твоя</text:span> всегда со мною, <text:span text:style-name="T3">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2">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5">Объяснение священной книги псалмов.</text:p>
      <text:h text:style-name="Heading_20_1" text:outline-level="1"><text:bookmark-start text:name="old_ps_118_174"/>Толкования на Пс. 118:174<text:bookmark-end text:name="old_ps_118_174"/></text:h>
      <text:p text:style-name="P4">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6">Возжелах спасение Твое, Господи, и закон Твой поучение мое есть</text:p>
      <text:p text:style-name="First_20_line_20_indent"><text:span text:style-name="T3">Возжелах спасение Твое, Господи.</text:span> Если хочешь войти в смысл сего слова: то <text:span text:style-name="T3">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5">Толкование на псалмы.</text:p>
      <text:h text:style-name="Heading_20_2" text:outline-level="2"><text:bookmark-start text:name="old_ps_118_174_svt_ioann_zlatoust"/>Свт. Иоанн Златоуст<text:bookmark-end text:name="old_ps_118_174_svt_ioann_zlatoust"/></text:h>
      <text:p text:style-name="P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5">Беседа на псалом 118.</text:p>
      <text:h text:style-name="Heading_20_2" text:outline-level="2"><text:bookmark-start text:name="old_ps_118_174_svt_feofan_zatvornik"/>Свт. Феофан Затворник<text:bookmark-end text:name="old_ps_118_174_svt_feofan_zatvornik"/></text:h>
      <text:p text:style-name="P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2">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5">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2">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2">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 [</text:span><text:span text:style-name="T1"><text:bookmark-ref text:reference-format="page" text:ref-name="old_ps_118_081">308</text:bookmark-ref></text:span><text:span text:style-name="T1">]</text:span> и 166<text:span text:style-name="T1"> [</text:span><text:span text:style-name="T1"><text:bookmark-ref text:reference-format="page" text:ref-name="old_ps_118_166">572</text:bookmark-ref></text:span><text:span text:style-name="T1">]</text:span>. И там, и здесь пророк выражает сильное <text:span text:style-name="T3">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3">Возжелание спасения Господня</text:span> и непрестанное <text:span text:style-name="T3">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3">закон Твой, Господи</text:span>, говорит он,<text:span text:style-name="T3">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5">Объяснение священной книги псалмов.</text:p>
      <text:h text:style-name="Heading_20_1" text:outline-level="1"><text:bookmark-start text:name="old_ps_118_175"/>Толкования на Пс. 118:175<text:bookmark-end text:name="old_ps_118_175"/></text:h>
      <text:p text:style-name="P4">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6">Жива будет душа моя, и восхвалит Тя, и судьбы Твоя помогут мне</text:p>
      <text:p text:style-name="First_20_line_20_indent"><text:span text:style-name="T3">Жива будет душа моя, и восхвалит Тя.</text:span> Говорит о будущей жизни. Ибо <text:span text:style-name="T2">живот</text:span> наш <text:span text:style-name="T2">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5">Толкование на псалмы.</text:p>
      <text:h text:style-name="Heading_20_2" text:outline-level="2"><text:bookmark-start text:name="old_ps_118_175_svt_ioann_zlatoust"/>Свт. Иоанн Златоуст<text:bookmark-end text:name="old_ps_118_175_svt_ioann_zlatoust"/></text:h>
      <text:p text:style-name="P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5">Беседа на псалом 118.</text:p>
      <text:h text:style-name="Heading_20_2" text:outline-level="2"><text:bookmark-start text:name="old_ps_118_175_svt_feofan_zatvornik"/>Свт. Феофан Затворник<text:bookmark-end text:name="old_ps_118_175_svt_feofan_zatvornik"/></text:h>
      <text:p text:style-name="P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2">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2">жива будет душа моя,</text:span> будучи еще здесь оживотворена благодатию в залог вечного в Тебе и с Тобою живота. <text:span text:style-name="T2">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2"> И судьбы Твоя помогут мне.</text:span></text:p>
      <text:p text:style-name="First_20_line_20_indent">Так Сам Бог обетовал: <text:span text:style-name="T2">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5">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2">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2">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6">Жива будет душа моя, и восхвалит Тя, и судьбы Твоя помогут мне</text:p>
      <text:p text:style-name="First_20_line_20_indent">Прежде пророк умолял Бога (ст. 77<text:span text:style-name="T1"> [</text:span><text:span text:style-name="T1"><text:bookmark-ref text:reference-format="page" text:ref-name="old_ps_118_077">297</text:bookmark-ref></text:span><text:span text:style-name="T1">]</text:span> и 88)<text:span text:style-name="T1"> [</text:span><text:span text:style-name="T1"><text:bookmark-ref text:reference-format="page" text:ref-name="old_ps_118_088">329</text:bookmark-ref></text:span><text:span text:style-name="T1">]</text:span>, чтобы оказал и сохранил жизнь его, а теперь самоуверенно говорит: <text:span text:style-name="T3">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3">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3">И судбы Твоя помогут мне</text:span>. Так Сам Бог обетовал: «<text:span text:style-name="T2">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3">жива будет душа</text:span> его, если, не блуждая, пройдет путем, на который вступил по указанию Божию. </text:p>
      <text:p text:style-name="P5">Объяснение священной книги псалмов.</text:p>
      <text:h text:style-name="Heading_20_1" text:outline-level="1"><text:bookmark-start text:name="old_ps_118_176"/>Толкования на Пс. 118:176<text:bookmark-end text:name="old_ps_118_176"/></text:h>
      <text:p text:style-name="P4">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2">раби неключими есмы</text:span> (<text:a xlink:type="simple" xlink:href="https://bible.optina.ru/new:lk:17:10" text:style-name="Internet_20_link" text:visited-style-name="Visited_20_Internet_20_Link">Лк. 17,10</text:a>). </text:p>
      <text:p text:style-name="P5">Толкование на псалмы.</text:p>
      <text:h text:style-name="Heading_20_2" text:outline-level="2"><text:bookmark-start text:name="old_ps_118_176_svt_ioann_zlatoust"/>Свт. Иоанн Златоуст<text:bookmark-end text:name="old_ps_118_176_svt_ioann_zlatoust"/></text:h>
      <text:p text:style-name="P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3">«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2">«слава в вышних Богу, и на земле мир»</text:span>. <text:span text:style-name="T3">«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2">«блаженны непорочные в пути, ходящие в законе Господнем»</text:span>(Пс.118:1)<text:span text:style-name="T1"> [</text:span><text:span text:style-name="T1"><text:bookmark-ref text:reference-format="page" text:ref-name="old_ps_118_001">14</text:bookmark-ref></text:span><text:span text:style-name="T1">]</text:span>, и оканчивает: <text:span text:style-name="T3">«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5">Беседа на псалом 118.</text:p>
      <text:h text:style-name="Heading_20_2" text:outline-level="2"><text:bookmark-start text:name="old_ps_118_176_svt_feofan_zatvornik"/>Свт. Феофан Затворник<text:bookmark-end text:name="old_ps_118_176_svt_feofan_zatvornik"/></text:h>
      <text:p text:style-name="P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2">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2">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2">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2">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2">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2">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2">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2">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5">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3">«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 [</text:span><text:span text:style-name="T1"><text:bookmark-ref text:reference-format="page" text:ref-name="old_ps_118_start">2</text:bookmark-ref></text:span><text:span text:style-name="T1">]</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2">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2">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6">Заблудих яко овча погибшее: взыщи раба твоего, яко заповедий твоих не забых</text:p>
      <text:p text:style-name="First_20_line_20_indent"><text:span text:style-name="T2">«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 [</text:span><text:span text:style-name="T1"><text:bookmark-ref text:reference-format="page" text:ref-name="old_ps_118_164">564</text:bookmark-ref></text:span><text:span text:style-name="T1">]</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3">взыщи</text:span> меня, я<text:span text:style-name="T3">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2">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3">овча погибшее</text:span>? В том, что соблюл смиренномудрие, по сказанному: «<text:span text:style-name="T2">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3">взыщет</text:span>, как <text:span text:style-name="T3">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3">Раб</text:span> неключимый<text:span text:style-name="T3">,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5">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5-01-01T21:54:08.414135790</dc:date>
    <meta:editing-duration>PT10H58M5S</meta:editing-duration>
    <meta:editing-cycles>103</meta:editing-cycles>
    <meta:generator>LibreOffice/24.8.3.2$Linux_X86_64 LibreOffice_project/480$Build-2</meta:generator>
    <meta:document-statistic meta:table-count="0" meta:image-count="0" meta:object-count="0" meta:page-count="604" meta:paragraph-count="5778" meta:word-count="254509" meta:character-count="1644954" meta:non-whitespace-character-count="1391331"/>
  </office:meta>
</office:document-meta>
</file>